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6.018cm"/>
    </style:style>
    <style:style style:name="co7" style:family="table-column">
      <style:table-column-properties fo:break-before="auto" style:column-width="7.632cm"/>
    </style:style>
    <style:style style:name="co8" style:family="table-column">
      <style:table-column-properties fo:break-before="auto" style:column-width="14.524cm"/>
    </style:style>
    <style:style style:name="co9" style:family="table-column">
      <style:table-column-properties fo:break-before="auto" style:column-width="3.457cm"/>
    </style:style>
    <style:style style:name="co10" style:family="table-column">
      <style:table-column-properties fo:break-before="auto" style:column-width="6.7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4.001cm" fo:break-before="auto" style:use-optimal-row-height="true"/>
    </style:style>
    <style:style style:name="ro6" style:family="table-row">
      <style:table-row-properties style:row-height="4.791cm" fo:break-before="auto" style:use-optimal-row-height="true"/>
    </style:style>
    <style:style style:name="ro7" style:family="table-row">
      <style:table-row-properties style:row-height="4.396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6.369cm" fo:break-before="auto" style:use-optimal-row-height="true"/>
    </style:style>
    <style:style style:name="ro12" style:family="table-row">
      <style:table-row-properties style:row-height="2.817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5.581cm" fo:break-before="auto" style:use-optimal-row-height="true"/>
    </style:style>
    <style:style style:name="ro15" style:family="table-row">
      <style:table-row-properties style:row-height="5.186cm" fo:break-before="auto" style:use-optimal-row-height="true"/>
    </style:style>
    <style:style style:name="ro16" style:family="table-row">
      <style:table-row-properties style:row-height="2.053cm" fo:break-before="auto" style:use-optimal-row-height="true"/>
    </style:style>
    <style:style style:name="ro17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bold" style:font-name-complex="Noto Kufi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11" table:default-cell-style-name="ce4"/>
        <table:table-row table:style-name="ro1">
          <table:table-cell table:style-name="ce1" office:value-type="string" calcext:value-type="string">
            <text:p>X name num posx posy length direction name_text_size num_text_size unit convert electrical_type [pin_type] </text:p>
          </table:table-cell>
          <table:table-cell table:style-name="ce3" table:number-columns-repeated="3"/>
          <table:table-cell table:style-name="ce7"/>
          <table:table-cell table:style-name="ce3" table:number-columns-repeated="9"/>
          <table:table-cell table:number-columns-repeated="1010"/>
        </table:table-row>
        <table:table-row table:style-name="ro1">
          <table:table-cell table:style-name="ce2"/>
          <table:table-cell table:style-name="ce3" table:number-columns-repeated="3"/>
          <table:table-cell table:style-name="ce7"/>
          <table:table-cell table:style-name="ce3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Connector</text:p>
          </table:table-cell>
          <table:table-cell table:style-name="ce3" office:value-type="string" calcext:value-type="string">
            <text:p>Pin </text:p>
            <text:p>Package </text:p>
            <text:p>Number</text:p>
          </table:table-cell>
          <table:table-cell table:style-name="ce3" office:value-type="string" calcext:value-type="string">
            <text:p>Connector Pin </text:p>
            <text:p>Number</text:p>
          </table:table-cell>
          <table:table-cell table:style-name="ce3" office:value-type="string" calcext:value-type="string">
            <text:p>Symbol Unit</text:p>
          </table:table-cell>
          <table:table-cell table:style-name="ce7" office:value-type="string" calcext:value-type="string">
            <text:p>Pin Number Within Unit</text:p>
          </table:table-cell>
          <table:table-cell table:style-name="ce3" office:value-type="string" calcext:value-type="string">
            <text:p>Pin </text:p>
            <text:p>Name</text:p>
          </table:table-cell>
          <table:table-cell table:style-name="ce3" office:value-type="string" calcext:value-type="string">
            <text:p>Pin Name (Clean)</text:p>
          </table:table-cell>
          <table:table-cell table:style-name="ce3" office:value-type="string" calcext:value-type="string">
            <text:p>Pin </text:p>
            <text:p>Type</text:p>
          </table:table-cell>
          <table:table-cell table:style-name="ce3" office:value-type="string" calcext:value-type="string">
            <text:p>KiCAD Pin Function</text:p>
          </table:table-cell>
          <table:table-cell table:style-name="ce3"/>
          <table:table-cell table:style-name="ce3" office:value-type="string" calcext:value-type="string">
            <text:p>Optional Function</text:p>
          </table:table-cell>
          <table:table-cell table:style-name="ce3" office:value-type="string" calcext:value-type="string">
            <text:p>Optional Function (Clean)</text:p>
          </table:table-cell>
          <table:table-cell table:style-name="ce3" office:value-type="string" calcext:value-type="string">
            <text:p>Additional</text:p>
            <text:p>Function</text:p>
          </table:table-cell>
          <table:table-cell table:style-name="ce3" office:value-type="string" calcext:value-type="string">
            <text:p>Additional Function (Clean)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V2_HDMI</text:p>
          </table:table-cell>
          <table:table-cell table:style-name="ce5" table:formula="of:=SUBSTITUTE([.F4]; &quot;_&quot;; &quot;-&quot;)" office:value-type="string" office:string-value="1V2-HDMI" calcext:value-type="string">
            <text:p>1V2-HDMI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4]=&quot;-&quot;; &quot;N&quot;; IF([.H4]=&quot;I&quot;;&quot;I&quot;; IF([.H4]=&quot;O&quot;;&quot;O&quot;; IF([.H4]=&quot;I/O&quot;;&quot;B&quot;;IF([.H4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4]  &amp; &quot; &quot; &amp; [.A4] &amp; &quot;.&quot; &amp; [.C4] &amp; &quot; 0 &quot; &amp; [.E4]*-100 &amp; &quot; 150 R 40 50 &quot; &amp; [.D4] &amp; &quot; 1 &quot; &amp; [.I4]" office:value-type="string" office:string-value="X 1V2-HDMI 6.25 0 -100 150 R 40 50 1 1 W" calcext:value-type="string">
            <text:p>X 1V2-HDMI 6.25 0 -1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4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i1:[#REF!]))" office:value-type="string" office:string-value="" calcext:value-type="error">
            <text:p>#NAME?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V8_AUDIO</text:p>
          </table:table-cell>
          <table:table-cell table:style-name="ce5" table:formula="of:=SUBSTITUTE([.F5]; &quot;_&quot;; &quot;-&quot;)" office:value-type="string" office:string-value="1V8-AUDIO" calcext:value-type="string">
            <text:p>1V8-AUDIO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5]=&quot;-&quot;; &quot;N&quot;; IF([.H5]=&quot;I&quot;;&quot;I&quot;; IF([.H5]=&quot;O&quot;;&quot;O&quot;; IF([.H5]=&quot;I/O&quot;;&quot;B&quot;;IF([.H5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5]  &amp; &quot; &quot; &amp; [.A5] &amp; &quot;.&quot; &amp; [.C5] &amp; &quot; 0 &quot; &amp; [.E5]*-100 &amp; &quot; 150 R 40 50 &quot; &amp; [.D5] &amp; &quot; 1 &quot; &amp; [.I5]" office:value-type="string" office:string-value="X 1V8-AUDIO 6.23 0 -200 150 R 40 50 1 1 W" calcext:value-type="string">
            <text:p>X 1V8-AUDIO 6.23 0 -2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5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5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3V3</text:p>
          </table:table-cell>
          <table:table-cell table:style-name="ce5" table:formula="of:=SUBSTITUTE([.F6]; &quot;_&quot;; &quot;-&quot;)" office:value-type="string" office:string-value="3V3" calcext:value-type="string">
            <text:p>3V3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6]=&quot;-&quot;; &quot;N&quot;; IF([.H6]=&quot;I&quot;;&quot;I&quot;; IF([.H6]=&quot;O&quot;;&quot;O&quot;; IF([.H6]=&quot;I/O&quot;;&quot;B&quot;;IF([.H6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6]  &amp; &quot; &quot; &amp; [.A6] &amp; &quot;.&quot; &amp; [.C6] &amp; &quot; 0 &quot; &amp; [.E6]*-100 &amp; &quot; 150 R 40 50 &quot; &amp; [.D6] &amp; &quot; 1 &quot; &amp; [.I6]" office:value-type="string" office:string-value="X 3V3 6.2 0 -300 150 R 40 50 1 1 W" calcext:value-type="string">
            <text:p>X 3V3 6.2 0 -3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6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6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3V3</text:p>
          </table:table-cell>
          <table:table-cell table:style-name="ce5" table:formula="of:=SUBSTITUTE([.F7]; &quot;_&quot;; &quot;-&quot;)" office:value-type="string" office:string-value="3V3" calcext:value-type="string">
            <text:p>3V3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7]=&quot;-&quot;; &quot;N&quot;; IF([.H7]=&quot;I&quot;;&quot;I&quot;; IF([.H7]=&quot;O&quot;;&quot;O&quot;; IF([.H7]=&quot;I/O&quot;;&quot;B&quot;;IF([.H7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7]  &amp; &quot; &quot; &amp; [.A7] &amp; &quot;.&quot; &amp; [.C7] &amp; &quot; 0 &quot; &amp; [.E7]*-100 &amp; &quot; 150 R 40 50 &quot; &amp; [.D7] &amp; &quot; 1 &quot; &amp; [.I7]" office:value-type="string" office:string-value="X 3V3 6.4 0 -400 150 R 40 50 1 1 W" calcext:value-type="string">
            <text:p>X 3V3 6.4 0 -4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7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7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V3</text:p>
          </table:table-cell>
          <table:table-cell table:style-name="ce5" table:formula="of:=SUBSTITUTE([.F8]; &quot;_&quot;; &quot;-&quot;)" office:value-type="string" office:string-value="3V3" calcext:value-type="string">
            <text:p>3V3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8]=&quot;-&quot;; &quot;N&quot;; IF([.H8]=&quot;I&quot;;&quot;I&quot;; IF([.H8]=&quot;O&quot;;&quot;O&quot;; IF([.H8]=&quot;I/O&quot;;&quot;B&quot;;IF([.H8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8]  &amp; &quot; &quot; &amp; [.A8] &amp; &quot;.&quot; &amp; [.C8] &amp; &quot; 0 &quot; &amp; [.E8]*-100 &amp; &quot; 150 R 40 50 &quot; &amp; [.D8] &amp; &quot; 1 &quot; &amp; [.I8]" office:value-type="string" office:string-value="X 3V3 6.6 0 -500 150 R 40 50 1 1 W" calcext:value-type="string">
            <text:p>X 3V3 6.6 0 -5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8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8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3V3</text:p>
          </table:table-cell>
          <table:table-cell table:style-name="ce5" table:formula="of:=SUBSTITUTE([.F9]; &quot;_&quot;; &quot;-&quot;)" office:value-type="string" office:string-value="3V3" calcext:value-type="string">
            <text:p>3V3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9]=&quot;-&quot;; &quot;N&quot;; IF([.H9]=&quot;I&quot;;&quot;I&quot;; IF([.H9]=&quot;O&quot;;&quot;O&quot;; IF([.H9]=&quot;I/O&quot;;&quot;B&quot;;IF([.H9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9]  &amp; &quot; &quot; &amp; [.A9] &amp; &quot;.&quot; &amp; [.C9] &amp; &quot; 0 &quot; &amp; [.E9]*-100 &amp; &quot; 150 R 40 50 &quot; &amp; [.D9] &amp; &quot; 1 &quot; &amp; [.I9]" office:value-type="string" office:string-value="X 3V3 6.8 0 -600 150 R 40 50 1 1 W" calcext:value-type="string">
            <text:p>X 3V3 6.8 0 -6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9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9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3V3</text:p>
          </table:table-cell>
          <table:table-cell table:style-name="ce5" table:formula="of:=SUBSTITUTE([.F10]; &quot;_&quot;; &quot;-&quot;)" office:value-type="string" office:string-value="3V3" calcext:value-type="string">
            <text:p>3V3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10]=&quot;-&quot;; &quot;N&quot;; IF([.H10]=&quot;I&quot;;&quot;I&quot;; IF([.H10]=&quot;O&quot;;&quot;O&quot;; IF([.H10]=&quot;I/O&quot;;&quot;B&quot;;IF([.H10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10]  &amp; &quot; &quot; &amp; [.A10] &amp; &quot;.&quot; &amp; [.C10] &amp; &quot; 0 &quot; &amp; [.E10]*-100 &amp; &quot; 150 R 40 50 &quot; &amp; [.D10] &amp; &quot; 1 &quot; &amp; [.I10]" office:value-type="string" office:string-value="X 3V3 6.10 0 -700 150 R 40 50 1 1 W" calcext:value-type="string">
            <text:p>X 3V3 6.10 0 -7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10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0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3V3_HDMI</text:p>
          </table:table-cell>
          <table:table-cell table:style-name="ce5" table:formula="of:=SUBSTITUTE([.F11]; &quot;_&quot;; &quot;-&quot;)" office:value-type="string" office:string-value="3V3-HDMI" calcext:value-type="string">
            <text:p>3V3-HDMI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11]=&quot;-&quot;; &quot;N&quot;; IF([.H11]=&quot;I&quot;;&quot;I&quot;; IF([.H11]=&quot;O&quot;;&quot;O&quot;; IF([.H11]=&quot;I/O&quot;;&quot;B&quot;;IF([.H11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11]  &amp; &quot; &quot; &amp; [.A11] &amp; &quot;.&quot; &amp; [.C11] &amp; &quot; 0 &quot; &amp; [.E11]*-100 &amp; &quot; 150 R 40 50 &quot; &amp; [.D11] &amp; &quot; 1 &quot; &amp; [.I11]" office:value-type="string" office:string-value="X 3V3-HDMI 6.27 0 -800 150 R 40 50 1 1 W" calcext:value-type="string">
            <text:p>X 3V3-HDMI 6.27 0 -8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11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1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5V_VIN</text:p>
          </table:table-cell>
          <table:table-cell table:style-name="ce5" table:formula="of:=SUBSTITUTE([.F12]; &quot;_&quot;; &quot;-&quot;)" office:value-type="string" office:string-value="5V-VIN" calcext:value-type="string">
            <text:p>5V-VIN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12]=&quot;-&quot;; &quot;N&quot;; IF([.H12]=&quot;I&quot;;&quot;I&quot;; IF([.H12]=&quot;O&quot;;&quot;O&quot;; IF([.H12]=&quot;I/O&quot;;&quot;B&quot;;IF([.H12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12]  &amp; &quot; &quot; &amp; [.A12] &amp; &quot;.&quot; &amp; [.C12] &amp; &quot; 0 &quot; &amp; [.E12]*-100 &amp; &quot; 150 R 40 50 &quot; &amp; [.D12] &amp; &quot; 1 &quot; &amp; [.I12]" office:value-type="string" office:string-value="X 5V-VIN 6.1 0 -900 150 R 40 50 1 1 W" calcext:value-type="string">
            <text:p>X 5V-VIN 6.1 0 -9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12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2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5V_VIN</text:p>
          </table:table-cell>
          <table:table-cell table:style-name="ce5" table:formula="of:=SUBSTITUTE([.F13]; &quot;_&quot;; &quot;-&quot;)" office:value-type="string" office:string-value="5V-VIN" calcext:value-type="string">
            <text:p>5V-VIN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13]=&quot;-&quot;; &quot;N&quot;; IF([.H13]=&quot;I&quot;;&quot;I&quot;; IF([.H13]=&quot;O&quot;;&quot;O&quot;; IF([.H13]=&quot;I/O&quot;;&quot;B&quot;;IF([.H13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13]  &amp; &quot; &quot; &amp; [.A13] &amp; &quot;.&quot; &amp; [.C13] &amp; &quot; 0 &quot; &amp; [.E13]*-100 &amp; &quot; 150 R 40 50 &quot; &amp; [.D13] &amp; &quot; 1 &quot; &amp; [.I13]" office:value-type="string" office:string-value="X 5V-VIN 6.3 0 -1000 150 R 40 50 1 1 W" calcext:value-type="string">
            <text:p>X 5V-VIN 6.3 0 -10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13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3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5V_VIN</text:p>
          </table:table-cell>
          <table:table-cell table:style-name="ce5" table:formula="of:=SUBSTITUTE([.F14]; &quot;_&quot;; &quot;-&quot;)" office:value-type="string" office:string-value="5V-VIN" calcext:value-type="string">
            <text:p>5V-VIN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14]=&quot;-&quot;; &quot;N&quot;; IF([.H14]=&quot;I&quot;;&quot;I&quot;; IF([.H14]=&quot;O&quot;;&quot;O&quot;; IF([.H14]=&quot;I/O&quot;;&quot;B&quot;;IF([.H14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14]  &amp; &quot; &quot; &amp; [.A14] &amp; &quot;.&quot; &amp; [.C14] &amp; &quot; 0 &quot; &amp; [.E14]*-100 &amp; &quot; 150 R 40 50 &quot; &amp; [.D14] &amp; &quot; 1 &quot; &amp; [.I14]" office:value-type="string" office:string-value="X 5V-VIN 6.5 0 -1100 150 R 40 50 1 1 W" calcext:value-type="string">
            <text:p>X 5V-VIN 6.5 0 -11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14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4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5V_VIN</text:p>
          </table:table-cell>
          <table:table-cell table:style-name="ce5" table:formula="of:=SUBSTITUTE([.F15]; &quot;_&quot;; &quot;-&quot;)" office:value-type="string" office:string-value="5V-VIN" calcext:value-type="string">
            <text:p>5V-VIN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15]=&quot;-&quot;; &quot;N&quot;; IF([.H15]=&quot;I&quot;;&quot;I&quot;; IF([.H15]=&quot;O&quot;;&quot;O&quot;; IF([.H15]=&quot;I/O&quot;;&quot;B&quot;;IF([.H15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15]  &amp; &quot; &quot; &amp; [.A15] &amp; &quot;.&quot; &amp; [.C15] &amp; &quot; 0 &quot; &amp; [.E15]*-100 &amp; &quot; 150 R 40 50 &quot; &amp; [.D15] &amp; &quot; 1 &quot; &amp; [.I15]" office:value-type="string" office:string-value="X 5V-VIN 6.7 0 -1200 150 R 40 50 1 1 W" calcext:value-type="string">
            <text:p>X 5V-VIN 6.7 0 -12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15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5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5V_VIN</text:p>
          </table:table-cell>
          <table:table-cell table:style-name="ce5" table:formula="of:=SUBSTITUTE([.F16]; &quot;_&quot;; &quot;-&quot;)" office:value-type="string" office:string-value="5V-VIN" calcext:value-type="string">
            <text:p>5V-VIN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16]=&quot;-&quot;; &quot;N&quot;; IF([.H16]=&quot;I&quot;;&quot;I&quot;; IF([.H16]=&quot;O&quot;;&quot;O&quot;; IF([.H16]=&quot;I/O&quot;;&quot;B&quot;;IF([.H16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16]  &amp; &quot; &quot; &amp; [.A16] &amp; &quot;.&quot; &amp; [.C16] &amp; &quot; 0 &quot; &amp; [.E16]*-100 &amp; &quot; 150 R 40 50 &quot; &amp; [.D16] &amp; &quot; 1 &quot; &amp; [.I16]" office:value-type="string" office:string-value="X 5V-VIN 6.9 0 -1300 150 R 40 50 1 1 W" calcext:value-type="string">
            <text:p>X 5V-VIN 6.9 0 -13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16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6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5V_VIN</text:p>
          </table:table-cell>
          <table:table-cell table:style-name="ce5" table:formula="of:=SUBSTITUTE([.F17]; &quot;_&quot;; &quot;-&quot;)" office:value-type="string" office:string-value="5V-VIN" calcext:value-type="string">
            <text:p>5V-VIN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17]=&quot;-&quot;; &quot;N&quot;; IF([.H17]=&quot;I&quot;;&quot;I&quot;; IF([.H17]=&quot;O&quot;;&quot;O&quot;; IF([.H17]=&quot;I/O&quot;;&quot;B&quot;;IF([.H17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17]  &amp; &quot; &quot; &amp; [.A17] &amp; &quot;.&quot; &amp; [.C17] &amp; &quot; 0 &quot; &amp; [.E17]*-100 &amp; &quot; 150 R 40 50 &quot; &amp; [.D17] &amp; &quot; 1 &quot; &amp; [.I17]" office:value-type="string" office:string-value="X 5V-VIN 6.11 0 -1400 150 R 40 50 1 1 W" calcext:value-type="string">
            <text:p>X 5V-VIN 6.11 0 -14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17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7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5V_VIN</text:p>
          </table:table-cell>
          <table:table-cell table:style-name="ce5" table:formula="of:=SUBSTITUTE([.F18]; &quot;_&quot;; &quot;-&quot;)" office:value-type="string" office:string-value="5V-VIN" calcext:value-type="string">
            <text:p>5V-VIN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18]=&quot;-&quot;; &quot;N&quot;; IF([.H18]=&quot;I&quot;;&quot;I&quot;; IF([.H18]=&quot;O&quot;;&quot;O&quot;; IF([.H18]=&quot;I/O&quot;;&quot;B&quot;;IF([.H18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18]  &amp; &quot; &quot; &amp; [.A18] &amp; &quot;.&quot; &amp; [.C18] &amp; &quot; 0 &quot; &amp; [.E18]*-100 &amp; &quot; 150 R 40 50 &quot; &amp; [.D18] &amp; &quot; 1 &quot; &amp; [.I18]" office:value-type="string" office:string-value="X 5V-VIN 6.13 0 -1500 150 R 40 50 1 1 W" calcext:value-type="string">
            <text:p>X 5V-VIN 6.13 0 -15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18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8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5V_VIN</text:p>
          </table:table-cell>
          <table:table-cell table:style-name="ce5" table:formula="of:=SUBSTITUTE([.F19]; &quot;_&quot;; &quot;-&quot;)" office:value-type="string" office:string-value="5V-VIN" calcext:value-type="string">
            <text:p>5V-VIN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19]=&quot;-&quot;; &quot;N&quot;; IF([.H19]=&quot;I&quot;;&quot;I&quot;; IF([.H19]=&quot;O&quot;;&quot;O&quot;; IF([.H19]=&quot;I/O&quot;;&quot;B&quot;;IF([.H19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19]  &amp; &quot; &quot; &amp; [.A19] &amp; &quot;.&quot; &amp; [.C19] &amp; &quot; 0 &quot; &amp; [.E19]*-100 &amp; &quot; 150 R 40 50 &quot; &amp; [.D19] &amp; &quot; 1 &quot; &amp; [.I19]" office:value-type="string" office:string-value="X 5V-VIN 6.15 0 -1600 150 R 40 50 1 1 W" calcext:value-type="string">
            <text:p>X 5V-VIN 6.15 0 -16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19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9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N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BOOT0</text:p>
          </table:table-cell>
          <table:table-cell table:style-name="ce5" table:formula="of:=SUBSTITUTE([.F20]; &quot;_&quot;; &quot;-&quot;)" office:value-type="string" office:string-value="BOOT0" calcext:value-type="string">
            <text:p>BOOT0</text:p>
          </table:table-cell>
          <table:table-cell table:style-name="ce5" office:value-type="string" calcext:value-type="string">
            <text:p>I</text:p>
          </table:table-cell>
          <table:table-cell table:style-name="ce5" table:formula="of:=IF([.H20]=&quot;-&quot;; &quot;N&quot;; IF([.H20]=&quot;I&quot;;&quot;I&quot;; IF([.H20]=&quot;O&quot;;&quot;O&quot;; IF([.H20]=&quot;I/O&quot;;&quot;B&quot;;IF([.H20]=&quot;S&quot;;&quot;W&quot;;&quot;U&quot;)))))" office:value-type="string" office:string-value="I" calcext:value-type="string">
            <text:p>I</text:p>
          </table:table-cell>
          <table:table-cell table:style-name="ce5" table:formula="of:=&quot;X &quot; &amp; [.G20]  &amp; &quot; &quot; &amp; [.A20] &amp; &quot;.&quot; &amp; [.C20] &amp; &quot; 0 &quot; &amp; [.E20]*-100 &amp; &quot; 150 R 40 50 &quot; &amp; [.D20] &amp; &quot; 1 &quot; &amp; [.I20]" office:value-type="string" office:string-value="X BOOT0 7.5 0 -1700 150 R 40 50 1 1 I" calcext:value-type="string">
            <text:p>X BOOT0 7.5 0 -1700 150 R 40 50 1 1 I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20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0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N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BOOT1</text:p>
          </table:table-cell>
          <table:table-cell table:style-name="ce5" table:formula="of:=SUBSTITUTE([.F21]; &quot;_&quot;; &quot;-&quot;)" office:value-type="string" office:string-value="BOOT1" calcext:value-type="string">
            <text:p>BOOT1</text:p>
          </table:table-cell>
          <table:table-cell table:style-name="ce5" office:value-type="string" calcext:value-type="string">
            <text:p>I</text:p>
          </table:table-cell>
          <table:table-cell table:style-name="ce5" table:formula="of:=IF([.H21]=&quot;-&quot;; &quot;N&quot;; IF([.H21]=&quot;I&quot;;&quot;I&quot;; IF([.H21]=&quot;O&quot;;&quot;O&quot;; IF([.H21]=&quot;I/O&quot;;&quot;B&quot;;IF([.H21]=&quot;S&quot;;&quot;W&quot;;&quot;U&quot;)))))" office:value-type="string" office:string-value="I" calcext:value-type="string">
            <text:p>I</text:p>
          </table:table-cell>
          <table:table-cell table:style-name="ce5" table:formula="of:=&quot;X &quot; &amp; [.G21]  &amp; &quot; &quot; &amp; [.A21] &amp; &quot;.&quot; &amp; [.C21] &amp; &quot; 0 &quot; &amp; [.E21]*-100 &amp; &quot; 150 R 40 50 &quot; &amp; [.D21] &amp; &quot; 1 &quot; &amp; [.I21]" office:value-type="string" office:string-value="X BOOT1 7.7 0 -1800 150 R 40 50 1 1 I" calcext:value-type="string">
            <text:p>X BOOT1 7.7 0 -1800 150 R 40 50 1 1 I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21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1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M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BOOT2</text:p>
          </table:table-cell>
          <table:table-cell table:style-name="ce5" table:formula="of:=SUBSTITUTE([.F22]; &quot;_&quot;; &quot;-&quot;)" office:value-type="string" office:string-value="BOOT2" calcext:value-type="string">
            <text:p>BOOT2</text:p>
          </table:table-cell>
          <table:table-cell table:style-name="ce5" office:value-type="string" calcext:value-type="string">
            <text:p>I</text:p>
          </table:table-cell>
          <table:table-cell table:style-name="ce5" table:formula="of:=IF([.H22]=&quot;-&quot;; &quot;N&quot;; IF([.H22]=&quot;I&quot;;&quot;I&quot;; IF([.H22]=&quot;O&quot;;&quot;O&quot;; IF([.H22]=&quot;I/O&quot;;&quot;B&quot;;IF([.H22]=&quot;S&quot;;&quot;W&quot;;&quot;U&quot;)))))" office:value-type="string" office:string-value="I" calcext:value-type="string">
            <text:p>I</text:p>
          </table:table-cell>
          <table:table-cell table:style-name="ce5" table:formula="of:=&quot;X &quot; &amp; [.G22]  &amp; &quot; &quot; &amp; [.A22] &amp; &quot;.&quot; &amp; [.C22] &amp; &quot; 0 &quot; &amp; [.E22]*-100 &amp; &quot; 150 R 40 50 &quot; &amp; [.D22] &amp; &quot; 1 &quot; &amp; [.I22]" office:value-type="string" office:string-value="X BOOT2 7.9 0 -1900 150 R 40 50 1 1 I" calcext:value-type="string">
            <text:p>X BOOT2 7.9 0 -1900 150 R 40 50 1 1 I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22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2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BST_OUT</text:p>
          </table:table-cell>
          <table:table-cell table:style-name="ce5" table:formula="of:=SUBSTITUTE([.F23]; &quot;_&quot;; &quot;-&quot;)" office:value-type="string" office:string-value="BST-OUT" calcext:value-type="string">
            <text:p>BST-OUT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23]=&quot;-&quot;; &quot;N&quot;; IF([.H23]=&quot;I&quot;;&quot;I&quot;; IF([.H23]=&quot;O&quot;;&quot;O&quot;; IF([.H23]=&quot;I/O&quot;;&quot;B&quot;;IF([.H23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23]  &amp; &quot; &quot; &amp; [.A23] &amp; &quot;.&quot; &amp; [.C23] &amp; &quot; 0 &quot; &amp; [.E23]*-100 &amp; &quot; 150 R 40 50 &quot; &amp; [.D23] &amp; &quot; 1 &quot; &amp; [.I23]" office:value-type="string" office:string-value="X BST-OUT 6.17 0 -2000 150 R 40 50 1 1 W" calcext:value-type="string">
            <text:p>X BST-OUT 6.17 0 -20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23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3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BST_OUT</text:p>
          </table:table-cell>
          <table:table-cell table:style-name="ce5" table:formula="of:=SUBSTITUTE([.F24]; &quot;_&quot;; &quot;-&quot;)" office:value-type="string" office:string-value="BST-OUT" calcext:value-type="string">
            <text:p>BST-OUT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24]=&quot;-&quot;; &quot;N&quot;; IF([.H24]=&quot;I&quot;;&quot;I&quot;; IF([.H24]=&quot;O&quot;;&quot;O&quot;; IF([.H24]=&quot;I/O&quot;;&quot;B&quot;;IF([.H24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24]  &amp; &quot; &quot; &amp; [.A24] &amp; &quot;.&quot; &amp; [.C24] &amp; &quot; 0 &quot; &amp; [.E24]*-100 &amp; &quot; 150 R 40 50 &quot; &amp; [.D24] &amp; &quot; 1 &quot; &amp; [.I24]" office:value-type="string" office:string-value="X BST-OUT 6.19 0 -2100 150 R 40 50 1 1 W" calcext:value-type="string">
            <text:p>X BST-OUT 6.19 0 -21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24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4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BST_OUT</text:p>
          </table:table-cell>
          <table:table-cell table:style-name="ce5" table:formula="of:=SUBSTITUTE([.F25]; &quot;_&quot;; &quot;-&quot;)" office:value-type="string" office:string-value="BST-OUT" calcext:value-type="string">
            <text:p>BST-OUT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25]=&quot;-&quot;; &quot;N&quot;; IF([.H25]=&quot;I&quot;;&quot;I&quot;; IF([.H25]=&quot;O&quot;;&quot;O&quot;; IF([.H25]=&quot;I/O&quot;;&quot;B&quot;;IF([.H25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25]  &amp; &quot; &quot; &amp; [.A25] &amp; &quot;.&quot; &amp; [.C25] &amp; &quot; 0 &quot; &amp; [.E25]*-100 &amp; &quot; 150 R 40 50 &quot; &amp; [.D25] &amp; &quot; 1 &quot; &amp; [.I25]" office:value-type="string" office:string-value="X BST-OUT 6.21 0 -2200 150 R 40 50 1 1 W" calcext:value-type="string">
            <text:p>X BST-OUT 6.21 0 -22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25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5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26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26]=&quot;-&quot;; &quot;N&quot;; IF([.H26]=&quot;I&quot;;&quot;I&quot;; IF([.H26]=&quot;O&quot;;&quot;O&quot;; IF([.H26]=&quot;I/O&quot;;&quot;B&quot;;IF([.H26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26]  &amp; &quot; &quot; &amp; [.A26] &amp; &quot;.&quot; &amp; [.C26] &amp; &quot; 0 &quot; &amp; [.E26]*-100 &amp; &quot; 150 R 40 50 &quot; &amp; [.D26] &amp; &quot; 1 &quot; &amp; [.I26]" office:value-type="string" office:string-value="X GND 6.48 0 -2300 150 R 40 50 1 1 W" calcext:value-type="string">
            <text:p>X GND 6.48 0 -23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26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6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27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27]=&quot;-&quot;; &quot;N&quot;; IF([.H27]=&quot;I&quot;;&quot;I&quot;; IF([.H27]=&quot;O&quot;;&quot;O&quot;; IF([.H27]=&quot;I/O&quot;;&quot;B&quot;;IF([.H27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27]  &amp; &quot; &quot; &amp; [.A27] &amp; &quot;.&quot; &amp; [.C27] &amp; &quot; 0 &quot; &amp; [.E27]*-100 &amp; &quot; 150 R 40 50 &quot; &amp; [.D27] &amp; &quot; 1 &quot; &amp; [.I27]" office:value-type="string" office:string-value="X GND 6.35 0 -2400 150 R 40 50 1 1 W" calcext:value-type="string">
            <text:p>X GND 6.35 0 -24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27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7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28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28]=&quot;-&quot;; &quot;N&quot;; IF([.H28]=&quot;I&quot;;&quot;I&quot;; IF([.H28]=&quot;O&quot;;&quot;O&quot;; IF([.H28]=&quot;I/O&quot;;&quot;B&quot;;IF([.H28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28]  &amp; &quot; &quot; &amp; [.A28] &amp; &quot;.&quot; &amp; [.C28] &amp; &quot; 0 &quot; &amp; [.E28]*-100 &amp; &quot; 150 R 40 50 &quot; &amp; [.D28] &amp; &quot; 1 &quot; &amp; [.I28]" office:value-type="string" office:string-value="X GND 6.41 0 -2500 150 R 40 50 1 1 W" calcext:value-type="string">
            <text:p>X GND 6.41 0 -25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28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8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29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29]=&quot;-&quot;; &quot;N&quot;; IF([.H29]=&quot;I&quot;;&quot;I&quot;; IF([.H29]=&quot;O&quot;;&quot;O&quot;; IF([.H29]=&quot;I/O&quot;;&quot;B&quot;;IF([.H29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29]  &amp; &quot; &quot; &amp; [.A29] &amp; &quot;.&quot; &amp; [.C29] &amp; &quot; 0 &quot; &amp; [.E29]*-100 &amp; &quot; 150 R 40 50 &quot; &amp; [.D29] &amp; &quot; 1 &quot; &amp; [.I29]" office:value-type="string" office:string-value="X GND 6.57 0 -2600 150 R 40 50 1 1 W" calcext:value-type="string">
            <text:p>X GND 6.57 0 -26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29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9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30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30]=&quot;-&quot;; &quot;N&quot;; IF([.H30]=&quot;I&quot;;&quot;I&quot;; IF([.H30]=&quot;O&quot;;&quot;O&quot;; IF([.H30]=&quot;I/O&quot;;&quot;B&quot;;IF([.H30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30]  &amp; &quot; &quot; &amp; [.A30] &amp; &quot;.&quot; &amp; [.C30] &amp; &quot; 0 &quot; &amp; [.E30]*-100 &amp; &quot; 150 R 40 50 &quot; &amp; [.D30] &amp; &quot; 1 &quot; &amp; [.I30]" office:value-type="string" office:string-value="X GND 6.59 0 -2700 150 R 40 50 1 1 W" calcext:value-type="string">
            <text:p>X GND 6.59 0 -27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30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30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31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31]=&quot;-&quot;; &quot;N&quot;; IF([.H31]=&quot;I&quot;;&quot;I&quot;; IF([.H31]=&quot;O&quot;;&quot;O&quot;; IF([.H31]=&quot;I/O&quot;;&quot;B&quot;;IF([.H31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31]  &amp; &quot; &quot; &amp; [.A31] &amp; &quot;.&quot; &amp; [.C31] &amp; &quot; 0 &quot; &amp; [.E31]*-100 &amp; &quot; 150 R 40 50 &quot; &amp; [.D31] &amp; &quot; 1 &quot; &amp; [.I31]" office:value-type="string" office:string-value="X GND 6.62 0 -2800 150 R 40 50 1 1 W" calcext:value-type="string">
            <text:p>X GND 6.62 0 -28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31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31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32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32]=&quot;-&quot;; &quot;N&quot;; IF([.H32]=&quot;I&quot;;&quot;I&quot;; IF([.H32]=&quot;O&quot;;&quot;O&quot;; IF([.H32]=&quot;I/O&quot;;&quot;B&quot;;IF([.H32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32]  &amp; &quot; &quot; &amp; [.A32] &amp; &quot;.&quot; &amp; [.C32] &amp; &quot; 0 &quot; &amp; [.E32]*-100 &amp; &quot; 150 R 40 50 &quot; &amp; [.D32] &amp; &quot; 1 &quot; &amp; [.I32]" office:value-type="string" office:string-value="X GND 6.65 0 -2900 150 R 40 50 1 1 W" calcext:value-type="string">
            <text:p>X GND 6.65 0 -29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32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32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33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33]=&quot;-&quot;; &quot;N&quot;; IF([.H33]=&quot;I&quot;;&quot;I&quot;; IF([.H33]=&quot;O&quot;;&quot;O&quot;; IF([.H33]=&quot;I/O&quot;;&quot;B&quot;;IF([.H33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33]  &amp; &quot; &quot; &amp; [.A33] &amp; &quot;.&quot; &amp; [.C33] &amp; &quot; 0 &quot; &amp; [.E33]*-100 &amp; &quot; 150 R 40 50 &quot; &amp; [.D33] &amp; &quot; 1 &quot; &amp; [.I33]" office:value-type="string" office:string-value="X GND 7.10 0 -3000 150 R 40 50 1 1 W" calcext:value-type="string">
            <text:p>X GND 7.10 0 -30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33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33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34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34]=&quot;-&quot;; &quot;N&quot;; IF([.H34]=&quot;I&quot;;&quot;I&quot;; IF([.H34]=&quot;O&quot;;&quot;O&quot;; IF([.H34]=&quot;I/O&quot;;&quot;B&quot;;IF([.H34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34]  &amp; &quot; &quot; &amp; [.A34] &amp; &quot;.&quot; &amp; [.C34] &amp; &quot; 0 &quot; &amp; [.E34]*-100 &amp; &quot; 150 R 40 50 &quot; &amp; [.D34] &amp; &quot; 1 &quot; &amp; [.I34]" office:value-type="string" office:string-value="X GND 7.11 0 -3100 150 R 40 50 1 1 W" calcext:value-type="string">
            <text:p>X GND 7.11 0 -31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34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34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35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35]=&quot;-&quot;; &quot;N&quot;; IF([.H35]=&quot;I&quot;;&quot;I&quot;; IF([.H35]=&quot;O&quot;;&quot;O&quot;; IF([.H35]=&quot;I/O&quot;;&quot;B&quot;;IF([.H35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35]  &amp; &quot; &quot; &amp; [.A35] &amp; &quot;.&quot; &amp; [.C35] &amp; &quot; 0 &quot; &amp; [.E35]*-100 &amp; &quot; 150 R 40 50 &quot; &amp; [.D35] &amp; &quot; 1 &quot; &amp; [.I35]" office:value-type="string" office:string-value="X GND 7.25 0 -3200 150 R 40 50 1 1 W" calcext:value-type="string">
            <text:p>X GND 7.25 0 -32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35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35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36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36]=&quot;-&quot;; &quot;N&quot;; IF([.H36]=&quot;I&quot;;&quot;I&quot;; IF([.H36]=&quot;O&quot;;&quot;O&quot;; IF([.H36]=&quot;I/O&quot;;&quot;B&quot;;IF([.H36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36]  &amp; &quot; &quot; &amp; [.A36] &amp; &quot;.&quot; &amp; [.C36] &amp; &quot; 0 &quot; &amp; [.E36]*-100 &amp; &quot; 150 R 40 50 &quot; &amp; [.D36] &amp; &quot; 1 &quot; &amp; [.I36]" office:value-type="string" office:string-value="X GND 7.30 0 -3300 150 R 40 50 1 1 W" calcext:value-type="string">
            <text:p>X GND 7.30 0 -33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36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36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37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37]=&quot;-&quot;; &quot;N&quot;; IF([.H37]=&quot;I&quot;;&quot;I&quot;; IF([.H37]=&quot;O&quot;;&quot;O&quot;; IF([.H37]=&quot;I/O&quot;;&quot;B&quot;;IF([.H37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37]  &amp; &quot; &quot; &amp; [.A37] &amp; &quot;.&quot; &amp; [.C37] &amp; &quot; 0 &quot; &amp; [.E37]*-100 &amp; &quot; 150 R 40 50 &quot; &amp; [.D37] &amp; &quot; 1 &quot; &amp; [.I37]" office:value-type="string" office:string-value="X GND 7.41 0 -3400 150 R 40 50 1 1 W" calcext:value-type="string">
            <text:p>X GND 7.41 0 -34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37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37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38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38]=&quot;-&quot;; &quot;N&quot;; IF([.H38]=&quot;I&quot;;&quot;I&quot;; IF([.H38]=&quot;O&quot;;&quot;O&quot;; IF([.H38]=&quot;I/O&quot;;&quot;B&quot;;IF([.H38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38]  &amp; &quot; &quot; &amp; [.A38] &amp; &quot;.&quot; &amp; [.C38] &amp; &quot; 0 &quot; &amp; [.E38]*-100 &amp; &quot; 150 R 40 50 &quot; &amp; [.D38] &amp; &quot; 1 &quot; &amp; [.I38]" office:value-type="string" office:string-value="X GND 7.47 0 -3500 150 R 40 50 1 1 W" calcext:value-type="string">
            <text:p>X GND 7.47 0 -35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38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38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39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39]=&quot;-&quot;; &quot;N&quot;; IF([.H39]=&quot;I&quot;;&quot;I&quot;; IF([.H39]=&quot;O&quot;;&quot;O&quot;; IF([.H39]=&quot;I/O&quot;;&quot;B&quot;;IF([.H39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39]  &amp; &quot; &quot; &amp; [.A39] &amp; &quot;.&quot; &amp; [.C39] &amp; &quot; 0 &quot; &amp; [.E39]*-100 &amp; &quot; 150 R 40 50 &quot; &amp; [.D39] &amp; &quot; 1 &quot; &amp; [.I39]" office:value-type="string" office:string-value="X GND 7.48 0 -3600 150 R 40 50 1 1 W" calcext:value-type="string">
            <text:p>X GND 7.48 0 -36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39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39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40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40]=&quot;-&quot;; &quot;N&quot;; IF([.H40]=&quot;I&quot;;&quot;I&quot;; IF([.H40]=&quot;O&quot;;&quot;O&quot;; IF([.H40]=&quot;I/O&quot;;&quot;B&quot;;IF([.H40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40]  &amp; &quot; &quot; &amp; [.A40] &amp; &quot;.&quot; &amp; [.C40] &amp; &quot; 0 &quot; &amp; [.E40]*-100 &amp; &quot; 150 R 40 50 &quot; &amp; [.D40] &amp; &quot; 1 &quot; &amp; [.I40]" office:value-type="string" office:string-value="X GND 7.53 0 -3700 150 R 40 50 1 1 W" calcext:value-type="string">
            <text:p>X GND 7.53 0 -37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40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40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41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41]=&quot;-&quot;; &quot;N&quot;; IF([.H41]=&quot;I&quot;;&quot;I&quot;; IF([.H41]=&quot;O&quot;;&quot;O&quot;; IF([.H41]=&quot;I/O&quot;;&quot;B&quot;;IF([.H41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41]  &amp; &quot; &quot; &amp; [.A41] &amp; &quot;.&quot; &amp; [.C41] &amp; &quot; 0 &quot; &amp; [.E41]*-100 &amp; &quot; 150 R 40 50 &quot; &amp; [.D41] &amp; &quot; 1 &quot; &amp; [.I41]" office:value-type="string" office:string-value="X GND 7.59 0 -3800 150 R 40 50 1 1 W" calcext:value-type="string">
            <text:p>X GND 7.59 0 -38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41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41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42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42]=&quot;-&quot;; &quot;N&quot;; IF([.H42]=&quot;I&quot;;&quot;I&quot;; IF([.H42]=&quot;O&quot;;&quot;O&quot;; IF([.H42]=&quot;I/O&quot;;&quot;B&quot;;IF([.H42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42]  &amp; &quot; &quot; &amp; [.A42] &amp; &quot;.&quot; &amp; [.C42] &amp; &quot; 0 &quot; &amp; [.E42]*-100 &amp; &quot; 150 R 40 50 &quot; &amp; [.D42] &amp; &quot; 1 &quot; &amp; [.I42]" office:value-type="string" office:string-value="X GND 7.69 0 -3900 150 R 40 50 1 1 W" calcext:value-type="string">
            <text:p>X GND 7.69 0 -3900 150 R 40 50 1 1 W</text:p>
          </table:table-cell>
          <table:table-cell table:style-name="ce5"/>
          <table:table-cell table:style-name="ce5" table:formula="of:=SUBSTITUTE(SUBSTITUTE(SUBSTITUTE([.K42]; CHAR(10); &quot;&quot;); &quot;,&quot;; CHAR(10)); CHAR(10)&amp;CHAR(10); CHAR(10))">
            <text:p/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42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43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43]=&quot;-&quot;; &quot;N&quot;; IF([.H43]=&quot;I&quot;;&quot;I&quot;; IF([.H43]=&quot;O&quot;;&quot;O&quot;; IF([.H43]=&quot;I/O&quot;;&quot;B&quot;;IF([.H43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43]  &amp; &quot; &quot; &amp; [.A43] &amp; &quot;.&quot; &amp; [.C43] &amp; &quot; 0 &quot; &amp; [.E43]*-100 &amp; &quot; 150 R 40 50 &quot; &amp; [.D43] &amp; &quot; 1 &quot; &amp; [.I43]" office:value-type="string" office:string-value="X GND 8.13 0 -4000 150 R 40 50 1 1 W" calcext:value-type="string">
            <text:p>X GND 8.13 0 -40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43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43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44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44]=&quot;-&quot;; &quot;N&quot;; IF([.H44]=&quot;I&quot;;&quot;I&quot;; IF([.H44]=&quot;O&quot;;&quot;O&quot;; IF([.H44]=&quot;I/O&quot;;&quot;B&quot;;IF([.H44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44]  &amp; &quot; &quot; &amp; [.A44] &amp; &quot;.&quot; &amp; [.C44] &amp; &quot; 0 &quot; &amp; [.E44]*-100 &amp; &quot; 150 R 40 50 &quot; &amp; [.D44] &amp; &quot; 1 &quot; &amp; [.I44]" office:value-type="string" office:string-value="X GND 8.16 0 -4100 150 R 40 50 1 1 W" calcext:value-type="string">
            <text:p>X GND 8.16 0 -41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44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44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45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45]=&quot;-&quot;; &quot;N&quot;; IF([.H45]=&quot;I&quot;;&quot;I&quot;; IF([.H45]=&quot;O&quot;;&quot;O&quot;; IF([.H45]=&quot;I/O&quot;;&quot;B&quot;;IF([.H45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45]  &amp; &quot; &quot; &amp; [.A45] &amp; &quot;.&quot; &amp; [.C45] &amp; &quot; 0 &quot; &amp; [.E45]*-100 &amp; &quot; 150 R 40 50 &quot; &amp; [.D45] &amp; &quot; 1 &quot; &amp; [.I45]" office:value-type="string" office:string-value="X GND 8.30 0 -4200 150 R 40 50 1 1 W" calcext:value-type="string">
            <text:p>X GND 8.30 0 -42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45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45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46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46]=&quot;-&quot;; &quot;N&quot;; IF([.H46]=&quot;I&quot;;&quot;I&quot;; IF([.H46]=&quot;O&quot;;&quot;O&quot;; IF([.H46]=&quot;I/O&quot;;&quot;B&quot;;IF([.H46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46]  &amp; &quot; &quot; &amp; [.A46] &amp; &quot;.&quot; &amp; [.C46] &amp; &quot; 0 &quot; &amp; [.E46]*-100 &amp; &quot; 150 R 40 50 &quot; &amp; [.D46] &amp; &quot; 1 &quot; &amp; [.I46]" office:value-type="string" office:string-value="X GND 8.36 0 -4300 150 R 40 50 1 1 W" calcext:value-type="string">
            <text:p>X GND 8.36 0 -43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46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46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GND</text:p>
          </table:table-cell>
          <table:table-cell table:style-name="ce5" table:formula="of:=SUBSTITUTE([.F47]; &quot;_&quot;; &quot;-&quot;)" office:value-type="string" office:string-value="GND" calcext:value-type="string">
            <text:p>GN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47]=&quot;-&quot;; &quot;N&quot;; IF([.H47]=&quot;I&quot;;&quot;I&quot;; IF([.H47]=&quot;O&quot;;&quot;O&quot;; IF([.H47]=&quot;I/O&quot;;&quot;B&quot;;IF([.H47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47]  &amp; &quot; &quot; &amp; [.A47] &amp; &quot;.&quot; &amp; [.C47] &amp; &quot; 0 &quot; &amp; [.E47]*-100 &amp; &quot; 150 R 40 50 &quot; &amp; [.D47] &amp; &quot; 1 &quot; &amp; [.I47]" office:value-type="string" office:string-value="X GND 8.44 0 -4400 150 R 40 50 1 1 W" calcext:value-type="string">
            <text:p>X GND 8.44 0 -44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47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47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1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NJTRST</text:p>
          </table:table-cell>
          <table:table-cell table:style-name="ce5" table:formula="of:=SUBSTITUTE([.F48]; &quot;_&quot;; &quot;-&quot;)" office:value-type="string" office:string-value="NJTRST" calcext:value-type="string">
            <text:p>NJTRST</text:p>
          </table:table-cell>
          <table:table-cell table:style-name="ce5" office:value-type="string" calcext:value-type="string">
            <text:p>I</text:p>
          </table:table-cell>
          <table:table-cell table:style-name="ce5" table:formula="of:=IF([.H48]=&quot;-&quot;; &quot;N&quot;; IF([.H48]=&quot;I&quot;;&quot;I&quot;; IF([.H48]=&quot;O&quot;;&quot;O&quot;; IF([.H48]=&quot;I/O&quot;;&quot;B&quot;;IF([.H48]=&quot;S&quot;;&quot;W&quot;;&quot;U&quot;)))))" office:value-type="string" office:string-value="I" calcext:value-type="string">
            <text:p>I</text:p>
          </table:table-cell>
          <table:table-cell table:style-name="ce5" table:formula="of:=&quot;X &quot; &amp; [.G48]  &amp; &quot; &quot; &amp; [.A48] &amp; &quot;.&quot; &amp; [.C48] &amp; &quot; 0 &quot; &amp; [.E48]*-100 &amp; &quot; 150 R 40 50 &quot; &amp; [.D48] &amp; &quot; 1 &quot; &amp; [.I48]" office:value-type="string" office:string-value="X NJTRST 6.60 0 -4500 150 R 40 50 1 1 I" calcext:value-type="string">
            <text:p>X NJTRST 6.60 0 -4500 150 R 40 50 1 1 I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48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48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M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NRST</text:p>
          </table:table-cell>
          <table:table-cell table:style-name="ce5" table:formula="of:=SUBSTITUTE([.F49]; &quot;_&quot;; &quot;-&quot;)" office:value-type="string" office:string-value="NRST" calcext:value-type="string">
            <text:p>NRST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49]=&quot;-&quot;; &quot;N&quot;; IF([.H49]=&quot;I&quot;;&quot;I&quot;; IF([.H49]=&quot;O&quot;;&quot;O&quot;; IF([.H49]=&quot;I/O&quot;;&quot;B&quot;;IF([.H49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49]  &amp; &quot; &quot; &amp; [.A49] &amp; &quot;.&quot; &amp; [.C49] &amp; &quot; 0 &quot; &amp; [.E49]*-100 &amp; &quot; 150 R 40 50 &quot; &amp; [.D49] &amp; &quot; 1 &quot; &amp; [.I49]" office:value-type="string" office:string-value="X NRST 6.50 0 -4600 150 R 40 50 1 1 B" calcext:value-type="string">
            <text:p>X NRST 6.50 0 -4600 150 R 40 50 1 1 B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49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49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PONKEYN</text:p>
          </table:table-cell>
          <table:table-cell table:style-name="ce5" table:formula="of:=SUBSTITUTE([.F50]; &quot;_&quot;; &quot;-&quot;)" office:value-type="string" office:string-value="PONKEYN" calcext:value-type="string">
            <text:p>PONKEYN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50]=&quot;-&quot;; &quot;N&quot;; IF([.H50]=&quot;I&quot;;&quot;I&quot;; IF([.H50]=&quot;O&quot;;&quot;O&quot;; IF([.H50]=&quot;I/O&quot;;&quot;B&quot;;IF([.H50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50]  &amp; &quot; &quot; &amp; [.A50] &amp; &quot;.&quot; &amp; [.C50] &amp; &quot; 0 &quot; &amp; [.E50]*-100 &amp; &quot; 150 R 40 50 &quot; &amp; [.D50] &amp; &quot; 1 &quot; &amp; [.I50]" office:value-type="string" office:string-value="X PONKEYN 6.46 0 -4700 150 R 40 50 1 1 W" calcext:value-type="string">
            <text:p>X PONKEYN 6.46 0 -47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50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50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PWR_ON</text:p>
          </table:table-cell>
          <table:table-cell table:style-name="ce5" table:formula="of:=SUBSTITUTE([.F51]; &quot;_&quot;; &quot;-&quot;)" office:value-type="string" office:string-value="PWR-ON" calcext:value-type="string">
            <text:p>PWR-ON</text:p>
          </table:table-cell>
          <table:table-cell table:style-name="ce5" office:value-type="string" calcext:value-type="string">
            <text:p>O</text:p>
          </table:table-cell>
          <table:table-cell table:style-name="ce5" table:formula="of:=IF([.H51]=&quot;-&quot;; &quot;N&quot;; IF([.H51]=&quot;I&quot;;&quot;I&quot;; IF([.H51]=&quot;O&quot;;&quot;O&quot;; IF([.H51]=&quot;I/O&quot;;&quot;B&quot;;IF([.H51]=&quot;S&quot;;&quot;W&quot;;&quot;U&quot;)))))" office:value-type="string" office:string-value="O" calcext:value-type="string">
            <text:p>O</text:p>
          </table:table-cell>
          <table:table-cell table:style-name="ce5" table:formula="of:=&quot;X &quot; &amp; [.G51]  &amp; &quot; &quot; &amp; [.A51] &amp; &quot;.&quot; &amp; [.C51] &amp; &quot; 0 &quot; &amp; [.E51]*-100 &amp; &quot; 150 R 40 50 &quot; &amp; [.D51] &amp; &quot; 1 &quot; &amp; [.I51]" office:value-type="string" office:string-value="X PWR-ON 6.40 0 -4800 150 R 40 50 1 1 O" calcext:value-type="string">
            <text:p>X PWR-ON 6.40 0 -4800 150 R 40 50 1 1 O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51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PWR_ONLP</text:p>
          </table:table-cell>
          <table:table-cell table:style-name="ce5" table:formula="of:=SUBSTITUTE(SUBSTITUTE(SUBSTITUTE([.M51]; CHAR(10); &quot;&quot;); &quot;,&quot;; CHAR(10)); CHAR(10)&amp;CHAR(10); CHAR(10))" office:value-type="string" office:string-value="PWR_ONLP" calcext:value-type="string">
            <text:p>PWR_ONLP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VBAT</text:p>
          </table:table-cell>
          <table:table-cell table:style-name="ce5" table:formula="of:=SUBSTITUTE([.F52]; &quot;_&quot;; &quot;-&quot;)" office:value-type="string" office:string-value="VBAT" calcext:value-type="string">
            <text:p>VBAT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52]=&quot;-&quot;; &quot;N&quot;; IF([.H52]=&quot;I&quot;;&quot;I&quot;; IF([.H52]=&quot;O&quot;;&quot;O&quot;; IF([.H52]=&quot;I/O&quot;;&quot;B&quot;;IF([.H52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52]  &amp; &quot; &quot; &amp; [.A52] &amp; &quot;.&quot; &amp; [.C52] &amp; &quot; 0 &quot; &amp; [.E52]*-100 &amp; &quot; 150 R 40 50 &quot; &amp; [.D52] &amp; &quot; 1 &quot; &amp; [.I52]" office:value-type="string" office:string-value="X VBAT 6.26 0 -4900 150 R 40 50 1 1 W" calcext:value-type="string">
            <text:p>X VBAT 6.26 0 -49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52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52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VBAT</text:p>
          </table:table-cell>
          <table:table-cell table:style-name="ce5" table:formula="of:=SUBSTITUTE([.F53]; &quot;_&quot;; &quot;-&quot;)" office:value-type="string" office:string-value="VBAT" calcext:value-type="string">
            <text:p>VBAT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53]=&quot;-&quot;; &quot;N&quot;; IF([.H53]=&quot;I&quot;;&quot;I&quot;; IF([.H53]=&quot;O&quot;;&quot;O&quot;; IF([.H53]=&quot;I/O&quot;;&quot;B&quot;;IF([.H53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53]  &amp; &quot; &quot; &amp; [.A53] &amp; &quot;.&quot; &amp; [.C53] &amp; &quot; 0 &quot; &amp; [.E53]*-100 &amp; &quot; 150 R 40 50 &quot; &amp; [.D53] &amp; &quot; 1 &quot; &amp; [.I53]" office:value-type="string" office:string-value="X VBAT 6.28 0 -5000 150 R 40 50 1 1 W" calcext:value-type="string">
            <text:p>X VBAT 6.28 0 -50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53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53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VBUS_SW</text:p>
          </table:table-cell>
          <table:table-cell table:style-name="ce5" table:formula="of:=SUBSTITUTE([.F54]; &quot;_&quot;; &quot;-&quot;)" office:value-type="string" office:string-value="VBUS-SW" calcext:value-type="string">
            <text:p>VBUS-SW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54]=&quot;-&quot;; &quot;N&quot;; IF([.H54]=&quot;I&quot;;&quot;I&quot;; IF([.H54]=&quot;O&quot;;&quot;O&quot;; IF([.H54]=&quot;I/O&quot;;&quot;B&quot;;IF([.H54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54]  &amp; &quot; &quot; &amp; [.A54] &amp; &quot;.&quot; &amp; [.C54] &amp; &quot; 0 &quot; &amp; [.E54]*-100 &amp; &quot; 150 R 40 50 &quot; &amp; [.D54] &amp; &quot; 1 &quot; &amp; [.I54]" office:value-type="string" office:string-value="X VBUS-SW 6.20 0 -5100 150 R 40 50 1 1 W" calcext:value-type="string">
            <text:p>X VBUS-SW 6.20 0 -51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54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54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VBUS_SW</text:p>
          </table:table-cell>
          <table:table-cell table:style-name="ce5" table:formula="of:=SUBSTITUTE([.F55]; &quot;_&quot;; &quot;-&quot;)" office:value-type="string" office:string-value="VBUS-SW" calcext:value-type="string">
            <text:p>VBUS-SW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55]=&quot;-&quot;; &quot;N&quot;; IF([.H55]=&quot;I&quot;;&quot;I&quot;; IF([.H55]=&quot;O&quot;;&quot;O&quot;; IF([.H55]=&quot;I/O&quot;;&quot;B&quot;;IF([.H55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55]  &amp; &quot; &quot; &amp; [.A55] &amp; &quot;.&quot; &amp; [.C55] &amp; &quot; 0 &quot; &amp; [.E55]*-100 &amp; &quot; 150 R 40 50 &quot; &amp; [.D55] &amp; &quot; 1 &quot; &amp; [.I55]" office:value-type="string" office:string-value="X VBUS-SW 6.22 0 -5200 150 R 40 50 1 1 W" calcext:value-type="string">
            <text:p>X VBUS-SW 6.22 0 -52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55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55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VBUS_SW</text:p>
          </table:table-cell>
          <table:table-cell table:style-name="ce5" table:formula="of:=SUBSTITUTE([.F56]; &quot;_&quot;; &quot;-&quot;)" office:value-type="string" office:string-value="VBUS-SW" calcext:value-type="string">
            <text:p>VBUS-SW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56]=&quot;-&quot;; &quot;N&quot;; IF([.H56]=&quot;I&quot;;&quot;I&quot;; IF([.H56]=&quot;O&quot;;&quot;O&quot;; IF([.H56]=&quot;I/O&quot;;&quot;B&quot;;IF([.H56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56]  &amp; &quot; &quot; &amp; [.A56] &amp; &quot;.&quot; &amp; [.C56] &amp; &quot; 0 &quot; &amp; [.E56]*-100 &amp; &quot; 150 R 40 50 &quot; &amp; [.D56] &amp; &quot; 1 &quot; &amp; [.I56]" office:value-type="string" office:string-value="X VBUS-SW 6.24 0 -5300 150 R 40 50 1 1 W" calcext:value-type="string">
            <text:p>X VBUS-SW 6.24 0 -53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56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56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VDD</text:p>
          </table:table-cell>
          <table:table-cell table:style-name="ce5" table:formula="of:=SUBSTITUTE([.F57]; &quot;_&quot;; &quot;-&quot;)" office:value-type="string" office:string-value="VDD" calcext:value-type="string">
            <text:p>VD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57]=&quot;-&quot;; &quot;N&quot;; IF([.H57]=&quot;I&quot;;&quot;I&quot;; IF([.H57]=&quot;O&quot;;&quot;O&quot;; IF([.H57]=&quot;I/O&quot;;&quot;B&quot;;IF([.H57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57]  &amp; &quot; &quot; &amp; [.A57] &amp; &quot;.&quot; &amp; [.C57] &amp; &quot; 0 &quot; &amp; [.E57]*-100 &amp; &quot; 150 R 40 50 &quot; &amp; [.D57] &amp; &quot; 1 &quot; &amp; [.I57]" office:value-type="string" office:string-value="X VDD 6.12 0 -5400 150 R 40 50 1 1 W" calcext:value-type="string">
            <text:p>X VDD 6.12 0 -54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57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57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VDD</text:p>
          </table:table-cell>
          <table:table-cell table:style-name="ce5" table:formula="of:=SUBSTITUTE([.F58]; &quot;_&quot;; &quot;-&quot;)" office:value-type="string" office:string-value="VDD" calcext:value-type="string">
            <text:p>VDD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58]=&quot;-&quot;; &quot;N&quot;; IF([.H58]=&quot;I&quot;;&quot;I&quot;; IF([.H58]=&quot;O&quot;;&quot;O&quot;; IF([.H58]=&quot;I/O&quot;;&quot;B&quot;;IF([.H58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58]  &amp; &quot; &quot; &amp; [.A58] &amp; &quot;.&quot; &amp; [.C58] &amp; &quot; 0 &quot; &amp; [.E58]*-100 &amp; &quot; 150 R 40 50 &quot; &amp; [.D58] &amp; &quot; 1 &quot; &amp; [.I58]" office:value-type="string" office:string-value="X VDD 6.14 0 -5500 150 R 40 50 1 1 W" calcext:value-type="string">
            <text:p>X VDD 6.14 0 -55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58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58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4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VREF+</text:p>
          </table:table-cell>
          <table:table-cell table:style-name="ce5" table:formula="of:=SUBSTITUTE([.F59]; &quot;_&quot;; &quot;-&quot;)" office:value-type="string" office:string-value="VREF+" calcext:value-type="string">
            <text:p>VREF+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59]=&quot;-&quot;; &quot;N&quot;; IF([.H59]=&quot;I&quot;;&quot;I&quot;; IF([.H59]=&quot;O&quot;;&quot;O&quot;; IF([.H59]=&quot;I/O&quot;;&quot;B&quot;;IF([.H59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59]  &amp; &quot; &quot; &amp; [.A59] &amp; &quot;.&quot; &amp; [.C59] &amp; &quot; 0 &quot; &amp; [.E59]*-100 &amp; &quot; 150 R 40 50 &quot; &amp; [.D59] &amp; &quot; 1 &quot; &amp; [.I59]" office:value-type="string" office:string-value="X VREF+ 6.31 0 -5600 150 R 40 50 1 1 W" calcext:value-type="string">
            <text:p>X VREF+ 6.31 0 -5600 150 R 40 50 1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59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59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2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TCK-SWCLK</text:p>
          </table:table-cell>
          <table:table-cell table:style-name="ce5" table:formula="of:=SUBSTITUTE([.F60]; &quot;_&quot;; &quot;-&quot;)" office:value-type="string" office:string-value="JTCK-SWCLK" calcext:value-type="string">
            <text:p>JTCK-SWCLK</text:p>
          </table:table-cell>
          <table:table-cell table:style-name="ce5" office:value-type="string" calcext:value-type="string">
            <text:p>I</text:p>
          </table:table-cell>
          <table:table-cell table:style-name="ce5" table:formula="of:=IF([.H60]=&quot;-&quot;; &quot;N&quot;; IF([.H60]=&quot;I&quot;;&quot;I&quot;; IF([.H60]=&quot;O&quot;;&quot;O&quot;; IF([.H60]=&quot;I/O&quot;;&quot;B&quot;;IF([.H60]=&quot;S&quot;;&quot;W&quot;;&quot;U&quot;)))))" office:value-type="string" office:string-value="I" calcext:value-type="string">
            <text:p>I</text:p>
          </table:table-cell>
          <table:table-cell table:style-name="ce5" table:formula="of:=&quot;X &quot; &amp; [.G60]  &amp; &quot; &quot; &amp; [.A60] &amp; &quot;.&quot; &amp; [.C60] &amp; &quot; 0 &quot; &amp; [.E60]*-100 &amp; &quot; 150 R 40 50 &quot; &amp; [.D60] &amp; &quot; 1 &quot; &amp; [.I60]" office:value-type="string" office:string-value="X JTCK-SWCLK 6.54 0 -100 150 R 40 50 2 1 I" calcext:value-type="string">
            <text:p>X JTCK-SWCLK 6.54 0 -100 150 R 40 50 2 1 I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60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60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20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JTDI</text:p>
          </table:table-cell>
          <table:table-cell table:style-name="ce5" table:formula="of:=SUBSTITUTE([.F61]; &quot;_&quot;; &quot;-&quot;)" office:value-type="string" office:string-value="JTDI" calcext:value-type="string">
            <text:p>JTDI</text:p>
          </table:table-cell>
          <table:table-cell table:style-name="ce5" office:value-type="string" calcext:value-type="string">
            <text:p>I</text:p>
          </table:table-cell>
          <table:table-cell table:style-name="ce5" table:formula="of:=IF([.H61]=&quot;-&quot;; &quot;N&quot;; IF([.H61]=&quot;I&quot;;&quot;I&quot;; IF([.H61]=&quot;O&quot;;&quot;O&quot;; IF([.H61]=&quot;I/O&quot;;&quot;B&quot;;IF([.H61]=&quot;S&quot;;&quot;W&quot;;&quot;U&quot;)))))" office:value-type="string" office:string-value="I" calcext:value-type="string">
            <text:p>I</text:p>
          </table:table-cell>
          <table:table-cell table:style-name="ce5" table:formula="of:=&quot;X &quot; &amp; [.G61]  &amp; &quot; &quot; &amp; [.A61] &amp; &quot;.&quot; &amp; [.C61] &amp; &quot; 0 &quot; &amp; [.E61]*-100 &amp; &quot; 150 R 40 50 &quot; &amp; [.D61] &amp; &quot; 1 &quot; &amp; [.I61]" office:value-type="string" office:string-value="X JTDI 6.56 0 -200 150 R 40 50 2 1 I" calcext:value-type="string">
            <text:p>X JTDI 6.56 0 -200 150 R 40 50 2 1 I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61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61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19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JTDO-TRACESWO</text:p>
          </table:table-cell>
          <table:table-cell table:style-name="ce5" table:formula="of:=SUBSTITUTE([.F62]; &quot;_&quot;; &quot;-&quot;)" office:value-type="string" office:string-value="JTDO-TRACESWO" calcext:value-type="string">
            <text:p>JTDO-TRACESWO</text:p>
          </table:table-cell>
          <table:table-cell table:style-name="ce5" office:value-type="string" calcext:value-type="string">
            <text:p>O</text:p>
          </table:table-cell>
          <table:table-cell table:style-name="ce5" table:formula="of:=IF([.H62]=&quot;-&quot;; &quot;N&quot;; IF([.H62]=&quot;I&quot;;&quot;I&quot;; IF([.H62]=&quot;O&quot;;&quot;O&quot;; IF([.H62]=&quot;I/O&quot;;&quot;B&quot;;IF([.H62]=&quot;S&quot;;&quot;W&quot;;&quot;U&quot;)))))" office:value-type="string" office:string-value="O" calcext:value-type="string">
            <text:p>O</text:p>
          </table:table-cell>
          <table:table-cell table:style-name="ce5" table:formula="of:=&quot;X &quot; &amp; [.G62]  &amp; &quot; &quot; &amp; [.A62] &amp; &quot;.&quot; &amp; [.C62] &amp; &quot; 0 &quot; &amp; [.E62]*-100 &amp; &quot; 150 R 40 50 &quot; &amp; [.D62] &amp; &quot; 1 &quot; &amp; [.I62]" office:value-type="string" office:string-value="X JTDO-TRACESWO 6.58 0 -300 150 R 40 50 2 1 O" calcext:value-type="string">
            <text:p>X JTDO-TRACESWO 6.58 0 -300 150 R 40 50 2 1 O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62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62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2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JTMS-SWDIO</text:p>
          </table:table-cell>
          <table:table-cell table:style-name="ce5" table:formula="of:=SUBSTITUTE([.F63]; &quot;_&quot;; &quot;-&quot;)" office:value-type="string" office:string-value="JTMS-SWDIO" calcext:value-type="string">
            <text:p>JTMS-SWDIO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63]=&quot;-&quot;; &quot;N&quot;; IF([.H63]=&quot;I&quot;;&quot;I&quot;; IF([.H63]=&quot;O&quot;;&quot;O&quot;; IF([.H63]=&quot;I/O&quot;;&quot;B&quot;;IF([.H63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63]  &amp; &quot; &quot; &amp; [.A63] &amp; &quot;.&quot; &amp; [.C63] &amp; &quot; 0 &quot; &amp; [.E63]*-100 &amp; &quot; 150 R 40 50 &quot; &amp; [.D63] &amp; &quot; 1 &quot; &amp; [.I63]" office:value-type="string" office:string-value="X JTMS-SWDIO 6.52 0 -400 150 R 40 50 2 1 B" calcext:value-type="string">
            <text:p>X JTMS-SWDIO 6.52 0 -400 150 R 40 50 2 1 B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63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63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SI_CKN</text:p>
          </table:table-cell>
          <table:table-cell table:style-name="ce5" table:formula="of:=SUBSTITUTE([.F64]; &quot;_&quot;; &quot;-&quot;)" office:value-type="string" office:string-value="DSI-CKN" calcext:value-type="string">
            <text:p>DSI-CKN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[.H64]=&quot;-&quot;; &quot;N&quot;; IF([.H64]=&quot;I&quot;;&quot;I&quot;; IF([.H64]=&quot;O&quot;;&quot;O&quot;; IF([.H64]=&quot;I/O&quot;;&quot;B&quot;;IF([.H64]=&quot;S&quot;;&quot;W&quot;;&quot;U&quot;)))))" office:value-type="string" office:string-value="U" calcext:value-type="string">
            <text:p>U</text:p>
          </table:table-cell>
          <table:table-cell table:style-name="ce5" table:formula="of:=&quot;X &quot; &amp; [.G64]  &amp; &quot; &quot; &amp; [.A64] &amp; &quot;.&quot; &amp; [.C64] &amp; &quot; 0 &quot; &amp; [.E64]*-100 &amp; &quot; 150 R 40 50 &quot; &amp; [.D64] &amp; &quot; 1 &quot; &amp; [.I64]" office:value-type="string" office:string-value="X DSI-CKN 7.49 0 -100 150 R 40 50 3 1 U" calcext:value-type="string">
            <text:p>X DSI-CKN 7.49 0 -100 150 R 40 50 3 1 U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64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64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B16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SI_CKP</text:p>
          </table:table-cell>
          <table:table-cell table:style-name="ce5" table:formula="of:=SUBSTITUTE([.F65]; &quot;_&quot;; &quot;-&quot;)" office:value-type="string" office:string-value="DSI-CKP" calcext:value-type="string">
            <text:p>DSI-CKP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[.H65]=&quot;-&quot;; &quot;N&quot;; IF([.H65]=&quot;I&quot;;&quot;I&quot;; IF([.H65]=&quot;O&quot;;&quot;O&quot;; IF([.H65]=&quot;I/O&quot;;&quot;B&quot;;IF([.H65]=&quot;S&quot;;&quot;W&quot;;&quot;U&quot;)))))" office:value-type="string" office:string-value="U" calcext:value-type="string">
            <text:p>U</text:p>
          </table:table-cell>
          <table:table-cell table:style-name="ce5" table:formula="of:=&quot;X &quot; &amp; [.G65]  &amp; &quot; &quot; &amp; [.A65] &amp; &quot;.&quot; &amp; [.C65] &amp; &quot; 0 &quot; &amp; [.E65]*-100 &amp; &quot; 150 R 40 50 &quot; &amp; [.D65] &amp; &quot; 1 &quot; &amp; [.I65]" office:value-type="string" office:string-value="X DSI-CKP 7.51 0 -200 150 R 40 50 3 1 U" calcext:value-type="string">
            <text:p>X DSI-CKP 7.51 0 -200 150 R 40 50 3 1 U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65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65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B15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SI_D0N</text:p>
          </table:table-cell>
          <table:table-cell table:style-name="ce5" table:formula="of:=SUBSTITUTE([.F66]; &quot;_&quot;; &quot;-&quot;)" office:value-type="string" office:string-value="DSI-D0N" calcext:value-type="string">
            <text:p>DSI-D0N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[.H66]=&quot;-&quot;; &quot;N&quot;; IF([.H66]=&quot;I&quot;;&quot;I&quot;; IF([.H66]=&quot;O&quot;;&quot;O&quot;; IF([.H66]=&quot;I/O&quot;;&quot;B&quot;;IF([.H66]=&quot;S&quot;;&quot;W&quot;;&quot;U&quot;)))))" office:value-type="string" office:string-value="U" calcext:value-type="string">
            <text:p>U</text:p>
          </table:table-cell>
          <table:table-cell table:style-name="ce5" table:formula="of:=&quot;X &quot; &amp; [.G66]  &amp; &quot; &quot; &amp; [.A66] &amp; &quot;.&quot; &amp; [.C66] &amp; &quot; 0 &quot; &amp; [.E66]*-100 &amp; &quot; 150 R 40 50 &quot; &amp; [.D66] &amp; &quot; 1 &quot; &amp; [.I66]" office:value-type="string" office:string-value="X DSI-D0N 7.55 0 -300 150 R 40 50 3 1 U" calcext:value-type="string">
            <text:p>X DSI-D0N 7.55 0 -300 150 R 40 50 3 1 U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66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66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1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SI_D0P</text:p>
          </table:table-cell>
          <table:table-cell table:style-name="ce5" table:formula="of:=SUBSTITUTE([.F67]; &quot;_&quot;; &quot;-&quot;)" office:value-type="string" office:string-value="DSI-D0P" calcext:value-type="string">
            <text:p>DSI-D0P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[.H67]=&quot;-&quot;; &quot;N&quot;; IF([.H67]=&quot;I&quot;;&quot;I&quot;; IF([.H67]=&quot;O&quot;;&quot;O&quot;; IF([.H67]=&quot;I/O&quot;;&quot;B&quot;;IF([.H67]=&quot;S&quot;;&quot;W&quot;;&quot;U&quot;)))))" office:value-type="string" office:string-value="U" calcext:value-type="string">
            <text:p>U</text:p>
          </table:table-cell>
          <table:table-cell table:style-name="ce5" table:formula="of:=&quot;X &quot; &amp; [.G67]  &amp; &quot; &quot; &amp; [.A67] &amp; &quot;.&quot; &amp; [.C67] &amp; &quot; 0 &quot; &amp; [.E67]*-100 &amp; &quot; 150 R 40 50 &quot; &amp; [.D67] &amp; &quot; 1 &quot; &amp; [.I67]" office:value-type="string" office:string-value="X DSI-D0P 7.57 0 -400 150 R 40 50 3 1 U" calcext:value-type="string">
            <text:p>X DSI-D0P 7.57 0 -400 150 R 40 50 3 1 U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67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67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17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SI_D1N</text:p>
          </table:table-cell>
          <table:table-cell table:style-name="ce5" table:formula="of:=SUBSTITUTE([.F68]; &quot;_&quot;; &quot;-&quot;)" office:value-type="string" office:string-value="DSI-D1N" calcext:value-type="string">
            <text:p>DSI-D1N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[.H68]=&quot;-&quot;; &quot;N&quot;; IF([.H68]=&quot;I&quot;;&quot;I&quot;; IF([.H68]=&quot;O&quot;;&quot;O&quot;; IF([.H68]=&quot;I/O&quot;;&quot;B&quot;;IF([.H68]=&quot;S&quot;;&quot;W&quot;;&quot;U&quot;)))))" office:value-type="string" office:string-value="U" calcext:value-type="string">
            <text:p>U</text:p>
          </table:table-cell>
          <table:table-cell table:style-name="ce5" table:formula="of:=&quot;X &quot; &amp; [.G68]  &amp; &quot; &quot; &amp; [.A68] &amp; &quot;.&quot; &amp; [.C68] &amp; &quot; 0 &quot; &amp; [.E68]*-100 &amp; &quot; 150 R 40 50 &quot; &amp; [.D68] &amp; &quot; 1 &quot; &amp; [.I68]" office:value-type="string" office:string-value="X DSI-D1N 7.43 0 -500 150 R 40 50 3 1 U" calcext:value-type="string">
            <text:p>X DSI-D1N 7.43 0 -500 150 R 40 50 3 1 U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68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68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B1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SI_D1P</text:p>
          </table:table-cell>
          <table:table-cell table:style-name="ce5" table:formula="of:=SUBSTITUTE([.F69]; &quot;_&quot;; &quot;-&quot;)" office:value-type="string" office:string-value="DSI-D1P" calcext:value-type="string">
            <text:p>DSI-D1P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[.H69]=&quot;-&quot;; &quot;N&quot;; IF([.H69]=&quot;I&quot;;&quot;I&quot;; IF([.H69]=&quot;O&quot;;&quot;O&quot;; IF([.H69]=&quot;I/O&quot;;&quot;B&quot;;IF([.H69]=&quot;S&quot;;&quot;W&quot;;&quot;U&quot;)))))" office:value-type="string" office:string-value="U" calcext:value-type="string">
            <text:p>U</text:p>
          </table:table-cell>
          <table:table-cell table:style-name="ce5" table:formula="of:=&quot;X &quot; &amp; [.G69]  &amp; &quot; &quot; &amp; [.A69] &amp; &quot;.&quot; &amp; [.C69] &amp; &quot; 0 &quot; &amp; [.E69]*-100 &amp; &quot; 150 R 40 50 &quot; &amp; [.D69] &amp; &quot; 1 &quot; &amp; [.I69]" office:value-type="string" office:string-value="X DSI-D1P 7.45 0 -600 150 R 40 50 3 1 U" calcext:value-type="string">
            <text:p>X DSI-D1P 7.45 0 -600 150 R 40 50 3 1 U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69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69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U3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NA0</text:p>
          </table:table-cell>
          <table:table-cell table:style-name="ce5" table:formula="of:=SUBSTITUTE([.F70]; &quot;_&quot;; &quot;-&quot;)" office:value-type="string" office:string-value="ANA0" calcext:value-type="string">
            <text:p>ANA0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[.H70]=&quot;-&quot;; &quot;N&quot;; IF([.H70]=&quot;I&quot;;&quot;I&quot;; IF([.H70]=&quot;O&quot;;&quot;O&quot;; IF([.H70]=&quot;I/O&quot;;&quot;B&quot;;IF([.H70]=&quot;S&quot;;&quot;W&quot;;&quot;U&quot;)))))" office:value-type="string" office:string-value="U" calcext:value-type="string">
            <text:p>U</text:p>
          </table:table-cell>
          <table:table-cell table:style-name="ce5" table:formula="of:=&quot;X &quot; &amp; [.G70]  &amp; &quot; &quot; &amp; [.A70] &amp; &quot;.&quot; &amp; [.C70] &amp; &quot; 0 &quot; &amp; [.E70]*-100 &amp; &quot; 150 R 40 50 &quot; &amp; [.D70] &amp; &quot; 1 &quot; &amp; [.I70]" office:value-type="string" office:string-value="X ANA0 6.37 0 -100 150 R 40 50 4 1 U" calcext:value-type="string">
            <text:p>X ANA0 6.37 0 -100 150 R 40 50 4 1 U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70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ADC1_INP0,</text:p>
            <text:p>ADC1_INN1,</text:p>
            <text:p>ADC2_INP0,</text:p>
            <text:p>ADC2_INN1</text:p>
          </table:table-cell>
          <table:table-cell table:style-name="ce5" table:formula="of:=SUBSTITUTE(SUBSTITUTE(SUBSTITUTE([.M70]; CHAR(10); &quot;&quot;); &quot;,&quot;; CHAR(10)); CHAR(10)&amp;CHAR(10); CHAR(10))" office:value-type="string" office:string-value="ADC1_INP0&#10;ADC1_INN1&#10;ADC2_INP0&#10;ADC2_INN1" calcext:value-type="string">
            <text:p>ADC1_INP0</text:p>
            <text:p>ADC1_INN1</text:p>
            <text:p>ADC2_INP0</text:p>
            <text:p>ADC2_INN1</text:p>
          </table:table-cell>
          <table:table-cell table:number-columns-repeated="10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U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NA1</text:p>
          </table:table-cell>
          <table:table-cell table:style-name="ce5" table:formula="of:=SUBSTITUTE([.F71]; &quot;_&quot;; &quot;-&quot;)" office:value-type="string" office:string-value="ANA1" calcext:value-type="string">
            <text:p>ANA1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[.H71]=&quot;-&quot;; &quot;N&quot;; IF([.H71]=&quot;I&quot;;&quot;I&quot;; IF([.H71]=&quot;O&quot;;&quot;O&quot;; IF([.H71]=&quot;I/O&quot;;&quot;B&quot;;IF([.H71]=&quot;S&quot;;&quot;W&quot;;&quot;U&quot;)))))" office:value-type="string" office:string-value="U" calcext:value-type="string">
            <text:p>U</text:p>
          </table:table-cell>
          <table:table-cell table:style-name="ce5" table:formula="of:=&quot;X &quot; &amp; [.G71]  &amp; &quot; &quot; &amp; [.A71] &amp; &quot;.&quot; &amp; [.C71] &amp; &quot; 0 &quot; &amp; [.E71]*-100 &amp; &quot; 150 R 40 50 &quot; &amp; [.D71] &amp; &quot; 1 &quot; &amp; [.I71]" office:value-type="string" office:string-value="X ANA1 6.39 0 -200 150 R 40 50 4 1 U" calcext:value-type="string">
            <text:p>X ANA1 6.39 0 -200 150 R 40 50 4 1 U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71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ADC1_INP1,</text:p>
            <text:p>ADC2_INP1</text:p>
          </table:table-cell>
          <table:table-cell table:style-name="ce5" table:formula="of:=SUBSTITUTE(SUBSTITUTE(SUBSTITUTE([.M71]; CHAR(10); &quot;&quot;); &quot;,&quot;; CHAR(10)); CHAR(10)&amp;CHAR(10); CHAR(10))" office:value-type="string" office:string-value="ADC1_INP1&#10;ADC2_INP1" calcext:value-type="string">
            <text:p>ADC1_INP1</text:p>
            <text:p>ADC2_INP1</text:p>
          </table:table-cell>
          <table:table-cell table:number-columns-repeated="10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C1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TG_VBUS</text:p>
          </table:table-cell>
          <table:table-cell table:style-name="ce5" table:formula="of:=SUBSTITUTE([.F72]; &quot;_&quot;; &quot;-&quot;)" office:value-type="string" office:string-value="OTG-VBUS" calcext:value-type="string">
            <text:p>OTG-VBUS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[.H72]=&quot;-&quot;; &quot;N&quot;; IF([.H72]=&quot;I&quot;;&quot;I&quot;; IF([.H72]=&quot;O&quot;;&quot;O&quot;; IF([.H72]=&quot;I/O&quot;;&quot;B&quot;;IF([.H72]=&quot;S&quot;;&quot;W&quot;;&quot;U&quot;)))))" office:value-type="string" office:string-value="U" calcext:value-type="string">
            <text:p>U</text:p>
          </table:table-cell>
          <table:table-cell table:style-name="ce5" table:formula="of:=&quot;X &quot; &amp; [.G72]  &amp; &quot; &quot; &amp; [.A72] &amp; &quot;.&quot; &amp; [.C72] &amp; &quot; 0 &quot; &amp; [.E72]*-100 &amp; &quot; 150 R 40 50 &quot; &amp; [.D72] &amp; &quot; 1 &quot; &amp; [.I72]" office:value-type="string" office:string-value="X OTG-VBUS 7.8 0 -100 150 R 40 50 5 1 U" calcext:value-type="string">
            <text:p>X OTG-VBUS 7.8 0 -100 150 R 40 50 5 1 U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72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OTG_FS_VBUS,</text:p>
            <text:p>OTG_HS_VBUS</text:p>
          </table:table-cell>
          <table:table-cell table:style-name="ce5" table:formula="of:=SUBSTITUTE(SUBSTITUTE(SUBSTITUTE([.M72]; CHAR(10); &quot;&quot;); &quot;,&quot;; CHAR(10)); CHAR(10)&amp;CHAR(10); CHAR(10))" office:value-type="string" office:string-value="OTG_FS_VBUS&#10;OTG_HS_VBUS" calcext:value-type="string">
            <text:p>OTG_FS_VBUS</text:p>
            <text:p>OTG_HS_VBUS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B1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SB_DM1</text:p>
          </table:table-cell>
          <table:table-cell table:style-name="ce5" table:formula="of:=SUBSTITUTE([.F73]; &quot;_&quot;; &quot;-&quot;)" office:value-type="string" office:string-value="USB-DM1" calcext:value-type="string">
            <text:p>USB-DM1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[.H73]=&quot;-&quot;; &quot;N&quot;; IF([.H73]=&quot;I&quot;;&quot;I&quot;; IF([.H73]=&quot;O&quot;;&quot;O&quot;; IF([.H73]=&quot;I/O&quot;;&quot;B&quot;;IF([.H73]=&quot;S&quot;;&quot;W&quot;;&quot;U&quot;)))))" office:value-type="string" office:string-value="U" calcext:value-type="string">
            <text:p>U</text:p>
          </table:table-cell>
          <table:table-cell table:style-name="ce5" table:formula="of:=&quot;X &quot; &amp; [.G73]  &amp; &quot; &quot; &amp; [.A73] &amp; &quot;.&quot; &amp; [.C73] &amp; &quot; 0 &quot; &amp; [.E73]*-100 &amp; &quot; 150 R 40 50 &quot; &amp; [.D73] &amp; &quot; 1 &quot; &amp; [.I73]" office:value-type="string" office:string-value="X USB-DM1 6.61 0 -200 150 R 40 50 5 1 U" calcext:value-type="string">
            <text:p>X USB-DM1 6.61 0 -200 150 R 40 50 5 1 U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73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USBH_HS_DM1</text:p>
          </table:table-cell>
          <table:table-cell table:style-name="ce5" table:formula="of:=SUBSTITUTE(SUBSTITUTE(SUBSTITUTE([.M73]; CHAR(10); &quot;&quot;); &quot;,&quot;; CHAR(10)); CHAR(10)&amp;CHAR(10); CHAR(10))" office:value-type="string" office:string-value="USBH_HS_DM1" calcext:value-type="string">
            <text:p>USBH_HS_DM1</text:p>
          </table:table-cell>
          <table:table-cell table:number-columns-repeated="10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B1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SB_DM2</text:p>
          </table:table-cell>
          <table:table-cell table:style-name="ce5" table:formula="of:=SUBSTITUTE([.F74]; &quot;_&quot;; &quot;-&quot;)" office:value-type="string" office:string-value="USB-DM2" calcext:value-type="string">
            <text:p>USB-DM2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[.H74]=&quot;-&quot;; &quot;N&quot;; IF([.H74]=&quot;I&quot;;&quot;I&quot;; IF([.H74]=&quot;O&quot;;&quot;O&quot;; IF([.H74]=&quot;I/O&quot;;&quot;B&quot;;IF([.H74]=&quot;S&quot;;&quot;W&quot;;&quot;U&quot;)))))" office:value-type="string" office:string-value="U" calcext:value-type="string">
            <text:p>U</text:p>
          </table:table-cell>
          <table:table-cell table:style-name="ce5" table:formula="of:=&quot;X &quot; &amp; [.G74]  &amp; &quot; &quot; &amp; [.A74] &amp; &quot;.&quot; &amp; [.C74] &amp; &quot; 0 &quot; &amp; [.E74]*-100 &amp; &quot; 150 R 40 50 &quot; &amp; [.D74] &amp; &quot; 1 &quot; &amp; [.I74]" office:value-type="string" office:string-value="X USB-DM2 6.67 0 -300 150 R 40 50 5 1 U" calcext:value-type="string">
            <text:p>X USB-DM2 6.67 0 -300 150 R 40 50 5 1 U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74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USBH_HS_DM2</text:p>
            <text:p>OTG_HS_DM</text:p>
          </table:table-cell>
          <table:table-cell table:style-name="ce5" table:formula="of:=SUBSTITUTE(SUBSTITUTE(SUBSTITUTE([.M74]; CHAR(10); &quot;&quot;); &quot;,&quot;; CHAR(10)); CHAR(10)&amp;CHAR(10); CHAR(10))" office:value-type="string" office:string-value="USBH_HS_DM2OTG_HS_DM" calcext:value-type="string">
            <text:p>USBH_HS_DM2OTG_HS_DM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C1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B_DP1</text:p>
          </table:table-cell>
          <table:table-cell table:style-name="ce5" table:formula="of:=SUBSTITUTE([.F75]; &quot;_&quot;; &quot;-&quot;)" office:value-type="string" office:string-value="USB-DP1" calcext:value-type="string">
            <text:p>USB-DP1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[.H75]=&quot;-&quot;; &quot;N&quot;; IF([.H75]=&quot;I&quot;;&quot;I&quot;; IF([.H75]=&quot;O&quot;;&quot;O&quot;; IF([.H75]=&quot;I/O&quot;;&quot;B&quot;;IF([.H75]=&quot;S&quot;;&quot;W&quot;;&quot;U&quot;)))))" office:value-type="string" office:string-value="U" calcext:value-type="string">
            <text:p>U</text:p>
          </table:table-cell>
          <table:table-cell table:style-name="ce5" table:formula="of:=&quot;X &quot; &amp; [.G75]  &amp; &quot; &quot; &amp; [.A75] &amp; &quot;.&quot; &amp; [.C75] &amp; &quot; 0 &quot; &amp; [.E75]*-100 &amp; &quot; 150 R 40 50 &quot; &amp; [.D75] &amp; &quot; 1 &quot; &amp; [.I75]" office:value-type="string" office:string-value="X USB-DP1 6.63 0 -400 150 R 40 50 5 1 U" calcext:value-type="string">
            <text:p>X USB-DP1 6.63 0 -400 150 R 40 50 5 1 U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75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USBH_HS_DP1</text:p>
          </table:table-cell>
          <table:table-cell table:style-name="ce5" table:formula="of:=SUBSTITUTE(SUBSTITUTE(SUBSTITUTE([.M75]; CHAR(10); &quot;&quot;); &quot;,&quot;; CHAR(10)); CHAR(10)&amp;CHAR(10); CHAR(10))" office:value-type="string" office:string-value="USBH_HS_DP1" calcext:value-type="string">
            <text:p>USBH_HS_DP1</text:p>
          </table:table-cell>
          <table:table-cell table:number-columns-repeated="10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C16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SB_DP2</text:p>
          </table:table-cell>
          <table:table-cell table:style-name="ce5" table:formula="of:=SUBSTITUTE([.F76]; &quot;_&quot;; &quot;-&quot;)" office:value-type="string" office:string-value="USB-DP2" calcext:value-type="string">
            <text:p>USB-DP2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[.H76]=&quot;-&quot;; &quot;N&quot;; IF([.H76]=&quot;I&quot;;&quot;I&quot;; IF([.H76]=&quot;O&quot;;&quot;O&quot;; IF([.H76]=&quot;I/O&quot;;&quot;B&quot;;IF([.H76]=&quot;S&quot;;&quot;W&quot;;&quot;U&quot;)))))" office:value-type="string" office:string-value="U" calcext:value-type="string">
            <text:p>U</text:p>
          </table:table-cell>
          <table:table-cell table:style-name="ce5" table:formula="of:=&quot;X &quot; &amp; [.G76]  &amp; &quot; &quot; &amp; [.A76] &amp; &quot;.&quot; &amp; [.C76] &amp; &quot; 0 &quot; &amp; [.E76]*-100 &amp; &quot; 150 R 40 50 &quot; &amp; [.D76] &amp; &quot; 1 &quot; &amp; [.I76]" office:value-type="string" office:string-value="X USB-DP2 6.69 0 -500 150 R 40 50 5 1 U" calcext:value-type="string">
            <text:p>X USB-DP2 6.69 0 -500 150 R 40 50 5 1 U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76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USBH_HS_DP2,</text:p>
            <text:p>OTG_HS_DP</text:p>
          </table:table-cell>
          <table:table-cell table:style-name="ce5" table:formula="of:=SUBSTITUTE(SUBSTITUTE(SUBSTITUTE([.M76]; CHAR(10); &quot;&quot;); &quot;,&quot;; CHAR(10)); CHAR(10)&amp;CHAR(10); CHAR(10))" office:value-type="string" office:string-value="USBH_HS_DP2&#10;OTG_HS_DP" calcext:value-type="string">
            <text:p>USBH_HS_DP2</text:p>
            <text:p>OTG_HS_DP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VBUS_OTG</text:p>
          </table:table-cell>
          <table:table-cell table:style-name="ce5" table:formula="of:=SUBSTITUTE([.F77]; &quot;_&quot;; &quot;-&quot;)" office:value-type="string" office:string-value="VBUS-OTG" calcext:value-type="string">
            <text:p>VBUS-OTG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77]=&quot;-&quot;; &quot;N&quot;; IF([.H77]=&quot;I&quot;;&quot;I&quot;; IF([.H77]=&quot;O&quot;;&quot;O&quot;; IF([.H77]=&quot;I/O&quot;;&quot;B&quot;;IF([.H77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77]  &amp; &quot; &quot; &amp; [.A77] &amp; &quot;.&quot; &amp; [.C77] &amp; &quot; 0 &quot; &amp; [.E77]*-100 &amp; &quot; 150 R 40 50 &quot; &amp; [.D77] &amp; &quot; 1 &quot; &amp; [.I77]" office:value-type="string" office:string-value="X VBUS-OTG 6.16 0 -600 150 R 40 50 5 1 W" calcext:value-type="string">
            <text:p>X VBUS-OTG 6.16 0 -600 150 R 40 50 5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77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77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VBUS_OTG</text:p>
          </table:table-cell>
          <table:table-cell table:style-name="ce5" table:formula="of:=SUBSTITUTE([.F78]; &quot;_&quot;; &quot;-&quot;)" office:value-type="string" office:string-value="VBUS-OTG" calcext:value-type="string">
            <text:p>VBUS-OTG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[.H78]=&quot;-&quot;; &quot;N&quot;; IF([.H78]=&quot;I&quot;;&quot;I&quot;; IF([.H78]=&quot;O&quot;;&quot;O&quot;; IF([.H78]=&quot;I/O&quot;;&quot;B&quot;;IF([.H78]=&quot;S&quot;;&quot;W&quot;;&quot;U&quot;)))))" office:value-type="string" office:string-value="W" calcext:value-type="string">
            <text:p>W</text:p>
          </table:table-cell>
          <table:table-cell table:style-name="ce5" table:formula="of:=&quot;X &quot; &amp; [.G78]  &amp; &quot; &quot; &amp; [.A78] &amp; &quot;.&quot; &amp; [.C78] &amp; &quot; 0 &quot; &amp; [.E78]*-100 &amp; &quot; 150 R 40 50 &quot; &amp; [.D78] &amp; &quot; 1 &quot; &amp; [.I78]" office:value-type="string" office:string-value="X VBUS-OTG 6.18 0 -700 150 R 40 50 5 1 W" calcext:value-type="string">
            <text:p>X VBUS-OTG 6.18 0 -700 150 R 40 50 5 1 W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78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78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B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A0</text:p>
          </table:table-cell>
          <table:table-cell table:style-name="ce5" table:formula="of:=SUBSTITUTE([.F79]; &quot;_&quot;; &quot;-&quot;)" office:value-type="string" office:string-value="PA0" calcext:value-type="string">
            <text:p>PA0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79]=&quot;-&quot;; &quot;N&quot;; IF([.H79]=&quot;I&quot;;&quot;I&quot;; IF([.H79]=&quot;O&quot;;&quot;O&quot;; IF([.H79]=&quot;I/O&quot;;&quot;B&quot;;IF([.H79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79]  &amp; &quot; &quot; &amp; [.A79] &amp; &quot;.&quot; &amp; [.C79] &amp; &quot; 0 &quot; &amp; [.E79]*-100 &amp; &quot; 150 R 40 50 &quot; &amp; [.D79] &amp; &quot; 1 &quot; &amp; [.I79]" office:value-type="string" office:string-value="X PA0 6.44 0 -100 150 R 40 50 6 1 B" calcext:value-type="string">
            <text:p>X PA0 6.44 0 -100 150 R 40 50 6 1 B</text:p>
          </table:table-cell>
          <table:table-cell table:style-name="ce5" office:value-type="string" calcext:value-type="string">
            <text:p>TIM2_CH1/TIM2_ETR,</text:p>
            <text:p>TIM5_CH1,TIM8_ETR,</text:p>
            <text:p>TIM15_BKIN,USART2_CTS/USART2_NSS,UART4_TX,</text:p>
            <text:p>SDMMC2_CMD,SAI2_SD_B,</text:p>
            <text:p>ETH1_GMII_CRS/ETH1_MII_CRS,EVENTOUT</text:p>
          </table:table-cell>
          <table:table-cell table:style-name="ce5" table:formula="of:=SUBSTITUTE(SUBSTITUTE(SUBSTITUTE([.K79]; CHAR(10); &quot;&quot;); &quot;,&quot;; CHAR(10)); CHAR(10)&amp;CHAR(10); CHAR(10))" office:value-type="string" office:string-value="TIM2_CH1/TIM2_ETR&#10;TIM5_CH1&#10;TIM8_ETR&#10;TIM15_BKIN&#10;USART2_CTS/USART2_NSS&#10;UART4_TX&#10;SDMMC2_CMD&#10;SAI2_SD_B&#10;ETH1_GMII_CRS/ETH1_MII_CRS&#10;EVENTOUT" calcext:value-type="string">
            <text:p>TIM2_CH1/TIM2_ETR</text:p>
            <text:p>TIM5_CH1</text:p>
            <text:p>TIM8_ETR</text:p>
            <text:p>TIM15_BKIN</text:p>
            <text:p>USART2_CTS/USART2_NSS</text:p>
            <text:p>UART4_TX</text:p>
            <text:p>SDMMC2_CMD</text:p>
            <text:p>SAI2_SD_B</text:p>
            <text:p>ETH1_GMII_CRS/ETH1_MII_CRS</text:p>
            <text:p>EVENTOUT</text:p>
          </table:table-cell>
          <table:table-cell table:style-name="ce5" office:value-type="string" calcext:value-type="string">
            <text:p>ADC1_INP16,</text:p>
            <text:p>WKUP1</text:p>
          </table:table-cell>
          <table:table-cell table:style-name="ce5" table:formula="of:=SUBSTITUTE(SUBSTITUTE(SUBSTITUTE([.M79]; CHAR(10); &quot;&quot;); &quot;,&quot;; CHAR(10)); CHAR(10)&amp;CHAR(10); CHAR(10))" office:value-type="string" office:string-value="ADC1_INP16&#10;WKUP1" calcext:value-type="string">
            <text:p>ADC1_INP16</text:p>
            <text:p>WKUP1</text:p>
          </table:table-cell>
          <table:table-cell table:number-columns-repeated="1010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A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A1</text:p>
          </table:table-cell>
          <table:table-cell table:style-name="ce5" table:formula="of:=SUBSTITUTE([.F80]; &quot;_&quot;; &quot;-&quot;)" office:value-type="string" office:string-value="PA1" calcext:value-type="string">
            <text:p>PA1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80]=&quot;-&quot;; &quot;N&quot;; IF([.H80]=&quot;I&quot;;&quot;I&quot;; IF([.H80]=&quot;O&quot;;&quot;O&quot;; IF([.H80]=&quot;I/O&quot;;&quot;B&quot;;IF([.H80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80]  &amp; &quot; &quot; &amp; [.A80] &amp; &quot;.&quot; &amp; [.C80] &amp; &quot; 0 &quot; &amp; [.E80]*-100 &amp; &quot; 150 R 40 50 &quot; &amp; [.D80] &amp; &quot; 1 &quot; &amp; [.I80]" office:value-type="string" office:string-value="X PA1 8.14 0 -200 150 R 40 50 6 1 B" calcext:value-type="string">
            <text:p>X PA1 8.14 0 -200 150 R 40 50 6 1 B</text:p>
          </table:table-cell>
          <table:table-cell table:style-name="ce5" office:value-type="string" calcext:value-type="string">
            <text:p>ETH_CLK,TIM2_CH2,TIM5_CH2,</text:p>
            <text:p>LPTIM3_OUT,TIM15_CH1N,</text:p>
            <text:p>USART2_RTS/USART2_DE,</text:p>
            <text:p>UART4_RX,QUADSPI_BK1_IO3,</text:p>
            <text:p>SAI2_MCLK_B,</text:p>
            <text:p>ETH1_GMII_RX_CLK/ETH1_MII_RX_CLK/ETH1_RGMII_RX_CLK/ETH1_RMII_REF_CLK,LCD_R2,</text:p>
            <text:p>EVENTOUT</text:p>
          </table:table-cell>
          <table:table-cell table:style-name="ce5" table:formula="of:=SUBSTITUTE(SUBSTITUTE(SUBSTITUTE([.K80]; CHAR(10); &quot;&quot;); &quot;,&quot;; CHAR(10)); CHAR(10)&amp;CHAR(10); CHAR(10))" office:value-type="string" office:string-value="ETH_CLK&#10;TIM2_CH2&#10;TIM5_CH2&#10;LPTIM3_OUT&#10;TIM15_CH1N&#10;USART2_RTS/USART2_DE&#10;UART4_RX&#10;QUADSPI_BK1_IO3&#10;SAI2_MCLK_B&#10;ETH1_GMII_RX_CLK/ETH1_MII_RX_CLK/ETH1_RGMII_RX_CLK/ETH1_RMII_REF_CLK&#10;LCD_R2&#10;EVENTOUT" calcext:value-type="string">
            <text:p>ETH_CLK</text:p>
            <text:p>TIM2_CH2</text:p>
            <text:p>TIM5_CH2</text:p>
            <text:p>LPTIM3_OUT</text:p>
            <text:p>TIM15_CH1N</text:p>
            <text:p>USART2_RTS/USART2_DE</text:p>
            <text:p>UART4_RX</text:p>
            <text:p>QUADSPI_BK1_IO3</text:p>
            <text:p>SAI2_MCLK_B</text:p>
            <text:p>ETH1_GMII_RX_CLK/ETH1_MII_RX_CLK/ETH1_RGMII_RX_CLK/ETH1_RMII_REF_CLK</text:p>
            <text:p>LCD_R2</text:p>
            <text:p>EVENTOUT</text:p>
          </table:table-cell>
          <table:table-cell table:style-name="ce5" office:value-type="string" calcext:value-type="string">
            <text:p>ADC1_INP17,</text:p>
            <text:p>ADC1_INN16</text:p>
          </table:table-cell>
          <table:table-cell table:style-name="ce5" table:formula="of:=SUBSTITUTE(SUBSTITUTE(SUBSTITUTE([.M80]; CHAR(10); &quot;&quot;); &quot;,&quot;; CHAR(10)); CHAR(10)&amp;CHAR(10); CHAR(10))" office:value-type="string" office:string-value="ADC1_INP17&#10;ADC1_INN16" calcext:value-type="string">
            <text:p>ADC1_INP17</text:p>
            <text:p>ADC1_INN16</text:p>
          </table:table-cell>
          <table:table-cell table:number-columns-repeated="1010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C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A2</text:p>
          </table:table-cell>
          <table:table-cell table:style-name="ce5" table:formula="of:=SUBSTITUTE([.F81]; &quot;_&quot;; &quot;-&quot;)" office:value-type="string" office:string-value="PA2" calcext:value-type="string">
            <text:p>PA2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81]=&quot;-&quot;; &quot;N&quot;; IF([.H81]=&quot;I&quot;;&quot;I&quot;; IF([.H81]=&quot;O&quot;;&quot;O&quot;; IF([.H81]=&quot;I/O&quot;;&quot;B&quot;;IF([.H81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81]  &amp; &quot; &quot; &amp; [.A81] &amp; &quot;.&quot; &amp; [.C81] &amp; &quot; 0 &quot; &amp; [.E81]*-100 &amp; &quot; 150 R 40 50 &quot; &amp; [.D81] &amp; &quot; 1 &quot; &amp; [.I81]" office:value-type="string" office:string-value="X PA2 8.34 0 -300 150 R 40 50 6 1 B" calcext:value-type="string">
            <text:p>X PA2 8.34 0 -300 150 R 40 50 6 1 B</text:p>
          </table:table-cell>
          <table:table-cell table:style-name="ce5" office:value-type="string" calcext:value-type="string">
            <text:p>TIM2_CH3,TIM5_CH3,</text:p>
            <text:p>LPTIM4_OUT,TIM15_CH1,</text:p>
            <text:p>USART2_TX,SAI2_SCK_B,</text:p>
            <text:p>SDMMC2_D0DIR,ETH1_MDIO,</text:p>
            <text:p>MDIOS_MDIO,LCD_R1,EVENTOUT</text:p>
          </table:table-cell>
          <table:table-cell table:style-name="ce5" table:formula="of:=SUBSTITUTE(SUBSTITUTE(SUBSTITUTE([.K81]; CHAR(10); &quot;&quot;); &quot;,&quot;; CHAR(10)); CHAR(10)&amp;CHAR(10); CHAR(10))" office:value-type="string" office:string-value="TIM2_CH3&#10;TIM5_CH3&#10;LPTIM4_OUT&#10;TIM15_CH1&#10;USART2_TX&#10;SAI2_SCK_B&#10;SDMMC2_D0DIR&#10;ETH1_MDIO&#10;MDIOS_MDIO&#10;LCD_R1&#10;EVENTOUT" calcext:value-type="string">
            <text:p>TIM2_CH3</text:p>
            <text:p>TIM5_CH3</text:p>
            <text:p>LPTIM4_OUT</text:p>
            <text:p>TIM15_CH1</text:p>
            <text:p>USART2_TX</text:p>
            <text:p>SAI2_SCK_B</text:p>
            <text:p>SDMMC2_D0DIR</text:p>
            <text:p>ETH1_MDIO</text:p>
            <text:p>MDIOS_MDIO</text:p>
            <text:p>LCD_R1</text:p>
            <text:p>EVENTOUT</text:p>
          </table:table-cell>
          <table:table-cell table:style-name="ce5" office:value-type="string" calcext:value-type="string">
            <text:p>ADC1_INP14,</text:p>
            <text:p>WKUP2</text:p>
          </table:table-cell>
          <table:table-cell table:style-name="ce5" table:formula="of:=SUBSTITUTE(SUBSTITUTE(SUBSTITUTE([.M81]; CHAR(10); &quot;&quot;); &quot;,&quot;; CHAR(10)); CHAR(10)&amp;CHAR(10); CHAR(10))" office:value-type="string" office:string-value="ADC1_INP14&#10;WKUP2" calcext:value-type="string">
            <text:p>ADC1_INP14</text:p>
            <text:p>WKUP2</text:p>
          </table:table-cell>
          <table:table-cell table:number-columns-repeated="1010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U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A3</text:p>
          </table:table-cell>
          <table:table-cell table:style-name="ce5" table:formula="of:=SUBSTITUTE([.F82]; &quot;_&quot;; &quot;-&quot;)" office:value-type="string" office:string-value="PA3" calcext:value-type="string">
            <text:p>PA3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82]=&quot;-&quot;; &quot;N&quot;; IF([.H82]=&quot;I&quot;;&quot;I&quot;; IF([.H82]=&quot;O&quot;;&quot;O&quot;; IF([.H82]=&quot;I/O&quot;;&quot;B&quot;;IF([.H82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82]  &amp; &quot; &quot; &amp; [.A82] &amp; &quot;.&quot; &amp; [.C82] &amp; &quot; 0 &quot; &amp; [.E82]*-100 &amp; &quot; 150 R 40 50 &quot; &amp; [.D82] &amp; &quot; 1 &quot; &amp; [.I82]" office:value-type="string" office:string-value="X PA3 8.19 0 -400 150 R 40 50 6 1 B" calcext:value-type="string">
            <text:p>X PA3 8.19 0 -400 150 R 40 50 6 1 B</text:p>
          </table:table-cell>
          <table:table-cell table:style-name="ce5" office:value-type="string" calcext:value-type="string">
            <text:p>TIM2_CH4,TIM5_CH4,</text:p>
            <text:p>LPTIM5_OUT,</text:p>
            <text:p>TIM15_CH2,USART2_RX,</text:p>
            <text:p>LCD_B2,ETH1_GMII_COL/ETH1_MII_COL,LCD_B5,</text:p>
            <text:p>EVENTOUT</text:p>
          </table:table-cell>
          <table:table-cell table:style-name="ce5" table:formula="of:=SUBSTITUTE(SUBSTITUTE(SUBSTITUTE([.K82]; CHAR(10); &quot;&quot;); &quot;,&quot;; CHAR(10)); CHAR(10)&amp;CHAR(10); CHAR(10))" office:value-type="string" office:string-value="TIM2_CH4&#10;TIM5_CH4&#10;LPTIM5_OUT&#10;TIM15_CH2&#10;USART2_RX&#10;LCD_B2&#10;ETH1_GMII_COL/ETH1_MII_COL&#10;LCD_B5&#10;EVENTOUT" calcext:value-type="string">
            <text:p>TIM2_CH4</text:p>
            <text:p>TIM5_CH4</text:p>
            <text:p>LPTIM5_OUT</text:p>
            <text:p>TIM15_CH2</text:p>
            <text:p>USART2_RX</text:p>
            <text:p>LCD_B2</text:p>
            <text:p>ETH1_GMII_COL/ETH1_MII_COL</text:p>
            <text:p>LCD_B5</text:p>
            <text:p>EVENTOUT</text:p>
          </table:table-cell>
          <table:table-cell table:style-name="ce5" office:value-type="string" calcext:value-type="string">
            <text:p>ADC1_INP15,</text:p>
            <text:p>PVD_IN</text:p>
          </table:table-cell>
          <table:table-cell table:style-name="ce5" table:formula="of:=SUBSTITUTE(SUBSTITUTE(SUBSTITUTE([.M82]; CHAR(10); &quot;&quot;); &quot;,&quot;; CHAR(10)); CHAR(10)&amp;CHAR(10); CHAR(10))" office:value-type="string" office:string-value="ADC1_INP15&#10;PVD_IN" calcext:value-type="string">
            <text:p>ADC1_INP15</text:p>
            <text:p>PVD_IN</text:p>
          </table:table-cell>
          <table:table-cell table:number-columns-repeated="1010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V4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A4</text:p>
          </table:table-cell>
          <table:table-cell table:style-name="ce5" table:formula="of:=SUBSTITUTE([.F83]; &quot;_&quot;; &quot;-&quot;)" office:value-type="string" office:string-value="PA4" calcext:value-type="string">
            <text:p>PA4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83]=&quot;-&quot;; &quot;N&quot;; IF([.H83]=&quot;I&quot;;&quot;I&quot;; IF([.H83]=&quot;O&quot;;&quot;O&quot;; IF([.H83]=&quot;I/O&quot;;&quot;B&quot;;IF([.H83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83]  &amp; &quot; &quot; &amp; [.A83] &amp; &quot;.&quot; &amp; [.C83] &amp; &quot; 0 &quot; &amp; [.E83]*-100 &amp; &quot; 150 R 40 50 &quot; &amp; [.D83] &amp; &quot; 1 &quot; &amp; [.I83]" office:value-type="string" office:string-value="X PA4 8.62 0 -500 150 R 40 50 6 1 B" calcext:value-type="string">
            <text:p>X PA4 8.62 0 -500 150 R 40 50 6 1 B</text:p>
          </table:table-cell>
          <table:table-cell table:style-name="ce5" office:value-type="string" calcext:value-type="string">
            <text:p>HDP0,TIM5_ETR,SAI4_D2,</text:p>
            <text:p>SPI1_NSS/I2S1_WS,SPI3_NSS/I2S3_WS,USART2_CK,SPI6_NSS,</text:p>
            <text:p>SAI4_FS_A,DCMI_HSYNC,</text:p>
            <text:p>LCD_VSYNC,EVENTOUT</text:p>
          </table:table-cell>
          <table:table-cell table:style-name="ce5" table:formula="of:=SUBSTITUTE(SUBSTITUTE(SUBSTITUTE([.K83]; CHAR(10); &quot;&quot;); &quot;,&quot;; CHAR(10)); CHAR(10)&amp;CHAR(10); CHAR(10))" office:value-type="string" office:string-value="HDP0&#10;TIM5_ETR&#10;SAI4_D2&#10;SPI1_NSS/I2S1_WS&#10;SPI3_NSS/I2S3_WS&#10;USART2_CK&#10;SPI6_NSS&#10;SAI4_FS_A&#10;DCMI_HSYNC&#10;LCD_VSYNC&#10;EVENTOUT" calcext:value-type="string">
            <text:p>HDP0</text:p>
            <text:p>TIM5_ETR</text:p>
            <text:p>SAI4_D2</text:p>
            <text:p>SPI1_NSS/I2S1_WS</text:p>
            <text:p>SPI3_NSS/I2S3_WS</text:p>
            <text:p>USART2_CK</text:p>
            <text:p>SPI6_NSS</text:p>
            <text:p>SAI4_FS_A</text:p>
            <text:p>DCMI_HSYNC</text:p>
            <text:p>LCD_VSYNC</text:p>
            <text:p>EVENTOUT</text:p>
          </table:table-cell>
          <table:table-cell table:style-name="ce5" office:value-type="string" calcext:value-type="string">
            <text:p>ADC1_INP18,</text:p>
            <text:p>ADC2_INP18,</text:p>
            <text:p>DAC_OUT1</text:p>
          </table:table-cell>
          <table:table-cell table:style-name="ce5" table:formula="of:=SUBSTITUTE(SUBSTITUTE(SUBSTITUTE([.M83]; CHAR(10); &quot;&quot;); &quot;,&quot;; CHAR(10)); CHAR(10)&amp;CHAR(10); CHAR(10))" office:value-type="string" office:string-value="ADC1_INP18&#10;ADC2_INP18&#10;DAC_OUT1" calcext:value-type="string">
            <text:p>ADC1_INP18</text:p>
            <text:p>ADC2_INP18</text:p>
            <text:p>DAC_OUT1</text:p>
          </table:table-cell>
          <table:table-cell table:number-columns-repeated="1010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V3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A5</text:p>
          </table:table-cell>
          <table:table-cell table:style-name="ce5" table:formula="of:=SUBSTITUTE([.F84]; &quot;_&quot;; &quot;-&quot;)" office:value-type="string" office:string-value="PA5" calcext:value-type="string">
            <text:p>PA5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84]=&quot;-&quot;; &quot;N&quot;; IF([.H84]=&quot;I&quot;;&quot;I&quot;; IF([.H84]=&quot;O&quot;;&quot;O&quot;; IF([.H84]=&quot;I/O&quot;;&quot;B&quot;;IF([.H84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84]  &amp; &quot; &quot; &amp; [.A84] &amp; &quot;.&quot; &amp; [.C84] &amp; &quot; 0 &quot; &amp; [.E84]*-100 &amp; &quot; 150 R 40 50 &quot; &amp; [.D84] &amp; &quot; 1 &quot; &amp; [.I84]" office:value-type="string" office:string-value="X PA5 8.53 0 -600 150 R 40 50 6 1 B" calcext:value-type="string">
            <text:p>X PA5 8.53 0 -600 150 R 40 50 6 1 B</text:p>
          </table:table-cell>
          <table:table-cell table:style-name="ce5" office:value-type="string" calcext:value-type="string">
            <text:p>TIM2_CH1/TIM2_ETR,TIM8_CH1N,</text:p>
            <text:p>SAI4_CK1,SPI1_SCK/I2S1_CK,</text:p>
            <text:p>SPI6_SCK,SAI4_MCLK_A,LCD_R4,</text:p>
            <text:p>EVENTOUT</text:p>
          </table:table-cell>
          <table:table-cell table:style-name="ce5" table:formula="of:=SUBSTITUTE(SUBSTITUTE(SUBSTITUTE([.K84]; CHAR(10); &quot;&quot;); &quot;,&quot;; CHAR(10)); CHAR(10)&amp;CHAR(10); CHAR(10))" office:value-type="string" office:string-value="TIM2_CH1/TIM2_ETR&#10;TIM8_CH1N&#10;SAI4_CK1&#10;SPI1_SCK/I2S1_CK&#10;SPI6_SCK&#10;SAI4_MCLK_A&#10;LCD_R4&#10;EVENTOUT" calcext:value-type="string">
            <text:p>TIM2_CH1/TIM2_ETR</text:p>
            <text:p>TIM8_CH1N</text:p>
            <text:p>SAI4_CK1</text:p>
            <text:p>SPI1_SCK/I2S1_CK</text:p>
            <text:p>SPI6_SCK</text:p>
            <text:p>SAI4_MCLK_A</text:p>
            <text:p>LCD_R4</text:p>
            <text:p>EVENTOUT</text:p>
          </table:table-cell>
          <table:table-cell table:style-name="ce5" office:value-type="string" calcext:value-type="string">
            <text:p>ADC1_INP19,</text:p>
            <text:p>ADC1_INN18,</text:p>
            <text:p>ADC2_INP19,</text:p>
            <text:p>ADC2_INN18,</text:p>
            <text:p>DAC_OUT2</text:p>
          </table:table-cell>
          <table:table-cell table:style-name="ce5" table:formula="of:=SUBSTITUTE(SUBSTITUTE(SUBSTITUTE([.M84]; CHAR(10); &quot;&quot;); &quot;,&quot;; CHAR(10)); CHAR(10)&amp;CHAR(10); CHAR(10))" office:value-type="string" office:string-value="ADC1_INP19&#10;ADC1_INN18&#10;ADC2_INP19&#10;ADC2_INN18&#10;DAC_OUT2" calcext:value-type="string">
            <text:p>ADC1_INP19</text:p>
            <text:p>ADC1_INN18</text:p>
            <text:p>ADC2_INP19</text:p>
            <text:p>ADC2_INN18</text:p>
            <text:p>DAC_OUT2</text:p>
          </table:table-cell>
          <table:table-cell table:number-columns-repeated="1010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C8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A6</text:p>
          </table:table-cell>
          <table:table-cell table:style-name="ce5" table:formula="of:=SUBSTITUTE([.F85]; &quot;_&quot;; &quot;-&quot;)" office:value-type="string" office:string-value="PA6" calcext:value-type="string">
            <text:p>PA6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85]=&quot;-&quot;; &quot;N&quot;; IF([.H85]=&quot;I&quot;;&quot;I&quot;; IF([.H85]=&quot;O&quot;;&quot;O&quot;; IF([.H85]=&quot;I/O&quot;;&quot;B&quot;;IF([.H85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85]  &amp; &quot; &quot; &amp; [.A85] &amp; &quot;.&quot; &amp; [.C85] &amp; &quot; 0 &quot; &amp; [.E85]*-100 &amp; &quot; 150 R 40 50 &quot; &amp; [.D85] &amp; &quot; 1 &quot; &amp; [.I85]" office:value-type="string" office:string-value="X PA6 8.66 0 -700 150 R 40 50 6 1 B" calcext:value-type="string">
            <text:p>X PA6 8.66 0 -700 150 R 40 50 6 1 B</text:p>
          </table:table-cell>
          <table:table-cell table:style-name="ce5" office:value-type="string" calcext:value-type="string">
            <text:p>TIM1_BKIN,TIM3_CH1,TIM8_BKIN,</text:p>
            <text:p>SAI4_CK2,SPI1_MISO/I2S1_SDI,</text:p>
            <text:p>SPI6_MISO,TIM13_CH1,</text:p>
            <text:p>MDIOS_MDC,SAI4_SCK_A,</text:p>
            <text:p>DCMI_PIXCLK,LCD_G2,EVENTOUT</text:p>
          </table:table-cell>
          <table:table-cell table:style-name="ce5" table:formula="of:=SUBSTITUTE(SUBSTITUTE(SUBSTITUTE([.K85]; CHAR(10); &quot;&quot;); &quot;,&quot;; CHAR(10)); CHAR(10)&amp;CHAR(10); CHAR(10))" office:value-type="string" office:string-value="TIM1_BKIN&#10;TIM3_CH1&#10;TIM8_BKIN&#10;SAI4_CK2&#10;SPI1_MISO/I2S1_SDI&#10;SPI6_MISO&#10;TIM13_CH1&#10;MDIOS_MDC&#10;SAI4_SCK_A&#10;DCMI_PIXCLK&#10;LCD_G2&#10;EVENTOUT" calcext:value-type="string">
            <text:p>TIM1_BKIN</text:p>
            <text:p>TIM3_CH1</text:p>
            <text:p>TIM8_BKIN</text:p>
            <text:p>SAI4_CK2</text:p>
            <text:p>SPI1_MISO/I2S1_SDI</text:p>
            <text:p>SPI6_MISO</text:p>
            <text:p>TIM13_CH1</text:p>
            <text:p>MDIOS_MDC</text:p>
            <text:p>SAI4_SCK_A</text:p>
            <text:p>DCMI_PIXCLK</text:p>
            <text:p>LCD_G2</text:p>
            <text:p>EVENTOUT</text:p>
          </table:table-cell>
          <table:table-cell table:style-name="ce5" office:value-type="string" calcext:value-type="string">
            <text:p>ADC1_INP3,</text:p>
            <text:p>ADC2_INP3</text:p>
          </table:table-cell>
          <table:table-cell table:style-name="ce5" table:formula="of:=SUBSTITUTE(SUBSTITUTE(SUBSTITUTE([.M85]; CHAR(10); &quot;&quot;); &quot;,&quot;; CHAR(10)); CHAR(10)&amp;CHAR(10); CHAR(10))" office:value-type="string" office:string-value="ADC1_INP3&#10;ADC2_INP3" calcext:value-type="string">
            <text:p>ADC1_INP3</text:p>
            <text:p>ADC2_INP3</text:p>
          </table:table-cell>
          <table:table-cell table:number-columns-repeated="1010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1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10</text:p>
          </table:table-cell>
          <table:table-cell table:style-name="ce5" table:formula="of:=SUBSTITUTE([.F86]; &quot;_&quot;; &quot;-&quot;)" office:value-type="string" office:string-value="PA10" calcext:value-type="string">
            <text:p>PA10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86]=&quot;-&quot;; &quot;N&quot;; IF([.H86]=&quot;I&quot;;&quot;I&quot;; IF([.H86]=&quot;O&quot;;&quot;O&quot;; IF([.H86]=&quot;I/O&quot;;&quot;B&quot;;IF([.H86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86]  &amp; &quot; &quot; &amp; [.A86] &amp; &quot;.&quot; &amp; [.C86] &amp; &quot; 0 &quot; &amp; [.E86]*-100 &amp; &quot; 150 R 40 50 &quot; &amp; [.D86] &amp; &quot; 1 &quot; &amp; [.I86]" office:value-type="string" office:string-value="X PA10 8.11 0 -800 150 R 40 50 6 1 B" calcext:value-type="string">
            <text:p>X PA10 8.11 0 -800 150 R 40 50 6 1 B</text:p>
          </table:table-cell>
          <table:table-cell table:style-name="ce5" office:value-type="string" calcext:value-type="string">
            <text:p>TIM1_CH3,SPI3_NSS/I2S3_WS,</text:p>
            <text:p>USART1_RX,MDIOS_MDIO,</text:p>
            <text:p>SAI4_FS_B,DCMI_D1,LCD_B1,</text:p>
            <text:p>EVENTOUT</text:p>
          </table:table-cell>
          <table:table-cell table:style-name="ce5" table:formula="of:=SUBSTITUTE(SUBSTITUTE(SUBSTITUTE([.K86]; CHAR(10); &quot;&quot;); &quot;,&quot;; CHAR(10)); CHAR(10)&amp;CHAR(10); CHAR(10))" office:value-type="string" office:string-value="TIM1_CH3&#10;SPI3_NSS/I2S3_WS&#10;USART1_RX&#10;MDIOS_MDIO&#10;SAI4_FS_B&#10;DCMI_D1&#10;LCD_B1&#10;EVENTOUT" calcext:value-type="string">
            <text:p>TIM1_CH3</text:p>
            <text:p>SPI3_NSS/I2S3_WS</text:p>
            <text:p>USART1_RX</text:p>
            <text:p>MDIOS_MDIO</text:p>
            <text:p>SAI4_FS_B</text:p>
            <text:p>DCMI_D1</text:p>
            <text:p>LCD_B1</text:p>
            <text:p>EVENTOUT</text:p>
          </table:table-cell>
          <table:table-cell table:style-name="ce5" office:value-type="string" calcext:value-type="string">
            <text:p>OTG_FS_ID,</text:p>
            <text:p>OTG_HS_ID</text:p>
          </table:table-cell>
          <table:table-cell table:style-name="ce5" table:formula="of:=SUBSTITUTE(SUBSTITUTE(SUBSTITUTE([.M86]; CHAR(10); &quot;&quot;); &quot;,&quot;; CHAR(10)); CHAR(10)&amp;CHAR(10); CHAR(10))" office:value-type="string" office:string-value="OTG_FS_ID&#10;OTG_HS_ID" calcext:value-type="string">
            <text:p>OTG_FS_ID</text:p>
            <text:p>OTG_HS_ID</text:p>
          </table:table-cell>
          <table:table-cell table:number-columns-repeated="1010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B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7</text:p>
          </table:table-cell>
          <table:table-cell table:style-name="ce5" table:formula="of:=SUBSTITUTE([.F87]; &quot;_&quot;; &quot;-&quot;)" office:value-type="string" office:string-value="PA7" calcext:value-type="string">
            <text:p>PA7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87]=&quot;-&quot;; &quot;N&quot;; IF([.H87]=&quot;I&quot;;&quot;I&quot;; IF([.H87]=&quot;O&quot;;&quot;O&quot;; IF([.H87]=&quot;I/O&quot;;&quot;B&quot;;IF([.H87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87]  &amp; &quot; &quot; &amp; [.A87] &amp; &quot;.&quot; &amp; [.C87] &amp; &quot; 0 &quot; &amp; [.E87]*-100 &amp; &quot; 150 R 40 50 &quot; &amp; [.D87] &amp; &quot; 1 &quot; &amp; [.I87]" office:value-type="string" office:string-value="X PA7 8.10 0 -800 150 R 40 50 6 1 B" calcext:value-type="string">
            <text:p>X PA7 8.10 0 -800 150 R 40 50 6 1 B</text:p>
          </table:table-cell>
          <table:table-cell table:style-name="ce5" office:value-type="string" calcext:value-type="string">
            <text:p>TIM1_CH1N,TIM3_CH2,TIM8_CH1N,</text:p>
            <text:p>SAI4_D1,SPI1_MOSI/I2S1_SDO,</text:p>
            <text:p>SPI6_MOSI,TIM14_CH1,</text:p>
            <text:p>QUADSPI_CLK,ETH1_GMII_RX_DV/ETH1_MII_RX_DV/ETH1_RGMII_RX_CTL/ETH1_RMII_CRS_DV,SAI4_SD_A,</text:p>
            <text:p>EVENTOUT</text:p>
          </table:table-cell>
          <table:table-cell table:style-name="ce5" table:formula="of:=SUBSTITUTE(SUBSTITUTE(SUBSTITUTE([.K87]; CHAR(10); &quot;&quot;); &quot;,&quot;; CHAR(10)); CHAR(10)&amp;CHAR(10); CHAR(10))" office:value-type="string" office:string-value="TIM1_CH1N&#10;TIM3_CH2&#10;TIM8_CH1N&#10;SAI4_D1&#10;SPI1_MOSI/I2S1_SDO&#10;SPI6_MOSI&#10;TIM14_CH1&#10;QUADSPI_CLK&#10;ETH1_GMII_RX_DV/ETH1_MII_RX_DV/ETH1_RGMII_RX_CTL/ETH1_RMII_CRS_DV&#10;SAI4_SD_A&#10;EVENTOUT" calcext:value-type="string">
            <text:p>TIM1_CH1N</text:p>
            <text:p>TIM3_CH2</text:p>
            <text:p>TIM8_CH1N</text:p>
            <text:p>SAI4_D1</text:p>
            <text:p>SPI1_MOSI/I2S1_SDO</text:p>
            <text:p>SPI6_MOSI</text:p>
            <text:p>TIM14_CH1</text:p>
            <text:p>QUADSPI_CLK</text:p>
            <text:p>ETH1_GMII_RX_DV/ETH1_MII_RX_DV/ETH1_RGMII_RX_CTL/ETH1_RMII_CRS_DV</text:p>
            <text:p>SAI4_SD_A</text:p>
            <text:p>EVENTOUT</text:p>
          </table:table-cell>
          <table:table-cell table:style-name="ce5" office:value-type="string" calcext:value-type="string">
            <text:p>ADC1_INP7,</text:p>
            <text:p>ADC1_INN3,</text:p>
            <text:p>ADC2_INP7,</text:p>
            <text:p>ADC2_INN3</text:p>
          </table:table-cell>
          <table:table-cell table:style-name="ce5" table:formula="of:=SUBSTITUTE(SUBSTITUTE(SUBSTITUTE([.M87]; CHAR(10); &quot;&quot;); &quot;,&quot;; CHAR(10)); CHAR(10)&amp;CHAR(10); CHAR(10))" office:value-type="string" office:string-value="ADC1_INP7&#10;ADC1_INN3&#10;ADC2_INP7&#10;ADC2_INN3" calcext:value-type="string">
            <text:p>ADC1_INP7</text:p>
            <text:p>ADC1_INN3</text:p>
            <text:p>ADC2_INP7</text:p>
            <text:p>ADC2_INN3</text:p>
          </table:table-cell>
          <table:table-cell table:number-columns-repeated="1010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A1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11</text:p>
          </table:table-cell>
          <table:table-cell table:style-name="ce5" table:formula="of:=SUBSTITUTE([.F88]; &quot;_&quot;; &quot;-&quot;)" office:value-type="string" office:string-value="PA11" calcext:value-type="string">
            <text:p>PA11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88]=&quot;-&quot;; &quot;N&quot;; IF([.H88]=&quot;I&quot;;&quot;I&quot;; IF([.H88]=&quot;O&quot;;&quot;O&quot;; IF([.H88]=&quot;I/O&quot;;&quot;B&quot;;IF([.H88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88]  &amp; &quot; &quot; &amp; [.A88] &amp; &quot;.&quot; &amp; [.C88] &amp; &quot; 0 &quot; &amp; [.E88]*-100 &amp; &quot; 150 R 40 50 &quot; &amp; [.D88] &amp; &quot; 1 &quot; &amp; [.I88]" office:value-type="string" office:string-value="X PA11 7.4 0 -900 150 R 40 50 6 1 B" calcext:value-type="string">
            <text:p>X PA11 7.4 0 -900 150 R 40 50 6 1 B</text:p>
          </table:table-cell>
          <table:table-cell table:style-name="ce5" office:value-type="string" calcext:value-type="string">
            <text:p>TIM1_CH4,I2C6_SCL,I2C5_SCL,</text:p>
            <text:p>SPI2_NSS/I2S2_WS,UART4_RX,</text:p>
            <text:p>USART1_CTS/USART1_NSS,</text:p>
            <text:p>FDCAN1_RX,LCD_R4,</text:p>
            <text:p>EVENTOUT</text:p>
          </table:table-cell>
          <table:table-cell table:style-name="ce5" table:formula="of:=SUBSTITUTE(SUBSTITUTE(SUBSTITUTE([.K88]; CHAR(10); &quot;&quot;); &quot;,&quot;; CHAR(10)); CHAR(10)&amp;CHAR(10); CHAR(10))" office:value-type="string" office:string-value="TIM1_CH4&#10;I2C6_SCL&#10;I2C5_SCL&#10;SPI2_NSS/I2S2_WS&#10;UART4_RX&#10;USART1_CTS/USART1_NSS&#10;FDCAN1_RX&#10;LCD_R4&#10;EVENTOUT" calcext:value-type="string">
            <text:p>TIM1_CH4</text:p>
            <text:p>I2C6_SCL</text:p>
            <text:p>I2C5_SCL</text:p>
            <text:p>SPI2_NSS/I2S2_WS</text:p>
            <text:p>UART4_RX</text:p>
            <text:p>USART1_CTS/USART1_NSS</text:p>
            <text:p>FDCAN1_RX</text:p>
            <text:p>LCD_R4</text:p>
            <text:p>EVENTOUT</text:p>
          </table:table-cell>
          <table:table-cell table:style-name="ce5" office:value-type="string" calcext:value-type="string">
            <text:p>OTG_FS_DM</text:p>
          </table:table-cell>
          <table:table-cell table:style-name="ce5" table:formula="of:=SUBSTITUTE(SUBSTITUTE(SUBSTITUTE([.M88]; CHAR(10); &quot;&quot;); &quot;,&quot;; CHAR(10)); CHAR(10)&amp;CHAR(10); CHAR(10))" office:value-type="string" office:string-value="OTG_FS_DM" calcext:value-type="string">
            <text:p>OTG_FS_DM</text:p>
          </table:table-cell>
          <table:table-cell table:number-columns-repeated="1010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B1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12</text:p>
          </table:table-cell>
          <table:table-cell table:style-name="ce5" table:formula="of:=SUBSTITUTE([.F89]; &quot;_&quot;; &quot;-&quot;)" office:value-type="string" office:string-value="PA12" calcext:value-type="string">
            <text:p>PA12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89]=&quot;-&quot;; &quot;N&quot;; IF([.H89]=&quot;I&quot;;&quot;I&quot;; IF([.H89]=&quot;O&quot;;&quot;O&quot;; IF([.H89]=&quot;I/O&quot;;&quot;B&quot;;IF([.H89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89]  &amp; &quot; &quot; &amp; [.A89] &amp; &quot;.&quot; &amp; [.C89] &amp; &quot; 0 &quot; &amp; [.E89]*-100 &amp; &quot; 150 R 40 50 &quot; &amp; [.D89] &amp; &quot; 1 &quot; &amp; [.I89]" office:value-type="string" office:string-value="X PA12 7.2 0 -1000 150 R 40 50 6 1 B" calcext:value-type="string">
            <text:p>X PA12 7.2 0 -1000 150 R 40 50 6 1 B</text:p>
          </table:table-cell>
          <table:table-cell table:style-name="ce5" office:value-type="string" calcext:value-type="string">
            <text:p>TIM1_ETR,I2C6_SDA,I2C5_SDA,</text:p>
            <text:p>UART4_TX,USART1_RTS/USART1_DE,SAI2_FS_B,</text:p>
            <text:p>FDCAN1_TX,LCD_R5,EVENTOUT</text:p>
          </table:table-cell>
          <table:table-cell table:style-name="ce5" table:formula="of:=SUBSTITUTE(SUBSTITUTE(SUBSTITUTE([.K89]; CHAR(10); &quot;&quot;); &quot;,&quot;; CHAR(10)); CHAR(10)&amp;CHAR(10); CHAR(10))" office:value-type="string" office:string-value="TIM1_ETR&#10;I2C6_SDA&#10;I2C5_SDA&#10;UART4_TX&#10;USART1_RTS/USART1_DE&#10;SAI2_FS_B&#10;FDCAN1_TX&#10;LCD_R5&#10;EVENTOUT" calcext:value-type="string">
            <text:p>TIM1_ETR</text:p>
            <text:p>I2C6_SDA</text:p>
            <text:p>I2C5_SDA</text:p>
            <text:p>UART4_TX</text:p>
            <text:p>USART1_RTS/USART1_DE</text:p>
            <text:p>SAI2_FS_B</text:p>
            <text:p>FDCAN1_TX</text:p>
            <text:p>LCD_R5</text:p>
            <text:p>EVENTOUT</text:p>
          </table:table-cell>
          <table:table-cell table:style-name="ce5" office:value-type="string" calcext:value-type="string">
            <text:p>OTG_FS_DP</text:p>
          </table:table-cell>
          <table:table-cell table:style-name="ce5" table:formula="of:=SUBSTITUTE(SUBSTITUTE(SUBSTITUTE([.M89]; CHAR(10); &quot;&quot;); &quot;,&quot;; CHAR(10)); CHAR(10)&amp;CHAR(10); CHAR(10))" office:value-type="string" office:string-value="OTG_FS_DP" calcext:value-type="string">
            <text:p>OTG_FS_DP</text:p>
          </table:table-cell>
          <table:table-cell table:number-columns-repeated="1010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N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PA13</text:p>
          </table:table-cell>
          <table:table-cell table:style-name="ce5" table:formula="of:=SUBSTITUTE([.F90]; &quot;_&quot;; &quot;-&quot;)" office:value-type="string" office:string-value="PA13" calcext:value-type="string">
            <text:p>PA13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90]=&quot;-&quot;; &quot;N&quot;; IF([.H90]=&quot;I&quot;;&quot;I&quot;; IF([.H90]=&quot;O&quot;;&quot;O&quot;; IF([.H90]=&quot;I/O&quot;;&quot;B&quot;;IF([.H90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90]  &amp; &quot; &quot; &amp; [.A90] &amp; &quot;.&quot; &amp; [.C90] &amp; &quot; 0 &quot; &amp; [.E90]*-100 &amp; &quot; 150 R 40 50 &quot; &amp; [.D90] &amp; &quot; 1 &quot; &amp; [.I90]" office:value-type="string" office:string-value="X PA13 8.68 0 -1100 150 R 40 50 6 1 B" calcext:value-type="string">
            <text:p>X PA13 8.68 0 -1100 150 R 40 50 6 1 B</text:p>
          </table:table-cell>
          <table:table-cell table:style-name="ce5" office:value-type="string" calcext:value-type="string">
            <text:p>DBTRGO,DBTRGI,MCO1,UART4_TX,</text:p>
            <text:p>EVENTOUT</text:p>
          </table:table-cell>
          <table:table-cell table:style-name="ce5" table:formula="of:=SUBSTITUTE(SUBSTITUTE(SUBSTITUTE([.K90]; CHAR(10); &quot;&quot;); &quot;,&quot;; CHAR(10)); CHAR(10)&amp;CHAR(10); CHAR(10))" office:value-type="string" office:string-value="DBTRGO&#10;DBTRGI&#10;MCO1&#10;UART4_TX&#10;EVENTOUT" calcext:value-type="string">
            <text:p>DBTRGO</text:p>
            <text:p>DBTRGI</text:p>
            <text:p>MCO1</text:p>
            <text:p>UART4_TX</text:p>
            <text:p>EVENTOUT</text:p>
          </table:table-cell>
          <table:table-cell table:style-name="ce5" office:value-type="string" calcext:value-type="string">
            <text:p>BOOTFAILN</text:p>
          </table:table-cell>
          <table:table-cell table:style-name="ce5" table:formula="of:=SUBSTITUTE(SUBSTITUTE(SUBSTITUTE([.M90]; CHAR(10); &quot;&quot;); &quot;,&quot;; CHAR(10)); CHAR(10)&amp;CHAR(10); CHAR(10))" office:value-type="string" office:string-value="BOOTFAILN" calcext:value-type="string">
            <text:p>BOOTFAILN</text:p>
          </table:table-cell>
          <table:table-cell table:number-columns-repeated="1010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T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PA14</text:p>
          </table:table-cell>
          <table:table-cell table:style-name="ce5" table:formula="of:=SUBSTITUTE([.F91]; &quot;_&quot;; &quot;-&quot;)" office:value-type="string" office:string-value="PA14" calcext:value-type="string">
            <text:p>PA14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91]=&quot;-&quot;; &quot;N&quot;; IF([.H91]=&quot;I&quot;;&quot;I&quot;; IF([.H91]=&quot;O&quot;;&quot;O&quot;; IF([.H91]=&quot;I/O&quot;;&quot;B&quot;;IF([.H91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91]  &amp; &quot; &quot; &amp; [.A91] &amp; &quot;.&quot; &amp; [.C91] &amp; &quot; 0 &quot; &amp; [.E91]*-100 &amp; &quot; 150 R 40 50 &quot; &amp; [.D91] &amp; &quot; 1 &quot; &amp; [.I91]" office:value-type="string" office:string-value="X PA14 6.43 0 -1200 150 R 40 50 6 1 B" calcext:value-type="string">
            <text:p>X PA14 6.43 0 -1200 150 R 40 50 6 1 B</text:p>
          </table:table-cell>
          <table:table-cell table:style-name="ce5" office:value-type="string" calcext:value-type="string">
            <text:p>DBTRGO,DBTRGI,MCO2,</text:p>
            <text:p>EVENTOUT</text:p>
          </table:table-cell>
          <table:table-cell table:style-name="ce5" table:formula="of:=SUBSTITUTE(SUBSTITUTE(SUBSTITUTE([.K91]; CHAR(10); &quot;&quot;); &quot;,&quot;; CHAR(10)); CHAR(10)&amp;CHAR(10); CHAR(10))" office:value-type="string" office:string-value="DBTRGO&#10;DBTRGI&#10;MCO2&#10;EVENTOUT" calcext:value-type="string">
            <text:p>DBTRGO</text:p>
            <text:p>DBTRGI</text:p>
            <text:p>MCO2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91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1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PA15</text:p>
          </table:table-cell>
          <table:table-cell table:style-name="ce5" table:formula="of:=SUBSTITUTE([.F92]; &quot;_&quot;; &quot;-&quot;)" office:value-type="string" office:string-value="PA15" calcext:value-type="string">
            <text:p>PA15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92]=&quot;-&quot;; &quot;N&quot;; IF([.H92]=&quot;I&quot;;&quot;I&quot;; IF([.H92]=&quot;O&quot;;&quot;O&quot;; IF([.H92]=&quot;I/O&quot;;&quot;B&quot;;IF([.H92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92]  &amp; &quot; &quot; &amp; [.A92] &amp; &quot;.&quot; &amp; [.C92] &amp; &quot; 0 &quot; &amp; [.E92]*-100 &amp; &quot; 150 R 40 50 &quot; &amp; [.D92] &amp; &quot; 1 &quot; &amp; [.I92]" office:value-type="string" office:string-value="X PA15 7.65 0 -1300 150 R 40 50 6 1 B" calcext:value-type="string">
            <text:p>X PA15 7.65 0 -1300 150 R 40 50 6 1 B</text:p>
          </table:table-cell>
          <table:table-cell table:style-name="ce5" office:value-type="string" calcext:value-type="string">
            <text:p>DBTRGI,TIM2_CH1/TIM2_ETR,</text:p>
            <text:p>SAI4_D2,SDMMC1_CDIR,CEC,</text:p>
            <text:p>SPI1_NSS/I2S1_WS,</text:p>
            <text:p>SPI3_NSS/I2S3_WS,</text:p>
            <text:p>SPI6_NSS,UART4_RTS/UART4_DE,SDMMC2_D5,</text:p>
            <text:p>SDMMC2_CDIR,</text:p>
            <text:p>SDMMC1_D5,SAI4_FS_A,</text:p>
            <text:p>UART7_TX,LCD_R1,EVENTOUT</text:p>
          </table:table-cell>
          <table:table-cell table:style-name="ce5" table:formula="of:=SUBSTITUTE(SUBSTITUTE(SUBSTITUTE([.K92]; CHAR(10); &quot;&quot;); &quot;,&quot;; CHAR(10)); CHAR(10)&amp;CHAR(10); CHAR(10))" office:value-type="string" office:string-value="DBTRGI&#10;TIM2_CH1/TIM2_ETR&#10;SAI4_D2&#10;SDMMC1_CDIR&#10;CEC&#10;SPI1_NSS/I2S1_WS&#10;SPI3_NSS/I2S3_WS&#10;SPI6_NSS&#10;UART4_RTS/UART4_DE&#10;SDMMC2_D5&#10;SDMMC2_CDIR&#10;SDMMC1_D5&#10;SAI4_FS_A&#10;UART7_TX&#10;LCD_R1&#10;EVENTOUT" calcext:value-type="string">
            <text:p>DBTRGI</text:p>
            <text:p>TIM2_CH1/TIM2_ETR</text:p>
            <text:p>SAI4_D2</text:p>
            <text:p>SDMMC1_CDIR</text:p>
            <text:p>CEC</text:p>
            <text:p>SPI1_NSS/I2S1_WS</text:p>
            <text:p>SPI3_NSS/I2S3_WS</text:p>
            <text:p>SPI6_NSS</text:p>
            <text:p>UART4_RTS/UART4_DE</text:p>
            <text:p>SDMMC2_D5</text:p>
            <text:p>SDMMC2_CDIR</text:p>
            <text:p>SDMMC1_D5</text:p>
            <text:p>SAI4_FS_A</text:p>
            <text:p>UART7_TX</text:p>
            <text:p>LCD_R1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92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B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B0</text:p>
          </table:table-cell>
          <table:table-cell table:style-name="ce5" table:formula="of:=SUBSTITUTE([.F93]; &quot;_&quot;; &quot;-&quot;)" office:value-type="string" office:string-value="PB0" calcext:value-type="string">
            <text:p>PB0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93]=&quot;-&quot;; &quot;N&quot;; IF([.H93]=&quot;I&quot;;&quot;I&quot;; IF([.H93]=&quot;O&quot;;&quot;O&quot;; IF([.H93]=&quot;I/O&quot;;&quot;B&quot;;IF([.H93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93]  &amp; &quot; &quot; &amp; [.A93] &amp; &quot;.&quot; &amp; [.C93] &amp; &quot; 0 &quot; &amp; [.E93]*-100 &amp; &quot; 150 R 40 50 &quot; &amp; [.D93] &amp; &quot; 1 &quot; &amp; [.I93]" office:value-type="string" office:string-value="X PB0 8.6 0 -100 150 R 40 50 7 1 B" calcext:value-type="string">
            <text:p>X PB0 8.6 0 -100 150 R 40 50 7 1 B</text:p>
          </table:table-cell>
          <table:table-cell table:style-name="ce5" office:value-type="string" calcext:value-type="string">
            <text:p>TIM1_CH2N,TIM3_CH3,TIM8_CH2N,</text:p>
            <text:p>DFSDM1_CKOUT,UART4_CTS,</text:p>
            <text:p>LCD_R3,ETH1_GMII_RXD2/ETH1_MII_RXD2/ETH1_RGMII_RXD2,MDIOS_MDIO,</text:p>
            <text:p>LCD_G1,EVENTOUT</text:p>
          </table:table-cell>
          <table:table-cell table:style-name="ce5" table:formula="of:=SUBSTITUTE(SUBSTITUTE(SUBSTITUTE([.K93]; CHAR(10); &quot;&quot;); &quot;,&quot;; CHAR(10)); CHAR(10)&amp;CHAR(10); CHAR(10))" office:value-type="string" office:string-value="TIM1_CH2N&#10;TIM3_CH3&#10;TIM8_CH2N&#10;DFSDM1_CKOUT&#10;UART4_CTS&#10;LCD_R3&#10;ETH1_GMII_RXD2/ETH1_MII_RXD2/ETH1_RGMII_RXD2&#10;MDIOS_MDIO&#10;LCD_G1&#10;EVENTOUT" calcext:value-type="string">
            <text:p>TIM1_CH2N</text:p>
            <text:p>TIM3_CH3</text:p>
            <text:p>TIM8_CH2N</text:p>
            <text:p>DFSDM1_CKOUT</text:p>
            <text:p>UART4_CTS</text:p>
            <text:p>LCD_R3</text:p>
            <text:p>ETH1_GMII_RXD2/ETH1_MII_RXD2/ETH1_RGMII_RXD2</text:p>
            <text:p>MDIOS_MDIO</text:p>
            <text:p>LCD_G1</text:p>
            <text:p>EVENTOUT</text:p>
          </table:table-cell>
          <table:table-cell table:style-name="ce5" office:value-type="string" calcext:value-type="string">
            <text:p>ADC1_INP9,</text:p>
            <text:p>ADC1_INN5,</text:p>
            <text:p>ADC2_INP9,</text:p>
            <text:p>ADC2_INN5</text:p>
          </table:table-cell>
          <table:table-cell table:style-name="ce5" table:formula="of:=SUBSTITUTE(SUBSTITUTE(SUBSTITUTE([.M93]; CHAR(10); &quot;&quot;); &quot;,&quot;; CHAR(10)); CHAR(10)&amp;CHAR(10); CHAR(10))" office:value-type="string" office:string-value="ADC1_INP9&#10;ADC1_INN5&#10;ADC2_INP9&#10;ADC2_INN5" calcext:value-type="string">
            <text:p>ADC1_INP9</text:p>
            <text:p>ADC1_INN5</text:p>
            <text:p>ADC2_INP9</text:p>
            <text:p>ADC2_INN5</text:p>
          </table:table-cell>
          <table:table-cell table:number-columns-repeated="1010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A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B1</text:p>
          </table:table-cell>
          <table:table-cell table:style-name="ce5" table:formula="of:=SUBSTITUTE([.F94]; &quot;_&quot;; &quot;-&quot;)" office:value-type="string" office:string-value="PB1" calcext:value-type="string">
            <text:p>PB1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94]=&quot;-&quot;; &quot;N&quot;; IF([.H94]=&quot;I&quot;;&quot;I&quot;; IF([.H94]=&quot;O&quot;;&quot;O&quot;; IF([.H94]=&quot;I/O&quot;;&quot;B&quot;;IF([.H94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94]  &amp; &quot; &quot; &amp; [.A94] &amp; &quot;.&quot; &amp; [.C94] &amp; &quot; 0 &quot; &amp; [.E94]*-100 &amp; &quot; 150 R 40 50 &quot; &amp; [.D94] &amp; &quot; 1 &quot; &amp; [.I94]" office:value-type="string" office:string-value="X PB1 8.8 0 -200 150 R 40 50 7 1 B" calcext:value-type="string">
            <text:p>X PB1 8.8 0 -200 150 R 40 50 7 1 B</text:p>
          </table:table-cell>
          <table:table-cell table:style-name="ce5" office:value-type="string" calcext:value-type="string">
            <text:p>TIM1_CH3N,TIM3_CH4,TIM8_CH3N,</text:p>
            <text:p>DFSDM1_DATIN1,LCD_R6,</text:p>
            <text:p>ETH1_GMII_RXD3/ETH1_MII_RXD3/ETH1_RGMII_RXD3,MDIOS_MDC,</text:p>
            <text:p>LCD_G0,EVENTOUT</text:p>
          </table:table-cell>
          <table:table-cell table:style-name="ce5" table:formula="of:=SUBSTITUTE(SUBSTITUTE(SUBSTITUTE([.K94]; CHAR(10); &quot;&quot;); &quot;,&quot;; CHAR(10)); CHAR(10)&amp;CHAR(10); CHAR(10))" office:value-type="string" office:string-value="TIM1_CH3N&#10;TIM3_CH4&#10;TIM8_CH3N&#10;DFSDM1_DATIN1&#10;LCD_R6&#10;ETH1_GMII_RXD3/ETH1_MII_RXD3/ETH1_RGMII_RXD3&#10;MDIOS_MDC&#10;LCD_G0&#10;EVENTOUT" calcext:value-type="string">
            <text:p>TIM1_CH3N</text:p>
            <text:p>TIM3_CH4</text:p>
            <text:p>TIM8_CH3N</text:p>
            <text:p>DFSDM1_DATIN1</text:p>
            <text:p>LCD_R6</text:p>
            <text:p>ETH1_GMII_RXD3/ETH1_MII_RXD3/ETH1_RGMII_RXD3</text:p>
            <text:p>MDIOS_MDC</text:p>
            <text:p>LCD_G0</text:p>
            <text:p>EVENTOUT</text:p>
          </table:table-cell>
          <table:table-cell table:style-name="ce5" office:value-type="string" calcext:value-type="string">
            <text:p>ADC1_INP5,</text:p>
            <text:p>ADC2_INP5</text:p>
          </table:table-cell>
          <table:table-cell table:style-name="ce5" table:formula="of:=SUBSTITUTE(SUBSTITUTE(SUBSTITUTE([.M94]; CHAR(10); &quot;&quot;); &quot;,&quot;; CHAR(10)); CHAR(10)&amp;CHAR(10); CHAR(10))" office:value-type="string" office:string-value="ADC1_INP5&#10;ADC2_INP5" calcext:value-type="string">
            <text:p>ADC1_INP5</text:p>
            <text:p>ADC2_INP5</text:p>
          </table:table-cell>
          <table:table-cell table:number-columns-repeated="1010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Y16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B2</text:p>
          </table:table-cell>
          <table:table-cell table:style-name="ce5" table:formula="of:=SUBSTITUTE([.F95]; &quot;_&quot;; &quot;-&quot;)" office:value-type="string" office:string-value="PB2" calcext:value-type="string">
            <text:p>PB2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95]=&quot;-&quot;; &quot;N&quot;; IF([.H95]=&quot;I&quot;;&quot;I&quot;; IF([.H95]=&quot;O&quot;;&quot;O&quot;; IF([.H95]=&quot;I/O&quot;;&quot;B&quot;;IF([.H95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95]  &amp; &quot; &quot; &amp; [.A95] &amp; &quot;.&quot; &amp; [.C95] &amp; &quot; 0 &quot; &amp; [.E95]*-100 &amp; &quot; 150 R 40 50 &quot; &amp; [.D95] &amp; &quot; 1 &quot; &amp; [.I95]" office:value-type="string" office:string-value="X PB2 7.28 0 -300 150 R 40 50 7 1 B" calcext:value-type="string">
            <text:p>X PB2 7.28 0 -300 150 R 40 50 7 1 B</text:p>
          </table:table-cell>
          <table:table-cell table:style-name="ce5" office:value-type="string" calcext:value-type="string">
            <text:p>TRACED4,RTC_OUT2,SAI1_D1,</text:p>
            <text:p>DFSDM1_CKIN1,USART1_RX,</text:p>
            <text:p>I2S_CKIN,SAI1_SD_A,</text:p>
            <text:p>SPI3_MOSI/I2S3_SDO,</text:p>
            <text:p>UART4_RX,QUADSPI_CLK,</text:p>
            <text:p>EVENTOUT</text:p>
          </table:table-cell>
          <table:table-cell table:style-name="ce5" table:formula="of:=SUBSTITUTE(SUBSTITUTE(SUBSTITUTE([.K95]; CHAR(10); &quot;&quot;); &quot;,&quot;; CHAR(10)); CHAR(10)&amp;CHAR(10); CHAR(10))" office:value-type="string" office:string-value="TRACED4&#10;RTC_OUT2&#10;SAI1_D1&#10;DFSDM1_CKIN1&#10;USART1_RX&#10;I2S_CKIN&#10;SAI1_SD_A&#10;SPI3_MOSI/I2S3_SDO&#10;UART4_RX&#10;QUADSPI_CLK&#10;EVENTOUT" calcext:value-type="string">
            <text:p>TRACED4</text:p>
            <text:p>RTC_OUT2</text:p>
            <text:p>SAI1_D1</text:p>
            <text:p>DFSDM1_CKIN1</text:p>
            <text:p>USART1_RX</text:p>
            <text:p>I2S_CKIN</text:p>
            <text:p>SAI1_SD_A</text:p>
            <text:p>SPI3_MOSI/I2S3_SDO</text:p>
            <text:p>UART4_RX</text:p>
            <text:p>QUADSPI_CLK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95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Y8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B5</text:p>
          </table:table-cell>
          <table:table-cell table:style-name="ce5" table:formula="of:=SUBSTITUTE([.F96]; &quot;_&quot;; &quot;-&quot;)" office:value-type="string" office:string-value="PB5" calcext:value-type="string">
            <text:p>PB5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96]=&quot;-&quot;; &quot;N&quot;; IF([.H96]=&quot;I&quot;;&quot;I&quot;; IF([.H96]=&quot;O&quot;;&quot;O&quot;; IF([.H96]=&quot;I/O&quot;;&quot;B&quot;;IF([.H96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96]  &amp; &quot; &quot; &amp; [.A96] &amp; &quot;.&quot; &amp; [.C96] &amp; &quot; 0 &quot; &amp; [.E96]*-100 &amp; &quot; 150 R 40 50 &quot; &amp; [.D96] &amp; &quot; 1 &quot; &amp; [.I96]" office:value-type="string" office:string-value="X PB5 6.64 0 -400 150 R 40 50 7 1 B" calcext:value-type="string">
            <text:p>X PB5 6.64 0 -400 150 R 40 50 7 1 B</text:p>
          </table:table-cell>
          <table:table-cell table:style-name="ce5" office:value-type="string" calcext:value-type="string">
            <text:p>ETH_CLK,TIM17_BKIN,</text:p>
            <text:p>TIM3_CH2,SAI4_D1,</text:p>
            <text:p>I2C1_SMBA,SPI1_MOSI/I2S1_SDO,I2C4_SMBA,</text:p>
            <text:p>SPI3_MOSI/I2S3_SDO,</text:p>
            <text:p>SPI6_MOSI,FDCAN2_RX,</text:p>
            <text:p>SAI4_SD_A,ETH1_PPS_OUT,</text:p>
            <text:p>UART5_RX,DCMI_D10,</text:p>
            <text:p>LCD_G7,EVENTOUT</text:p>
          </table:table-cell>
          <table:table-cell table:style-name="ce5" table:formula="of:=SUBSTITUTE(SUBSTITUTE(SUBSTITUTE([.K96]; CHAR(10); &quot;&quot;); &quot;,&quot;; CHAR(10)); CHAR(10)&amp;CHAR(10); CHAR(10))" office:value-type="string" office:string-value="ETH_CLK&#10;TIM17_BKIN&#10;TIM3_CH2&#10;SAI4_D1&#10;I2C1_SMBA&#10;SPI1_MOSI/I2S1_SDO&#10;I2C4_SMBA&#10;SPI3_MOSI/I2S3_SDO&#10;SPI6_MOSI&#10;FDCAN2_RX&#10;SAI4_SD_A&#10;ETH1_PPS_OUT&#10;UART5_RX&#10;DCMI_D10&#10;LCD_G7&#10;EVENTOUT" calcext:value-type="string">
            <text:p>ETH_CLK</text:p>
            <text:p>TIM17_BKIN</text:p>
            <text:p>TIM3_CH2</text:p>
            <text:p>SAI4_D1</text:p>
            <text:p>I2C1_SMBA</text:p>
            <text:p>SPI1_MOSI/I2S1_SDO</text:p>
            <text:p>I2C4_SMBA</text:p>
            <text:p>SPI3_MOSI/I2S3_SDO</text:p>
            <text:p>SPI6_MOSI</text:p>
            <text:p>FDCAN2_RX</text:p>
            <text:p>SAI4_SD_A</text:p>
            <text:p>ETH1_PPS_OUT</text:p>
            <text:p>UART5_RX</text:p>
            <text:p>DCMI_D10</text:p>
            <text:p>LCD_G7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96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14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B6</text:p>
          </table:table-cell>
          <table:table-cell table:style-name="ce5" table:formula="of:=SUBSTITUTE([.F97]; &quot;_&quot;; &quot;-&quot;)" office:value-type="string" office:string-value="PB6" calcext:value-type="string">
            <text:p>PB6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97]=&quot;-&quot;; &quot;N&quot;; IF([.H97]=&quot;I&quot;;&quot;I&quot;; IF([.H97]=&quot;O&quot;;&quot;O&quot;; IF([.H97]=&quot;I/O&quot;;&quot;B&quot;;IF([.H97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97]  &amp; &quot; &quot; &amp; [.A97] &amp; &quot;.&quot; &amp; [.C97] &amp; &quot; 0 &quot; &amp; [.E97]*-100 &amp; &quot; 150 R 40 50 &quot; &amp; [.D97] &amp; &quot; 1 &quot; &amp; [.I97]" office:value-type="string" office:string-value="X PB6 8.7 0 -500 150 R 40 50 7 1 B" calcext:value-type="string">
            <text:p>X PB6 8.7 0 -500 150 R 40 50 7 1 B</text:p>
          </table:table-cell>
          <table:table-cell table:style-name="ce5" office:value-type="string" calcext:value-type="string">
            <text:p>TIM16_CH1N,TIM4_CH1,I2C1_SCL,</text:p>
            <text:p>CEC,I2C4_SCL,USART1_TX,</text:p>
            <text:p>FDCAN2_TX,QUADSPI_BK1_NCS,</text:p>
            <text:p>DFSDM1_DATIN5,UART5_TX,</text:p>
            <text:p>DCMI_D5,EVENTOUT</text:p>
          </table:table-cell>
          <table:table-cell table:style-name="ce5" table:formula="of:=SUBSTITUTE(SUBSTITUTE(SUBSTITUTE([.K97]; CHAR(10); &quot;&quot;); &quot;,&quot;; CHAR(10)); CHAR(10)&amp;CHAR(10); CHAR(10))" office:value-type="string" office:string-value="TIM16_CH1N&#10;TIM4_CH1&#10;I2C1_SCL&#10;CEC&#10;I2C4_SCL&#10;USART1_TX&#10;FDCAN2_TX&#10;QUADSPI_BK1_NCS&#10;DFSDM1_DATIN5&#10;UART5_TX&#10;DCMI_D5&#10;EVENTOUT" calcext:value-type="string">
            <text:p>TIM16_CH1N</text:p>
            <text:p>TIM4_CH1</text:p>
            <text:p>I2C1_SCL</text:p>
            <text:p>CEC</text:p>
            <text:p>I2C4_SCL</text:p>
            <text:p>USART1_TX</text:p>
            <text:p>FDCAN2_TX</text:p>
            <text:p>QUADSPI_BK1_NCS</text:p>
            <text:p>DFSDM1_DATIN5</text:p>
            <text:p>UART5_TX</text:p>
            <text:p>DCMI_D5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97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B7</text:p>
          </table:table-cell>
          <table:table-cell table:style-name="ce5" table:formula="of:=SUBSTITUTE([.F98]; &quot;_&quot;; &quot;-&quot;)" office:value-type="string" office:string-value="PB7" calcext:value-type="string">
            <text:p>PB7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98]=&quot;-&quot;; &quot;N&quot;; IF([.H98]=&quot;I&quot;;&quot;I&quot;; IF([.H98]=&quot;O&quot;;&quot;O&quot;; IF([.H98]=&quot;I/O&quot;;&quot;B&quot;;IF([.H98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98]  &amp; &quot; &quot; &amp; [.A98] &amp; &quot;.&quot; &amp; [.C98] &amp; &quot; 0 &quot; &amp; [.E98]*-100 &amp; &quot; 150 R 40 50 &quot; &amp; [.D98] &amp; &quot; 1 &quot; &amp; [.I98]" office:value-type="string" office:string-value="X PB7 8.64 0 -600 150 R 40 50 7 1 B" calcext:value-type="string">
            <text:p>X PB7 8.64 0 -600 150 R 40 50 7 1 B</text:p>
          </table:table-cell>
          <table:table-cell table:style-name="ce5" office:value-type="string" calcext:value-type="string">
            <text:p>TIM17_CH1N,TIM4_CH2,I2C1_SDA,</text:p>
            <text:p>I2C4_SDA,USART1_RX,</text:p>
            <text:p>SDMMC2_D1,DFSDM1_CKIN5,</text:p>
            <text:p>FMC_NL,DCMI_VSYNC,EVENTOUT</text:p>
          </table:table-cell>
          <table:table-cell table:style-name="ce5" table:formula="of:=SUBSTITUTE(SUBSTITUTE(SUBSTITUTE([.K98]; CHAR(10); &quot;&quot;); &quot;,&quot;; CHAR(10)); CHAR(10)&amp;CHAR(10); CHAR(10))" office:value-type="string" office:string-value="TIM17_CH1N&#10;TIM4_CH2&#10;I2C1_SDA&#10;I2C4_SDA&#10;USART1_RX&#10;SDMMC2_D1&#10;DFSDM1_CKIN5&#10;FMC_NL&#10;DCMI_VSYNC&#10;EVENTOUT" calcext:value-type="string">
            <text:p>TIM17_CH1N</text:p>
            <text:p>TIM4_CH2</text:p>
            <text:p>I2C1_SDA</text:p>
            <text:p>I2C4_SDA</text:p>
            <text:p>USART1_RX</text:p>
            <text:p>SDMMC2_D1</text:p>
            <text:p>DFSDM1_CKIN5</text:p>
            <text:p>FMC_NL</text:p>
            <text:p>DCMI_VSYNC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98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B10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B8</text:p>
          </table:table-cell>
          <table:table-cell table:style-name="ce5" table:formula="of:=SUBSTITUTE([.F99]; &quot;_&quot;; &quot;-&quot;)" office:value-type="string" office:string-value="PB8" calcext:value-type="string">
            <text:p>PB8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99]=&quot;-&quot;; &quot;N&quot;; IF([.H99]=&quot;I&quot;;&quot;I&quot;; IF([.H99]=&quot;O&quot;;&quot;O&quot;; IF([.H99]=&quot;I/O&quot;;&quot;B&quot;;IF([.H99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99]  &amp; &quot; &quot; &amp; [.A99] &amp; &quot;.&quot; &amp; [.C99] &amp; &quot; 0 &quot; &amp; [.E99]*-100 &amp; &quot; 150 R 40 50 &quot; &amp; [.D99] &amp; &quot; 1 &quot; &amp; [.I99]" office:value-type="string" office:string-value="X PB8 8.17 0 -700 150 R 40 50 7 1 B" calcext:value-type="string">
            <text:p>X PB8 8.17 0 -700 150 R 40 50 7 1 B</text:p>
          </table:table-cell>
          <table:table-cell table:style-name="ce5" office:value-type="string" calcext:value-type="string">
            <text:p>HDP6,TIM16_CH1,TIM4_CH3,</text:p>
            <text:p>DFSDM1_CKIN7,I2C1_SCL,</text:p>
            <text:p>SDMMC1_CKIN,I2C4_SCL,</text:p>
            <text:p>SDMMC2_CKIN,UART4_RX,</text:p>
            <text:p>FDCAN1_RX,SDMMC2_D4,</text:p>
            <text:p>ETH1_GMII_TXD3/ETH1_MII_TXD3/ETH1_RGMII_TXD3,</text:p>
            <text:p>SDMMC1_D4,DCMI_D6,</text:p>
            <text:p>LCD_B6,EVENTOUT</text:p>
          </table:table-cell>
          <table:table-cell table:style-name="ce5" table:formula="of:=SUBSTITUTE(SUBSTITUTE(SUBSTITUTE([.K99]; CHAR(10); &quot;&quot;); &quot;,&quot;; CHAR(10)); CHAR(10)&amp;CHAR(10); CHAR(10))" office:value-type="string" office:string-value="HDP6&#10;TIM16_CH1&#10;TIM4_CH3&#10;DFSDM1_CKIN7&#10;I2C1_SCL&#10;SDMMC1_CKIN&#10;I2C4_SCL&#10;SDMMC2_CKIN&#10;UART4_RX&#10;FDCAN1_RX&#10;SDMMC2_D4&#10;ETH1_GMII_TXD3/ETH1_MII_TXD3/ETH1_RGMII_TXD3&#10;SDMMC1_D4&#10;DCMI_D6&#10;LCD_B6&#10;EVENTOUT" calcext:value-type="string">
            <text:p>HDP6</text:p>
            <text:p>TIM16_CH1</text:p>
            <text:p>TIM4_CH3</text:p>
            <text:p>DFSDM1_CKIN7</text:p>
            <text:p>I2C1_SCL</text:p>
            <text:p>SDMMC1_CKIN</text:p>
            <text:p>I2C4_SCL</text:p>
            <text:p>SDMMC2_CKIN</text:p>
            <text:p>UART4_RX</text:p>
            <text:p>FDCAN1_RX</text:p>
            <text:p>SDMMC2_D4</text:p>
            <text:p>ETH1_GMII_TXD3/ETH1_MII_TXD3/ETH1_RGMII_TXD3</text:p>
            <text:p>SDMMC1_D4</text:p>
            <text:p>DCMI_D6</text:p>
            <text:p>LCD_B6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99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B1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B9</text:p>
          </table:table-cell>
          <table:table-cell table:style-name="ce5" table:formula="of:=SUBSTITUTE([.F100]; &quot;_&quot;; &quot;-&quot;)" office:value-type="string" office:string-value="PB9" calcext:value-type="string">
            <text:p>PB9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00]=&quot;-&quot;; &quot;N&quot;; IF([.H100]=&quot;I&quot;;&quot;I&quot;; IF([.H100]=&quot;O&quot;;&quot;O&quot;; IF([.H100]=&quot;I/O&quot;;&quot;B&quot;;IF([.H100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00]  &amp; &quot; &quot; &amp; [.A100] &amp; &quot;.&quot; &amp; [.C100] &amp; &quot; 0 &quot; &amp; [.E100]*-100 &amp; &quot; 150 R 40 50 &quot; &amp; [.D100] &amp; &quot; 1 &quot; &amp; [.I100]" office:value-type="string" office:string-value="X PB9 8.60 0 -800 150 R 40 50 7 1 B" calcext:value-type="string">
            <text:p>X PB9 8.60 0 -800 150 R 40 50 7 1 B</text:p>
          </table:table-cell>
          <table:table-cell table:style-name="ce5" office:value-type="string" calcext:value-type="string">
            <text:p>HDP7,TIM17_CH1,TIM4_CH4,</text:p>
            <text:p>DFSDM1_DATIN7,I2C1_SDA,</text:p>
            <text:p>SPI2_NSS/I2S2_WS,I2C4_SDA,</text:p>
            <text:p>SDMMC2_CDIR,UART4_TX,</text:p>
            <text:p>FDCAN1_TX,SDMMC2_D5,</text:p>
            <text:p>SDMMC1_CDIR,SDMMC1_D5,</text:p>
            <text:p>DCMI_D7,LCD_B7,EVENTOUT</text:p>
          </table:table-cell>
          <table:table-cell table:style-name="ce5" table:formula="of:=SUBSTITUTE(SUBSTITUTE(SUBSTITUTE([.K100]; CHAR(10); &quot;&quot;); &quot;,&quot;; CHAR(10)); CHAR(10)&amp;CHAR(10); CHAR(10))" office:value-type="string" office:string-value="HDP7&#10;TIM17_CH1&#10;TIM4_CH4&#10;DFSDM1_DATIN7&#10;I2C1_SDA&#10;SPI2_NSS/I2S2_WS&#10;I2C4_SDA&#10;SDMMC2_CDIR&#10;UART4_TX&#10;FDCAN1_TX&#10;SDMMC2_D5&#10;SDMMC1_CDIR&#10;SDMMC1_D5&#10;DCMI_D7&#10;LCD_B7&#10;EVENTOUT" calcext:value-type="string">
            <text:p>HDP7</text:p>
            <text:p>TIM17_CH1</text:p>
            <text:p>TIM4_CH4</text:p>
            <text:p>DFSDM1_DATIN7</text:p>
            <text:p>I2C1_SDA</text:p>
            <text:p>SPI2_NSS/I2S2_WS</text:p>
            <text:p>I2C4_SDA</text:p>
            <text:p>SDMMC2_CDIR</text:p>
            <text:p>UART4_TX</text:p>
            <text:p>FDCAN1_TX</text:p>
            <text:p>SDMMC2_D5</text:p>
            <text:p>SDMMC1_CDIR</text:p>
            <text:p>SDMMC1_D5</text:p>
            <text:p>DCMI_D7</text:p>
            <text:p>LCD_B7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00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B10</text:p>
          </table:table-cell>
          <table:table-cell table:style-name="ce5" table:formula="of:=SUBSTITUTE([.F101]; &quot;_&quot;; &quot;-&quot;)" office:value-type="string" office:string-value="PB10" calcext:value-type="string">
            <text:p>PB10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01]=&quot;-&quot;; &quot;N&quot;; IF([.H101]=&quot;I&quot;;&quot;I&quot;; IF([.H101]=&quot;O&quot;;&quot;O&quot;; IF([.H101]=&quot;I/O&quot;;&quot;B&quot;;IF([.H101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01]  &amp; &quot; &quot; &amp; [.A101] &amp; &quot;.&quot; &amp; [.C101] &amp; &quot; 0 &quot; &amp; [.E101]*-100 &amp; &quot; 150 R 40 50 &quot; &amp; [.D101] &amp; &quot; 1 &quot; &amp; [.I101]" office:value-type="string" office:string-value="X PB10 8.1 0 -900 150 R 40 50 7 1 B" calcext:value-type="string">
            <text:p>X PB10 8.1 0 -900 150 R 40 50 7 1 B</text:p>
          </table:table-cell>
          <table:table-cell table:style-name="ce5" office:value-type="string" calcext:value-type="string">
            <text:p>TIM2_CH3,LPTIM2_IN1,I2C2_SCL,</text:p>
            <text:p>SPI2_SCK/I2S2_CK,</text:p>
            <text:p>DFSDM1_DATIN7,</text:p>
            <text:p>USART3_TX,QUADSPI_BK1_NCS,</text:p>
            <text:p>ETH1_GMII_RX_ER/ETH1_MII_RX_ER,</text:p>
            <text:p>LCD_G4,EVENTOUT</text:p>
          </table:table-cell>
          <table:table-cell table:style-name="ce5" table:formula="of:=SUBSTITUTE(SUBSTITUTE(SUBSTITUTE([.K101]; CHAR(10); &quot;&quot;); &quot;,&quot;; CHAR(10)); CHAR(10)&amp;CHAR(10); CHAR(10))" office:value-type="string" office:string-value="TIM2_CH3&#10;LPTIM2_IN1&#10;I2C2_SCL&#10;SPI2_SCK/I2S2_CK&#10;DFSDM1_DATIN7&#10;USART3_TX&#10;QUADSPI_BK1_NCS&#10;ETH1_GMII_RX_ER/ETH1_MII_RX_ER&#10;LCD_G4&#10;EVENTOUT" calcext:value-type="string">
            <text:p>TIM2_CH3</text:p>
            <text:p>LPTIM2_IN1</text:p>
            <text:p>I2C2_SCL</text:p>
            <text:p>SPI2_SCK/I2S2_CK</text:p>
            <text:p>DFSDM1_DATIN7</text:p>
            <text:p>USART3_TX</text:p>
            <text:p>QUADSPI_BK1_NCS</text:p>
            <text:p>ETH1_GMII_RX_ER/ETH1_MII_RX_ER</text:p>
            <text:p>LCD_G4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01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B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B11</text:p>
          </table:table-cell>
          <table:table-cell table:style-name="ce5" table:formula="of:=SUBSTITUTE([.F102]; &quot;_&quot;; &quot;-&quot;)" office:value-type="string" office:string-value="PB11" calcext:value-type="string">
            <text:p>PB11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02]=&quot;-&quot;; &quot;N&quot;; IF([.H102]=&quot;I&quot;;&quot;I&quot;; IF([.H102]=&quot;O&quot;;&quot;O&quot;; IF([.H102]=&quot;I/O&quot;;&quot;B&quot;;IF([.H102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02]  &amp; &quot; &quot; &amp; [.A102] &amp; &quot;.&quot; &amp; [.C102] &amp; &quot; 0 &quot; &amp; [.E102]*-100 &amp; &quot; 150 R 40 50 &quot; &amp; [.D102] &amp; &quot; 1 &quot; &amp; [.I102]" office:value-type="string" office:string-value="X PB11 8.28 0 -1000 150 R 40 50 7 1 B" calcext:value-type="string">
            <text:p>X PB11 8.28 0 -1000 150 R 40 50 7 1 B</text:p>
          </table:table-cell>
          <table:table-cell table:style-name="ce5" office:value-type="string" calcext:value-type="string">
            <text:p>TIM2_CH4,LPTIM2_ETR,</text:p>
            <text:p>I2C2_SDA,DFSDM1_CKIN7,</text:p>
            <text:p>USART3_RX,ETH1_GMII_TX_EN/ETH1_MII_TX_EN/ETH1_RGMII_TX_CTL/ETH1_RMII_TX_EN,</text:p>
            <text:p>DSI_TE,LCD_G5,EVENTOUT</text:p>
          </table:table-cell>
          <table:table-cell table:style-name="ce5" table:formula="of:=SUBSTITUTE(SUBSTITUTE(SUBSTITUTE([.K102]; CHAR(10); &quot;&quot;); &quot;,&quot;; CHAR(10)); CHAR(10)&amp;CHAR(10); CHAR(10))" office:value-type="string" office:string-value="TIM2_CH4&#10;LPTIM2_ETR&#10;I2C2_SDA&#10;DFSDM1_CKIN7&#10;USART3_RX&#10;ETH1_GMII_TX_EN/ETH1_MII_TX_EN/ETH1_RGMII_TX_CTL/ETH1_RMII_TX_EN&#10;DSI_TE&#10;LCD_G5&#10;EVENTOUT" calcext:value-type="string">
            <text:p>TIM2_CH4</text:p>
            <text:p>LPTIM2_ETR</text:p>
            <text:p>I2C2_SDA</text:p>
            <text:p>DFSDM1_CKIN7</text:p>
            <text:p>USART3_RX</text:p>
            <text:p>ETH1_GMII_TX_EN/ETH1_MII_TX_EN/ETH1_RGMII_TX_CTL/ETH1_RMII_TX_EN</text:p>
            <text:p>DSI_TE</text:p>
            <text:p>LCD_G5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02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C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PB12</text:p>
          </table:table-cell>
          <table:table-cell table:style-name="ce5" table:formula="of:=SUBSTITUTE([.F103]; &quot;_&quot;; &quot;-&quot;)" office:value-type="string" office:string-value="PB12" calcext:value-type="string">
            <text:p>PB12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03]=&quot;-&quot;; &quot;N&quot;; IF([.H103]=&quot;I&quot;;&quot;I&quot;; IF([.H103]=&quot;O&quot;;&quot;O&quot;; IF([.H103]=&quot;I/O&quot;;&quot;B&quot;;IF([.H103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03]  &amp; &quot; &quot; &amp; [.A103] &amp; &quot;.&quot; &amp; [.C103] &amp; &quot; 0 &quot; &amp; [.E103]*-100 &amp; &quot; 150 R 40 50 &quot; &amp; [.D103] &amp; &quot; 1 &quot; &amp; [.I103]" office:value-type="string" office:string-value="X PB12 8.3 0 -1100 150 R 40 50 7 1 B" calcext:value-type="string">
            <text:p>X PB12 8.3 0 -1100 150 R 40 50 7 1 B</text:p>
          </table:table-cell>
          <table:table-cell table:style-name="ce5" office:value-type="string" calcext:value-type="string">
            <text:p>TIM1_BKIN,I2C6_SMBA,</text:p>
            <text:p>I2C2_SMBA,SPI2_NSS/I2S2_WS,DFSDM1_DATIN1,</text:p>
            <text:p>USART3_CK,USART3_RX,</text:p>
            <text:p>FDCAN2_RX,</text:p>
            <text:p>ETH1_GMII_TXD0/ETH1_MII_TXD0/ETH1_RGMII_TXD0/ETH1_RMII_TXD0,</text:p>
            <text:p>UART5_RX,EVENTOUT</text:p>
          </table:table-cell>
          <table:table-cell table:style-name="ce5" table:formula="of:=SUBSTITUTE(SUBSTITUTE(SUBSTITUTE([.K103]; CHAR(10); &quot;&quot;); &quot;,&quot;; CHAR(10)); CHAR(10)&amp;CHAR(10); CHAR(10))" office:value-type="string" office:string-value="TIM1_BKIN&#10;I2C6_SMBA&#10;I2C2_SMBA&#10;SPI2_NSS/I2S2_WS&#10;DFSDM1_DATIN1&#10;USART3_CK&#10;USART3_RX&#10;FDCAN2_RX&#10;ETH1_GMII_TXD0/ETH1_MII_TXD0/ETH1_RGMII_TXD0/ETH1_RMII_TXD0&#10;UART5_RX&#10;EVENTOUT" calcext:value-type="string">
            <text:p>TIM1_BKIN</text:p>
            <text:p>I2C6_SMBA</text:p>
            <text:p>I2C2_SMBA</text:p>
            <text:p>SPI2_NSS/I2S2_WS</text:p>
            <text:p>DFSDM1_DATIN1</text:p>
            <text:p>USART3_CK</text:p>
            <text:p>USART3_RX</text:p>
            <text:p>FDCAN2_RX</text:p>
            <text:p>ETH1_GMII_TXD0/ETH1_MII_TXD0/ETH1_RGMII_TXD0/ETH1_RMII_TXD0</text:p>
            <text:p>UART5_RX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03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A10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PB13</text:p>
          </table:table-cell>
          <table:table-cell table:style-name="ce5" table:formula="of:=SUBSTITUTE([.F104]; &quot;_&quot;; &quot;-&quot;)" office:value-type="string" office:string-value="PB13" calcext:value-type="string">
            <text:p>PB13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04]=&quot;-&quot;; &quot;N&quot;; IF([.H104]=&quot;I&quot;;&quot;I&quot;; IF([.H104]=&quot;O&quot;;&quot;O&quot;; IF([.H104]=&quot;I/O&quot;;&quot;B&quot;;IF([.H104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04]  &amp; &quot; &quot; &amp; [.A104] &amp; &quot;.&quot; &amp; [.C104] &amp; &quot; 0 &quot; &amp; [.E104]*-100 &amp; &quot; 150 R 40 50 &quot; &amp; [.D104] &amp; &quot; 1 &quot; &amp; [.I104]" office:value-type="string" office:string-value="X PB13 6.66 0 -1200 150 R 40 50 7 1 B" calcext:value-type="string">
            <text:p>X PB13 6.66 0 -1200 150 R 40 50 7 1 B</text:p>
          </table:table-cell>
          <table:table-cell table:style-name="ce5" office:value-type="string" calcext:value-type="string">
            <text:p>TIM1_CH1N,DFSDM1_CKOUT,</text:p>
            <text:p>LPTIM2_OUT,SPI2_SCK/I2S2_CK,DFSDM1_CKIN1,</text:p>
            <text:p>USART3_CTS/USART3_NSS,</text:p>
            <text:p>FDCAN2_TX,</text:p>
            <text:p>ETH1_GMII_TXD1/ETH1_MII_TXD1/ETH1_RGMII_TXD1/ETH1_RMII_TXD1,</text:p>
            <text:p>UART5_TX,EVENTOUT</text:p>
          </table:table-cell>
          <table:table-cell table:style-name="ce5" table:formula="of:=SUBSTITUTE(SUBSTITUTE(SUBSTITUTE([.K104]; CHAR(10); &quot;&quot;); &quot;,&quot;; CHAR(10)); CHAR(10)&amp;CHAR(10); CHAR(10))" office:value-type="string" office:string-value="TIM1_CH1N&#10;DFSDM1_CKOUT&#10;LPTIM2_OUT&#10;SPI2_SCK/I2S2_CK&#10;DFSDM1_CKIN1&#10;USART3_CTS/USART3_NSS&#10;FDCAN2_TX&#10;ETH1_GMII_TXD1/ETH1_MII_TXD1/ETH1_RGMII_TXD1/ETH1_RMII_TXD1&#10;UART5_TX&#10;EVENTOUT" calcext:value-type="string">
            <text:p>TIM1_CH1N</text:p>
            <text:p>DFSDM1_CKOUT</text:p>
            <text:p>LPTIM2_OUT</text:p>
            <text:p>SPI2_SCK/I2S2_CK</text:p>
            <text:p>DFSDM1_CKIN1</text:p>
            <text:p>USART3_CTS/USART3_NSS</text:p>
            <text:p>FDCAN2_TX</text:p>
            <text:p>ETH1_GMII_TXD1/ETH1_MII_TXD1/ETH1_RGMII_TXD1/ETH1_RMII_TXD1</text:p>
            <text:p>UART5_TX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04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B5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0</text:p>
          </table:table-cell>
          <table:table-cell table:style-name="ce5" table:formula="of:=SUBSTITUTE([.F105]; &quot;_&quot;; &quot;-&quot;)" office:value-type="string" office:string-value="PC0" calcext:value-type="string">
            <text:p>PC0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05]=&quot;-&quot;; &quot;N&quot;; IF([.H105]=&quot;I&quot;;&quot;I&quot;; IF([.H105]=&quot;O&quot;;&quot;O&quot;; IF([.H105]=&quot;I/O&quot;;&quot;B&quot;;IF([.H105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05]  &amp; &quot; &quot; &amp; [.A105] &amp; &quot;.&quot; &amp; [.C105] &amp; &quot; 0 &quot; &amp; [.E105]*-100 &amp; &quot; 150 R 40 50 &quot; &amp; [.D105] &amp; &quot; 1 &quot; &amp; [.I105]" office:value-type="string" office:string-value="X PC0 8.51 0 -100 150 R 40 50 8 1 B" calcext:value-type="string">
            <text:p>X PC0 8.51 0 -100 150 R 40 50 8 1 B</text:p>
          </table:table-cell>
          <table:table-cell table:style-name="ce5" office:value-type="string" calcext:value-type="string">
            <text:p>DFSDM1_CKIN0,LPTIM2_IN2,</text:p>
            <text:p>DFSDM1_DATIN4,SAI2_FS_B,</text:p>
            <text:p>QUADSPI_BK2_NCS,LCD_R5,</text:p>
            <text:p>EVENTOUT</text:p>
          </table:table-cell>
          <table:table-cell table:style-name="ce5" table:formula="of:=SUBSTITUTE(SUBSTITUTE(SUBSTITUTE([.K105]; CHAR(10); &quot;&quot;); &quot;,&quot;; CHAR(10)); CHAR(10)&amp;CHAR(10); CHAR(10))" office:value-type="string" office:string-value="DFSDM1_CKIN0&#10;LPTIM2_IN2&#10;DFSDM1_DATIN4&#10;SAI2_FS_B&#10;QUADSPI_BK2_NCS&#10;LCD_R5&#10;EVENTOUT" calcext:value-type="string">
            <text:p>DFSDM1_CKIN0</text:p>
            <text:p>LPTIM2_IN2</text:p>
            <text:p>DFSDM1_DATIN4</text:p>
            <text:p>SAI2_FS_B</text:p>
            <text:p>QUADSPI_BK2_NCS</text:p>
            <text:p>LCD_R5</text:p>
            <text:p>EVENTOUT</text:p>
          </table:table-cell>
          <table:table-cell table:style-name="ce5" office:value-type="string" calcext:value-type="string">
            <text:p>ADC1_INP10,</text:p>
            <text:p>ADC2_INP10</text:p>
          </table:table-cell>
          <table:table-cell table:style-name="ce5" table:formula="of:=SUBSTITUTE(SUBSTITUTE(SUBSTITUTE([.M105]; CHAR(10); &quot;&quot;); &quot;,&quot;; CHAR(10)); CHAR(10)&amp;CHAR(10); CHAR(10))" office:value-type="string" office:string-value="ADC1_INP10&#10;ADC2_INP10" calcext:value-type="string">
            <text:p>ADC1_INP10</text:p>
            <text:p>ADC2_INP10</text:p>
          </table:table-cell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D0</text:p>
          </table:table-cell>
          <table:table-cell table:style-name="ce5" table:formula="of:=SUBSTITUTE([.F106]; &quot;_&quot;; &quot;-&quot;)" office:value-type="string" office:string-value="PD0" calcext:value-type="string">
            <text:p>PD0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06]=&quot;-&quot;; &quot;N&quot;; IF([.H106]=&quot;I&quot;;&quot;I&quot;; IF([.H106]=&quot;O&quot;;&quot;O&quot;; IF([.H106]=&quot;I/O&quot;;&quot;B&quot;;IF([.H106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06]  &amp; &quot; &quot; &amp; [.A106] &amp; &quot;.&quot; &amp; [.C106] &amp; &quot; 0 &quot; &amp; [.E106]*-100 &amp; &quot; 150 R 40 50 &quot; &amp; [.D106] &amp; &quot; 1 &quot; &amp; [.I106]" office:value-type="string" office:string-value="X PD0 6.68 0 -100 150 R 40 50 8 1 B" calcext:value-type="string">
            <text:p>X PD0 6.68 0 -100 150 R 40 50 8 1 B</text:p>
          </table:table-cell>
          <table:table-cell table:style-name="ce5" office:value-type="string" calcext:value-type="string">
            <text:p>I2C6_SDA,DFSDM1_CKIN6,</text:p>
            <text:p>I2C5_SDA,SAI3_SCK_A,</text:p>
            <text:p>UART4_RX,FDCAN1_RX,</text:p>
            <text:p>SDMMC3_CMD,</text:p>
            <text:p>DFSDM1_DATIN7,</text:p>
            <text:p>FMC_AD2/FMC_D2,</text:p>
            <text:p>EVENTOUT</text:p>
          </table:table-cell>
          <table:table-cell table:style-name="ce5" table:formula="of:=SUBSTITUTE(SUBSTITUTE(SUBSTITUTE([.K106]; CHAR(10); &quot;&quot;); &quot;,&quot;; CHAR(10)); CHAR(10)&amp;CHAR(10); CHAR(10))" office:value-type="string" office:string-value="I2C6_SDA&#10;DFSDM1_CKIN6&#10;I2C5_SDA&#10;SAI3_SCK_A&#10;UART4_RX&#10;FDCAN1_RX&#10;SDMMC3_CMD&#10;DFSDM1_DATIN7&#10;FMC_AD2/FMC_D2&#10;EVENTOUT" calcext:value-type="string">
            <text:p>I2C6_SDA</text:p>
            <text:p>DFSDM1_CKIN6</text:p>
            <text:p>I2C5_SDA</text:p>
            <text:p>SAI3_SCK_A</text:p>
            <text:p>UART4_RX</text:p>
            <text:p>FDCAN1_RX</text:p>
            <text:p>SDMMC3_CMD</text:p>
            <text:p>DFSDM1_DATIN7</text:p>
            <text:p>FMC_AD2/FMC_D2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06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A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C1</text:p>
          </table:table-cell>
          <table:table-cell table:style-name="ce5" table:formula="of:=SUBSTITUTE([.F107]; &quot;_&quot;; &quot;-&quot;)" office:value-type="string" office:string-value="PC1" calcext:value-type="string">
            <text:p>PC1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07]=&quot;-&quot;; &quot;N&quot;; IF([.H107]=&quot;I&quot;;&quot;I&quot;; IF([.H107]=&quot;O&quot;;&quot;O&quot;; IF([.H107]=&quot;I/O&quot;;&quot;B&quot;;IF([.H107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07]  &amp; &quot; &quot; &amp; [.A107] &amp; &quot;.&quot; &amp; [.C107] &amp; &quot; 0 &quot; &amp; [.E107]*-100 &amp; &quot; 150 R 40 50 &quot; &amp; [.D107] &amp; &quot; 1 &quot; &amp; [.I107]" office:value-type="string" office:string-value="X PC1 8.32 0 -200 150 R 40 50 8 1 B" calcext:value-type="string">
            <text:p>X PC1 8.32 0 -200 150 R 40 50 8 1 B</text:p>
          </table:table-cell>
          <table:table-cell table:style-name="ce5" office:value-type="string" calcext:value-type="string">
            <text:p>TRACED0,SAI1_D1,</text:p>
            <text:p>DFSDM1_DATIN0,</text:p>
            <text:p>DFSDM1_CKIN4,SPI2_MOSI/I2S2_SDO,SAI1_SD_A,</text:p>
            <text:p>SDMMC2_CK,ETH1_MDC,</text:p>
            <text:p>MDIOS_MDC,EVENTOUT</text:p>
          </table:table-cell>
          <table:table-cell table:style-name="ce5" table:formula="of:=SUBSTITUTE(SUBSTITUTE(SUBSTITUTE([.K107]; CHAR(10); &quot;&quot;); &quot;,&quot;; CHAR(10)); CHAR(10)&amp;CHAR(10); CHAR(10))" office:value-type="string" office:string-value="TRACED0&#10;SAI1_D1&#10;DFSDM1_DATIN0&#10;DFSDM1_CKIN4&#10;SPI2_MOSI/I2S2_SDO&#10;SAI1_SD_A&#10;SDMMC2_CK&#10;ETH1_MDC&#10;MDIOS_MDC&#10;EVENTOUT" calcext:value-type="string">
            <text:p>TRACED0</text:p>
            <text:p>SAI1_D1</text:p>
            <text:p>DFSDM1_DATIN0</text:p>
            <text:p>DFSDM1_CKIN4</text:p>
            <text:p>SPI2_MOSI/I2S2_SDO</text:p>
            <text:p>SAI1_SD_A</text:p>
            <text:p>SDMMC2_CK</text:p>
            <text:p>ETH1_MDC</text:p>
            <text:p>MDIOS_MDC</text:p>
            <text:p>EVENTOUT</text:p>
          </table:table-cell>
          <table:table-cell table:style-name="ce5" office:value-type="string" calcext:value-type="string">
            <text:p>ADC1_INP11,</text:p>
            <text:p>ADC1_INN10,</text:p>
            <text:p>ADC2_INP11,</text:p>
            <text:p>ADC2_INN10,</text:p>
            <text:p>TAMP_IN3,</text:p>
            <text:p>WKUP6</text:p>
          </table:table-cell>
          <table:table-cell table:style-name="ce5" table:formula="of:=SUBSTITUTE(SUBSTITUTE(SUBSTITUTE([.M107]; CHAR(10); &quot;&quot;); &quot;,&quot;; CHAR(10)); CHAR(10)&amp;CHAR(10); CHAR(10))" office:value-type="string" office:string-value="ADC1_INP11&#10;ADC1_INN10&#10;ADC2_INP11&#10;ADC2_INN10&#10;TAMP_IN3&#10;WKUP6" calcext:value-type="string">
            <text:p>ADC1_INP11</text:p>
            <text:p>ADC1_INN10</text:p>
            <text:p>ADC2_INP11</text:p>
            <text:p>ADC2_INN10</text:p>
            <text:p>TAMP_IN3</text:p>
            <text:p>WKUP6</text:p>
          </table:table-cell>
          <table:table-cell table:number-columns-repeated="1010"/>
        </table:table-row>
        <table:table-row table:style-name="ro13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C2</text:p>
          </table:table-cell>
          <table:table-cell table:style-name="ce5" table:formula="of:=SUBSTITUTE([.F108]; &quot;_&quot;; &quot;-&quot;)" office:value-type="string" office:string-value="PC2" calcext:value-type="string">
            <text:p>PC2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08]=&quot;-&quot;; &quot;N&quot;; IF([.H108]=&quot;I&quot;;&quot;I&quot;; IF([.H108]=&quot;O&quot;;&quot;O&quot;; IF([.H108]=&quot;I/O&quot;;&quot;B&quot;;IF([.H108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08]  &amp; &quot; &quot; &amp; [.A108] &amp; &quot;.&quot; &amp; [.C108] &amp; &quot; 0 &quot; &amp; [.E108]*-100 &amp; &quot; 150 R 40 50 &quot; &amp; [.D108] &amp; &quot; 1 &quot; &amp; [.I108]" office:value-type="string" office:string-value="X PC2 8.24 0 -300 150 R 40 50 8 1 B" calcext:value-type="string">
            <text:p>X PC2 8.24 0 -300 150 R 40 50 8 1 B</text:p>
          </table:table-cell>
          <table:table-cell table:style-name="ce5" office:value-type="string" calcext:value-type="string">
            <text:p>DFSDM1_CKIN1,SPI2_MISO/I2S2_SDI,DFSDM1_CKOUT,</text:p>
            <text:p>ETH1_GMII_TXD2/ETH1_MII_TXD2/</text:p>
            <text:p>ETH1_RGMII_TXD2,DCMI_PIXCLK,</text:p>
            <text:p>EVENTOUT</text:p>
          </table:table-cell>
          <table:table-cell table:style-name="ce5" table:formula="of:=SUBSTITUTE(SUBSTITUTE(SUBSTITUTE([.K108]; CHAR(10); &quot;&quot;); &quot;,&quot;; CHAR(10)); CHAR(10)&amp;CHAR(10); CHAR(10))" office:value-type="string" office:string-value="DFSDM1_CKIN1&#10;SPI2_MISO/I2S2_SDI&#10;DFSDM1_CKOUT&#10;ETH1_GMII_TXD2/ETH1_MII_TXD2/ETH1_RGMII_TXD2&#10;DCMI_PIXCLK&#10;EVENTOUT" calcext:value-type="string">
            <text:p>DFSDM1_CKIN1</text:p>
            <text:p>SPI2_MISO/I2S2_SDI</text:p>
            <text:p>DFSDM1_CKOUT</text:p>
            <text:p>ETH1_GMII_TXD2/ETH1_MII_TXD2/ETH1_RGMII_TXD2</text:p>
            <text:p>DCMI_PIXCLK</text:p>
            <text:p>EVENTOUT</text:p>
          </table:table-cell>
          <table:table-cell table:style-name="ce5" office:value-type="string" calcext:value-type="string">
            <text:p>ADC1_INP12,</text:p>
            <text:p>ADC1_INN11</text:p>
          </table:table-cell>
          <table:table-cell table:style-name="ce5" table:formula="of:=SUBSTITUTE(SUBSTITUTE(SUBSTITUTE([.M108]; CHAR(10); &quot;&quot;); &quot;,&quot;; CHAR(10)); CHAR(10)&amp;CHAR(10); CHAR(10))" office:value-type="string" office:string-value="ADC1_INP12&#10;ADC1_INN11" calcext:value-type="string">
            <text:p>ADC1_INP12</text:p>
            <text:p>ADC1_INN11</text:p>
          </table:table-cell>
          <table:table-cell table:number-columns-repeated="1010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W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C3</text:p>
          </table:table-cell>
          <table:table-cell table:style-name="ce5" table:formula="of:=SUBSTITUTE([.F109]; &quot;_&quot;; &quot;-&quot;)" office:value-type="string" office:string-value="PC3" calcext:value-type="string">
            <text:p>PC3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09]=&quot;-&quot;; &quot;N&quot;; IF([.H109]=&quot;I&quot;;&quot;I&quot;; IF([.H109]=&quot;O&quot;;&quot;O&quot;; IF([.H109]=&quot;I/O&quot;;&quot;B&quot;;IF([.H109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09]  &amp; &quot; &quot; &amp; [.A109] &amp; &quot;.&quot; &amp; [.C109] &amp; &quot; 0 &quot; &amp; [.E109]*-100 &amp; &quot; 150 R 40 50 &quot; &amp; [.D109] &amp; &quot; 1 &quot; &amp; [.I109]" office:value-type="string" office:string-value="X PC3 8.5 0 -400 150 R 40 50 8 1 B" calcext:value-type="string">
            <text:p>X PC3 8.5 0 -400 150 R 40 50 8 1 B</text:p>
          </table:table-cell>
          <table:table-cell table:style-name="ce5" office:value-type="string" calcext:value-type="string">
            <text:p>TRACECLK,DFSDM1_DATIN1,</text:p>
            <text:p>SPI2_MOSI/I2S2_SDO,</text:p>
            <text:p>ETH1_GMII_TX_CLK/ETH1_MII_TX_CLK,EVENTOUT</text:p>
          </table:table-cell>
          <table:table-cell table:style-name="ce5" table:formula="of:=SUBSTITUTE(SUBSTITUTE(SUBSTITUTE([.K109]; CHAR(10); &quot;&quot;); &quot;,&quot;; CHAR(10)); CHAR(10)&amp;CHAR(10); CHAR(10))" office:value-type="string" office:string-value="TRACECLK&#10;DFSDM1_DATIN1&#10;SPI2_MOSI/I2S2_SDO&#10;ETH1_GMII_TX_CLK/ETH1_MII_TX_CLK&#10;EVENTOUT" calcext:value-type="string">
            <text:p>TRACECLK</text:p>
            <text:p>DFSDM1_DATIN1</text:p>
            <text:p>SPI2_MOSI/I2S2_SDO</text:p>
            <text:p>ETH1_GMII_TX_CLK/ETH1_MII_TX_CLK</text:p>
            <text:p>EVENTOUT</text:p>
          </table:table-cell>
          <table:table-cell table:style-name="ce5" office:value-type="string" calcext:value-type="string">
            <text:p>ADC1_INP13,</text:p>
            <text:p>ADC1_INN12</text:p>
          </table:table-cell>
          <table:table-cell table:style-name="ce5" table:formula="of:=SUBSTITUTE(SUBSTITUTE(SUBSTITUTE([.M109]; CHAR(10); &quot;&quot;); &quot;,&quot;; CHAR(10)); CHAR(10)&amp;CHAR(10); CHAR(10))" office:value-type="string" office:string-value="ADC1_INP13&#10;ADC1_INN12" calcext:value-type="string">
            <text:p>ADC1_INP13</text:p>
            <text:p>ADC1_INN12</text:p>
          </table:table-cell>
          <table:table-cell table:number-columns-repeated="1010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C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C4</text:p>
          </table:table-cell>
          <table:table-cell table:style-name="ce5" table:formula="of:=SUBSTITUTE([.F110]; &quot;_&quot;; &quot;-&quot;)" office:value-type="string" office:string-value="PC4" calcext:value-type="string">
            <text:p>PC4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10]=&quot;-&quot;; &quot;N&quot;; IF([.H110]=&quot;I&quot;;&quot;I&quot;; IF([.H110]=&quot;O&quot;;&quot;O&quot;; IF([.H110]=&quot;I/O&quot;;&quot;B&quot;;IF([.H110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10]  &amp; &quot; &quot; &amp; [.A110] &amp; &quot;.&quot; &amp; [.C110] &amp; &quot; 0 &quot; &amp; [.E110]*-100 &amp; &quot; 150 R 40 50 &quot; &amp; [.D110] &amp; &quot; 1 &quot; &amp; [.I110]" office:value-type="string" office:string-value="X PC4 8.2 0 -500 150 R 40 50 8 1 B" calcext:value-type="string">
            <text:p>X PC4 8.2 0 -500 150 R 40 50 8 1 B</text:p>
          </table:table-cell>
          <table:table-cell table:style-name="ce5" office:value-type="string" calcext:value-type="string">
            <text:p>DFSDM1_CKIN2,I2S1_MCK,</text:p>
            <text:p>SPDIFRX_IN2,ETH1_GMII_RXD0/ETH1_MII_RXD0/ETH1_RGMII_RXD0/ETH1_RMII_RXD0,EVENTOUT</text:p>
          </table:table-cell>
          <table:table-cell table:style-name="ce5" table:formula="of:=SUBSTITUTE(SUBSTITUTE(SUBSTITUTE([.K110]; CHAR(10); &quot;&quot;); &quot;,&quot;; CHAR(10)); CHAR(10)&amp;CHAR(10); CHAR(10))" office:value-type="string" office:string-value="DFSDM1_CKIN2&#10;I2S1_MCK&#10;SPDIFRX_IN2&#10;ETH1_GMII_RXD0/ETH1_MII_RXD0/ETH1_RGMII_RXD0/ETH1_RMII_RXD0&#10;EVENTOUT" calcext:value-type="string">
            <text:p>DFSDM1_CKIN2</text:p>
            <text:p>I2S1_MCK</text:p>
            <text:p>SPDIFRX_IN2</text:p>
            <text:p>ETH1_GMII_RXD0/ETH1_MII_RXD0/ETH1_RGMII_RXD0/ETH1_RMII_RXD0</text:p>
            <text:p>EVENTOUT</text:p>
          </table:table-cell>
          <table:table-cell table:style-name="ce5" office:value-type="string" calcext:value-type="string">
            <text:p>ADC1_INP4,</text:p>
            <text:p>ADC2_INP4</text:p>
          </table:table-cell>
          <table:table-cell table:style-name="ce5" table:formula="of:=SUBSTITUTE(SUBSTITUTE(SUBSTITUTE([.M110]; CHAR(10); &quot;&quot;); &quot;,&quot;; CHAR(10)); CHAR(10)&amp;CHAR(10); CHAR(10))" office:value-type="string" office:string-value="ADC1_INP4&#10;ADC2_INP4" calcext:value-type="string">
            <text:p>ADC1_INP4</text:p>
            <text:p>ADC2_INP4</text:p>
          </table:table-cell>
          <table:table-cell table:number-columns-repeated="1010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B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C5</text:p>
          </table:table-cell>
          <table:table-cell table:style-name="ce5" table:formula="of:=SUBSTITUTE([.F111]; &quot;_&quot;; &quot;-&quot;)" office:value-type="string" office:string-value="PC5" calcext:value-type="string">
            <text:p>PC5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11]=&quot;-&quot;; &quot;N&quot;; IF([.H111]=&quot;I&quot;;&quot;I&quot;; IF([.H111]=&quot;O&quot;;&quot;O&quot;; IF([.H111]=&quot;I/O&quot;;&quot;B&quot;;IF([.H111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11]  &amp; &quot; &quot; &amp; [.A111] &amp; &quot;.&quot; &amp; [.C111] &amp; &quot; 0 &quot; &amp; [.E111]*-100 &amp; &quot; 150 R 40 50 &quot; &amp; [.D111] &amp; &quot; 1 &quot; &amp; [.I111]" office:value-type="string" office:string-value="X PC5 8.4 0 -600 150 R 40 50 8 1 B" calcext:value-type="string">
            <text:p>X PC5 8.4 0 -600 150 R 40 50 8 1 B</text:p>
          </table:table-cell>
          <table:table-cell table:style-name="ce5" office:value-type="string" calcext:value-type="string">
            <text:p>SAI1_D3,DFSDM1_DATIN2,</text:p>
            <text:p>SAI4_D4,SAI1_D4,</text:p>
            <text:p>SPDIFRX_IN3,</text:p>
            <text:p>ETH1_GMII_RXD1/</text:p>
            <text:p>ETH1_MII_RXD1/</text:p>
            <text:p>ETH1_RGMII_RXD1/</text:p>
            <text:p>ETH1_RMII_RXD1,</text:p>
            <text:p>SAI4_D3,EVENTOUT</text:p>
          </table:table-cell>
          <table:table-cell table:style-name="ce5" table:formula="of:=SUBSTITUTE(SUBSTITUTE(SUBSTITUTE([.K111]; CHAR(10); &quot;&quot;); &quot;,&quot;; CHAR(10)); CHAR(10)&amp;CHAR(10); CHAR(10))" office:value-type="string" office:string-value="SAI1_D3&#10;DFSDM1_DATIN2&#10;SAI4_D4&#10;SAI1_D4&#10;SPDIFRX_IN3&#10;ETH1_GMII_RXD1/ETH1_MII_RXD1/ETH1_RGMII_RXD1/ETH1_RMII_RXD1&#10;SAI4_D3&#10;EVENTOUT" calcext:value-type="string">
            <text:p>SAI1_D3</text:p>
            <text:p>DFSDM1_DATIN2</text:p>
            <text:p>SAI4_D4</text:p>
            <text:p>SAI1_D4</text:p>
            <text:p>SPDIFRX_IN3</text:p>
            <text:p>ETH1_GMII_RXD1/ETH1_MII_RXD1/ETH1_RGMII_RXD1/ETH1_RMII_RXD1</text:p>
            <text:p>SAI4_D3</text:p>
            <text:p>EVENTOUT</text:p>
          </table:table-cell>
          <table:table-cell table:style-name="ce5" office:value-type="string" calcext:value-type="string">
            <text:p>ADC1_INP8,</text:p>
            <text:p>ADC1_INN4,</text:p>
            <text:p>ADC2_INP8,</text:p>
            <text:p>ADC2_INN4</text:p>
          </table:table-cell>
          <table:table-cell table:style-name="ce5" table:formula="of:=SUBSTITUTE(SUBSTITUTE(SUBSTITUTE([.M111]; CHAR(10); &quot;&quot;); &quot;,&quot;; CHAR(10)); CHAR(10)&amp;CHAR(10); CHAR(10))" office:value-type="string" office:string-value="ADC1_INP8&#10;ADC1_INN4&#10;ADC2_INP8&#10;ADC2_INN4" calcext:value-type="string">
            <text:p>ADC1_INP8</text:p>
            <text:p>ADC1_INN4</text:p>
            <text:p>ADC2_INP8</text:p>
            <text:p>ADC2_INN4</text:p>
          </table:table-cell>
          <table:table-cell table:number-columns-repeated="1010"/>
        </table:table-row>
        <table:table-row table:style-name="ro14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B14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C6</text:p>
          </table:table-cell>
          <table:table-cell table:style-name="ce5" table:formula="of:=SUBSTITUTE([.F112]; &quot;_&quot;; &quot;-&quot;)" office:value-type="string" office:string-value="PC6" calcext:value-type="string">
            <text:p>PC6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12]=&quot;-&quot;; &quot;N&quot;; IF([.H112]=&quot;I&quot;;&quot;I&quot;; IF([.H112]=&quot;O&quot;;&quot;O&quot;; IF([.H112]=&quot;I/O&quot;;&quot;B&quot;;IF([.H112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12]  &amp; &quot; &quot; &amp; [.A112] &amp; &quot;.&quot; &amp; [.C112] &amp; &quot; 0 &quot; &amp; [.E112]*-100 &amp; &quot; 150 R 40 50 &quot; &amp; [.D112] &amp; &quot; 1 &quot; &amp; [.I112]" office:value-type="string" office:string-value="X PC6 8.46 0 -700 150 R 40 50 8 1 B" calcext:value-type="string">
            <text:p>X PC6 8.46 0 -700 150 R 40 50 8 1 B</text:p>
          </table:table-cell>
          <table:table-cell table:style-name="ce5" office:value-type="string" calcext:value-type="string">
            <text:p>HDP1,TIM3_CH1,TIM8_CH1,</text:p>
            <text:p>DFSDM1_CKIN3,I2S2_MCK,</text:p>
            <text:p>USART6_TX,SDMMC1_D0DIR,</text:p>
            <text:p>SDMMC2_D0DIR,SDMMC2_D6,</text:p>
            <text:p>DSI_TE,SDMMC1_D6,DCMI_D0,</text:p>
            <text:p>LCD_HSYNC,EVENTOUT</text:p>
          </table:table-cell>
          <table:table-cell table:style-name="ce5" table:formula="of:=SUBSTITUTE(SUBSTITUTE(SUBSTITUTE([.K112]; CHAR(10); &quot;&quot;); &quot;,&quot;; CHAR(10)); CHAR(10)&amp;CHAR(10); CHAR(10))" office:value-type="string" office:string-value="HDP1&#10;TIM3_CH1&#10;TIM8_CH1&#10;DFSDM1_CKIN3&#10;I2S2_MCK&#10;USART6_TX&#10;SDMMC1_D0DIR&#10;SDMMC2_D0DIR&#10;SDMMC2_D6&#10;DSI_TE&#10;SDMMC1_D6&#10;DCMI_D0&#10;LCD_HSYNC&#10;EVENTOUT" calcext:value-type="string">
            <text:p>HDP1</text:p>
            <text:p>TIM3_CH1</text:p>
            <text:p>TIM8_CH1</text:p>
            <text:p>DFSDM1_CKIN3</text:p>
            <text:p>I2S2_MCK</text:p>
            <text:p>USART6_TX</text:p>
            <text:p>SDMMC1_D0DIR</text:p>
            <text:p>SDMMC2_D0DIR</text:p>
            <text:p>SDMMC2_D6</text:p>
            <text:p>DSI_TE</text:p>
            <text:p>SDMMC1_D6</text:p>
            <text:p>DCMI_D0</text:p>
            <text:p>LCD_HSYNC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12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D18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C8</text:p>
          </table:table-cell>
          <table:table-cell table:style-name="ce5" table:formula="of:=SUBSTITUTE([.F113]; &quot;_&quot;; &quot;-&quot;)" office:value-type="string" office:string-value="PC8" calcext:value-type="string">
            <text:p>PC8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13]=&quot;-&quot;; &quot;N&quot;; IF([.H113]=&quot;I&quot;;&quot;I&quot;; IF([.H113]=&quot;O&quot;;&quot;O&quot;; IF([.H113]=&quot;I/O&quot;;&quot;B&quot;;IF([.H113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13]  &amp; &quot; &quot; &amp; [.A113] &amp; &quot;.&quot; &amp; [.C113] &amp; &quot; 0 &quot; &amp; [.E113]*-100 &amp; &quot; 150 R 40 50 &quot; &amp; [.D113] &amp; &quot; 1 &quot; &amp; [.I113]" office:value-type="string" office:string-value="X PC8 7.27 0 -800 150 R 40 50 8 1 B" calcext:value-type="string">
            <text:p>X PC8 7.27 0 -800 150 R 40 50 8 1 B</text:p>
          </table:table-cell>
          <table:table-cell table:style-name="ce5" office:value-type="string" calcext:value-type="string">
            <text:p>TRACED0,TIM3_CH3,TIM8_CH3,</text:p>
            <text:p>UART4_TX,USART6_CK,</text:p>
            <text:p>UART5_RTS/UART5_DE,</text:p>
            <text:p>SDMMC1_D0,DCMI_D2,</text:p>
            <text:p>EVENTOUT</text:p>
          </table:table-cell>
          <table:table-cell table:style-name="ce5" table:formula="of:=SUBSTITUTE(SUBSTITUTE(SUBSTITUTE([.K113]; CHAR(10); &quot;&quot;); &quot;,&quot;; CHAR(10)); CHAR(10)&amp;CHAR(10); CHAR(10))" office:value-type="string" office:string-value="TRACED0&#10;TIM3_CH3&#10;TIM8_CH3&#10;UART4_TX&#10;USART6_CK&#10;UART5_RTS/UART5_DE&#10;SDMMC1_D0&#10;DCMI_D2&#10;EVENTOUT" calcext:value-type="string">
            <text:p>TRACED0</text:p>
            <text:p>TIM3_CH3</text:p>
            <text:p>TIM8_CH3</text:p>
            <text:p>UART4_TX</text:p>
            <text:p>USART6_CK</text:p>
            <text:p>UART5_RTS/UART5_DE</text:p>
            <text:p>SDMMC1_D0</text:p>
            <text:p>DCMI_D2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13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D1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C9</text:p>
          </table:table-cell>
          <table:table-cell table:style-name="ce5" table:formula="of:=SUBSTITUTE([.F114]; &quot;_&quot;; &quot;-&quot;)" office:value-type="string" office:string-value="PC9" calcext:value-type="string">
            <text:p>PC9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14]=&quot;-&quot;; &quot;N&quot;; IF([.H114]=&quot;I&quot;;&quot;I&quot;; IF([.H114]=&quot;O&quot;;&quot;O&quot;; IF([.H114]=&quot;I/O&quot;;&quot;B&quot;;IF([.H114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14]  &amp; &quot; &quot; &amp; [.A114] &amp; &quot;.&quot; &amp; [.C114] &amp; &quot; 0 &quot; &amp; [.E114]*-100 &amp; &quot; 150 R 40 50 &quot; &amp; [.D114] &amp; &quot; 1 &quot; &amp; [.I114]" office:value-type="string" office:string-value="X PC9 7.29 0 -900 150 R 40 50 8 1 B" calcext:value-type="string">
            <text:p>X PC9 7.29 0 -900 150 R 40 50 8 1 B</text:p>
          </table:table-cell>
          <table:table-cell table:style-name="ce5" office:value-type="string" calcext:value-type="string">
            <text:p>TRACED1,TIM3_CH4,</text:p>
            <text:p>TIM8_CH4,I2C3_SDA,I2S_CKIN,</text:p>
            <text:p>UART5_CTS,</text:p>
            <text:p>QUADSPI_BK1_IO0,</text:p>
            <text:p>SDMMC1_D1,DCMI_D3,LCD_B2,</text:p>
            <text:p>EVENTOUT</text:p>
          </table:table-cell>
          <table:table-cell table:style-name="ce5" table:formula="of:=SUBSTITUTE(SUBSTITUTE(SUBSTITUTE([.K114]; CHAR(10); &quot;&quot;); &quot;,&quot;; CHAR(10)); CHAR(10)&amp;CHAR(10); CHAR(10))" office:value-type="string" office:string-value="TRACED1&#10;TIM3_CH4&#10;TIM8_CH4&#10;I2C3_SDA&#10;I2S_CKIN&#10;UART5_CTS&#10;QUADSPI_BK1_IO0&#10;SDMMC1_D1&#10;DCMI_D3&#10;LCD_B2&#10;EVENTOUT" calcext:value-type="string">
            <text:p>TRACED1</text:p>
            <text:p>TIM3_CH4</text:p>
            <text:p>TIM8_CH4</text:p>
            <text:p>I2C3_SDA</text:p>
            <text:p>I2S_CKIN</text:p>
            <text:p>UART5_CTS</text:p>
            <text:p>QUADSPI_BK1_IO0</text:p>
            <text:p>SDMMC1_D1</text:p>
            <text:p>DCMI_D3</text:p>
            <text:p>LCD_B2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14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D1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C10</text:p>
          </table:table-cell>
          <table:table-cell table:style-name="ce5" table:formula="of:=SUBSTITUTE([.F115]; &quot;_&quot;; &quot;-&quot;)" office:value-type="string" office:string-value="PC10" calcext:value-type="string">
            <text:p>PC10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15]=&quot;-&quot;; &quot;N&quot;; IF([.H115]=&quot;I&quot;;&quot;I&quot;; IF([.H115]=&quot;O&quot;;&quot;O&quot;; IF([.H115]=&quot;I/O&quot;;&quot;B&quot;;IF([.H115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15]  &amp; &quot; &quot; &amp; [.A115] &amp; &quot;.&quot; &amp; [.C115] &amp; &quot; 0 &quot; &amp; [.E115]*-100 &amp; &quot; 150 R 40 50 &quot; &amp; [.D115] &amp; &quot; 1 &quot; &amp; [.I115]" office:value-type="string" office:string-value="X PC10 7.31 0 -1000 150 R 40 50 8 1 B" calcext:value-type="string">
            <text:p>X PC10 7.31 0 -1000 150 R 40 50 8 1 B</text:p>
          </table:table-cell>
          <table:table-cell table:style-name="ce5" office:value-type="string" calcext:value-type="string">
            <text:p>TRACED2,DFSDM1_CKIN5,</text:p>
            <text:p>SPI3_SCK/I2S3_CK,USART3_TX,</text:p>
            <text:p>UART4_TX,QUADSPI_BK1_IO1,</text:p>
            <text:p>SAI4_MCLK_B,SDMMC1_D2,</text:p>
            <text:p>DCMI_D8,LCD_R2,EVENTOUT</text:p>
          </table:table-cell>
          <table:table-cell table:style-name="ce5" table:formula="of:=SUBSTITUTE(SUBSTITUTE(SUBSTITUTE([.K115]; CHAR(10); &quot;&quot;); &quot;,&quot;; CHAR(10)); CHAR(10)&amp;CHAR(10); CHAR(10))" office:value-type="string" office:string-value="TRACED2&#10;DFSDM1_CKIN5&#10;SPI3_SCK/I2S3_CK&#10;USART3_TX&#10;UART4_TX&#10;QUADSPI_BK1_IO1&#10;SAI4_MCLK_B&#10;SDMMC1_D2&#10;DCMI_D8&#10;LCD_R2&#10;EVENTOUT" calcext:value-type="string">
            <text:p>TRACED2</text:p>
            <text:p>DFSDM1_CKIN5</text:p>
            <text:p>SPI3_SCK/I2S3_CK</text:p>
            <text:p>USART3_TX</text:p>
            <text:p>UART4_TX</text:p>
            <text:p>QUADSPI_BK1_IO1</text:p>
            <text:p>SAI4_MCLK_B</text:p>
            <text:p>SDMMC1_D2</text:p>
            <text:p>DCMI_D8</text:p>
            <text:p>LCD_R2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15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D1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PC11</text:p>
          </table:table-cell>
          <table:table-cell table:style-name="ce5" table:formula="of:=SUBSTITUTE([.F116]; &quot;_&quot;; &quot;-&quot;)" office:value-type="string" office:string-value="PC11" calcext:value-type="string">
            <text:p>PC11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16]=&quot;-&quot;; &quot;N&quot;; IF([.H116]=&quot;I&quot;;&quot;I&quot;; IF([.H116]=&quot;O&quot;;&quot;O&quot;; IF([.H116]=&quot;I/O&quot;;&quot;B&quot;;IF([.H116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16]  &amp; &quot; &quot; &amp; [.A116] &amp; &quot;.&quot; &amp; [.C116] &amp; &quot; 0 &quot; &amp; [.E116]*-100 &amp; &quot; 150 R 40 50 &quot; &amp; [.D116] &amp; &quot; 1 &quot; &amp; [.I116]" office:value-type="string" office:string-value="X PC11 7.33 0 -1100 150 R 40 50 8 1 B" calcext:value-type="string">
            <text:p>X PC11 7.33 0 -1100 150 R 40 50 8 1 B</text:p>
          </table:table-cell>
          <table:table-cell table:style-name="ce5" office:value-type="string" calcext:value-type="string">
            <text:p>TRACED3,DFSDM1_DATIN5,</text:p>
            <text:p>SPI3_MISO/I2S3_SDI,</text:p>
            <text:p>USART3_RX,UART4_RX,</text:p>
            <text:p>QUADSPI_BK2_NCS,</text:p>
            <text:p>SAI4_SCK_B,SDMMC1_D3,</text:p>
            <text:p>DCMI_D4,EVENTOUT</text:p>
          </table:table-cell>
          <table:table-cell table:style-name="ce5" table:formula="of:=SUBSTITUTE(SUBSTITUTE(SUBSTITUTE([.K116]; CHAR(10); &quot;&quot;); &quot;,&quot;; CHAR(10)); CHAR(10)&amp;CHAR(10); CHAR(10))" office:value-type="string" office:string-value="TRACED3&#10;DFSDM1_DATIN5&#10;SPI3_MISO/I2S3_SDI&#10;USART3_RX&#10;UART4_RX&#10;QUADSPI_BK2_NCS&#10;SAI4_SCK_B&#10;SDMMC1_D3&#10;DCMI_D4&#10;EVENTOUT" calcext:value-type="string">
            <text:p>TRACED3</text:p>
            <text:p>DFSDM1_DATIN5</text:p>
            <text:p>SPI3_MISO/I2S3_SDI</text:p>
            <text:p>USART3_RX</text:p>
            <text:p>UART4_RX</text:p>
            <text:p>QUADSPI_BK2_NCS</text:p>
            <text:p>SAI4_SCK_B</text:p>
            <text:p>SDMMC1_D3</text:p>
            <text:p>DCMI_D4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16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D13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PC12</text:p>
          </table:table-cell>
          <table:table-cell table:style-name="ce5" table:formula="of:=SUBSTITUTE([.F117]; &quot;_&quot;; &quot;-&quot;)" office:value-type="string" office:string-value="PC12" calcext:value-type="string">
            <text:p>PC12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17]=&quot;-&quot;; &quot;N&quot;; IF([.H117]=&quot;I&quot;;&quot;I&quot;; IF([.H117]=&quot;O&quot;;&quot;O&quot;; IF([.H117]=&quot;I/O&quot;;&quot;B&quot;;IF([.H117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17]  &amp; &quot; &quot; &amp; [.A117] &amp; &quot;.&quot; &amp; [.C117] &amp; &quot; 0 &quot; &amp; [.E117]*-100 &amp; &quot; 150 R 40 50 &quot; &amp; [.D117] &amp; &quot; 1 &quot; &amp; [.I117]" office:value-type="string" office:string-value="X PC12 7.37 0 -1200 150 R 40 50 8 1 B" calcext:value-type="string">
            <text:p>X PC12 7.37 0 -1200 150 R 40 50 8 1 B</text:p>
          </table:table-cell>
          <table:table-cell table:style-name="ce5" office:value-type="string" calcext:value-type="string">
            <text:p>TRACECLK,MCO2,SAI4_D3,</text:p>
            <text:p>SPI3_MOSI/I2S3_SDO,</text:p>
            <text:p>USART3_CK,UART5_TX,</text:p>
            <text:p>SAI4_SD_B,SDMMC1_CK,</text:p>
            <text:p>DCMI_D9,EVENTOUT</text:p>
          </table:table-cell>
          <table:table-cell table:style-name="ce5" table:formula="of:=SUBSTITUTE(SUBSTITUTE(SUBSTITUTE([.K117]; CHAR(10); &quot;&quot;); &quot;,&quot;; CHAR(10)); CHAR(10)&amp;CHAR(10); CHAR(10))" office:value-type="string" office:string-value="TRACECLK&#10;MCO2&#10;SAI4_D3&#10;SPI3_MOSI/I2S3_SDO&#10;USART3_CK&#10;UART5_TX&#10;SAI4_SD_B&#10;SDMMC1_CK&#10;DCMI_D9&#10;EVENTOUT" calcext:value-type="string">
            <text:p>TRACECLK</text:p>
            <text:p>MCO2</text:p>
            <text:p>SAI4_D3</text:p>
            <text:p>SPI3_MOSI/I2S3_SDO</text:p>
            <text:p>USART3_CK</text:p>
            <text:p>UART5_TX</text:p>
            <text:p>SAI4_SD_B</text:p>
            <text:p>SDMMC1_CK</text:p>
            <text:p>DCMI_D9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17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K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PC13</text:p>
          </table:table-cell>
          <table:table-cell table:style-name="ce5" table:formula="of:=SUBSTITUTE([.F118]; &quot;_&quot;; &quot;-&quot;)" office:value-type="string" office:string-value="PC13" calcext:value-type="string">
            <text:p>PC13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18]=&quot;-&quot;; &quot;N&quot;; IF([.H118]=&quot;I&quot;;&quot;I&quot;; IF([.H118]=&quot;O&quot;;&quot;O&quot;; IF([.H118]=&quot;I/O&quot;;&quot;B&quot;;IF([.H118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18]  &amp; &quot; &quot; &amp; [.A118] &amp; &quot;.&quot; &amp; [.C118] &amp; &quot; 0 &quot; &amp; [.E118]*-100 &amp; &quot; 150 R 40 50 &quot; &amp; [.D118] &amp; &quot; 1 &quot; &amp; [.I118]" office:value-type="string" office:string-value="X PC13 6.42 0 -1300 150 R 40 50 8 1 B" calcext:value-type="string">
            <text:p>X PC13 6.42 0 -1300 150 R 40 50 8 1 B</text:p>
          </table:table-cell>
          <table:table-cell table:style-name="ce5" office:value-type="string" calcext:value-type="string">
            <text:p>EVENTOUT</text:p>
          </table:table-cell>
          <table:table-cell table:style-name="ce5" table:formula="of:=SUBSTITUTE(SUBSTITUTE(SUBSTITUTE([.K118]; CHAR(10); &quot;&quot;); &quot;,&quot;; CHAR(10)); CHAR(10)&amp;CHAR(10); CHAR(10))" office:value-type="string" office:string-value="EVENTOUT" calcext:value-type="string">
            <text:p>EVENTOUT</text:p>
          </table:table-cell>
          <table:table-cell table:style-name="ce5" office:value-type="string" calcext:value-type="string">
            <text:p>RTC_OUT1/</text:p>
            <text:p>RTC_TS/</text:p>
            <text:p>RTC_LSCO,</text:p>
            <text:p>TAMP_IN1/</text:p>
            <text:p>TAMP_OUT2/</text:p>
            <text:p>TAMP_OUT3,</text:p>
            <text:p>WKUP3</text:p>
          </table:table-cell>
          <table:table-cell table:style-name="ce5" table:formula="of:=SUBSTITUTE(SUBSTITUTE(SUBSTITUTE([.M118]; CHAR(10); &quot;&quot;); &quot;,&quot;; CHAR(10)); CHAR(10)&amp;CHAR(10); CHAR(10))" office:value-type="string" office:string-value="RTC_OUT1/RTC_TS/RTC_LSCO&#10;TAMP_IN1/TAMP_OUT2/TAMP_OUT3&#10;WKUP3" calcext:value-type="string">
            <text:p>RTC_OUT1/RTC_TS/RTC_LSCO</text:p>
            <text:p>TAMP_IN1/TAMP_OUT2/TAMP_OUT3</text:p>
            <text:p>WKUP3</text:p>
          </table:table-cell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D1</text:p>
          </table:table-cell>
          <table:table-cell table:style-name="ce5" table:formula="of:=SUBSTITUTE([.F119]; &quot;_&quot;; &quot;-&quot;)" office:value-type="string" office:string-value="PD1" calcext:value-type="string">
            <text:p>PD1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19]=&quot;-&quot;; &quot;N&quot;; IF([.H119]=&quot;I&quot;;&quot;I&quot;; IF([.H119]=&quot;O&quot;;&quot;O&quot;; IF([.H119]=&quot;I/O&quot;;&quot;B&quot;;IF([.H119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19]  &amp; &quot; &quot; &amp; [.A119] &amp; &quot;.&quot; &amp; [.C119] &amp; &quot; 0 &quot; &amp; [.E119]*-100 &amp; &quot; 150 R 40 50 &quot; &amp; [.D119] &amp; &quot; 1 &quot; &amp; [.I119]" office:value-type="string" office:string-value="X PD1 6.70 0 -200 150 R 40 50 10 1 B" calcext:value-type="string">
            <text:p>X PD1 6.70 0 -200 150 R 40 50 10 1 B</text:p>
          </table:table-cell>
          <table:table-cell table:style-name="ce5" office:value-type="string" calcext:value-type="string">
            <text:p>I2C6_SCL,DFSDM1_DATIN6,</text:p>
            <text:p>I2C5_SCL,SAI3_SD_A,</text:p>
            <text:p>UART4_TX,FDCAN1_TX,</text:p>
            <text:p>SDMMC3_D0,DFSDM1_CKIN7,</text:p>
            <text:p>FMC_AD3/FMC_D3,EVENTOUT</text:p>
          </table:table-cell>
          <table:table-cell table:style-name="ce5" table:formula="of:=SUBSTITUTE(SUBSTITUTE(SUBSTITUTE([.K119]; CHAR(10); &quot;&quot;); &quot;,&quot;; CHAR(10)); CHAR(10)&amp;CHAR(10); CHAR(10))" office:value-type="string" office:string-value="I2C6_SCL&#10;DFSDM1_DATIN6&#10;I2C5_SCL&#10;SAI3_SD_A&#10;UART4_TX&#10;FDCAN1_TX&#10;SDMMC3_D0&#10;DFSDM1_CKIN7&#10;FMC_AD3/FMC_D3&#10;EVENTOUT" calcext:value-type="string">
            <text:p>I2C6_SCL</text:p>
            <text:p>DFSDM1_DATIN6</text:p>
            <text:p>I2C5_SCL</text:p>
            <text:p>SAI3_SD_A</text:p>
            <text:p>UART4_TX</text:p>
            <text:p>FDCAN1_TX</text:p>
            <text:p>SDMMC3_D0</text:p>
            <text:p>DFSDM1_CKIN7</text:p>
            <text:p>FMC_AD3/FMC_D3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19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D1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D2</text:p>
          </table:table-cell>
          <table:table-cell table:style-name="ce5" table:formula="of:=SUBSTITUTE([.F120]; &quot;_&quot;; &quot;-&quot;)" office:value-type="string" office:string-value="PD2" calcext:value-type="string">
            <text:p>PD2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20]=&quot;-&quot;; &quot;N&quot;; IF([.H120]=&quot;I&quot;;&quot;I&quot;; IF([.H120]=&quot;O&quot;;&quot;O&quot;; IF([.H120]=&quot;I/O&quot;;&quot;B&quot;;IF([.H120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20]  &amp; &quot; &quot; &amp; [.A120] &amp; &quot;.&quot; &amp; [.C120] &amp; &quot; 0 &quot; &amp; [.E120]*-100 &amp; &quot; 150 R 40 50 &quot; &amp; [.D120] &amp; &quot; 1 &quot; &amp; [.I120]" office:value-type="string" office:string-value="X PD2 7.35 0 -300 150 R 40 50 10 1 B" calcext:value-type="string">
            <text:p>X PD2 7.35 0 -300 150 R 40 50 10 1 B</text:p>
          </table:table-cell>
          <table:table-cell table:style-name="ce5" office:value-type="string" calcext:value-type="string">
            <text:p>TIM3_ETR,I2C5_SMBA,</text:p>
            <text:p>UART4_RX,UART5_RX,</text:p>
            <text:p>SDMMC1_CMD,DCMI_D11,</text:p>
            <text:p>EVENTOUT</text:p>
          </table:table-cell>
          <table:table-cell table:style-name="ce5" table:formula="of:=SUBSTITUTE(SUBSTITUTE(SUBSTITUTE([.K120]; CHAR(10); &quot;&quot;); &quot;,&quot;; CHAR(10)); CHAR(10)&amp;CHAR(10); CHAR(10))" office:value-type="string" office:string-value="TIM3_ETR&#10;I2C5_SMBA&#10;UART4_RX&#10;UART5_RX&#10;SDMMC1_CMD&#10;DCMI_D11&#10;EVENTOUT" calcext:value-type="string">
            <text:p>TIM3_ETR</text:p>
            <text:p>I2C5_SMBA</text:p>
            <text:p>UART4_RX</text:p>
            <text:p>UART5_RX</text:p>
            <text:p>SDMMC1_CMD</text:p>
            <text:p>DCMI_D11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20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5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D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D3</text:p>
          </table:table-cell>
          <table:table-cell table:style-name="ce5" table:formula="of:=SUBSTITUTE([.F121]; &quot;_&quot;; &quot;-&quot;)" office:value-type="string" office:string-value="PD3" calcext:value-type="string">
            <text:p>PD3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21]=&quot;-&quot;; &quot;N&quot;; IF([.H121]=&quot;I&quot;;&quot;I&quot;; IF([.H121]=&quot;O&quot;;&quot;O&quot;; IF([.H121]=&quot;I/O&quot;;&quot;B&quot;;IF([.H121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21]  &amp; &quot; &quot; &amp; [.A121] &amp; &quot;.&quot; &amp; [.C121] &amp; &quot; 0 &quot; &amp; [.E121]*-100 &amp; &quot; 150 R 40 50 &quot; &amp; [.D121] &amp; &quot; 1 &quot; &amp; [.I121]" office:value-type="string" office:string-value="X PD3 8.56 0 -400 150 R 40 50 10 1 B" calcext:value-type="string">
            <text:p>X PD3 8.56 0 -400 150 R 40 50 10 1 B</text:p>
          </table:table-cell>
          <table:table-cell table:style-name="ce5" office:value-type="string" calcext:value-type="string">
            <text:p>HDP5,DFSDM1_CKOUT,SPI2_SCK/</text:p>
            <text:p>I2S2_CK,DFSDM1_DATIN0,</text:p>
            <text:p>USART2_CTS/USART2_NSS,</text:p>
            <text:p>SDMMC1_D123DIR,SDMMC2_D7,</text:p>
            <text:p>SDMMC2_D123DIR,SDMMC1_D7,</text:p>
            <text:p>FMC_CLK,DCMI_D5,LCD_G7,</text:p>
            <text:p>EVENTOUT</text:p>
          </table:table-cell>
          <table:table-cell table:style-name="ce5" table:formula="of:=SUBSTITUTE(SUBSTITUTE(SUBSTITUTE([.K121]; CHAR(10); &quot;&quot;); &quot;,&quot;; CHAR(10)); CHAR(10)&amp;CHAR(10); CHAR(10))" office:value-type="string" office:string-value="HDP5&#10;DFSDM1_CKOUT&#10;SPI2_SCK/I2S2_CK&#10;DFSDM1_DATIN0&#10;USART2_CTS/USART2_NSS&#10;SDMMC1_D123DIR&#10;SDMMC2_D7&#10;SDMMC2_D123DIR&#10;SDMMC1_D7&#10;FMC_CLK&#10;DCMI_D5&#10;LCD_G7&#10;EVENTOUT" calcext:value-type="string">
            <text:p>HDP5</text:p>
            <text:p>DFSDM1_CKOUT</text:p>
            <text:p>SPI2_SCK/I2S2_CK</text:p>
            <text:p>DFSDM1_DATIN0</text:p>
            <text:p>USART2_CTS/USART2_NSS</text:p>
            <text:p>SDMMC1_D123DIR</text:p>
            <text:p>SDMMC2_D7</text:p>
            <text:p>SDMMC2_D123DIR</text:p>
            <text:p>SDMMC1_D7</text:p>
            <text:p>FMC_CLK</text:p>
            <text:p>DCMI_D5</text:p>
            <text:p>LCD_G7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21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3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D4</text:p>
          </table:table-cell>
          <table:table-cell table:style-name="ce5" table:formula="of:=SUBSTITUTE([.F122]; &quot;_&quot;; &quot;-&quot;)" office:value-type="string" office:string-value="PD4" calcext:value-type="string">
            <text:p>PD4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22]=&quot;-&quot;; &quot;N&quot;; IF([.H122]=&quot;I&quot;;&quot;I&quot;; IF([.H122]=&quot;O&quot;;&quot;O&quot;; IF([.H122]=&quot;I/O&quot;;&quot;B&quot;;IF([.H122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22]  &amp; &quot; &quot; &amp; [.A122] &amp; &quot;.&quot; &amp; [.C122] &amp; &quot; 0 &quot; &amp; [.E122]*-100 &amp; &quot; 150 R 40 50 &quot; &amp; [.D122] &amp; &quot; 1 &quot; &amp; [.I122]" office:value-type="string" office:string-value="X PD4 6.47 0 -500 150 R 40 50 10 1 B" calcext:value-type="string">
            <text:p>X PD4 6.47 0 -500 150 R 40 50 10 1 B</text:p>
          </table:table-cell>
          <table:table-cell table:style-name="ce5" office:value-type="string" calcext:value-type="string">
            <text:p>SAI3_FS_A,USART2_RTS/</text:p>
            <text:p>USART2_DE,SDMMC3_D1,</text:p>
            <text:p>DFSDM1_CKIN0,FMC_NOE,</text:p>
            <text:p>EVENTOUT</text:p>
          </table:table-cell>
          <table:table-cell table:style-name="ce5" table:formula="of:=SUBSTITUTE(SUBSTITUTE(SUBSTITUTE([.K122]; CHAR(10); &quot;&quot;); &quot;,&quot;; CHAR(10)); CHAR(10)&amp;CHAR(10); CHAR(10))" office:value-type="string" office:string-value="SAI3_FS_A&#10;USART2_RTS/USART2_DE&#10;SDMMC3_D1&#10;DFSDM1_CKIN0&#10;FMC_NOE&#10;EVENTOUT" calcext:value-type="string">
            <text:p>SAI3_FS_A</text:p>
            <text:p>USART2_RTS/USART2_DE</text:p>
            <text:p>SDMMC3_D1</text:p>
            <text:p>DFSDM1_CKIN0</text:p>
            <text:p>FMC_NOE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22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7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D5</text:p>
          </table:table-cell>
          <table:table-cell table:style-name="ce5" table:formula="of:=SUBSTITUTE([.F123]; &quot;_&quot;; &quot;-&quot;)" office:value-type="string" office:string-value="PD5" calcext:value-type="string">
            <text:p>PD5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23]=&quot;-&quot;; &quot;N&quot;; IF([.H123]=&quot;I&quot;;&quot;I&quot;; IF([.H123]=&quot;O&quot;;&quot;O&quot;; IF([.H123]=&quot;I/O&quot;;&quot;B&quot;;IF([.H123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23]  &amp; &quot; &quot; &amp; [.A123] &amp; &quot;.&quot; &amp; [.C123] &amp; &quot; 0 &quot; &amp; [.E123]*-100 &amp; &quot; 150 R 40 50 &quot; &amp; [.D123] &amp; &quot; 1 &quot; &amp; [.I123]" office:value-type="string" office:string-value="X PD5 7.64 0 -600 150 R 40 50 10 1 B" calcext:value-type="string">
            <text:p>X PD5 7.64 0 -600 150 R 40 50 10 1 B</text:p>
          </table:table-cell>
          <table:table-cell table:style-name="ce5" office:value-type="string" calcext:value-type="string">
            <text:p>USART2_TX,SDMMC3_D2,</text:p>
            <text:p>FMC_NWE,EVENTOUT</text:p>
          </table:table-cell>
          <table:table-cell table:style-name="ce5" table:formula="of:=SUBSTITUTE(SUBSTITUTE(SUBSTITUTE([.K123]; CHAR(10); &quot;&quot;); &quot;,&quot;; CHAR(10)); CHAR(10)&amp;CHAR(10); CHAR(10))" office:value-type="string" office:string-value="USART2_TX&#10;SDMMC3_D2&#10;FMC_NWE&#10;EVENTOUT" calcext:value-type="string">
            <text:p>USART2_TX</text:p>
            <text:p>SDMMC3_D2</text:p>
            <text:p>FMC_NWE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23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D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D6</text:p>
          </table:table-cell>
          <table:table-cell table:style-name="ce5" table:formula="of:=SUBSTITUTE([.F124]; &quot;_&quot;; &quot;-&quot;)" office:value-type="string" office:string-value="PD6" calcext:value-type="string">
            <text:p>PD6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24]=&quot;-&quot;; &quot;N&quot;; IF([.H124]=&quot;I&quot;;&quot;I&quot;; IF([.H124]=&quot;O&quot;;&quot;O&quot;; IF([.H124]=&quot;I/O&quot;;&quot;B&quot;;IF([.H124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24]  &amp; &quot; &quot; &amp; [.A124] &amp; &quot;.&quot; &amp; [.C124] &amp; &quot; 0 &quot; &amp; [.E124]*-100 &amp; &quot; 150 R 40 50 &quot; &amp; [.D124] &amp; &quot; 1 &quot; &amp; [.I124]" office:value-type="string" office:string-value="X PD6 7.1 0 -700 150 R 40 50 10 1 B" calcext:value-type="string">
            <text:p>X PD6 7.1 0 -700 150 R 40 50 10 1 B</text:p>
          </table:table-cell>
          <table:table-cell table:style-name="ce5" office:value-type="string" calcext:value-type="string">
            <text:p>TIM16_CH1N,SAI1_D1,</text:p>
            <text:p>DFSDM1_CKIN4,</text:p>
            <text:p>DFSDM1_DATIN1,</text:p>
            <text:p>SPI3_MOSI/I2S3_SDO,</text:p>
            <text:p>SAI1_SD_A,USART2_RX,</text:p>
            <text:p>FMC_NWAIT,DCMI_D10,LCD_B2,</text:p>
            <text:p>EVENTOUT</text:p>
          </table:table-cell>
          <table:table-cell table:style-name="ce5" table:formula="of:=SUBSTITUTE(SUBSTITUTE(SUBSTITUTE([.K124]; CHAR(10); &quot;&quot;); &quot;,&quot;; CHAR(10)); CHAR(10)&amp;CHAR(10); CHAR(10))" office:value-type="string" office:string-value="TIM16_CH1N&#10;SAI1_D1&#10;DFSDM1_CKIN4&#10;DFSDM1_DATIN1&#10;SPI3_MOSI/I2S3_SDO&#10;SAI1_SD_A&#10;USART2_RX&#10;FMC_NWAIT&#10;DCMI_D10&#10;LCD_B2&#10;EVENTOUT" calcext:value-type="string">
            <text:p>TIM16_CH1N</text:p>
            <text:p>SAI1_D1</text:p>
            <text:p>DFSDM1_CKIN4</text:p>
            <text:p>DFSDM1_DATIN1</text:p>
            <text:p>SPI3_MOSI/I2S3_SDO</text:p>
            <text:p>SAI1_SD_A</text:p>
            <text:p>USART2_RX</text:p>
            <text:p>FMC_NWAIT</text:p>
            <text:p>DCMI_D10</text:p>
            <text:p>LCD_B2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24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D10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D7</text:p>
          </table:table-cell>
          <table:table-cell table:style-name="ce5" table:formula="of:=SUBSTITUTE([.F125]; &quot;_&quot;; &quot;-&quot;)" office:value-type="string" office:string-value="PD7" calcext:value-type="string">
            <text:p>PD7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25]=&quot;-&quot;; &quot;N&quot;; IF([.H125]=&quot;I&quot;;&quot;I&quot;; IF([.H125]=&quot;O&quot;;&quot;O&quot;; IF([.H125]=&quot;I/O&quot;;&quot;B&quot;;IF([.H125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25]  &amp; &quot; &quot; &amp; [.A125] &amp; &quot;.&quot; &amp; [.C125] &amp; &quot; 0 &quot; &amp; [.E125]*-100 &amp; &quot; 150 R 40 50 &quot; &amp; [.D125] &amp; &quot; 1 &quot; &amp; [.I125]" office:value-type="string" office:string-value="X PD7 7.66 0 -800 150 R 40 50 10 1 B" calcext:value-type="string">
            <text:p>X PD7 7.66 0 -800 150 R 40 50 10 1 B</text:p>
          </table:table-cell>
          <table:table-cell table:style-name="ce5" office:value-type="string" calcext:value-type="string">
            <text:p>TRACED6,DFSDM1_DATIN4,</text:p>
            <text:p>I2C2_SCL,DFSDM1_CKIN1,</text:p>
            <text:p>USART2_CK,SPDIFRX_IN0,</text:p>
            <text:p>SDMMC3_D3,FMC_NE1,</text:p>
            <text:p>EVENTOUT</text:p>
          </table:table-cell>
          <table:table-cell table:style-name="ce5" table:formula="of:=SUBSTITUTE(SUBSTITUTE(SUBSTITUTE([.K125]; CHAR(10); &quot;&quot;); &quot;,&quot;; CHAR(10)); CHAR(10)&amp;CHAR(10); CHAR(10))" office:value-type="string" office:string-value="TRACED6&#10;DFSDM1_DATIN4&#10;I2C2_SCL&#10;DFSDM1_CKIN1&#10;USART2_CK&#10;SPDIFRX_IN0&#10;SDMMC3_D3&#10;FMC_NE1&#10;EVENTOUT" calcext:value-type="string">
            <text:p>TRACED6</text:p>
            <text:p>DFSDM1_DATIN4</text:p>
            <text:p>I2C2_SCL</text:p>
            <text:p>DFSDM1_CKIN1</text:p>
            <text:p>USART2_CK</text:p>
            <text:p>SPDIFRX_IN0</text:p>
            <text:p>SDMMC3_D3</text:p>
            <text:p>FMC_NE1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25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K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D8</text:p>
          </table:table-cell>
          <table:table-cell table:style-name="ce5" table:formula="of:=SUBSTITUTE([.F126]; &quot;_&quot;; &quot;-&quot;)" office:value-type="string" office:string-value="PD8" calcext:value-type="string">
            <text:p>PD8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26]=&quot;-&quot;; &quot;N&quot;; IF([.H126]=&quot;I&quot;;&quot;I&quot;; IF([.H126]=&quot;O&quot;;&quot;O&quot;; IF([.H126]=&quot;I/O&quot;;&quot;B&quot;;IF([.H126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26]  &amp; &quot; &quot; &amp; [.A126] &amp; &quot;.&quot; &amp; [.C126] &amp; &quot; 0 &quot; &amp; [.E126]*-100 &amp; &quot; 150 R 40 50 &quot; &amp; [.D126] &amp; &quot; 1 &quot; &amp; [.I126]" office:value-type="string" office:string-value="X PD8 8.15 0 -900 150 R 40 50 10 1 B" calcext:value-type="string">
            <text:p>X PD8 8.15 0 -900 150 R 40 50 10 1 B</text:p>
          </table:table-cell>
          <table:table-cell table:style-name="ce5" office:value-type="string" calcext:value-type="string">
            <text:p>DFSDM1_CKIN3,SAI3_SCK_B,</text:p>
            <text:p>USART3_TX,SPDIFRX_IN1,</text:p>
            <text:p>FMC_AD13/FMC_D13,LCD_B7,</text:p>
            <text:p>EVENTOUT</text:p>
          </table:table-cell>
          <table:table-cell table:style-name="ce5" table:formula="of:=SUBSTITUTE(SUBSTITUTE(SUBSTITUTE([.K126]; CHAR(10); &quot;&quot;); &quot;,&quot;; CHAR(10)); CHAR(10)&amp;CHAR(10); CHAR(10))" office:value-type="string" office:string-value="DFSDM1_CKIN3&#10;SAI3_SCK_B&#10;USART3_TX&#10;SPDIFRX_IN1&#10;FMC_AD13/FMC_D13&#10;LCD_B7&#10;EVENTOUT" calcext:value-type="string">
            <text:p>DFSDM1_CKIN3</text:p>
            <text:p>SAI3_SCK_B</text:p>
            <text:p>USART3_TX</text:p>
            <text:p>SPDIFRX_IN1</text:p>
            <text:p>FMC_AD13/FMC_D13</text:p>
            <text:p>LCD_B7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26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K1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D9</text:p>
          </table:table-cell>
          <table:table-cell table:style-name="ce5" table:formula="of:=SUBSTITUTE([.F127]; &quot;_&quot;; &quot;-&quot;)" office:value-type="string" office:string-value="PD9" calcext:value-type="string">
            <text:p>PD9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27]=&quot;-&quot;; &quot;N&quot;; IF([.H127]=&quot;I&quot;;&quot;I&quot;; IF([.H127]=&quot;O&quot;;&quot;O&quot;; IF([.H127]=&quot;I/O&quot;;&quot;B&quot;;IF([.H127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27]  &amp; &quot; &quot; &amp; [.A127] &amp; &quot;.&quot; &amp; [.C127] &amp; &quot; 0 &quot; &amp; [.E127]*-100 &amp; &quot; 150 R 40 50 &quot; &amp; [.D127] &amp; &quot; 1 &quot; &amp; [.I127]" office:value-type="string" office:string-value="X PD9 8.29 0 -1000 150 R 40 50 10 1 B" calcext:value-type="string">
            <text:p>X PD9 8.29 0 -1000 150 R 40 50 10 1 B</text:p>
          </table:table-cell>
          <table:table-cell table:style-name="ce5" office:value-type="string" calcext:value-type="string">
            <text:p>DFSDM1_DATIN3,SAI3_SD_B,</text:p>
            <text:p>USART3_RX,FMC_AD14/</text:p>
            <text:p>FMC_D14,DCMI_HSYNC,</text:p>
            <text:p>LCD_B0,EVENTOUT</text:p>
          </table:table-cell>
          <table:table-cell table:style-name="ce5" table:formula="of:=SUBSTITUTE(SUBSTITUTE(SUBSTITUTE([.K127]; CHAR(10); &quot;&quot;); &quot;,&quot;; CHAR(10)); CHAR(10)&amp;CHAR(10); CHAR(10))" office:value-type="string" office:string-value="DFSDM1_DATIN3&#10;SAI3_SD_B&#10;USART3_RX&#10;FMC_AD14/FMC_D14&#10;DCMI_HSYNC&#10;LCD_B0&#10;EVENTOUT" calcext:value-type="string">
            <text:p>DFSDM1_DATIN3</text:p>
            <text:p>SAI3_SD_B</text:p>
            <text:p>USART3_RX</text:p>
            <text:p>FMC_AD14/FMC_D14</text:p>
            <text:p>DCMI_HSYNC</text:p>
            <text:p>LCD_B0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27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B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PD10</text:p>
          </table:table-cell>
          <table:table-cell table:style-name="ce5" table:formula="of:=SUBSTITUTE([.F128]; &quot;_&quot;; &quot;-&quot;)" office:value-type="string" office:string-value="PD10" calcext:value-type="string">
            <text:p>PD10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28]=&quot;-&quot;; &quot;N&quot;; IF([.H128]=&quot;I&quot;;&quot;I&quot;; IF([.H128]=&quot;O&quot;;&quot;O&quot;; IF([.H128]=&quot;I/O&quot;;&quot;B&quot;;IF([.H128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28]  &amp; &quot; &quot; &amp; [.A128] &amp; &quot;.&quot; &amp; [.C128] &amp; &quot; 0 &quot; &amp; [.E128]*-100 &amp; &quot; 150 R 40 50 &quot; &amp; [.D128] &amp; &quot; 1 &quot; &amp; [.I128]" office:value-type="string" office:string-value="X PD10 8.23 0 -1100 150 R 40 50 10 1 B" calcext:value-type="string">
            <text:p>X PD10 8.23 0 -1100 150 R 40 50 10 1 B</text:p>
          </table:table-cell>
          <table:table-cell table:style-name="ce5" office:value-type="string" calcext:value-type="string">
            <text:p>RTC_REFIN,TIM16_BKIN,</text:p>
            <text:p>DFSDM1_CKOUT,I2C5_SMBA,</text:p>
            <text:p>SPI3_MISO/I2S3_SDI,SAI3_FS_B,</text:p>
            <text:p>USART3_CK,FMC_AD15/</text:p>
            <text:p>FMC_D15,LCD_B3,EVENTOUT</text:p>
          </table:table-cell>
          <table:table-cell table:style-name="ce5" table:formula="of:=SUBSTITUTE(SUBSTITUTE(SUBSTITUTE([.K128]; CHAR(10); &quot;&quot;); &quot;,&quot;; CHAR(10)); CHAR(10)&amp;CHAR(10); CHAR(10))" office:value-type="string" office:string-value="RTC_REFIN&#10;TIM16_BKIN&#10;DFSDM1_CKOUT&#10;I2C5_SMBA&#10;SPI3_MISO/I2S3_SDI&#10;SAI3_FS_B&#10;USART3_CK&#10;FMC_AD15/FMC_D15&#10;LCD_B3&#10;EVENTOUT" calcext:value-type="string">
            <text:p>RTC_REFIN</text:p>
            <text:p>TIM16_BKIN</text:p>
            <text:p>DFSDM1_CKOUT</text:p>
            <text:p>I2C5_SMBA</text:p>
            <text:p>SPI3_MISO/I2S3_SDI</text:p>
            <text:p>SAI3_FS_B</text:p>
            <text:p>USART3_CK</text:p>
            <text:p>FMC_AD15/FMC_D15</text:p>
            <text:p>LCD_B3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28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C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PD11</text:p>
          </table:table-cell>
          <table:table-cell table:style-name="ce5" table:formula="of:=SUBSTITUTE([.F129]; &quot;_&quot;; &quot;-&quot;)" office:value-type="string" office:string-value="PD11" calcext:value-type="string">
            <text:p>PD11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29]=&quot;-&quot;; &quot;N&quot;; IF([.H129]=&quot;I&quot;;&quot;I&quot;; IF([.H129]=&quot;O&quot;;&quot;O&quot;; IF([.H129]=&quot;I/O&quot;;&quot;B&quot;;IF([.H129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29]  &amp; &quot; &quot; &amp; [.A129] &amp; &quot;.&quot; &amp; [.C129] &amp; &quot; 0 &quot; &amp; [.E129]*-100 &amp; &quot; 150 R 40 50 &quot; &amp; [.D129] &amp; &quot; 1 &quot; &amp; [.I129]" office:value-type="string" office:string-value="X PD11 7.12 0 -1200 150 R 40 50 10 1 B" calcext:value-type="string">
            <text:p>X PD11 7.12 0 -1200 150 R 40 50 10 1 B</text:p>
          </table:table-cell>
          <table:table-cell table:style-name="ce5" office:value-type="string" calcext:value-type="string">
            <text:p>LPTIM2_IN2,I2C4_SMBA,</text:p>
            <text:p>I2C1_SMBA,USART3_CTS/</text:p>
            <text:p>USART3_NSS,</text:p>
            <text:p>QUADSPI_BK1_IO0,SAI2_SD_A,</text:p>
            <text:p>FMC_A16/FMC_CLE,EVENTOUT</text:p>
          </table:table-cell>
          <table:table-cell table:style-name="ce5" table:formula="of:=SUBSTITUTE(SUBSTITUTE(SUBSTITUTE([.K129]; CHAR(10); &quot;&quot;); &quot;,&quot;; CHAR(10)); CHAR(10)&amp;CHAR(10); CHAR(10))" office:value-type="string" office:string-value="LPTIM2_IN2&#10;I2C4_SMBA&#10;I2C1_SMBA&#10;USART3_CTS/USART3_NSS&#10;QUADSPI_BK1_IO0&#10;SAI2_SD_A&#10;FMC_A16/FMC_CLE&#10;EVENTOUT" calcext:value-type="string">
            <text:p>LPTIM2_IN2</text:p>
            <text:p>I2C4_SMBA</text:p>
            <text:p>I2C1_SMBA</text:p>
            <text:p>USART3_CTS/USART3_NSS</text:p>
            <text:p>QUADSPI_BK1_IO0</text:p>
            <text:p>SAI2_SD_A</text:p>
            <text:p>FMC_A16/FMC_CLE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29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Y1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PD12</text:p>
          </table:table-cell>
          <table:table-cell table:style-name="ce5" table:formula="of:=SUBSTITUTE([.F130]; &quot;_&quot;; &quot;-&quot;)" office:value-type="string" office:string-value="PD12" calcext:value-type="string">
            <text:p>PD12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30]=&quot;-&quot;; &quot;N&quot;; IF([.H130]=&quot;I&quot;;&quot;I&quot;; IF([.H130]=&quot;O&quot;;&quot;O&quot;; IF([.H130]=&quot;I/O&quot;;&quot;B&quot;;IF([.H130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30]  &amp; &quot; &quot; &amp; [.A130] &amp; &quot;.&quot; &amp; [.C130] &amp; &quot; 0 &quot; &amp; [.E130]*-100 &amp; &quot; 150 R 40 50 &quot; &amp; [.D130] &amp; &quot; 1 &quot; &amp; [.I130]" office:value-type="string" office:string-value="X PD12 7.14 0 -1300 150 R 40 50 10 1 B" calcext:value-type="string">
            <text:p>X PD12 7.14 0 -1300 150 R 40 50 10 1 B</text:p>
          </table:table-cell>
          <table:table-cell table:style-name="ce5" office:value-type="string" calcext:value-type="string">
            <text:p>LPTIM1_IN1,TIM4_CH1,</text:p>
            <text:p>LPTIM2_IN1,I2C4_SCL,I2C1_SCL,</text:p>
            <text:p>USART3_RTS/USART3_DE,</text:p>
            <text:p>QUADSPI_BK1_IO1,SAI2_FS_A,</text:p>
            <text:p>FMC_A17/FMC_ALE,EVENTOUT</text:p>
          </table:table-cell>
          <table:table-cell table:style-name="ce5" table:formula="of:=SUBSTITUTE(SUBSTITUTE(SUBSTITUTE([.K130]; CHAR(10); &quot;&quot;); &quot;,&quot;; CHAR(10)); CHAR(10)&amp;CHAR(10); CHAR(10))" office:value-type="string" office:string-value="LPTIM1_IN1&#10;TIM4_CH1&#10;LPTIM2_IN1&#10;I2C4_SCL&#10;I2C1_SCL&#10;USART3_RTS/USART3_DE&#10;QUADSPI_BK1_IO1&#10;SAI2_FS_A&#10;FMC_A17/FMC_ALE&#10;EVENTOUT" calcext:value-type="string">
            <text:p>LPTIM1_IN1</text:p>
            <text:p>TIM4_CH1</text:p>
            <text:p>LPTIM2_IN1</text:p>
            <text:p>I2C4_SCL</text:p>
            <text:p>I2C1_SCL</text:p>
            <text:p>USART3_RTS/USART3_DE</text:p>
            <text:p>QUADSPI_BK1_IO1</text:p>
            <text:p>SAI2_FS_A</text:p>
            <text:p>FMC_A17/FMC_ALE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30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A1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D13</text:p>
          </table:table-cell>
          <table:table-cell table:style-name="ce5" table:formula="of:=SUBSTITUTE([.F131]; &quot;_&quot;; &quot;-&quot;)" office:value-type="string" office:string-value="PD13" calcext:value-type="string">
            <text:p>PD13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31]=&quot;-&quot;; &quot;N&quot;; IF([.H131]=&quot;I&quot;;&quot;I&quot;; IF([.H131]=&quot;O&quot;;&quot;O&quot;; IF([.H131]=&quot;I/O&quot;;&quot;B&quot;;IF([.H131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31]  &amp; &quot; &quot; &amp; [.A131] &amp; &quot;.&quot; &amp; [.C131] &amp; &quot; 0 &quot; &amp; [.E131]*-100 &amp; &quot; 150 R 40 50 &quot; &amp; [.D131] &amp; &quot; 1 &quot; &amp; [.I131]" office:value-type="string" office:string-value="X PD13 7.63 0 -1400 150 R 40 50 10 1 B" calcext:value-type="string">
            <text:p>X PD13 7.63 0 -1400 150 R 40 50 10 1 B</text:p>
          </table:table-cell>
          <table:table-cell table:style-name="ce5" office:value-type="string" calcext:value-type="string">
            <text:p>LPTIM1_OUT,TIM4_CH2,</text:p>
            <text:p>I2C4_SDA,I2C1_SDA,</text:p>
            <text:p>I2S3_MCK,QUADSPI_BK1_IO3,</text:p>
            <text:p>SAI2_SCK_A,FMC_A18,DSI_TE,</text:p>
            <text:p>EVENTOUT</text:p>
          </table:table-cell>
          <table:table-cell table:style-name="ce5" table:formula="of:=SUBSTITUTE(SUBSTITUTE(SUBSTITUTE([.K131]; CHAR(10); &quot;&quot;); &quot;,&quot;; CHAR(10)); CHAR(10)&amp;CHAR(10); CHAR(10))" office:value-type="string" office:string-value="LPTIM1_OUT&#10;TIM4_CH2&#10;I2C4_SDA&#10;I2C1_SDA&#10;I2S3_MCK&#10;QUADSPI_BK1_IO3&#10;SAI2_SCK_A&#10;FMC_A18&#10;DSI_TE&#10;EVENTOUT" calcext:value-type="string">
            <text:p>LPTIM1_OUT</text:p>
            <text:p>TIM4_CH2</text:p>
            <text:p>I2C4_SDA</text:p>
            <text:p>I2C1_SDA</text:p>
            <text:p>I2S3_MCK</text:p>
            <text:p>QUADSPI_BK1_IO3</text:p>
            <text:p>SAI2_SCK_A</text:p>
            <text:p>FMC_A18</text:p>
            <text:p>DSI_TE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31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0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L3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PD14</text:p>
          </table:table-cell>
          <table:table-cell table:style-name="ce5" table:formula="of:=SUBSTITUTE([.F132]; &quot;_&quot;; &quot;-&quot;)" office:value-type="string" office:string-value="PD14" calcext:value-type="string">
            <text:p>PD14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32]=&quot;-&quot;; &quot;N&quot;; IF([.H132]=&quot;I&quot;;&quot;I&quot;; IF([.H132]=&quot;O&quot;;&quot;O&quot;; IF([.H132]=&quot;I/O&quot;;&quot;B&quot;;IF([.H132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32]  &amp; &quot; &quot; &amp; [.A132] &amp; &quot;.&quot; &amp; [.C132] &amp; &quot; 0 &quot; &amp; [.E132]*-100 &amp; &quot; 150 R 40 50 &quot; &amp; [.D132] &amp; &quot; 1 &quot; &amp; [.I132]" office:value-type="string" office:string-value="X PD14 6.36 0 -1500 150 R 40 50 10 1 B" calcext:value-type="string">
            <text:p>X PD14 6.36 0 -1500 150 R 40 50 10 1 B</text:p>
          </table:table-cell>
          <table:table-cell table:style-name="ce5" office:value-type="string" calcext:value-type="string">
            <text:p>TIM4_CH3,SAI3_MCLK_B,</text:p>
            <text:p>UART8_CTS,FMC_AD0/</text:p>
            <text:p>FMC_D0,EVENTOUT</text:p>
          </table:table-cell>
          <table:table-cell table:style-name="ce5" table:formula="of:=SUBSTITUTE(SUBSTITUTE(SUBSTITUTE([.K132]; CHAR(10); &quot;&quot;); &quot;,&quot;; CHAR(10)); CHAR(10)&amp;CHAR(10); CHAR(10))" office:value-type="string" office:string-value="TIM4_CH3&#10;SAI3_MCLK_B&#10;UART8_CTS&#10;FMC_AD0/FMC_D0&#10;EVENTOUT" calcext:value-type="string">
            <text:p>TIM4_CH3</text:p>
            <text:p>SAI3_MCLK_B</text:p>
            <text:p>UART8_CTS</text:p>
            <text:p>FMC_AD0/FMC_D0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32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3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J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PD15</text:p>
          </table:table-cell>
          <table:table-cell table:style-name="ce5" table:formula="of:=SUBSTITUTE([.F133]; &quot;_&quot;; &quot;-&quot;)" office:value-type="string" office:string-value="PD15" calcext:value-type="string">
            <text:p>PD15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33]=&quot;-&quot;; &quot;N&quot;; IF([.H133]=&quot;I&quot;;&quot;I&quot;; IF([.H133]=&quot;O&quot;;&quot;O&quot;; IF([.H133]=&quot;I/O&quot;;&quot;B&quot;;IF([.H133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33]  &amp; &quot; &quot; &amp; [.A133] &amp; &quot;.&quot; &amp; [.C133] &amp; &quot; 0 &quot; &amp; [.E133]*-100 &amp; &quot; 150 R 40 50 &quot; &amp; [.D133] &amp; &quot; 1 &quot; &amp; [.I133]" office:value-type="string" office:string-value="X PD15 6.38 0 -1600 150 R 40 50 10 1 B" calcext:value-type="string">
            <text:p>X PD15 6.38 0 -1600 150 R 40 50 10 1 B</text:p>
          </table:table-cell>
          <table:table-cell table:style-name="ce5" office:value-type="string" calcext:value-type="string">
            <text:p>TIM4_CH4,SAI3_MCLK_A,</text:p>
            <text:p>UART8_CTS,FMC_AD1/</text:p>
            <text:p>FMC_D1,LCD_R1,EVENTOUT</text:p>
          </table:table-cell>
          <table:table-cell table:style-name="ce5" table:formula="of:=SUBSTITUTE(SUBSTITUTE(SUBSTITUTE([.K133]; CHAR(10); &quot;&quot;); &quot;,&quot;; CHAR(10)); CHAR(10)&amp;CHAR(10); CHAR(10))" office:value-type="string" office:string-value="TIM4_CH4&#10;SAI3_MCLK_A&#10;UART8_CTS&#10;FMC_AD1/FMC_D1&#10;LCD_R1&#10;EVENTOUT" calcext:value-type="string">
            <text:p>TIM4_CH4</text:p>
            <text:p>SAI3_MCLK_A</text:p>
            <text:p>UART8_CTS</text:p>
            <text:p>FMC_AD1/FMC_D1</text:p>
            <text:p>LCD_R1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33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D6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E0</text:p>
          </table:table-cell>
          <table:table-cell table:style-name="ce5" table:formula="of:=SUBSTITUTE([.F134]; &quot;_&quot;; &quot;-&quot;)" office:value-type="string" office:string-value="PE0" calcext:value-type="string">
            <text:p>PE0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34]=&quot;-&quot;; &quot;N&quot;; IF([.H134]=&quot;I&quot;;&quot;I&quot;; IF([.H134]=&quot;O&quot;;&quot;O&quot;; IF([.H134]=&quot;I/O&quot;;&quot;B&quot;;IF([.H134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34]  &amp; &quot; &quot; &amp; [.A134] &amp; &quot;.&quot; &amp; [.C134] &amp; &quot; 0 &quot; &amp; [.E134]*-100 &amp; &quot; 150 R 40 50 &quot; &amp; [.D134] &amp; &quot; 1 &quot; &amp; [.I134]" office:value-type="string" office:string-value="X PE0 7.19 0 -100 150 R 40 50 11 1 B" calcext:value-type="string">
            <text:p>X PE0 7.19 0 -100 150 R 40 50 11 1 B</text:p>
          </table:table-cell>
          <table:table-cell table:style-name="ce5" office:value-type="string" calcext:value-type="string">
            <text:p>LPTIM1_ETR,TIM4_ETR,</text:p>
            <text:p>LPTIM2_ETR,SPI3_SCK/</text:p>
            <text:p>I2S3_CK,SAI4_MCLK_B,</text:p>
            <text:p>UART8_RX,SAI2_MCLK_A,</text:p>
            <text:p>FMC_NBL0,DCMI_D2,EVENTOUT</text:p>
          </table:table-cell>
          <table:table-cell table:style-name="ce5" table:formula="of:=SUBSTITUTE(SUBSTITUTE(SUBSTITUTE([.K134]; CHAR(10); &quot;&quot;); &quot;,&quot;; CHAR(10)); CHAR(10)&amp;CHAR(10); CHAR(10))" office:value-type="string" office:string-value="LPTIM1_ETR&#10;TIM4_ETR&#10;LPTIM2_ETR&#10;SPI3_SCK/I2S3_CK&#10;SAI4_MCLK_B&#10;UART8_RX&#10;SAI2_MCLK_A&#10;FMC_NBL0&#10;DCMI_D2&#10;EVENTOUT" calcext:value-type="string">
            <text:p>LPTIM1_ETR</text:p>
            <text:p>TIM4_ETR</text:p>
            <text:p>LPTIM2_ETR</text:p>
            <text:p>SPI3_SCK/I2S3_CK</text:p>
            <text:p>SAI4_MCLK_B</text:p>
            <text:p>UART8_RX</text:p>
            <text:p>SAI2_MCLK_A</text:p>
            <text:p>FMC_NBL0</text:p>
            <text:p>DCMI_D2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34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8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E1</text:p>
          </table:table-cell>
          <table:table-cell table:style-name="ce5" table:formula="of:=SUBSTITUTE([.F135]; &quot;_&quot;; &quot;-&quot;)" office:value-type="string" office:string-value="PE1" calcext:value-type="string">
            <text:p>PE1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35]=&quot;-&quot;; &quot;N&quot;; IF([.H135]=&quot;I&quot;;&quot;I&quot;; IF([.H135]=&quot;O&quot;;&quot;O&quot;; IF([.H135]=&quot;I/O&quot;;&quot;B&quot;;IF([.H135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35]  &amp; &quot; &quot; &amp; [.A135] &amp; &quot;.&quot; &amp; [.C135] &amp; &quot; 0 &quot; &amp; [.E135]*-100 &amp; &quot; 150 R 40 50 &quot; &amp; [.D135] &amp; &quot; 1 &quot; &amp; [.I135]" office:value-type="string" office:string-value="X PE1 8.52 0 -200 150 R 40 50 11 1 B" calcext:value-type="string">
            <text:p>X PE1 8.52 0 -200 150 R 40 50 11 1 B</text:p>
          </table:table-cell>
          <table:table-cell table:style-name="ce5" office:value-type="string" calcext:value-type="string">
            <text:p>LPTIM1_IN2,I2S2_MCK,SAI3_SD_B,</text:p>
            <text:p>UART8_TX,FMC_NBL1,DCMI_D3,</text:p>
            <text:p>EVENTOUT</text:p>
          </table:table-cell>
          <table:table-cell table:style-name="ce5" table:formula="of:=SUBSTITUTE(SUBSTITUTE(SUBSTITUTE([.K135]; CHAR(10); &quot;&quot;); &quot;,&quot;; CHAR(10)); CHAR(10)&amp;CHAR(10); CHAR(10))" office:value-type="string" office:string-value="LPTIM1_IN2&#10;I2S2_MCK&#10;SAI3_SD_B&#10;UART8_TX&#10;FMC_NBL1&#10;DCMI_D3&#10;EVENTOUT" calcext:value-type="string">
            <text:p>LPTIM1_IN2</text:p>
            <text:p>I2S2_MCK</text:p>
            <text:p>SAI3_SD_B</text:p>
            <text:p>UART8_TX</text:p>
            <text:p>FMC_NBL1</text:p>
            <text:p>DCMI_D3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35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E2</text:p>
          </table:table-cell>
          <table:table-cell table:style-name="ce5" table:formula="of:=SUBSTITUTE([.F136]; &quot;_&quot;; &quot;-&quot;)" office:value-type="string" office:string-value="PE2" calcext:value-type="string">
            <text:p>PE2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36]=&quot;-&quot;; &quot;N&quot;; IF([.H136]=&quot;I&quot;;&quot;I&quot;; IF([.H136]=&quot;O&quot;;&quot;O&quot;; IF([.H136]=&quot;I/O&quot;;&quot;B&quot;;IF([.H136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36]  &amp; &quot; &quot; &amp; [.A136] &amp; &quot;.&quot; &amp; [.C136] &amp; &quot; 0 &quot; &amp; [.E136]*-100 &amp; &quot; 150 R 40 50 &quot; &amp; [.D136] &amp; &quot; 1 &quot; &amp; [.I136]" office:value-type="string" office:string-value="X PE2 8.26 0 -300 150 R 40 50 11 1 B" calcext:value-type="string">
            <text:p>X PE2 8.26 0 -300 150 R 40 50 11 1 B</text:p>
          </table:table-cell>
          <table:table-cell table:style-name="ce5" office:value-type="string" calcext:value-type="string">
            <text:p>TRACECLK,SAI1_CK1,I2C4_SCL,</text:p>
            <text:p>SPI4_SCK,SAI1_MCLK_A,</text:p>
            <text:p>QUADSPI_BK1_IO2,</text:p>
            <text:p>ETH1_GMII_TXD3/</text:p>
            <text:p>ETH1_MII_TXD3/</text:p>
            <text:p>ETH1_RGMII_TXD3,</text:p>
            <text:p>FMC_A23,EVENTOUT</text:p>
          </table:table-cell>
          <table:table-cell table:style-name="ce5" table:formula="of:=SUBSTITUTE(SUBSTITUTE(SUBSTITUTE([.K136]; CHAR(10); &quot;&quot;); &quot;,&quot;; CHAR(10)); CHAR(10)&amp;CHAR(10); CHAR(10))" office:value-type="string" office:string-value="TRACECLK&#10;SAI1_CK1&#10;I2C4_SCL&#10;SPI4_SCK&#10;SAI1_MCLK_A&#10;QUADSPI_BK1_IO2&#10;ETH1_GMII_TXD3/ETH1_MII_TXD3/ETH1_RGMII_TXD3&#10;FMC_A23&#10;EVENTOUT" calcext:value-type="string">
            <text:p>TRACECLK</text:p>
            <text:p>SAI1_CK1</text:p>
            <text:p>I2C4_SCL</text:p>
            <text:p>SPI4_SCK</text:p>
            <text:p>SAI1_MCLK_A</text:p>
            <text:p>QUADSPI_BK1_IO2</text:p>
            <text:p>ETH1_GMII_TXD3/ETH1_MII_TXD3/ETH1_RGMII_TXD3</text:p>
            <text:p>FMC_A23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36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5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D19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E4</text:p>
          </table:table-cell>
          <table:table-cell table:style-name="ce5" table:formula="of:=SUBSTITUTE([.F137]; &quot;_&quot;; &quot;-&quot;)" office:value-type="string" office:string-value="PE4" calcext:value-type="string">
            <text:p>PE4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37]=&quot;-&quot;; &quot;N&quot;; IF([.H137]=&quot;I&quot;;&quot;I&quot;; IF([.H137]=&quot;O&quot;;&quot;O&quot;; IF([.H137]=&quot;I/O&quot;;&quot;B&quot;;IF([.H137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37]  &amp; &quot; &quot; &amp; [.A137] &amp; &quot;.&quot; &amp; [.C137] &amp; &quot; 0 &quot; &amp; [.E137]*-100 &amp; &quot; 150 R 40 50 &quot; &amp; [.D137] &amp; &quot; 1 &quot; &amp; [.I137]" office:value-type="string" office:string-value="X PE4 7.67 0 -400 150 R 40 50 11 1 B" calcext:value-type="string">
            <text:p>X PE4 7.67 0 -400 150 R 40 50 11 1 B</text:p>
          </table:table-cell>
          <table:table-cell table:style-name="ce5" office:value-type="string" calcext:value-type="string">
            <text:p>TRACED1,SAI1_D2,</text:p>
            <text:p>DFSDM1_DATIN3,TIM15_CH1N,</text:p>
            <text:p>SPI4_NSS,SAI1_FS_A,</text:p>
            <text:p>SDMMC2_CKIN,SDMMC1_CKIN,</text:p>
            <text:p>SDMMC2_D4,SDMMC1_D4,</text:p>
            <text:p>FMC_A20,DCMI_D4,LCD_B</text:p>
          </table:table-cell>
          <table:table-cell table:style-name="ce5" table:formula="of:=SUBSTITUTE(SUBSTITUTE(SUBSTITUTE([.K137]; CHAR(10); &quot;&quot;); &quot;,&quot;; CHAR(10)); CHAR(10)&amp;CHAR(10); CHAR(10))" office:value-type="string" office:string-value="TRACED1&#10;SAI1_D2&#10;DFSDM1_DATIN3&#10;TIM15_CH1N&#10;SPI4_NSS&#10;SAI1_FS_A&#10;SDMMC2_CKIN&#10;SDMMC1_CKIN&#10;SDMMC2_D4&#10;SDMMC1_D4&#10;FMC_A20&#10;DCMI_D4&#10;LCD_B" calcext:value-type="string">
            <text:p>TRACED1</text:p>
            <text:p>SAI1_D2</text:p>
            <text:p>DFSDM1_DATIN3</text:p>
            <text:p>TIM15_CH1N</text:p>
            <text:p>SPI4_NSS</text:p>
            <text:p>SAI1_FS_A</text:p>
            <text:p>SDMMC2_CKIN</text:p>
            <text:p>SDMMC1_CKIN</text:p>
            <text:p>SDMMC2_D4</text:p>
            <text:p>SDMMC1_D4</text:p>
            <text:p>FMC_A20</text:p>
            <text:p>DCMI_D4</text:p>
            <text:p>LCD_B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37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5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1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E6</text:p>
          </table:table-cell>
          <table:table-cell table:style-name="ce5" table:formula="of:=SUBSTITUTE([.F138]; &quot;_&quot;; &quot;-&quot;)" office:value-type="string" office:string-value="PE6" calcext:value-type="string">
            <text:p>PE6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38]=&quot;-&quot;; &quot;N&quot;; IF([.H138]=&quot;I&quot;;&quot;I&quot;; IF([.H138]=&quot;O&quot;;&quot;O&quot;; IF([.H138]=&quot;I/O&quot;;&quot;B&quot;;IF([.H138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38]  &amp; &quot; &quot; &amp; [.A138] &amp; &quot;.&quot; &amp; [.C138] &amp; &quot; 0 &quot; &amp; [.E138]*-100 &amp; &quot; 150 R 40 50 &quot; &amp; [.D138] &amp; &quot; 1 &quot; &amp; [.I138]" office:value-type="string" office:string-value="X PE6 8.43 0 -500 150 R 40 50 11 1 B" calcext:value-type="string">
            <text:p>X PE6 8.43 0 -500 150 R 40 50 11 1 B</text:p>
          </table:table-cell>
          <table:table-cell table:style-name="ce5" office:value-type="string" calcext:value-type="string">
            <text:p>TRACED2,TIM1_BKIN2,SAI1_D1,</text:p>
            <text:p>TIM15_CH2,SPI4_MOSI,</text:p>
            <text:p>SAI1_SD_A,SDMMC2_D0,</text:p>
            <text:p>SDMMC1_D2,SAI2_MCLK_B,</text:p>
            <text:p>FMC_A22,DCMI_D7,LCD_G1,</text:p>
            <text:p>EVENTOUT</text:p>
          </table:table-cell>
          <table:table-cell table:style-name="ce5" table:formula="of:=SUBSTITUTE(SUBSTITUTE(SUBSTITUTE([.K138]; CHAR(10); &quot;&quot;); &quot;,&quot;; CHAR(10)); CHAR(10)&amp;CHAR(10); CHAR(10))" office:value-type="string" office:string-value="TRACED2&#10;TIM1_BKIN2&#10;SAI1_D1&#10;TIM15_CH2&#10;SPI4_MOSI&#10;SAI1_SD_A&#10;SDMMC2_D0&#10;SDMMC1_D2&#10;SAI2_MCLK_B&#10;FMC_A22&#10;DCMI_D7&#10;LCD_G1&#10;EVENTOUT" calcext:value-type="string">
            <text:p>TRACED2</text:p>
            <text:p>TIM1_BKIN2</text:p>
            <text:p>SAI1_D1</text:p>
            <text:p>TIM15_CH2</text:p>
            <text:p>SPI4_MOSI</text:p>
            <text:p>SAI1_SD_A</text:p>
            <text:p>SDMMC2_D0</text:p>
            <text:p>SDMMC1_D2</text:p>
            <text:p>SAI2_MCLK_B</text:p>
            <text:p>FMC_A22</text:p>
            <text:p>DCMI_D7</text:p>
            <text:p>LCD_G1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38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A1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E7</text:p>
          </table:table-cell>
          <table:table-cell table:style-name="ce5" table:formula="of:=SUBSTITUTE([.F139]; &quot;_&quot;; &quot;-&quot;)" office:value-type="string" office:string-value="PE7" calcext:value-type="string">
            <text:p>PE7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39]=&quot;-&quot;; &quot;N&quot;; IF([.H139]=&quot;I&quot;;&quot;I&quot;; IF([.H139]=&quot;O&quot;;&quot;O&quot;; IF([.H139]=&quot;I/O&quot;;&quot;B&quot;;IF([.H139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39]  &amp; &quot; &quot; &amp; [.A139] &amp; &quot;.&quot; &amp; [.C139] &amp; &quot; 0 &quot; &amp; [.E139]*-100 &amp; &quot; 150 R 40 50 &quot; &amp; [.D139] &amp; &quot; 1 &quot; &amp; [.I139]" office:value-type="string" office:string-value="X PE7 7.20 0 -600 150 R 40 50 11 1 B" calcext:value-type="string">
            <text:p>X PE7 7.20 0 -600 150 R 40 50 11 1 B</text:p>
          </table:table-cell>
          <table:table-cell table:style-name="ce5" office:value-type="string" calcext:value-type="string">
            <text:p>TIM1_ETR,TIM3_ETR,</text:p>
            <text:p>DFSDM1_DATIN2,UART7_RX,</text:p>
            <text:p>QUADSPI_BK2_IO0,FMC_AD4/</text:p>
            <text:p>FMC_D4,EVENTOUT</text:p>
          </table:table-cell>
          <table:table-cell table:style-name="ce5" table:formula="of:=SUBSTITUTE(SUBSTITUTE(SUBSTITUTE([.K139]; CHAR(10); &quot;&quot;); &quot;,&quot;; CHAR(10)); CHAR(10)&amp;CHAR(10); CHAR(10))" office:value-type="string" office:string-value="TIM1_ETR&#10;TIM3_ETR&#10;DFSDM1_DATIN2&#10;UART7_RX&#10;QUADSPI_BK2_IO0&#10;FMC_AD4/FMC_D4&#10;EVENTOUT" calcext:value-type="string">
            <text:p>TIM1_ETR</text:p>
            <text:p>TIM3_ETR</text:p>
            <text:p>DFSDM1_DATIN2</text:p>
            <text:p>UART7_RX</text:p>
            <text:p>QUADSPI_BK2_IO0</text:p>
            <text:p>FMC_AD4/FMC_D4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39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3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C1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E8</text:p>
          </table:table-cell>
          <table:table-cell table:style-name="ce5" table:formula="of:=SUBSTITUTE([.F140]; &quot;_&quot;; &quot;-&quot;)" office:value-type="string" office:string-value="PE8" calcext:value-type="string">
            <text:p>PE8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40]=&quot;-&quot;; &quot;N&quot;; IF([.H140]=&quot;I&quot;;&quot;I&quot;; IF([.H140]=&quot;O&quot;;&quot;O&quot;; IF([.H140]=&quot;I/O&quot;;&quot;B&quot;;IF([.H140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40]  &amp; &quot; &quot; &amp; [.A140] &amp; &quot;.&quot; &amp; [.C140] &amp; &quot; 0 &quot; &amp; [.E140]*-100 &amp; &quot; 150 R 40 50 &quot; &amp; [.D140] &amp; &quot; 1 &quot; &amp; [.I140]" office:value-type="string" office:string-value="X PE8 7.22 0 -700 150 R 40 50 11 1 B" calcext:value-type="string">
            <text:p>X PE8 7.22 0 -700 150 R 40 50 11 1 B</text:p>
          </table:table-cell>
          <table:table-cell table:style-name="ce5" office:value-type="string" calcext:value-type="string">
            <text:p>TIM1_CH1N,DFSDM1_CKIN2,</text:p>
            <text:p>UART7_TX,QUADSPI_BK2_IO1,</text:p>
            <text:p>FMC_AD5/FMC_D5,EVENTOUT</text:p>
          </table:table-cell>
          <table:table-cell table:style-name="ce5" table:formula="of:=SUBSTITUTE(SUBSTITUTE(SUBSTITUTE([.K140]; CHAR(10); &quot;&quot;); &quot;,&quot;; CHAR(10)); CHAR(10)&amp;CHAR(10); CHAR(10))" office:value-type="string" office:string-value="TIM1_CH1N&#10;DFSDM1_CKIN2&#10;UART7_TX&#10;QUADSPI_BK2_IO1&#10;FMC_AD5/FMC_D5&#10;EVENTOUT" calcext:value-type="string">
            <text:p>TIM1_CH1N</text:p>
            <text:p>DFSDM1_CKIN2</text:p>
            <text:p>UART7_TX</text:p>
            <text:p>QUADSPI_BK2_IO1</text:p>
            <text:p>FMC_AD5/FMC_D5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40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6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A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E9</text:p>
          </table:table-cell>
          <table:table-cell table:style-name="ce5" table:formula="of:=SUBSTITUTE([.F141]; &quot;_&quot;; &quot;-&quot;)" office:value-type="string" office:string-value="PE9" calcext:value-type="string">
            <text:p>PE9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41]=&quot;-&quot;; &quot;N&quot;; IF([.H141]=&quot;I&quot;;&quot;I&quot;; IF([.H141]=&quot;O&quot;;&quot;O&quot;; IF([.H141]=&quot;I/O&quot;;&quot;B&quot;;IF([.H141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41]  &amp; &quot; &quot; &amp; [.A141] &amp; &quot;.&quot; &amp; [.C141] &amp; &quot; 0 &quot; &amp; [.E141]*-100 &amp; &quot; 150 R 40 50 &quot; &amp; [.D141] &amp; &quot; 1 &quot; &amp; [.I141]" office:value-type="string" office:string-value="X PE9 7.24 0 -800 150 R 40 50 11 1 B" calcext:value-type="string">
            <text:p>X PE9 7.24 0 -800 150 R 40 50 11 1 B</text:p>
          </table:table-cell>
          <table:table-cell table:style-name="ce5" office:value-type="string" calcext:value-type="string">
            <text:p>TIM1_CH1,DFSDM1_CKOUT,</text:p>
            <text:p>UART7_RTS/UART7_DE,</text:p>
            <text:p>QUADSPI_BK2_IO2,FMC_AD6/</text:p>
            <text:p>FMC_D6，EVENTOUT</text:p>
          </table:table-cell>
          <table:table-cell table:style-name="ce5" table:formula="of:=SUBSTITUTE(SUBSTITUTE(SUBSTITUTE([.K141]; CHAR(10); &quot;&quot;); &quot;,&quot;; CHAR(10)); CHAR(10)&amp;CHAR(10); CHAR(10))" office:value-type="string" office:string-value="TIM1_CH1&#10;DFSDM1_CKOUT&#10;UART7_RTS/UART7_DE&#10;QUADSPI_BK2_IO2&#10;FMC_AD6/FMC_D6，EVENTOUT" calcext:value-type="string">
            <text:p>TIM1_CH1</text:p>
            <text:p>DFSDM1_CKOUT</text:p>
            <text:p>UART7_RTS/UART7_DE</text:p>
            <text:p>QUADSPI_BK2_IO2</text:p>
            <text:p>FMC_AD6/FMC_D6，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41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3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Y1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E10</text:p>
          </table:table-cell>
          <table:table-cell table:style-name="ce5" table:formula="of:=SUBSTITUTE([.F142]; &quot;_&quot;; &quot;-&quot;)" office:value-type="string" office:string-value="PE10" calcext:value-type="string">
            <text:p>PE10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42]=&quot;-&quot;; &quot;N&quot;; IF([.H142]=&quot;I&quot;;&quot;I&quot;; IF([.H142]=&quot;O&quot;;&quot;O&quot;; IF([.H142]=&quot;I/O&quot;;&quot;B&quot;;IF([.H142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42]  &amp; &quot; &quot; &amp; [.A142] &amp; &quot;.&quot; &amp; [.C142] &amp; &quot; 0 &quot; &amp; [.E142]*-100 &amp; &quot; 150 R 40 50 &quot; &amp; [.D142] &amp; &quot; 1 &quot; &amp; [.I142]" office:value-type="string" office:string-value="X PE10 7.26 0 -900 150 R 40 50 11 1 B" calcext:value-type="string">
            <text:p>X PE10 7.26 0 -900 150 R 40 50 11 1 B</text:p>
          </table:table-cell>
          <table:table-cell table:style-name="ce5" office:value-type="string" calcext:value-type="string">
            <text:p>TIM1_CH2N,DFSDM1_DATIN4,</text:p>
            <text:p>UART7_CTS,QUADSPI_BK2_IO3,</text:p>
            <text:p>FMC_AD7/FMC_D7,EVENTOUT</text:p>
          </table:table-cell>
          <table:table-cell table:style-name="ce5" table:formula="of:=SUBSTITUTE(SUBSTITUTE(SUBSTITUTE([.K142]; CHAR(10); &quot;&quot;); &quot;,&quot;; CHAR(10)); CHAR(10)&amp;CHAR(10); CHAR(10))" office:value-type="string" office:string-value="TIM1_CH2N&#10;DFSDM1_DATIN4&#10;UART7_CTS&#10;QUADSPI_BK2_IO3&#10;FMC_AD7/FMC_D7&#10;EVENTOUT" calcext:value-type="string">
            <text:p>TIM1_CH2N</text:p>
            <text:p>DFSDM1_DATIN4</text:p>
            <text:p>UART7_CTS</text:p>
            <text:p>QUADSPI_BK2_IO3</text:p>
            <text:p>FMC_AD7/FMC_D7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42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4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E11</text:p>
          </table:table-cell>
          <table:table-cell table:style-name="ce5" table:formula="of:=SUBSTITUTE([.F143]; &quot;_&quot;; &quot;-&quot;)" office:value-type="string" office:string-value="PE11" calcext:value-type="string">
            <text:p>PE11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43]=&quot;-&quot;; &quot;N&quot;; IF([.H143]=&quot;I&quot;;&quot;I&quot;; IF([.H143]=&quot;O&quot;;&quot;O&quot;; IF([.H143]=&quot;I/O&quot;;&quot;B&quot;;IF([.H143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43]  &amp; &quot; &quot; &amp; [.A143] &amp; &quot;.&quot; &amp; [.C143] &amp; &quot; 0 &quot; &amp; [.E143]*-100 &amp; &quot; 150 R 40 50 &quot; &amp; [.D143] &amp; &quot; 1 &quot; &amp; [.I143]" office:value-type="string" office:string-value="X PE11 8.54 0 -1000 150 R 40 50 11 1 B" calcext:value-type="string">
            <text:p>X PE11 8.54 0 -1000 150 R 40 50 11 1 B</text:p>
          </table:table-cell>
          <table:table-cell table:style-name="ce5" office:value-type="string" calcext:value-type="string">
            <text:p>TIM1_CH2,DFSDM1_CKIN4,</text:p>
            <text:p>SPI4_NSS,USART6_CK,SAI2_SD_B,</text:p>
            <text:p>FMC_AD8/FMC_D8,DCMI_D4,</text:p>
            <text:p>LCD_G3,EVENTOUT</text:p>
          </table:table-cell>
          <table:table-cell table:style-name="ce5" table:formula="of:=SUBSTITUTE(SUBSTITUTE(SUBSTITUTE([.K143]; CHAR(10); &quot;&quot;); &quot;,&quot;; CHAR(10)); CHAR(10)&amp;CHAR(10); CHAR(10))" office:value-type="string" office:string-value="TIM1_CH2&#10;DFSDM1_CKIN4&#10;SPI4_NSS&#10;USART6_CK&#10;SAI2_SD_B&#10;FMC_AD8/FMC_D8&#10;DCMI_D4&#10;LCD_G3&#10;EVENTOUT" calcext:value-type="string">
            <text:p>TIM1_CH2</text:p>
            <text:p>DFSDM1_CKIN4</text:p>
            <text:p>SPI4_NSS</text:p>
            <text:p>USART6_CK</text:p>
            <text:p>SAI2_SD_B</text:p>
            <text:p>FMC_AD8/FMC_D8</text:p>
            <text:p>DCMI_D4</text:p>
            <text:p>LCD_G3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43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B4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PE12</text:p>
          </table:table-cell>
          <table:table-cell table:style-name="ce5" table:formula="of:=SUBSTITUTE([.F144]; &quot;_&quot;; &quot;-&quot;)" office:value-type="string" office:string-value="PE12" calcext:value-type="string">
            <text:p>PE12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44]=&quot;-&quot;; &quot;N&quot;; IF([.H144]=&quot;I&quot;;&quot;I&quot;; IF([.H144]=&quot;O&quot;;&quot;O&quot;; IF([.H144]=&quot;I/O&quot;;&quot;B&quot;;IF([.H144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44]  &amp; &quot; &quot; &amp; [.A144] &amp; &quot;.&quot; &amp; [.C144] &amp; &quot; 0 &quot; &amp; [.E144]*-100 &amp; &quot; 150 R 40 50 &quot; &amp; [.D144] &amp; &quot; 1 &quot; &amp; [.I144]" office:value-type="string" office:string-value="X PE12 8.70 0 -1100 150 R 40 50 11 1 B" calcext:value-type="string">
            <text:p>X PE12 8.70 0 -1100 150 R 40 50 11 1 B</text:p>
          </table:table-cell>
          <table:table-cell table:style-name="ce5" office:value-type="string" calcext:value-type="string">
            <text:p>TIM1_CH3N,DFSDM1_DATIN5,</text:p>
            <text:p>SPI4_SCK,SDMMC1_D0DIR,</text:p>
            <text:p>SAI2_SCK_B,FMC_AD9/FMC_D9,</text:p>
            <text:p>LCD_B4,EVENTOUT</text:p>
          </table:table-cell>
          <table:table-cell table:style-name="ce5" table:formula="of:=SUBSTITUTE(SUBSTITUTE(SUBSTITUTE([.K144]; CHAR(10); &quot;&quot;); &quot;,&quot;; CHAR(10)); CHAR(10)&amp;CHAR(10); CHAR(10))" office:value-type="string" office:string-value="TIM1_CH3N&#10;DFSDM1_DATIN5&#10;SPI4_SCK&#10;SDMMC1_D0DIR&#10;SAI2_SCK_B&#10;FMC_AD9/FMC_D9&#10;LCD_B4&#10;EVENTOUT" calcext:value-type="string">
            <text:p>TIM1_CH3N</text:p>
            <text:p>DFSDM1_DATIN5</text:p>
            <text:p>SPI4_SCK</text:p>
            <text:p>SDMMC1_D0DIR</text:p>
            <text:p>SAI2_SCK_B</text:p>
            <text:p>FMC_AD9/FMC_D9</text:p>
            <text:p>LCD_B4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44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PE13</text:p>
          </table:table-cell>
          <table:table-cell table:style-name="ce5" table:formula="of:=SUBSTITUTE([.F145]; &quot;_&quot;; &quot;-&quot;)" office:value-type="string" office:string-value="PE13" calcext:value-type="string">
            <text:p>PE13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45]=&quot;-&quot;; &quot;N&quot;; IF([.H145]=&quot;I&quot;;&quot;I&quot;; IF([.H145]=&quot;O&quot;;&quot;O&quot;; IF([.H145]=&quot;I/O&quot;;&quot;B&quot;;IF([.H145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45]  &amp; &quot; &quot; &amp; [.A145] &amp; &quot;.&quot; &amp; [.C145] &amp; &quot; 0 &quot; &amp; [.E145]*-100 &amp; &quot; 150 R 40 50 &quot; &amp; [.D145] &amp; &quot; 1 &quot; &amp; [.I145]" office:value-type="string" office:string-value="X PE13 8.58 0 -1200 150 R 40 50 11 1 B" calcext:value-type="string">
            <text:p>X PE13 8.58 0 -1200 150 R 40 50 11 1 B</text:p>
          </table:table-cell>
          <table:table-cell table:style-name="ce5" office:value-type="string" calcext:value-type="string">
            <text:p>HDP2,TIM1_CH3,DFSDM1_CKIN5,</text:p>
            <text:p>SPI4_MISO,SAI2_FS_B,</text:p>
            <text:p>FMC_AD10/FMC_D10,DCMI_D6,</text:p>
            <text:p>LCD_DE,EVENTOUT</text:p>
          </table:table-cell>
          <table:table-cell table:style-name="ce5" table:formula="of:=SUBSTITUTE(SUBSTITUTE(SUBSTITUTE([.K145]; CHAR(10); &quot;&quot;); &quot;,&quot;; CHAR(10)); CHAR(10)&amp;CHAR(10); CHAR(10))" office:value-type="string" office:string-value="HDP2&#10;TIM1_CH3&#10;DFSDM1_CKIN5&#10;SPI4_MISO&#10;SAI2_FS_B&#10;FMC_AD10/FMC_D10&#10;DCMI_D6&#10;LCD_DE&#10;EVENTOUT" calcext:value-type="string">
            <text:p>HDP2</text:p>
            <text:p>TIM1_CH3</text:p>
            <text:p>DFSDM1_CKIN5</text:p>
            <text:p>SPI4_MISO</text:p>
            <text:p>SAI2_FS_B</text:p>
            <text:p>FMC_AD10/FMC_D10</text:p>
            <text:p>DCMI_D6</text:p>
            <text:p>LCD_DE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45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PE14</text:p>
          </table:table-cell>
          <table:table-cell table:style-name="ce5" table:formula="of:=SUBSTITUTE([.F146]; &quot;_&quot;; &quot;-&quot;)" office:value-type="string" office:string-value="PE14" calcext:value-type="string">
            <text:p>PE14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46]=&quot;-&quot;; &quot;N&quot;; IF([.H146]=&quot;I&quot;;&quot;I&quot;; IF([.H146]=&quot;O&quot;;&quot;O&quot;; IF([.H146]=&quot;I/O&quot;;&quot;B&quot;;IF([.H146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46]  &amp; &quot; &quot; &amp; [.A146] &amp; &quot;.&quot; &amp; [.C146] &amp; &quot; 0 &quot; &amp; [.E146]*-100 &amp; &quot; 150 R 40 50 &quot; &amp; [.D146] &amp; &quot; 1 &quot; &amp; [.I146]" office:value-type="string" office:string-value="X PE14 8.45 0 -1300 150 R 40 50 11 1 B" calcext:value-type="string">
            <text:p>X PE14 8.45 0 -1300 150 R 40 50 11 1 B</text:p>
          </table:table-cell>
          <table:table-cell table:style-name="ce5" office:value-type="string" calcext:value-type="string">
            <text:p>TIM1_CH4,SPI4_MOSI,</text:p>
            <text:p>UART8_RTS/UART8_DE,</text:p>
            <text:p>SAI2_MCLK_B,SDMMC1_D123DIR,</text:p>
            <text:p>FMC_AD11/FMC_D11,LCD_G0,</text:p>
            <text:p>LCD_CLK,EVENTOUT</text:p>
          </table:table-cell>
          <table:table-cell table:style-name="ce5" table:formula="of:=SUBSTITUTE(SUBSTITUTE(SUBSTITUTE([.K146]; CHAR(10); &quot;&quot;); &quot;,&quot;; CHAR(10)); CHAR(10)&amp;CHAR(10); CHAR(10))" office:value-type="string" office:string-value="TIM1_CH4&#10;SPI4_MOSI&#10;UART8_RTS/UART8_DE&#10;SAI2_MCLK_B&#10;SDMMC1_D123DIR&#10;FMC_AD11/FMC_D11&#10;LCD_G0&#10;LCD_CLK&#10;EVENTOUT" calcext:value-type="string">
            <text:p>TIM1_CH4</text:p>
            <text:p>SPI4_MOSI</text:p>
            <text:p>UART8_RTS/UART8_DE</text:p>
            <text:p>SAI2_MCLK_B</text:p>
            <text:p>SDMMC1_D123DIR</text:p>
            <text:p>FMC_AD11/FMC_D11</text:p>
            <text:p>LCD_G0</text:p>
            <text:p>LCD_CLK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46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D3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E15</text:p>
          </table:table-cell>
          <table:table-cell table:style-name="ce5" table:formula="of:=SUBSTITUTE([.F147]; &quot;_&quot;; &quot;-&quot;)" office:value-type="string" office:string-value="PE15" calcext:value-type="string">
            <text:p>PE15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47]=&quot;-&quot;; &quot;N&quot;; IF([.H147]=&quot;I&quot;;&quot;I&quot;; IF([.H147]=&quot;O&quot;;&quot;O&quot;; IF([.H147]=&quot;I/O&quot;;&quot;B&quot;;IF([.H147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47]  &amp; &quot; &quot; &amp; [.A147] &amp; &quot;.&quot; &amp; [.C147] &amp; &quot; 0 &quot; &amp; [.E147]*-100 &amp; &quot; 150 R 40 50 &quot; &amp; [.D147] &amp; &quot; 1 &quot; &amp; [.I147]" office:value-type="string" office:string-value="X PE15 8.47 0 -1400 150 R 40 50 11 1 B" calcext:value-type="string">
            <text:p>X PE15 8.47 0 -1400 150 R 40 50 11 1 B</text:p>
          </table:table-cell>
          <table:table-cell table:style-name="ce5" office:value-type="string" calcext:value-type="string">
            <text:p>HDP3,TIM1_BKIN,TIM15_BKIN,</text:p>
            <text:p>USART2_CTS/USART2_NSS,</text:p>
            <text:p>UART8_CTS,FMC_NCE2,</text:p>
            <text:p>FMC_AD12/FMC_D12,</text:p>
            <text:p>LCD_R7,EVENTOUT</text:p>
          </table:table-cell>
          <table:table-cell table:style-name="ce5" table:formula="of:=SUBSTITUTE(SUBSTITUTE(SUBSTITUTE([.K147]; CHAR(10); &quot;&quot;); &quot;,&quot;; CHAR(10)); CHAR(10)&amp;CHAR(10); CHAR(10))" office:value-type="string" office:string-value="HDP3&#10;TIM1_BKIN&#10;TIM15_BKIN&#10;USART2_CTS/USART2_NSS&#10;UART8_CTS&#10;FMC_NCE2&#10;FMC_AD12/FMC_D12&#10;LCD_R7&#10;EVENTOUT" calcext:value-type="string">
            <text:p>HDP3</text:p>
            <text:p>TIM1_BKIN</text:p>
            <text:p>TIM15_BKIN</text:p>
            <text:p>USART2_CTS/USART2_NSS</text:p>
            <text:p>UART8_CTS</text:p>
            <text:p>FMC_NCE2</text:p>
            <text:p>FMC_AD12/FMC_D12</text:p>
            <text:p>LCD_R7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47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D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F0</text:p>
          </table:table-cell>
          <table:table-cell table:style-name="ce5" table:formula="of:=SUBSTITUTE([.F148]; &quot;_&quot;; &quot;-&quot;)" office:value-type="string" office:string-value="PF0" calcext:value-type="string">
            <text:p>PF0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48]=&quot;-&quot;; &quot;N&quot;; IF([.H148]=&quot;I&quot;;&quot;I&quot;; IF([.H148]=&quot;O&quot;;&quot;O&quot;; IF([.H148]=&quot;I/O&quot;;&quot;B&quot;;IF([.H148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48]  &amp; &quot; &quot; &amp; [.A148] &amp; &quot;.&quot; &amp; [.C148] &amp; &quot; 0 &quot; &amp; [.E148]*-100 &amp; &quot; 150 R 40 50 &quot; &amp; [.D148] &amp; &quot; 1 &quot; &amp; [.I148]" office:value-type="string" office:string-value="X PF0 7.60 0 -100 150 R 40 50 12 1 B" calcext:value-type="string">
            <text:p>X PF0 7.60 0 -100 150 R 40 50 12 1 B</text:p>
          </table:table-cell>
          <table:table-cell table:style-name="ce5" office:value-type="string" calcext:value-type="string">
            <text:p>I2C2_SDA,SDMMC3_D0,</text:p>
            <text:p>SDMMC3_CKIN,FMC_A0,</text:p>
            <text:p>EVENTOUT</text:p>
          </table:table-cell>
          <table:table-cell table:style-name="ce5" table:formula="of:=SUBSTITUTE(SUBSTITUTE(SUBSTITUTE([.K148]; CHAR(10); &quot;&quot;); &quot;,&quot;; CHAR(10)); CHAR(10)&amp;CHAR(10); CHAR(10))" office:value-type="string" office:string-value="I2C2_SDA&#10;SDMMC3_D0&#10;SDMMC3_CKIN&#10;FMC_A0&#10;EVENTOUT" calcext:value-type="string">
            <text:p>I2C2_SDA</text:p>
            <text:p>SDMMC3_D0</text:p>
            <text:p>SDMMC3_CKIN</text:p>
            <text:p>FMC_A0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48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5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F1</text:p>
          </table:table-cell>
          <table:table-cell table:style-name="ce5" table:formula="of:=SUBSTITUTE([.F149]; &quot;_&quot;; &quot;-&quot;)" office:value-type="string" office:string-value="PF1" calcext:value-type="string">
            <text:p>PF1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49]=&quot;-&quot;; &quot;N&quot;; IF([.H149]=&quot;I&quot;;&quot;I&quot;; IF([.H149]=&quot;O&quot;;&quot;O&quot;; IF([.H149]=&quot;I/O&quot;;&quot;B&quot;;IF([.H149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49]  &amp; &quot; &quot; &amp; [.A149] &amp; &quot;.&quot; &amp; [.C149] &amp; &quot; 0 &quot; &amp; [.E149]*-100 &amp; &quot; 150 R 40 50 &quot; &amp; [.D149] &amp; &quot; 1 &quot; &amp; [.I149]" office:value-type="string" office:string-value="X PF1 7.68 0 -200 150 R 40 50 12 1 B" calcext:value-type="string">
            <text:p>X PF1 7.68 0 -200 150 R 40 50 12 1 B</text:p>
          </table:table-cell>
          <table:table-cell table:style-name="ce5" office:value-type="string" calcext:value-type="string">
            <text:p>I2C2_SCL,SDMMC3_CMD,</text:p>
            <text:p>SDMMC3_CDIR,FMC_A1,</text:p>
            <text:p>EVENTOUT</text:p>
          </table:table-cell>
          <table:table-cell table:style-name="ce5" table:formula="of:=SUBSTITUTE(SUBSTITUTE(SUBSTITUTE([.K149]; CHAR(10); &quot;&quot;); &quot;,&quot;; CHAR(10)); CHAR(10)&amp;CHAR(10); CHAR(10))" office:value-type="string" office:string-value="I2C2_SCL&#10;SDMMC3_CMD&#10;SDMMC3_CDIR&#10;FMC_A1&#10;EVENTOUT" calcext:value-type="string">
            <text:p>I2C2_SCL</text:p>
            <text:p>SDMMC3_CMD</text:p>
            <text:p>SDMMC3_CDIR</text:p>
            <text:p>FMC_A1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49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3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F2</text:p>
          </table:table-cell>
          <table:table-cell table:style-name="ce5" table:formula="of:=SUBSTITUTE([.F150]; &quot;_&quot;; &quot;-&quot;)" office:value-type="string" office:string-value="PF2" calcext:value-type="string">
            <text:p>PF2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50]=&quot;-&quot;; &quot;N&quot;; IF([.H150]=&quot;I&quot;;&quot;I&quot;; IF([.H150]=&quot;O&quot;;&quot;O&quot;; IF([.H150]=&quot;I/O&quot;;&quot;B&quot;;IF([.H150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50]  &amp; &quot; &quot; &amp; [.A150] &amp; &quot;.&quot; &amp; [.C150] &amp; &quot; 0 &quot; &amp; [.E150]*-100 &amp; &quot; 150 R 40 50 &quot; &amp; [.D150] &amp; &quot; 1 &quot; &amp; [.I150]" office:value-type="string" office:string-value="X PF2 7.61 0 -300 150 R 40 50 12 1 B" calcext:value-type="string">
            <text:p>X PF2 7.61 0 -300 150 R 40 50 12 1 B</text:p>
          </table:table-cell>
          <table:table-cell table:style-name="ce5" office:value-type="string" calcext:value-type="string">
            <text:p>I2C2_SMBA,SDMMC2_D0DIR,</text:p>
            <text:p>SDMMC3_D0DIR,</text:p>
            <text:p>SDMMC1_D0DIR,FMC_A2,</text:p>
            <text:p>EVENTOUT</text:p>
          </table:table-cell>
          <table:table-cell table:style-name="ce5" table:formula="of:=SUBSTITUTE(SUBSTITUTE(SUBSTITUTE([.K150]; CHAR(10); &quot;&quot;); &quot;,&quot;; CHAR(10)); CHAR(10)&amp;CHAR(10); CHAR(10))" office:value-type="string" office:string-value="I2C2_SMBA&#10;SDMMC2_D0DIR&#10;SDMMC3_D0DIR&#10;SDMMC1_D0DIR&#10;FMC_A2&#10;EVENTOUT" calcext:value-type="string">
            <text:p>I2C2_SMBA</text:p>
            <text:p>SDMMC2_D0DIR</text:p>
            <text:p>SDMMC3_D0DIR</text:p>
            <text:p>SDMMC1_D0DIR</text:p>
            <text:p>FMC_A2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50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U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F3</text:p>
          </table:table-cell>
          <table:table-cell table:style-name="ce5" table:formula="of:=SUBSTITUTE([.F151]; &quot;_&quot;; &quot;-&quot;)" office:value-type="string" office:string-value="PF3" calcext:value-type="string">
            <text:p>PF3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51]=&quot;-&quot;; &quot;N&quot;; IF([.H151]=&quot;I&quot;;&quot;I&quot;; IF([.H151]=&quot;O&quot;;&quot;O&quot;; IF([.H151]=&quot;I/O&quot;;&quot;B&quot;;IF([.H151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51]  &amp; &quot; &quot; &amp; [.A151] &amp; &quot;.&quot; &amp; [.C151] &amp; &quot; 0 &quot; &amp; [.E151]*-100 &amp; &quot; 150 R 40 50 &quot; &amp; [.D151] &amp; &quot; 1 &quot; &amp; [.I151]" office:value-type="string" office:string-value="X PF3 6.53 0 -400 150 R 40 50 12 1 B" calcext:value-type="string">
            <text:p>X PF3 6.53 0 -400 150 R 40 50 12 1 B</text:p>
          </table:table-cell>
          <table:table-cell table:style-name="ce5" office:value-type="string" calcext:value-type="string">
            <text:p>ETH1_GMII_TX_ER,FMC_A3,</text:p>
            <text:p>EVENTOUT</text:p>
          </table:table-cell>
          <table:table-cell table:style-name="ce5" table:formula="of:=SUBSTITUTE(SUBSTITUTE(SUBSTITUTE([.K151]; CHAR(10); &quot;&quot;); &quot;,&quot;; CHAR(10)); CHAR(10)&amp;CHAR(10); CHAR(10))" office:value-type="string" office:string-value="ETH1_GMII_TX_ER&#10;FMC_A3&#10;EVENTOUT" calcext:value-type="string">
            <text:p>ETH1_GMII_TX_ER</text:p>
            <text:p>FMC_A3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51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D9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F4</text:p>
          </table:table-cell>
          <table:table-cell table:style-name="ce5" table:formula="of:=SUBSTITUTE([.F152]; &quot;_&quot;; &quot;-&quot;)" office:value-type="string" office:string-value="PF4" calcext:value-type="string">
            <text:p>PF4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52]=&quot;-&quot;; &quot;N&quot;; IF([.H152]=&quot;I&quot;;&quot;I&quot;; IF([.H152]=&quot;O&quot;;&quot;O&quot;; IF([.H152]=&quot;I/O&quot;;&quot;B&quot;;IF([.H152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52]  &amp; &quot; &quot; &amp; [.A152] &amp; &quot;.&quot; &amp; [.C152] &amp; &quot; 0 &quot; &amp; [.E152]*-100 &amp; &quot; 150 R 40 50 &quot; &amp; [.D152] &amp; &quot; 1 &quot; &amp; [.I152]" office:value-type="string" office:string-value="X PF4 7.62 0 -500 150 R 40 50 12 1 B" calcext:value-type="string">
            <text:p>X PF4 7.62 0 -500 150 R 40 50 12 1 B</text:p>
          </table:table-cell>
          <table:table-cell table:style-name="ce5" office:value-type="string" calcext:value-type="string">
            <text:p>USART2_RX,SDMMC3_D1,</text:p>
            <text:p>SDMMC3_D123DIR,</text:p>
            <text:p>FMC_A4,EVENTOUT</text:p>
          </table:table-cell>
          <table:table-cell table:style-name="ce5" table:formula="of:=SUBSTITUTE(SUBSTITUTE(SUBSTITUTE([.K152]; CHAR(10); &quot;&quot;); &quot;,&quot;; CHAR(10)); CHAR(10)&amp;CHAR(10); CHAR(10))" office:value-type="string" office:string-value="USART2_RX&#10;SDMMC3_D1&#10;SDMMC3_D123DIR&#10;FMC_A4&#10;EVENTOUT" calcext:value-type="string">
            <text:p>USART2_RX</text:p>
            <text:p>SDMMC3_D1</text:p>
            <text:p>SDMMC3_D123DIR</text:p>
            <text:p>FMC_A4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52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D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F5</text:p>
          </table:table-cell>
          <table:table-cell table:style-name="ce5" table:formula="of:=SUBSTITUTE([.F153]; &quot;_&quot;; &quot;-&quot;)" office:value-type="string" office:string-value="PF5" calcext:value-type="string">
            <text:p>PF5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53]=&quot;-&quot;; &quot;N&quot;; IF([.H153]=&quot;I&quot;;&quot;I&quot;; IF([.H153]=&quot;O&quot;;&quot;O&quot;; IF([.H153]=&quot;I/O&quot;;&quot;B&quot;;IF([.H153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53]  &amp; &quot; &quot; &amp; [.A153] &amp; &quot;.&quot; &amp; [.C153] &amp; &quot; 0 &quot; &amp; [.E153]*-100 &amp; &quot; 150 R 40 50 &quot; &amp; [.D153] &amp; &quot; 1 &quot; &amp; [.I153]" office:value-type="string" office:string-value="X PF5 7.3 0 -600 150 R 40 50 12 1 B" calcext:value-type="string">
            <text:p>X PF5 7.3 0 -600 150 R 40 50 12 1 B</text:p>
          </table:table-cell>
          <table:table-cell table:style-name="ce5" office:value-type="string" calcext:value-type="string">
            <text:p>USART2_TX,SDMMC3_D2,</text:p>
            <text:p>FMC_A5,EVENTOUT</text:p>
          </table:table-cell>
          <table:table-cell table:style-name="ce5" table:formula="of:=SUBSTITUTE(SUBSTITUTE(SUBSTITUTE([.K153]; CHAR(10); &quot;&quot;); &quot;,&quot;; CHAR(10)); CHAR(10)&amp;CHAR(10); CHAR(10))" office:value-type="string" office:string-value="USART2_TX&#10;SDMMC3_D2&#10;FMC_A5&#10;EVENTOUT" calcext:value-type="string">
            <text:p>USART2_TX</text:p>
            <text:p>SDMMC3_D2</text:p>
            <text:p>FMC_A5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53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A1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F6</text:p>
          </table:table-cell>
          <table:table-cell table:style-name="ce5" table:formula="of:=SUBSTITUTE([.F154]; &quot;_&quot;; &quot;-&quot;)" office:value-type="string" office:string-value="PF6" calcext:value-type="string">
            <text:p>PF6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54]=&quot;-&quot;; &quot;N&quot;; IF([.H154]=&quot;I&quot;;&quot;I&quot;; IF([.H154]=&quot;O&quot;;&quot;O&quot;; IF([.H154]=&quot;I/O&quot;;&quot;B&quot;;IF([.H154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54]  &amp; &quot; &quot; &amp; [.A154] &amp; &quot;.&quot; &amp; [.C154] &amp; &quot; 0 &quot; &amp; [.E154]*-100 &amp; &quot; 150 R 40 50 &quot; &amp; [.D154] &amp; &quot; 1 &quot; &amp; [.I154]" office:value-type="string" office:string-value="X PF6 7.18 0 -700 150 R 40 50 12 1 B" calcext:value-type="string">
            <text:p>X PF6 7.18 0 -700 150 R 40 50 12 1 B</text:p>
          </table:table-cell>
          <table:table-cell table:style-name="ce5" office:value-type="string" calcext:value-type="string">
            <text:p>TIM16_CH1,SPI5_NSS,</text:p>
            <text:p>SAI1_SD_B,UART7_RX,</text:p>
            <text:p>QUADSPI_BK1_IO3,SAI4_SCK_B,</text:p>
            <text:p>EVENTOUT</text:p>
          </table:table-cell>
          <table:table-cell table:style-name="ce5" table:formula="of:=SUBSTITUTE(SUBSTITUTE(SUBSTITUTE([.K154]; CHAR(10); &quot;&quot;); &quot;,&quot;; CHAR(10)); CHAR(10)&amp;CHAR(10); CHAR(10))" office:value-type="string" office:string-value="TIM16_CH1&#10;SPI5_NSS&#10;SAI1_SD_B&#10;UART7_RX&#10;QUADSPI_BK1_IO3&#10;SAI4_SCK_B&#10;EVENTOUT" calcext:value-type="string">
            <text:p>TIM16_CH1</text:p>
            <text:p>SPI5_NSS</text:p>
            <text:p>SAI1_SD_B</text:p>
            <text:p>UART7_RX</text:p>
            <text:p>QUADSPI_BK1_IO3</text:p>
            <text:p>SAI4_SCK_B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54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3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B1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F7</text:p>
          </table:table-cell>
          <table:table-cell table:style-name="ce5" table:formula="of:=SUBSTITUTE([.F155]; &quot;_&quot;; &quot;-&quot;)" office:value-type="string" office:string-value="PF7" calcext:value-type="string">
            <text:p>PF7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55]=&quot;-&quot;; &quot;N&quot;; IF([.H155]=&quot;I&quot;;&quot;I&quot;; IF([.H155]=&quot;O&quot;;&quot;O&quot;; IF([.H155]=&quot;I/O&quot;;&quot;B&quot;;IF([.H155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55]  &amp; &quot; &quot; &amp; [.A155] &amp; &quot;.&quot; &amp; [.C155] &amp; &quot; 0 &quot; &amp; [.E155]*-100 &amp; &quot; 150 R 40 50 &quot; &amp; [.D155] &amp; &quot; 1 &quot; &amp; [.I155]" office:value-type="string" office:string-value="X PF7 7.16 0 -800 150 R 40 50 12 1 B" calcext:value-type="string">
            <text:p>X PF7 7.16 0 -800 150 R 40 50 12 1 B</text:p>
          </table:table-cell>
          <table:table-cell table:style-name="ce5" office:value-type="string" calcext:value-type="string">
            <text:p>TIM17_CH1,SPI5_SCK,</text:p>
            <text:p>SAI1_MCLK_B,UART7_TX,</text:p>
            <text:p>QUADSPI_BK1_IO2,EVENTOUT</text:p>
          </table:table-cell>
          <table:table-cell table:style-name="ce5" table:formula="of:=SUBSTITUTE(SUBSTITUTE(SUBSTITUTE([.K155]; CHAR(10); &quot;&quot;); &quot;,&quot;; CHAR(10)); CHAR(10)&amp;CHAR(10); CHAR(10))" office:value-type="string" office:string-value="TIM17_CH1&#10;SPI5_SCK&#10;SAI1_MCLK_B&#10;UART7_TX&#10;QUADSPI_BK1_IO2&#10;EVENTOUT" calcext:value-type="string">
            <text:p>TIM17_CH1</text:p>
            <text:p>SPI5_SCK</text:p>
            <text:p>SAI1_MCLK_B</text:p>
            <text:p>UART7_TX</text:p>
            <text:p>QUADSPI_BK1_IO2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55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C11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F8</text:p>
          </table:table-cell>
          <table:table-cell table:style-name="ce5" table:formula="of:=SUBSTITUTE([.F156]; &quot;_&quot;; &quot;-&quot;)" office:value-type="string" office:string-value="PF8" calcext:value-type="string">
            <text:p>PF8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56]=&quot;-&quot;; &quot;N&quot;; IF([.H156]=&quot;I&quot;;&quot;I&quot;; IF([.H156]=&quot;O&quot;;&quot;O&quot;; IF([.H156]=&quot;I/O&quot;;&quot;B&quot;;IF([.H156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56]  &amp; &quot; &quot; &amp; [.A156] &amp; &quot;.&quot; &amp; [.C156] &amp; &quot; 0 &quot; &amp; [.E156]*-100 &amp; &quot; 150 R 40 50 &quot; &amp; [.D156] &amp; &quot; 1 &quot; &amp; [.I156]" office:value-type="string" office:string-value="X PF8 6.51 0 -900 150 R 40 50 12 1 B" calcext:value-type="string">
            <text:p>X PF8 6.51 0 -900 150 R 40 50 12 1 B</text:p>
          </table:table-cell>
          <table:table-cell table:style-name="ce5" office:value-type="string" calcext:value-type="string">
            <text:p>TRACED12,TIM16_CH1N,</text:p>
            <text:p>SPI5_MISO,SAI1_SCK_B,</text:p>
            <text:p>UART7_RTS/UART7_DE,</text:p>
            <text:p>TIM13_CH1,</text:p>
            <text:p>QUADSPI_BK1_IO0,</text:p>
            <text:p>EVENTOUT</text:p>
          </table:table-cell>
          <table:table-cell table:style-name="ce5" table:formula="of:=SUBSTITUTE(SUBSTITUTE(SUBSTITUTE([.K156]; CHAR(10); &quot;&quot;); &quot;,&quot;; CHAR(10)); CHAR(10)&amp;CHAR(10); CHAR(10))" office:value-type="string" office:string-value="TRACED12&#10;TIM16_CH1N&#10;SPI5_MISO&#10;SAI1_SCK_B&#10;UART7_RTS/UART7_DE&#10;TIM13_CH1&#10;QUADSPI_BK1_IO0&#10;EVENTOUT" calcext:value-type="string">
            <text:p>TRACED12</text:p>
            <text:p>TIM16_CH1N</text:p>
            <text:p>SPI5_MISO</text:p>
            <text:p>SAI1_SCK_B</text:p>
            <text:p>UART7_RTS/UART7_DE</text:p>
            <text:p>TIM13_CH1</text:p>
            <text:p>QUADSPI_BK1_IO0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56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A14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F9</text:p>
          </table:table-cell>
          <table:table-cell table:style-name="ce5" table:formula="of:=SUBSTITUTE([.F157]; &quot;_&quot;; &quot;-&quot;)" office:value-type="string" office:string-value="PF9" calcext:value-type="string">
            <text:p>PF9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57]=&quot;-&quot;; &quot;N&quot;; IF([.H157]=&quot;I&quot;;&quot;I&quot;; IF([.H157]=&quot;O&quot;;&quot;O&quot;; IF([.H157]=&quot;I/O&quot;;&quot;B&quot;;IF([.H157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57]  &amp; &quot; &quot; &amp; [.A157] &amp; &quot;.&quot; &amp; [.C157] &amp; &quot; 0 &quot; &amp; [.E157]*-100 &amp; &quot; 150 R 40 50 &quot; &amp; [.D157] &amp; &quot; 1 &quot; &amp; [.I157]" office:value-type="string" office:string-value="X PF9 7.42 0 -1000 150 R 40 50 12 1 B" calcext:value-type="string">
            <text:p>X PF9 7.42 0 -1000 150 R 40 50 12 1 B</text:p>
          </table:table-cell>
          <table:table-cell table:style-name="ce5" office:value-type="string" calcext:value-type="string">
            <text:p>TRACED13,TIM17_CH1N,</text:p>
            <text:p>SPI5_MOSI,SAI1_FS_B,</text:p>
            <text:p>UART7_CTS,TIM14_CH1,</text:p>
            <text:p>QUADSPI_BK1_IO1,EVENTOUT</text:p>
          </table:table-cell>
          <table:table-cell table:style-name="ce5" table:formula="of:=SUBSTITUTE(SUBSTITUTE(SUBSTITUTE([.K157]; CHAR(10); &quot;&quot;); &quot;,&quot;; CHAR(10)); CHAR(10)&amp;CHAR(10); CHAR(10))" office:value-type="string" office:string-value="TRACED13&#10;TIM17_CH1N&#10;SPI5_MOSI&#10;SAI1_FS_B&#10;UART7_CTS&#10;TIM14_CH1&#10;QUADSPI_BK1_IO1&#10;EVENTOUT" calcext:value-type="string">
            <text:p>TRACED13</text:p>
            <text:p>TIM17_CH1N</text:p>
            <text:p>SPI5_MOSI</text:p>
            <text:p>SAI1_FS_B</text:p>
            <text:p>UART7_CTS</text:p>
            <text:p>TIM14_CH1</text:p>
            <text:p>QUADSPI_BK1_IO1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57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1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PF10</text:p>
          </table:table-cell>
          <table:table-cell table:style-name="ce5" table:formula="of:=SUBSTITUTE([.F158]; &quot;_&quot;; &quot;-&quot;)" office:value-type="string" office:string-value="PF10" calcext:value-type="string">
            <text:p>PF10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58]=&quot;-&quot;; &quot;N&quot;; IF([.H158]=&quot;I&quot;;&quot;I&quot;; IF([.H158]=&quot;O&quot;;&quot;O&quot;; IF([.H158]=&quot;I/O&quot;;&quot;B&quot;;IF([.H158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58]  &amp; &quot; &quot; &amp; [.A158] &amp; &quot;.&quot; &amp; [.C158] &amp; &quot; 0 &quot; &amp; [.E158]*-100 &amp; &quot; 150 R 40 50 &quot; &amp; [.D158] &amp; &quot; 1 &quot; &amp; [.I158]" office:value-type="string" office:string-value="X PF10 8.65 0 -1100 150 R 40 50 12 1 B" calcext:value-type="string">
            <text:p>X PF10 8.65 0 -1100 150 R 40 50 12 1 B</text:p>
          </table:table-cell>
          <table:table-cell table:style-name="ce5" office:value-type="string" calcext:value-type="string">
            <text:p>TIM16_BKIN,SAI1_D3,SAI4_D4,</text:p>
            <text:p>SAI1_D4,QUADSPI_CLK,SAI4_D3,</text:p>
            <text:p>DCMI_D11,LCD_DE,EVENTOUT</text:p>
          </table:table-cell>
          <table:table-cell table:style-name="ce5" table:formula="of:=SUBSTITUTE(SUBSTITUTE(SUBSTITUTE([.K158]; CHAR(10); &quot;&quot;); &quot;,&quot;; CHAR(10)); CHAR(10)&amp;CHAR(10); CHAR(10))" office:value-type="string" office:string-value="TIM16_BKIN&#10;SAI1_D3&#10;SAI4_D4&#10;SAI1_D4&#10;QUADSPI_CLK&#10;SAI4_D3&#10;DCMI_D11&#10;LCD_DE&#10;EVENTOUT" calcext:value-type="string">
            <text:p>TIM16_BKIN</text:p>
            <text:p>SAI1_D3</text:p>
            <text:p>SAI4_D4</text:p>
            <text:p>SAI1_D4</text:p>
            <text:p>QUADSPI_CLK</text:p>
            <text:p>SAI4_D3</text:p>
            <text:p>DCMI_D11</text:p>
            <text:p>LCD_DE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58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Y10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PF11</text:p>
          </table:table-cell>
          <table:table-cell table:style-name="ce5" table:formula="of:=SUBSTITUTE([.F159]; &quot;_&quot;; &quot;-&quot;)" office:value-type="string" office:string-value="PF11" calcext:value-type="string">
            <text:p>PF11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59]=&quot;-&quot;; &quot;N&quot;; IF([.H159]=&quot;I&quot;;&quot;I&quot;; IF([.H159]=&quot;O&quot;;&quot;O&quot;; IF([.H159]=&quot;I/O&quot;;&quot;B&quot;;IF([.H159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59]  &amp; &quot; &quot; &amp; [.A159] &amp; &quot;.&quot; &amp; [.C159] &amp; &quot; 0 &quot; &amp; [.E159]*-100 &amp; &quot; 150 R 40 50 &quot; &amp; [.D159] &amp; &quot; 1 &quot; &amp; [.I159]" office:value-type="string" office:string-value="X PF11 7.21 0 -1200 150 R 40 50 12 1 B" calcext:value-type="string">
            <text:p>X PF11 7.21 0 -1200 150 R 40 50 12 1 B</text:p>
          </table:table-cell>
          <table:table-cell table:style-name="ce5" office:value-type="string" calcext:value-type="string">
            <text:p>SPI5_MOSI,SAI2_SD_B,</text:p>
            <text:p>DCMI_D12,LCD_G5,EVENTOUT</text:p>
          </table:table-cell>
          <table:table-cell table:style-name="ce5" table:formula="of:=SUBSTITUTE(SUBSTITUTE(SUBSTITUTE([.K159]; CHAR(10); &quot;&quot;); &quot;,&quot;; CHAR(10)); CHAR(10)&amp;CHAR(10); CHAR(10))" office:value-type="string" office:string-value="SPI5_MOSI&#10;SAI2_SD_B&#10;DCMI_D12&#10;LCD_G5&#10;EVENTOUT" calcext:value-type="string">
            <text:p>SPI5_MOSI</text:p>
            <text:p>SAI2_SD_B</text:p>
            <text:p>DCMI_D12</text:p>
            <text:p>LCD_G5</text:p>
            <text:p>EVENTOUT</text:p>
          </table:table-cell>
          <table:table-cell table:style-name="ce5" office:value-type="string" calcext:value-type="string">
            <text:p>ADC1_INP2</text:p>
          </table:table-cell>
          <table:table-cell table:style-name="ce5" table:formula="of:=SUBSTITUTE(SUBSTITUTE(SUBSTITUTE([.M159]; CHAR(10); &quot;&quot;); &quot;,&quot;; CHAR(10)); CHAR(10)&amp;CHAR(10); CHAR(10))" office:value-type="string" office:string-value="ADC1_INP2" calcext:value-type="string">
            <text:p>ADC1_INP2</text:p>
          </table:table-cell>
          <table:table-cell table:number-columns-repeated="1010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Y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PF12</text:p>
          </table:table-cell>
          <table:table-cell table:style-name="ce5" table:formula="of:=SUBSTITUTE([.F160]; &quot;_&quot;; &quot;-&quot;)" office:value-type="string" office:string-value="PF12" calcext:value-type="string">
            <text:p>PF12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60]=&quot;-&quot;; &quot;N&quot;; IF([.H160]=&quot;I&quot;;&quot;I&quot;; IF([.H160]=&quot;O&quot;;&quot;O&quot;; IF([.H160]=&quot;I/O&quot;;&quot;B&quot;;IF([.H160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60]  &amp; &quot; &quot; &amp; [.A160] &amp; &quot;.&quot; &amp; [.C160] &amp; &quot; 0 &quot; &amp; [.E160]*-100 &amp; &quot; 150 R 40 50 &quot; &amp; [.D160] &amp; &quot; 1 &quot; &amp; [.I160]" office:value-type="string" office:string-value="X PF12 6.49 0 -1300 150 R 40 50 12 1 B" calcext:value-type="string">
            <text:p>X PF12 6.49 0 -1300 150 R 40 50 12 1 B</text:p>
          </table:table-cell>
          <table:table-cell table:style-name="ce5" office:value-type="string" calcext:value-type="string">
            <text:p>TRACED4,</text:p>
            <text:p>ETH1_GMII_RXD4,</text:p>
            <text:p>FMC_A6,EVENTOUT</text:p>
          </table:table-cell>
          <table:table-cell table:style-name="ce5" table:formula="of:=SUBSTITUTE(SUBSTITUTE(SUBSTITUTE([.K160]; CHAR(10); &quot;&quot;); &quot;,&quot;; CHAR(10)); CHAR(10)&amp;CHAR(10); CHAR(10))" office:value-type="string" office:string-value="TRACED4&#10;ETH1_GMII_RXD4&#10;FMC_A6&#10;EVENTOUT" calcext:value-type="string">
            <text:p>TRACED4</text:p>
            <text:p>ETH1_GMII_RXD4</text:p>
            <text:p>FMC_A6</text:p>
            <text:p>EVENTOUT</text:p>
          </table:table-cell>
          <table:table-cell table:style-name="ce5" office:value-type="string" calcext:value-type="string">
            <text:p>ADC1_INP6,</text:p>
            <text:p>ADC1_INN2</text:p>
          </table:table-cell>
          <table:table-cell table:style-name="ce5" table:formula="of:=SUBSTITUTE(SUBSTITUTE(SUBSTITUTE([.M160]; CHAR(10); &quot;&quot;); &quot;,&quot;; CHAR(10)); CHAR(10)&amp;CHAR(10); CHAR(10))" office:value-type="string" office:string-value="ADC1_INP6&#10;ADC1_INN2" calcext:value-type="string">
            <text:p>ADC1_INP6</text:p>
            <text:p>ADC1_INN2</text:p>
          </table:table-cell>
          <table:table-cell table:number-columns-repeated="1010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Y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F13</text:p>
          </table:table-cell>
          <table:table-cell table:style-name="ce5" table:formula="of:=SUBSTITUTE([.F161]; &quot;_&quot;; &quot;-&quot;)" office:value-type="string" office:string-value="PF13" calcext:value-type="string">
            <text:p>PF13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61]=&quot;-&quot;; &quot;N&quot;; IF([.H161]=&quot;I&quot;;&quot;I&quot;; IF([.H161]=&quot;O&quot;;&quot;O&quot;; IF([.H161]=&quot;I/O&quot;;&quot;B&quot;;IF([.H161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61]  &amp; &quot; &quot; &amp; [.A161] &amp; &quot;.&quot; &amp; [.C161] &amp; &quot; 0 &quot; &amp; [.E161]*-100 &amp; &quot; 150 R 40 50 &quot; &amp; [.D161] &amp; &quot; 1 &quot; &amp; [.I161]" office:value-type="string" office:string-value="X PF13 6.33 0 -1400 150 R 40 50 12 1 B" calcext:value-type="string">
            <text:p>X PF13 6.33 0 -1400 150 R 40 50 12 1 B</text:p>
          </table:table-cell>
          <table:table-cell table:style-name="ce5" office:value-type="string" calcext:value-type="string">
            <text:p>TRACED5,DFSDM1_DATIN6,</text:p>
            <text:p>I2C4_SMBA,I2C1_SMBA,</text:p>
            <text:p>DFSDM1_DATIN3,</text:p>
            <text:p>ETH1_GMII_RXD5,</text:p>
            <text:p>FMC_A7,EVENTOUT</text:p>
          </table:table-cell>
          <table:table-cell table:style-name="ce5" table:formula="of:=SUBSTITUTE(SUBSTITUTE(SUBSTITUTE([.K161]; CHAR(10); &quot;&quot;); &quot;,&quot;; CHAR(10)); CHAR(10)&amp;CHAR(10); CHAR(10))" office:value-type="string" office:string-value="TRACED5&#10;DFSDM1_DATIN6&#10;I2C4_SMBA&#10;I2C1_SMBA&#10;DFSDM1_DATIN3&#10;ETH1_GMII_RXD5&#10;FMC_A7&#10;EVENTOUT" calcext:value-type="string">
            <text:p>TRACED5</text:p>
            <text:p>DFSDM1_DATIN6</text:p>
            <text:p>I2C4_SMBA</text:p>
            <text:p>I2C1_SMBA</text:p>
            <text:p>DFSDM1_DATIN3</text:p>
            <text:p>ETH1_GMII_RXD5</text:p>
            <text:p>FMC_A7</text:p>
            <text:p>EVENTOUT</text:p>
          </table:table-cell>
          <table:table-cell table:style-name="ce5" office:value-type="string" calcext:value-type="string">
            <text:p>ADC2_INP2</text:p>
          </table:table-cell>
          <table:table-cell table:style-name="ce5" table:formula="of:=SUBSTITUTE(SUBSTITUTE(SUBSTITUTE([.M161]; CHAR(10); &quot;&quot;); &quot;,&quot;; CHAR(10)); CHAR(10)&amp;CHAR(10); CHAR(10))" office:value-type="string" office:string-value="ADC2_INP2" calcext:value-type="string">
            <text:p>ADC2_INP2</text:p>
          </table:table-cell>
          <table:table-cell table:number-columns-repeated="1010"/>
        </table:table-row>
        <table:table-row table:style-name="ro1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C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PF14</text:p>
          </table:table-cell>
          <table:table-cell table:style-name="ce5" table:formula="of:=SUBSTITUTE([.F162]; &quot;_&quot;; &quot;-&quot;)" office:value-type="string" office:string-value="PF14" calcext:value-type="string">
            <text:p>PF14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62]=&quot;-&quot;; &quot;N&quot;; IF([.H162]=&quot;I&quot;;&quot;I&quot;; IF([.H162]=&quot;O&quot;;&quot;O&quot;; IF([.H162]=&quot;I/O&quot;;&quot;B&quot;;IF([.H162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62]  &amp; &quot; &quot; &amp; [.A162] &amp; &quot;.&quot; &amp; [.C162] &amp; &quot; 0 &quot; &amp; [.E162]*-100 &amp; &quot; 150 R 40 50 &quot; &amp; [.D162] &amp; &quot; 1 &quot; &amp; [.I162]" office:value-type="string" office:string-value="X PF14 6.32 0 -1500 150 R 40 50 12 1 B" calcext:value-type="string">
            <text:p>X PF14 6.32 0 -1500 150 R 40 50 12 1 B</text:p>
          </table:table-cell>
          <table:table-cell table:style-name="ce5" office:value-type="string" calcext:value-type="string">
            <text:p>TRACED6,DFSDM1_CKIN6,</text:p>
            <text:p>I2C4_SCL,I2C1_SCL,</text:p>
            <text:p>ETH1_GMII_RXD6,</text:p>
            <text:p>FMC_A8,EVENTOUT</text:p>
          </table:table-cell>
          <table:table-cell table:style-name="ce5" table:formula="of:=SUBSTITUTE(SUBSTITUTE(SUBSTITUTE([.K162]; CHAR(10); &quot;&quot;); &quot;,&quot;; CHAR(10)); CHAR(10)&amp;CHAR(10); CHAR(10))" office:value-type="string" office:string-value="TRACED6&#10;DFSDM1_CKIN6&#10;I2C4_SCL&#10;I2C1_SCL&#10;ETH1_GMII_RXD6&#10;FMC_A8&#10;EVENTOUT" calcext:value-type="string">
            <text:p>TRACED6</text:p>
            <text:p>DFSDM1_CKIN6</text:p>
            <text:p>I2C4_SCL</text:p>
            <text:p>I2C1_SCL</text:p>
            <text:p>ETH1_GMII_RXD6</text:p>
            <text:p>FMC_A8</text:p>
            <text:p>EVENTOUT</text:p>
          </table:table-cell>
          <table:table-cell table:style-name="ce5" office:value-type="string" calcext:value-type="string">
            <text:p>ADC2_INP6,</text:p>
            <text:p>ADC2_INN2</text:p>
          </table:table-cell>
          <table:table-cell table:style-name="ce5" table:formula="of:=SUBSTITUTE(SUBSTITUTE(SUBSTITUTE([.M162]; CHAR(10); &quot;&quot;); &quot;,&quot;; CHAR(10)); CHAR(10)&amp;CHAR(10); CHAR(10))" office:value-type="string" office:string-value="ADC2_INP6&#10;ADC2_INN2" calcext:value-type="string">
            <text:p>ADC2_INP6</text:p>
            <text:p>ADC2_INN2</text:p>
          </table:table-cell>
          <table:table-cell table:number-columns-repeated="1010"/>
        </table:table-row>
        <table:table-row table:style-name="ro13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Y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PF15</text:p>
          </table:table-cell>
          <table:table-cell table:style-name="ce5" table:formula="of:=SUBSTITUTE([.F163]; &quot;_&quot;; &quot;-&quot;)" office:value-type="string" office:string-value="PF15" calcext:value-type="string">
            <text:p>PF15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63]=&quot;-&quot;; &quot;N&quot;; IF([.H163]=&quot;I&quot;;&quot;I&quot;; IF([.H163]=&quot;O&quot;;&quot;O&quot;; IF([.H163]=&quot;I/O&quot;;&quot;B&quot;;IF([.H163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63]  &amp; &quot; &quot; &amp; [.A163] &amp; &quot;.&quot; &amp; [.C163] &amp; &quot; 0 &quot; &amp; [.E163]*-100 &amp; &quot; 150 R 40 50 &quot; &amp; [.D163] &amp; &quot; 1 &quot; &amp; [.I163]" office:value-type="string" office:string-value="X PF15 6.34 0 -1600 150 R 40 50 12 1 B" calcext:value-type="string">
            <text:p>X PF15 6.34 0 -1600 150 R 40 50 12 1 B</text:p>
          </table:table-cell>
          <table:table-cell table:style-name="ce5" office:value-type="string" calcext:value-type="string">
            <text:p>TRACED7,I2C4_SDA,</text:p>
            <text:p>I2C1_SDA,</text:p>
            <text:p>ETH1_GMII_RXD7,</text:p>
            <text:p>FMC_A9, EVENTOUT</text:p>
          </table:table-cell>
          <table:table-cell table:style-name="ce5" table:formula="of:=SUBSTITUTE(SUBSTITUTE(SUBSTITUTE([.K163]; CHAR(10); &quot;&quot;); &quot;,&quot;; CHAR(10)); CHAR(10)&amp;CHAR(10); CHAR(10))" office:value-type="string" office:string-value="TRACED7&#10;I2C4_SDA&#10;I2C1_SDA&#10;ETH1_GMII_RXD7&#10;FMC_A9&#10; EVENTOUT" calcext:value-type="string">
            <text:p>TRACED7</text:p>
            <text:p>I2C4_SDA</text:p>
            <text:p>I2C1_SDA</text:p>
            <text:p>ETH1_GMII_RXD7</text:p>
            <text:p>FMC_A9</text:p>
            <text:p> 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63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C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G0</text:p>
          </table:table-cell>
          <table:table-cell table:style-name="ce5" table:formula="of:=SUBSTITUTE([.F164]; &quot;_&quot;; &quot;-&quot;)" office:value-type="string" office:string-value="PG0" calcext:value-type="string">
            <text:p>PG0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64]=&quot;-&quot;; &quot;N&quot;; IF([.H164]=&quot;I&quot;;&quot;I&quot;; IF([.H164]=&quot;O&quot;;&quot;O&quot;; IF([.H164]=&quot;I/O&quot;;&quot;B&quot;;IF([.H164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64]  &amp; &quot; &quot; &amp; [.A164] &amp; &quot;.&quot; &amp; [.C164] &amp; &quot; 0 &quot; &amp; [.E164]*-100 &amp; &quot; 150 R 40 50 &quot; &amp; [.D164] &amp; &quot; 1 &quot; &amp; [.I164]" office:value-type="string" office:string-value="X PG0 8.38 0 -100 150 R 40 50 13 1 B" calcext:value-type="string">
            <text:p>X PG0 8.38 0 -100 150 R 40 50 13 1 B</text:p>
          </table:table-cell>
          <table:table-cell table:style-name="ce5" office:value-type="string" calcext:value-type="string">
            <text:p>TRACED0,DFSDM1_DATIN0,</text:p>
            <text:p>ETH1_GMII_TXD4,FMC_A10,</text:p>
            <text:p>EVENTOUT</text:p>
          </table:table-cell>
          <table:table-cell table:style-name="ce5" table:formula="of:=SUBSTITUTE(SUBSTITUTE(SUBSTITUTE([.K164]; CHAR(10); &quot;&quot;); &quot;,&quot;; CHAR(10)); CHAR(10)&amp;CHAR(10); CHAR(10))" office:value-type="string" office:string-value="TRACED0&#10;DFSDM1_DATIN0&#10;ETH1_GMII_TXD4&#10;FMC_A10&#10;EVENTOUT" calcext:value-type="string">
            <text:p>TRACED0</text:p>
            <text:p>DFSDM1_DATIN0</text:p>
            <text:p>ETH1_GMII_TXD4</text:p>
            <text:p>FMC_A10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64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W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G1</text:p>
          </table:table-cell>
          <table:table-cell table:style-name="ce5" table:formula="of:=SUBSTITUTE([.F165]; &quot;_&quot;; &quot;-&quot;)" office:value-type="string" office:string-value="PG1" calcext:value-type="string">
            <text:p>PG1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65]=&quot;-&quot;; &quot;N&quot;; IF([.H165]=&quot;I&quot;;&quot;I&quot;; IF([.H165]=&quot;O&quot;;&quot;O&quot;; IF([.H165]=&quot;I/O&quot;;&quot;B&quot;;IF([.H165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65]  &amp; &quot; &quot; &amp; [.A165] &amp; &quot;.&quot; &amp; [.C165] &amp; &quot; 0 &quot; &amp; [.E165]*-100 &amp; &quot; 150 R 40 50 &quot; &amp; [.D165] &amp; &quot; 1 &quot; &amp; [.I165]" office:value-type="string" office:string-value="X PG1 8.9 0 -200 150 R 40 50 13 1 B" calcext:value-type="string">
            <text:p>X PG1 8.9 0 -200 150 R 40 50 13 1 B</text:p>
          </table:table-cell>
          <table:table-cell table:style-name="ce5" office:value-type="string" calcext:value-type="string">
            <text:p>TRACED1,ETH1_GMII_TXD5,</text:p>
            <text:p>FMC_A11,EVENTOUT</text:p>
          </table:table-cell>
          <table:table-cell table:style-name="ce5" table:formula="of:=SUBSTITUTE(SUBSTITUTE(SUBSTITUTE([.K165]; CHAR(10); &quot;&quot;); &quot;,&quot;; CHAR(10)); CHAR(10)&amp;CHAR(10); CHAR(10))" office:value-type="string" office:string-value="TRACED1&#10;ETH1_GMII_TXD5&#10;FMC_A11&#10;EVENTOUT" calcext:value-type="string">
            <text:p>TRACED1</text:p>
            <text:p>ETH1_GMII_TXD5</text:p>
            <text:p>FMC_A11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65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3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V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G2</text:p>
          </table:table-cell>
          <table:table-cell table:style-name="ce5" table:formula="of:=SUBSTITUTE([.F166]; &quot;_&quot;; &quot;-&quot;)" office:value-type="string" office:string-value="PG2" calcext:value-type="string">
            <text:p>PG2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66]=&quot;-&quot;; &quot;N&quot;; IF([.H166]=&quot;I&quot;;&quot;I&quot;; IF([.H166]=&quot;O&quot;;&quot;O&quot;; IF([.H166]=&quot;I/O&quot;;&quot;B&quot;;IF([.H166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66]  &amp; &quot; &quot; &amp; [.A166] &amp; &quot;.&quot; &amp; [.C166] &amp; &quot; 0 &quot; &amp; [.E166]*-100 &amp; &quot; 150 R 40 50 &quot; &amp; [.D166] &amp; &quot; 1 &quot; &amp; [.I166]" office:value-type="string" office:string-value="X PG2 8.40 0 -300 150 R 40 50 13 1 B" calcext:value-type="string">
            <text:p>X PG2 8.40 0 -300 150 R 40 50 13 1 B</text:p>
          </table:table-cell>
          <table:table-cell table:style-name="ce5" office:value-type="string" calcext:value-type="string">
            <text:p>TRACED2,MCO2,TIM8_BKIN,</text:p>
            <text:p>ETH1_GMII_TXD6,FMC_A12,</text:p>
            <text:p>EVENTOUT</text:p>
          </table:table-cell>
          <table:table-cell table:style-name="ce5" table:formula="of:=SUBSTITUTE(SUBSTITUTE(SUBSTITUTE([.K166]; CHAR(10); &quot;&quot;); &quot;,&quot;; CHAR(10)); CHAR(10)&amp;CHAR(10); CHAR(10))" office:value-type="string" office:string-value="TRACED2&#10;MCO2&#10;TIM8_BKIN&#10;ETH1_GMII_TXD6&#10;FMC_A12&#10;EVENTOUT" calcext:value-type="string">
            <text:p>TRACED2</text:p>
            <text:p>MCO2</text:p>
            <text:p>TIM8_BKIN</text:p>
            <text:p>ETH1_GMII_TXD6</text:p>
            <text:p>FMC_A12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66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B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G4</text:p>
          </table:table-cell>
          <table:table-cell table:style-name="ce5" table:formula="of:=SUBSTITUTE([.F167]; &quot;_&quot;; &quot;-&quot;)" office:value-type="string" office:string-value="PG4" calcext:value-type="string">
            <text:p>PG4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67]=&quot;-&quot;; &quot;N&quot;; IF([.H167]=&quot;I&quot;;&quot;I&quot;; IF([.H167]=&quot;O&quot;;&quot;O&quot;; IF([.H167]=&quot;I/O&quot;;&quot;B&quot;;IF([.H167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67]  &amp; &quot; &quot; &amp; [.A167] &amp; &quot;.&quot; &amp; [.C167] &amp; &quot; 0 &quot; &amp; [.E167]*-100 &amp; &quot; 150 R 40 50 &quot; &amp; [.D167] &amp; &quot; 1 &quot; &amp; [.I167]" office:value-type="string" office:string-value="X PG4 8.18 0 -400 150 R 40 50 13 1 B" calcext:value-type="string">
            <text:p>X PG4 8.18 0 -400 150 R 40 50 13 1 B</text:p>
          </table:table-cell>
          <table:table-cell table:style-name="ce5" office:value-type="string" calcext:value-type="string">
            <text:p>TIM1_BKIN2,</text:p>
            <text:p>ETH1_GMII_GTX_CLK/</text:p>
            <text:p>ETH1_RGMII_GTX_CLK,</text:p>
            <text:p>FMC_A14,EVENTOUT</text:p>
          </table:table-cell>
          <table:table-cell table:style-name="ce5" table:formula="of:=SUBSTITUTE(SUBSTITUTE(SUBSTITUTE([.K167]; CHAR(10); &quot;&quot;); &quot;,&quot;; CHAR(10)); CHAR(10)&amp;CHAR(10); CHAR(10))" office:value-type="string" office:string-value="TIM1_BKIN2&#10;ETH1_GMII_GTX_CLK/ETH1_RGMII_GTX_CLK&#10;FMC_A14&#10;EVENTOUT" calcext:value-type="string">
            <text:p>TIM1_BKIN2</text:p>
            <text:p>ETH1_GMII_GTX_CLK/ETH1_RGMII_GTX_CLK</text:p>
            <text:p>FMC_A14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67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G5</text:p>
          </table:table-cell>
          <table:table-cell table:style-name="ce5" table:formula="of:=SUBSTITUTE([.F168]; &quot;_&quot;; &quot;-&quot;)" office:value-type="string" office:string-value="PG5" calcext:value-type="string">
            <text:p>PG5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68]=&quot;-&quot;; &quot;N&quot;; IF([.H168]=&quot;I&quot;;&quot;I&quot;; IF([.H168]=&quot;O&quot;;&quot;O&quot;; IF([.H168]=&quot;I/O&quot;;&quot;B&quot;;IF([.H168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68]  &amp; &quot; &quot; &amp; [.A168] &amp; &quot;.&quot; &amp; [.C168] &amp; &quot; 0 &quot; &amp; [.E168]*-100 &amp; &quot; 150 R 40 50 &quot; &amp; [.D168] &amp; &quot; 1 &quot; &amp; [.I168]" office:value-type="string" office:string-value="X PG5 8.12 0 -500 150 R 40 50 13 1 B" calcext:value-type="string">
            <text:p>X PG5 8.12 0 -500 150 R 40 50 13 1 B</text:p>
          </table:table-cell>
          <table:table-cell table:style-name="ce5" office:value-type="string" calcext:value-type="string">
            <text:p>TIM1_ETR,ETH1_GMII_CLK125/</text:p>
            <text:p>ETH1_RGMII_CLK125,FMC_A15,</text:p>
            <text:p>EVENTOUT</text:p>
          </table:table-cell>
          <table:table-cell table:style-name="ce5" table:formula="of:=SUBSTITUTE(SUBSTITUTE(SUBSTITUTE([.K168]; CHAR(10); &quot;&quot;); &quot;,&quot;; CHAR(10)); CHAR(10)&amp;CHAR(10); CHAR(10))" office:value-type="string" office:string-value="TIM1_ETR&#10;ETH1_GMII_CLK125/ETH1_RGMII_CLK125&#10;FMC_A15&#10;EVENTOUT" calcext:value-type="string">
            <text:p>TIM1_ETR</text:p>
            <text:p>ETH1_GMII_CLK125/ETH1_RGMII_CLK125</text:p>
            <text:p>FMC_A15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68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C1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G7</text:p>
          </table:table-cell>
          <table:table-cell table:style-name="ce5" table:formula="of:=SUBSTITUTE([.F169]; &quot;_&quot;; &quot;-&quot;)" office:value-type="string" office:string-value="PG7" calcext:value-type="string">
            <text:p>PG7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69]=&quot;-&quot;; &quot;N&quot;; IF([.H169]=&quot;I&quot;;&quot;I&quot;; IF([.H169]=&quot;O&quot;;&quot;O&quot;; IF([.H169]=&quot;I/O&quot;;&quot;B&quot;;IF([.H169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69]  &amp; &quot; &quot; &amp; [.A169] &amp; &quot;.&quot; &amp; [.C169] &amp; &quot; 0 &quot; &amp; [.E169]*-100 &amp; &quot; 150 R 40 50 &quot; &amp; [.D169] &amp; &quot; 1 &quot; &amp; [.I169]" office:value-type="string" office:string-value="X PG7 8.63 0 -600 150 R 40 50 13 1 B" calcext:value-type="string">
            <text:p>X PG7 8.63 0 -600 150 R 40 50 13 1 B</text:p>
          </table:table-cell>
          <table:table-cell table:style-name="ce5" office:value-type="string" calcext:value-type="string">
            <text:p>TRACED5,SAI1_MCLK_A,</text:p>
            <text:p>USART6_CK,UART8_RTS/</text:p>
            <text:p>UART8_DE,QUADSPI_CLK,</text:p>
            <text:p>QUADSPI_BK2_IO3,DCMI_D13,</text:p>
            <text:p>LCD_CLK,EVENTOUT</text:p>
          </table:table-cell>
          <table:table-cell table:style-name="ce5" table:formula="of:=SUBSTITUTE(SUBSTITUTE(SUBSTITUTE([.K169]; CHAR(10); &quot;&quot;); &quot;,&quot;; CHAR(10)); CHAR(10)&amp;CHAR(10); CHAR(10))" office:value-type="string" office:string-value="TRACED5&#10;SAI1_MCLK_A&#10;USART6_CK&#10;UART8_RTS/UART8_DE&#10;QUADSPI_CLK&#10;QUADSPI_BK2_IO3&#10;DCMI_D13&#10;LCD_CLK&#10;EVENTOUT" calcext:value-type="string">
            <text:p>TRACED5</text:p>
            <text:p>SAI1_MCLK_A</text:p>
            <text:p>USART6_CK</text:p>
            <text:p>UART8_RTS/UART8_DE</text:p>
            <text:p>QUADSPI_CLK</text:p>
            <text:p>QUADSPI_BK2_IO3</text:p>
            <text:p>DCMI_D13</text:p>
            <text:p>LCD_CLK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69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5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B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G8</text:p>
          </table:table-cell>
          <table:table-cell table:style-name="ce5" table:formula="of:=SUBSTITUTE([.F170]; &quot;_&quot;; &quot;-&quot;)" office:value-type="string" office:string-value="PG8" calcext:value-type="string">
            <text:p>PG8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70]=&quot;-&quot;; &quot;N&quot;; IF([.H170]=&quot;I&quot;;&quot;I&quot;; IF([.H170]=&quot;O&quot;;&quot;O&quot;; IF([.H170]=&quot;I/O&quot;;&quot;B&quot;;IF([.H170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70]  &amp; &quot; &quot; &amp; [.A170] &amp; &quot;.&quot; &amp; [.C170] &amp; &quot; 0 &quot; &amp; [.E170]*-100 &amp; &quot; 150 R 40 50 &quot; &amp; [.D170] &amp; &quot; 1 &quot; &amp; [.I170]" office:value-type="string" office:string-value="X PG8 8.42 0 -700 150 R 40 50 13 1 B" calcext:value-type="string">
            <text:p>X PG8 8.42 0 -700 150 R 40 50 13 1 B</text:p>
          </table:table-cell>
          <table:table-cell table:style-name="ce5" office:value-type="string" calcext:value-type="string">
            <text:p>TRACED15,TIM2_CH1/</text:p>
            <text:p>TIM2_ETR,ETH_CLK,TIM8_ETR,</text:p>
            <text:p>SPI6_NSS,SAI4_D2,</text:p>
            <text:p>USART6_RTS/USART6_DE,</text:p>
            <text:p>USART3_RTS/USART3_DE,</text:p>
            <text:p>SPDIFRX_IN2,SAI4_FS_A,</text:p>
            <text:p>ETH1_PPS_OUT,LCD_G7,</text:p>
            <text:p>EVENTOUT</text:p>
          </table:table-cell>
          <table:table-cell table:style-name="ce5" table:formula="of:=SUBSTITUTE(SUBSTITUTE(SUBSTITUTE([.K170]; CHAR(10); &quot;&quot;); &quot;,&quot;; CHAR(10)); CHAR(10)&amp;CHAR(10); CHAR(10))" office:value-type="string" office:string-value="TRACED15&#10;TIM2_CH1/TIM2_ETR&#10;ETH_CLK&#10;TIM8_ETR&#10;SPI6_NSS&#10;SAI4_D2&#10;USART6_RTS/USART6_DE&#10;USART3_RTS/USART3_DE&#10;SPDIFRX_IN2&#10;SAI4_FS_A&#10;ETH1_PPS_OUT&#10;LCD_G7&#10;EVENTOUT" calcext:value-type="string">
            <text:p>TRACED15</text:p>
            <text:p>TIM2_CH1/TIM2_ETR</text:p>
            <text:p>ETH_CLK</text:p>
            <text:p>TIM8_ETR</text:p>
            <text:p>SPI6_NSS</text:p>
            <text:p>SAI4_D2</text:p>
            <text:p>USART6_RTS/USART6_DE</text:p>
            <text:p>USART3_RTS/USART3_DE</text:p>
            <text:p>SPDIFRX_IN2</text:p>
            <text:p>SAI4_FS_A</text:p>
            <text:p>ETH1_PPS_OUT</text:p>
            <text:p>LCD_G7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70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Y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G9</text:p>
          </table:table-cell>
          <table:table-cell table:style-name="ce5" table:formula="of:=SUBSTITUTE([.F171]; &quot;_&quot;; &quot;-&quot;)" office:value-type="string" office:string-value="PG9" calcext:value-type="string">
            <text:p>PG9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71]=&quot;-&quot;; &quot;N&quot;; IF([.H171]=&quot;I&quot;;&quot;I&quot;; IF([.H171]=&quot;O&quot;;&quot;O&quot;; IF([.H171]=&quot;I/O&quot;;&quot;B&quot;;IF([.H171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71]  &amp; &quot; &quot; &amp; [.A171] &amp; &quot;.&quot; &amp; [.C171] &amp; &quot; 0 &quot; &amp; [.E171]*-100 &amp; &quot; 150 R 40 50 &quot; &amp; [.D171] &amp; &quot; 1 &quot; &amp; [.I171]" office:value-type="string" office:string-value="X PG9 7.23 0 -800 150 R 40 50 13 1 B" calcext:value-type="string">
            <text:p>X PG9 7.23 0 -800 150 R 40 50 13 1 B</text:p>
          </table:table-cell>
          <table:table-cell table:style-name="ce5" office:value-type="string" calcext:value-type="string">
            <text:p>DBTRGO,USART6_RX,</text:p>
            <text:p>SPDIFRX_IN3,</text:p>
            <text:p>QUADSPI_BK2_IO2,</text:p>
            <text:p>SAI2_FS_B,FMC_NE2/FMC_NCE,</text:p>
            <text:p>DCMI_VSYNC,LCD_R1,</text:p>
            <text:p>EVENTOUT</text:p>
          </table:table-cell>
          <table:table-cell table:style-name="ce5" table:formula="of:=SUBSTITUTE(SUBSTITUTE(SUBSTITUTE([.K171]; CHAR(10); &quot;&quot;); &quot;,&quot;; CHAR(10)); CHAR(10)&amp;CHAR(10); CHAR(10))" office:value-type="string" office:string-value="DBTRGO&#10;USART6_RX&#10;SPDIFRX_IN3&#10;QUADSPI_BK2_IO2&#10;SAI2_FS_B&#10;FMC_NE2/FMC_NCE&#10;DCMI_VSYNC&#10;LCD_R1&#10;EVENTOUT" calcext:value-type="string">
            <text:p>DBTRGO</text:p>
            <text:p>USART6_RX</text:p>
            <text:p>SPDIFRX_IN3</text:p>
            <text:p>QUADSPI_BK2_IO2</text:p>
            <text:p>SAI2_FS_B</text:p>
            <text:p>FMC_NE2/FMC_NCE</text:p>
            <text:p>DCMI_VSYNC</text:p>
            <text:p>LCD_R1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71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B1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G10</text:p>
          </table:table-cell>
          <table:table-cell table:style-name="ce5" table:formula="of:=SUBSTITUTE([.F172]; &quot;_&quot;; &quot;-&quot;)" office:value-type="string" office:string-value="PG10" calcext:value-type="string">
            <text:p>PG10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72]=&quot;-&quot;; &quot;N&quot;; IF([.H172]=&quot;I&quot;;&quot;I&quot;; IF([.H172]=&quot;O&quot;;&quot;O&quot;; IF([.H172]=&quot;I/O&quot;;&quot;B&quot;;IF([.H172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72]  &amp; &quot; &quot; &amp; [.A172] &amp; &quot;.&quot; &amp; [.C172] &amp; &quot; 0 &quot; &amp; [.E172]*-100 &amp; &quot; 150 R 40 50 &quot; &amp; [.D172] &amp; &quot; 1 &quot; &amp; [.I172]" office:value-type="string" office:string-value="X PG10 8.25 0 -900 150 R 40 50 13 1 B" calcext:value-type="string">
            <text:p>X PG10 8.25 0 -900 150 R 40 50 13 1 B</text:p>
          </table:table-cell>
          <table:table-cell table:style-name="ce5" office:value-type="string" calcext:value-type="string">
            <text:p>TRACED10,UART8_CTS,LCD_G3,</text:p>
            <text:p>SAI2_SD_B,QUADSPI_BK2_IO2,</text:p>
            <text:p>FMC_NE3,DCMI_D2,LCD_B2,</text:p>
            <text:p>EVENTOUT</text:p>
          </table:table-cell>
          <table:table-cell table:style-name="ce5" table:formula="of:=SUBSTITUTE(SUBSTITUTE(SUBSTITUTE([.K172]; CHAR(10); &quot;&quot;); &quot;,&quot;; CHAR(10)); CHAR(10)&amp;CHAR(10); CHAR(10))" office:value-type="string" office:string-value="TRACED10&#10;UART8_CTS&#10;LCD_G3&#10;SAI2_SD_B&#10;QUADSPI_BK2_IO2&#10;FMC_NE3&#10;DCMI_D2&#10;LCD_B2&#10;EVENTOUT" calcext:value-type="string">
            <text:p>TRACED10</text:p>
            <text:p>UART8_CTS</text:p>
            <text:p>LCD_G3</text:p>
            <text:p>SAI2_SD_B</text:p>
            <text:p>QUADSPI_BK2_IO2</text:p>
            <text:p>FMC_NE3</text:p>
            <text:p>DCMI_D2</text:p>
            <text:p>LCD_B2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72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Y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G11</text:p>
          </table:table-cell>
          <table:table-cell table:style-name="ce5" table:formula="of:=SUBSTITUTE([.F173]; &quot;_&quot;; &quot;-&quot;)" office:value-type="string" office:string-value="PG11" calcext:value-type="string">
            <text:p>PG11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73]=&quot;-&quot;; &quot;N&quot;; IF([.H173]=&quot;I&quot;;&quot;I&quot;; IF([.H173]=&quot;O&quot;;&quot;O&quot;; IF([.H173]=&quot;I/O&quot;;&quot;B&quot;;IF([.H173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73]  &amp; &quot; &quot; &amp; [.A173] &amp; &quot;.&quot; &amp; [.C173] &amp; &quot; 0 &quot; &amp; [.E173]*-100 &amp; &quot; 150 R 40 50 &quot; &amp; [.D173] &amp; &quot; 1 &quot; &amp; [.I173]" office:value-type="string" office:string-value="X PG11 6.55 0 -1000 150 R 40 50 13 1 B" calcext:value-type="string">
            <text:p>X PG11 6.55 0 -1000 150 R 40 50 13 1 B</text:p>
          </table:table-cell>
          <table:table-cell table:style-name="ce5" office:value-type="string" calcext:value-type="string">
            <text:p>TRACED11,USART1_TX,</text:p>
            <text:p>UART4_TX,SPDIFRX_IN0,</text:p>
            <text:p>ETH1_GMII_TX_EN/</text:p>
            <text:p>ETH1_MII_TX_EN/</text:p>
            <text:p>ETH1_RGMII_TX_CTL/</text:p>
            <text:p>ETH1_RMII_TX_EN,</text:p>
            <text:p>DCMI_D3,LCD_B3,</text:p>
            <text:p>EVENTOUT</text:p>
          </table:table-cell>
          <table:table-cell table:style-name="ce5" table:formula="of:=SUBSTITUTE(SUBSTITUTE(SUBSTITUTE([.K173]; CHAR(10); &quot;&quot;); &quot;,&quot;; CHAR(10)); CHAR(10)&amp;CHAR(10); CHAR(10))" office:value-type="string" office:string-value="TRACED11&#10;USART1_TX&#10;UART4_TX&#10;SPDIFRX_IN0&#10;ETH1_GMII_TX_EN/ETH1_MII_TX_EN/ETH1_RGMII_TX_CTL/ETH1_RMII_TX_EN&#10;DCMI_D3&#10;LCD_B3&#10;EVENTOUT" calcext:value-type="string">
            <text:p>TRACED11</text:p>
            <text:p>USART1_TX</text:p>
            <text:p>UART4_TX</text:p>
            <text:p>SPDIFRX_IN0</text:p>
            <text:p>ETH1_GMII_TX_EN/ETH1_MII_TX_EN/ETH1_RGMII_TX_CTL/ETH1_RMII_TX_EN</text:p>
            <text:p>DCMI_D3</text:p>
            <text:p>LCD_B3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73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K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PG12</text:p>
          </table:table-cell>
          <table:table-cell table:style-name="ce5" table:formula="of:=SUBSTITUTE([.F174]; &quot;_&quot;; &quot;-&quot;)" office:value-type="string" office:string-value="PG12" calcext:value-type="string">
            <text:p>PG12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74]=&quot;-&quot;; &quot;N&quot;; IF([.H174]=&quot;I&quot;;&quot;I&quot;; IF([.H174]=&quot;O&quot;;&quot;O&quot;; IF([.H174]=&quot;I/O&quot;;&quot;B&quot;;IF([.H174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74]  &amp; &quot; &quot; &amp; [.A174] &amp; &quot;.&quot; &amp; [.C174] &amp; &quot; 0 &quot; &amp; [.E174]*-100 &amp; &quot; 150 R 40 50 &quot; &amp; [.D174] &amp; &quot; 1 &quot; &amp; [.I174]" office:value-type="string" office:string-value="X PG12 8.27 0 -1100 150 R 40 50 13 1 B" calcext:value-type="string">
            <text:p>X PG12 8.27 0 -1100 150 R 40 50 13 1 B</text:p>
          </table:table-cell>
          <table:table-cell table:style-name="ce5" office:value-type="string" calcext:value-type="string">
            <text:p>LPTIM1_IN1,SPI6_MISO,</text:p>
            <text:p>SAI4_CK2,USART6_RTS/</text:p>
            <text:p>USART6_DE,SPDIFRX_IN1,</text:p>
            <text:p>LCD_B4,SAI4_SCK_A,</text:p>
            <text:p>ETH1_PHY_INTN,FMC_NE4,</text:p>
            <text:p>LCD_B1,EVENTOUT</text:p>
          </table:table-cell>
          <table:table-cell table:style-name="ce5" table:formula="of:=SUBSTITUTE(SUBSTITUTE(SUBSTITUTE([.K174]; CHAR(10); &quot;&quot;); &quot;,&quot;; CHAR(10)); CHAR(10)&amp;CHAR(10); CHAR(10))" office:value-type="string" office:string-value="LPTIM1_IN1&#10;SPI6_MISO&#10;SAI4_CK2&#10;USART6_RTS/USART6_DE&#10;SPDIFRX_IN1&#10;LCD_B4&#10;SAI4_SCK_A&#10;ETH1_PHY_INTN&#10;FMC_NE4&#10;LCD_B1&#10;EVENTOUT" calcext:value-type="string">
            <text:p>LPTIM1_IN1</text:p>
            <text:p>SPI6_MISO</text:p>
            <text:p>SAI4_CK2</text:p>
            <text:p>USART6_RTS/USART6_DE</text:p>
            <text:p>SPDIFRX_IN1</text:p>
            <text:p>LCD_B4</text:p>
            <text:p>SAI4_SCK_A</text:p>
            <text:p>ETH1_PHY_INTN</text:p>
            <text:p>FMC_NE4</text:p>
            <text:p>LCD_B1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74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A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PG13</text:p>
          </table:table-cell>
          <table:table-cell table:style-name="ce5" table:formula="of:=SUBSTITUTE([.F175]; &quot;_&quot;; &quot;-&quot;)" office:value-type="string" office:string-value="PG13" calcext:value-type="string">
            <text:p>PG13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75]=&quot;-&quot;; &quot;N&quot;; IF([.H175]=&quot;I&quot;;&quot;I&quot;; IF([.H175]=&quot;O&quot;;&quot;O&quot;; IF([.H175]=&quot;I/O&quot;;&quot;B&quot;;IF([.H175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75]  &amp; &quot; &quot; &amp; [.A175] &amp; &quot;.&quot; &amp; [.C175] &amp; &quot; 0 &quot; &amp; [.E175]*-100 &amp; &quot; 150 R 40 50 &quot; &amp; [.D175] &amp; &quot; 1 &quot; &amp; [.I175]" office:value-type="string" office:string-value="X PG13 8.20 0 -1200 150 R 40 50 13 1 B" calcext:value-type="string">
            <text:p>X PG13 8.20 0 -1200 150 R 40 50 13 1 B</text:p>
          </table:table-cell>
          <table:table-cell table:style-name="ce5" office:value-type="string" calcext:value-type="string">
            <text:p>TRACED0,LPTIM1_OUT,</text:p>
            <text:p>SAI1_CK2,SAI4_CK1,SPI6_SCK,</text:p>
            <text:p>SAI1_SCK_A,USART6_CTS/</text:p>
            <text:p>USART6_NSS,SAI4_MCLK_A,</text:p>
            <text:p>ETH1_GMII_TXD0/</text:p>
            <text:p>ETH1_MII_TXD0/</text:p>
            <text:p>ETH1_RGMII_TXD0/</text:p>
            <text:p>ETH1_RMII_TXD0,</text:p>
            <text:p>FMC_A24,LCD_R0, EVENTOUT</text:p>
          </table:table-cell>
          <table:table-cell table:style-name="ce5" table:formula="of:=SUBSTITUTE(SUBSTITUTE(SUBSTITUTE([.K175]; CHAR(10); &quot;&quot;); &quot;,&quot;; CHAR(10)); CHAR(10)&amp;CHAR(10); CHAR(10))" office:value-type="string" office:string-value="TRACED0&#10;LPTIM1_OUT&#10;SAI1_CK2&#10;SAI4_CK1&#10;SPI6_SCK&#10;SAI1_SCK_A&#10;USART6_CTS/USART6_NSS&#10;SAI4_MCLK_A&#10;ETH1_GMII_TXD0/ETH1_MII_TXD0/ETH1_RGMII_TXD0/ETH1_RMII_TXD0&#10;FMC_A24&#10;LCD_R0&#10; EVENTOUT" calcext:value-type="string">
            <text:p>TRACED0</text:p>
            <text:p>LPTIM1_OUT</text:p>
            <text:p>SAI1_CK2</text:p>
            <text:p>SAI4_CK1</text:p>
            <text:p>SPI6_SCK</text:p>
            <text:p>SAI1_SCK_A</text:p>
            <text:p>USART6_CTS/USART6_NSS</text:p>
            <text:p>SAI4_MCLK_A</text:p>
            <text:p>ETH1_GMII_TXD0/ETH1_MII_TXD0/ETH1_RGMII_TXD0/ETH1_RMII_TXD0</text:p>
            <text:p>FMC_A24</text:p>
            <text:p>LCD_R0</text:p>
            <text:p> 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75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A1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PG14</text:p>
          </table:table-cell>
          <table:table-cell table:style-name="ce5" table:formula="of:=SUBSTITUTE([.F176]; &quot;_&quot;; &quot;-&quot;)" office:value-type="string" office:string-value="PG14" calcext:value-type="string">
            <text:p>PG14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76]=&quot;-&quot;; &quot;N&quot;; IF([.H176]=&quot;I&quot;;&quot;I&quot;; IF([.H176]=&quot;O&quot;;&quot;O&quot;; IF([.H176]=&quot;I/O&quot;;&quot;B&quot;;IF([.H176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76]  &amp; &quot; &quot; &amp; [.A176] &amp; &quot;.&quot; &amp; [.C176] &amp; &quot; 0 &quot; &amp; [.E176]*-100 &amp; &quot; 150 R 40 50 &quot; &amp; [.D176] &amp; &quot; 1 &quot; &amp; [.I176]" office:value-type="string" office:string-value="X PG14 8.22 0 -1300 150 R 40 50 13 1 B" calcext:value-type="string">
            <text:p>X PG14 8.22 0 -1300 150 R 40 50 13 1 B</text:p>
          </table:table-cell>
          <table:table-cell table:style-name="ce5" office:value-type="string" calcext:value-type="string">
            <text:p>TRACED1,LPTIM1_ETR,</text:p>
            <text:p>SPI6_MOSI,SAI4_D1,</text:p>
            <text:p>USART6_TX,</text:p>
            <text:p>QUADSPI_BK2_IO3,</text:p>
            <text:p>SAI4_SD_A,ETH1_GMII_TXD1/</text:p>
            <text:p>ETH1_MII_TXD1/</text:p>
            <text:p>ETH1_RGMII_TXD1/</text:p>
            <text:p>ETH1_RMII_TXD1,FMC_A25,</text:p>
            <text:p>LCD_B0,EVENTOUT</text:p>
          </table:table-cell>
          <table:table-cell table:style-name="ce5" table:formula="of:=SUBSTITUTE(SUBSTITUTE(SUBSTITUTE([.K176]; CHAR(10); &quot;&quot;); &quot;,&quot;; CHAR(10)); CHAR(10)&amp;CHAR(10); CHAR(10))" office:value-type="string" office:string-value="TRACED1&#10;LPTIM1_ETR&#10;SPI6_MOSI&#10;SAI4_D1&#10;USART6_TX&#10;QUADSPI_BK2_IO3&#10;SAI4_SD_A&#10;ETH1_GMII_TXD1/ETH1_MII_TXD1/ETH1_RGMII_TXD1/ETH1_RMII_TXD1&#10;FMC_A25&#10;LCD_B0&#10;EVENTOUT" calcext:value-type="string">
            <text:p>TRACED1</text:p>
            <text:p>LPTIM1_ETR</text:p>
            <text:p>SPI6_MOSI</text:p>
            <text:p>SAI4_D1</text:p>
            <text:p>USART6_TX</text:p>
            <text:p>QUADSPI_BK2_IO3</text:p>
            <text:p>SAI4_SD_A</text:p>
            <text:p>ETH1_GMII_TXD1/ETH1_MII_TXD1/ETH1_RGMII_TXD1/ETH1_RMII_TXD1</text:p>
            <text:p>FMC_A25</text:p>
            <text:p>LCD_B0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76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B7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G15</text:p>
          </table:table-cell>
          <table:table-cell table:style-name="ce5" table:formula="of:=SUBSTITUTE([.F177]; &quot;_&quot;; &quot;-&quot;)" office:value-type="string" office:string-value="PG15" calcext:value-type="string">
            <text:p>PG15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77]=&quot;-&quot;; &quot;N&quot;; IF([.H177]=&quot;I&quot;;&quot;I&quot;; IF([.H177]=&quot;O&quot;;&quot;O&quot;; IF([.H177]=&quot;I/O&quot;;&quot;B&quot;;IF([.H177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77]  &amp; &quot; &quot; &amp; [.A177] &amp; &quot;.&quot; &amp; [.C177] &amp; &quot; 0 &quot; &amp; [.E177]*-100 &amp; &quot; 150 R 40 50 &quot; &amp; [.D177] &amp; &quot; 1 &quot; &amp; [.I177]" office:value-type="string" office:string-value="X PG15 7.70 0 -1400 150 R 40 50 13 1 B" calcext:value-type="string">
            <text:p>X PG15 7.70 0 -1400 150 R 40 50 13 1 B</text:p>
          </table:table-cell>
          <table:table-cell table:style-name="ce5" office:value-type="string" calcext:value-type="string">
            <text:p>TRACED7,SAI1_D2,I2C2_SDA,</text:p>
            <text:p>SAI1_FS_A,USART6_CTS/</text:p>
            <text:p>USART6_NSS,SDMMC3_CK,</text:p>
            <text:p>DCMI_D13,EVENTOUT</text:p>
          </table:table-cell>
          <table:table-cell table:style-name="ce5" table:formula="of:=SUBSTITUTE(SUBSTITUTE(SUBSTITUTE([.K177]; CHAR(10); &quot;&quot;); &quot;,&quot;; CHAR(10)); CHAR(10)&amp;CHAR(10); CHAR(10))" office:value-type="string" office:string-value="TRACED7&#10;SAI1_D2&#10;I2C2_SDA&#10;SAI1_FS_A&#10;USART6_CTS/USART6_NSS&#10;SDMMC3_CK&#10;DCMI_D13&#10;EVENTOUT" calcext:value-type="string">
            <text:p>TRACED7</text:p>
            <text:p>SAI1_D2</text:p>
            <text:p>I2C2_SDA</text:p>
            <text:p>SAI1_FS_A</text:p>
            <text:p>USART6_CTS/USART6_NSS</text:p>
            <text:p>SDMMC3_CK</text:p>
            <text:p>DCMI_D13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77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3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B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H2</text:p>
          </table:table-cell>
          <table:table-cell table:style-name="ce5" table:formula="of:=SUBSTITUTE([.F178]; &quot;_&quot;; &quot;-&quot;)" office:value-type="string" office:string-value="PH2" calcext:value-type="string">
            <text:p>PH2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78]=&quot;-&quot;; &quot;N&quot;; IF([.H178]=&quot;I&quot;;&quot;I&quot;; IF([.H178]=&quot;O&quot;;&quot;O&quot;; IF([.H178]=&quot;I/O&quot;;&quot;B&quot;;IF([.H178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78]  &amp; &quot; &quot; &amp; [.A178] &amp; &quot;.&quot; &amp; [.C178] &amp; &quot; 0 &quot; &amp; [.E178]*-100 &amp; &quot; 150 R 40 50 &quot; &amp; [.D178] &amp; &quot; 1 &quot; &amp; [.I178]" office:value-type="string" office:string-value="X PH2 8.61 0 -100 150 R 40 50 14 1 B" calcext:value-type="string">
            <text:p>X PH2 8.61 0 -100 150 R 40 50 14 1 B</text:p>
          </table:table-cell>
          <table:table-cell table:style-name="ce5" office:value-type="string" calcext:value-type="string">
            <text:p>LPTIM1_IN2,QUADSPI_BK2_IO0,</text:p>
            <text:p>SAI2_SCK_B,ETH1_GMII_CRS/</text:p>
            <text:p>ETH1_MII_CRS,LCD_R0,</text:p>
            <text:p>EVENTOUT</text:p>
          </table:table-cell>
          <table:table-cell table:style-name="ce5" table:formula="of:=SUBSTITUTE(SUBSTITUTE(SUBSTITUTE([.K178]; CHAR(10); &quot;&quot;); &quot;,&quot;; CHAR(10)); CHAR(10)&amp;CHAR(10); CHAR(10))" office:value-type="string" office:string-value="LPTIM1_IN2&#10;QUADSPI_BK2_IO0&#10;SAI2_SCK_B&#10;ETH1_GMII_CRS/ETH1_MII_CRS&#10;LCD_R0&#10;EVENTOUT" calcext:value-type="string">
            <text:p>LPTIM1_IN2</text:p>
            <text:p>QUADSPI_BK2_IO0</text:p>
            <text:p>SAI2_SCK_B</text:p>
            <text:p>ETH1_GMII_CRS/ETH1_MII_CRS</text:p>
            <text:p>LCD_R0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78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3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A3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H3</text:p>
          </table:table-cell>
          <table:table-cell table:style-name="ce5" table:formula="of:=SUBSTITUTE([.F179]; &quot;_&quot;; &quot;-&quot;)" office:value-type="string" office:string-value="PH3" calcext:value-type="string">
            <text:p>PH3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79]=&quot;-&quot;; &quot;N&quot;; IF([.H179]=&quot;I&quot;;&quot;I&quot;; IF([.H179]=&quot;O&quot;;&quot;O&quot;; IF([.H179]=&quot;I/O&quot;;&quot;B&quot;;IF([.H179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79]  &amp; &quot; &quot; &amp; [.A179] &amp; &quot;.&quot; &amp; [.C179] &amp; &quot; 0 &quot; &amp; [.E179]*-100 &amp; &quot; 150 R 40 50 &quot; &amp; [.D179] &amp; &quot; 1 &quot; &amp; [.I179]" office:value-type="string" office:string-value="X PH3 8.59 0 -200 150 R 40 50 14 1 B" calcext:value-type="string">
            <text:p>X PH3 8.59 0 -200 150 R 40 50 14 1 B</text:p>
          </table:table-cell>
          <table:table-cell table:style-name="ce5" office:value-type="string" calcext:value-type="string">
            <text:p>DFSDM1_CKIN4,QUADSPI_BK2_IO1,</text:p>
            <text:p>SAI2_MCLK_B,ETH1_GMII_COL/</text:p>
            <text:p>ETH1_MII_COL,LCD_R1,EVENTOUT</text:p>
          </table:table-cell>
          <table:table-cell table:style-name="ce5" table:formula="of:=SUBSTITUTE(SUBSTITUTE(SUBSTITUTE([.K179]; CHAR(10); &quot;&quot;); &quot;,&quot;; CHAR(10)); CHAR(10)&amp;CHAR(10); CHAR(10))" office:value-type="string" office:string-value="DFSDM1_CKIN4&#10;QUADSPI_BK2_IO1&#10;SAI2_MCLK_B&#10;ETH1_GMII_COL/ETH1_MII_COL&#10;LCD_R1&#10;EVENTOUT" calcext:value-type="string">
            <text:p>DFSDM1_CKIN4</text:p>
            <text:p>QUADSPI_BK2_IO1</text:p>
            <text:p>SAI2_MCLK_B</text:p>
            <text:p>ETH1_GMII_COL/ETH1_MII_COL</text:p>
            <text:p>LCD_R1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79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B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H4</text:p>
          </table:table-cell>
          <table:table-cell table:style-name="ce5" table:formula="of:=SUBSTITUTE([.F180]; &quot;_&quot;; &quot;-&quot;)" office:value-type="string" office:string-value="PH4" calcext:value-type="string">
            <text:p>PH4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80]=&quot;-&quot;; &quot;N&quot;; IF([.H180]=&quot;I&quot;;&quot;I&quot;; IF([.H180]=&quot;O&quot;;&quot;O&quot;; IF([.H180]=&quot;I/O&quot;;&quot;B&quot;;IF([.H180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80]  &amp; &quot; &quot; &amp; [.A180] &amp; &quot;.&quot; &amp; [.C180] &amp; &quot; 0 &quot; &amp; [.E180]*-100 &amp; &quot; 150 R 40 50 &quot; &amp; [.D180] &amp; &quot; 1 &quot; &amp; [.I180]" office:value-type="string" office:string-value="X PH4 7.32 0 -300 150 R 40 50 14 1 B" calcext:value-type="string">
            <text:p>X PH4 7.32 0 -300 150 R 40 50 14 1 B</text:p>
          </table:table-cell>
          <table:table-cell table:style-name="ce5" office:value-type="string" calcext:value-type="string">
            <text:p>I2C2_SCL,LCD_G5,LCD_G4,</text:p>
            <text:p>EVENTOUT</text:p>
          </table:table-cell>
          <table:table-cell table:style-name="ce5" table:formula="of:=SUBSTITUTE(SUBSTITUTE(SUBSTITUTE([.K180]; CHAR(10); &quot;&quot;); &quot;,&quot;; CHAR(10)); CHAR(10)&amp;CHAR(10); CHAR(10))" office:value-type="string" office:string-value="I2C2_SCL&#10;LCD_G5&#10;LCD_G4&#10;EVENTOUT" calcext:value-type="string">
            <text:p>I2C2_SCL</text:p>
            <text:p>LCD_G5</text:p>
            <text:p>LCD_G4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80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H5</text:p>
          </table:table-cell>
          <table:table-cell table:style-name="ce5" table:formula="of:=SUBSTITUTE([.F181]; &quot;_&quot;; &quot;-&quot;)" office:value-type="string" office:string-value="PH5" calcext:value-type="string">
            <text:p>PH5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81]=&quot;-&quot;; &quot;N&quot;; IF([.H181]=&quot;I&quot;;&quot;I&quot;; IF([.H181]=&quot;O&quot;;&quot;O&quot;; IF([.H181]=&quot;I/O&quot;;&quot;B&quot;;IF([.H181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81]  &amp; &quot; &quot; &amp; [.A181] &amp; &quot;.&quot; &amp; [.C181] &amp; &quot; 0 &quot; &amp; [.E181]*-100 &amp; &quot; 150 R 40 50 &quot; &amp; [.D181] &amp; &quot; 1 &quot; &amp; [.I181]" office:value-type="string" office:string-value="X PH5 7.34 0 -400 150 R 40 50 14 1 B" calcext:value-type="string">
            <text:p>X PH5 7.34 0 -400 150 R 40 50 14 1 B</text:p>
          </table:table-cell>
          <table:table-cell table:style-name="ce5" office:value-type="string" calcext:value-type="string">
            <text:p>I2C2_SDA,SPI5_NSS,</text:p>
            <text:p>SAI4_SD_B,EVENTOUT</text:p>
          </table:table-cell>
          <table:table-cell table:style-name="ce5" table:formula="of:=SUBSTITUTE(SUBSTITUTE(SUBSTITUTE([.K181]; CHAR(10); &quot;&quot;); &quot;,&quot;; CHAR(10)); CHAR(10)&amp;CHAR(10); CHAR(10))" office:value-type="string" office:string-value="I2C2_SDA&#10;SPI5_NSS&#10;SAI4_SD_B&#10;EVENTOUT" calcext:value-type="string">
            <text:p>I2C2_SDA</text:p>
            <text:p>SPI5_NSS</text:p>
            <text:p>SAI4_SD_B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81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Y11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H6</text:p>
          </table:table-cell>
          <table:table-cell table:style-name="ce5" table:formula="of:=SUBSTITUTE([.F182]; &quot;_&quot;; &quot;-&quot;)" office:value-type="string" office:string-value="PH6" calcext:value-type="string">
            <text:p>PH6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82]=&quot;-&quot;; &quot;N&quot;; IF([.H182]=&quot;I&quot;;&quot;I&quot;; IF([.H182]=&quot;O&quot;;&quot;O&quot;; IF([.H182]=&quot;I/O&quot;;&quot;B&quot;;IF([.H182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82]  &amp; &quot; &quot; &amp; [.A182] &amp; &quot;.&quot; &amp; [.C182] &amp; &quot; 0 &quot; &amp; [.E182]*-100 &amp; &quot; 150 R 40 50 &quot; &amp; [.D182] &amp; &quot; 1 &quot; &amp; [.I182]" office:value-type="string" office:string-value="X PH6 7.46 0 -500 150 R 40 50 14 1 B" calcext:value-type="string">
            <text:p>X PH6 7.46 0 -500 150 R 40 50 14 1 B</text:p>
          </table:table-cell>
          <table:table-cell table:style-name="ce5" office:value-type="string" calcext:value-type="string">
            <text:p>TIM12_CH1,I2C2_SMBA,</text:p>
            <text:p>SPI5_SCK,ETH1_GMII_RXD2/</text:p>
            <text:p>ETH1_MII_RXD2/</text:p>
            <text:p>ETH1_RGMII_RXD2,</text:p>
            <text:p>MDIOS_MDIO,DCMI_D8,</text:p>
            <text:p>EVENTOUT</text:p>
          </table:table-cell>
          <table:table-cell table:style-name="ce5" table:formula="of:=SUBSTITUTE(SUBSTITUTE(SUBSTITUTE([.K182]; CHAR(10); &quot;&quot;); &quot;,&quot;; CHAR(10)); CHAR(10)&amp;CHAR(10); CHAR(10))" office:value-type="string" office:string-value="TIM12_CH1&#10;I2C2_SMBA&#10;SPI5_SCK&#10;ETH1_GMII_RXD2/ETH1_MII_RXD2/ETH1_RGMII_RXD2&#10;MDIOS_MDIO&#10;DCMI_D8&#10;EVENTOUT" calcext:value-type="string">
            <text:p>TIM12_CH1</text:p>
            <text:p>I2C2_SMBA</text:p>
            <text:p>SPI5_SCK</text:p>
            <text:p>ETH1_GMII_RXD2/ETH1_MII_RXD2/ETH1_RGMII_RXD2</text:p>
            <text:p>MDIOS_MDIO</text:p>
            <text:p>DCMI_D8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82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3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W4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H7</text:p>
          </table:table-cell>
          <table:table-cell table:style-name="ce5" table:formula="of:=SUBSTITUTE([.F183]; &quot;_&quot;; &quot;-&quot;)" office:value-type="string" office:string-value="PH7" calcext:value-type="string">
            <text:p>PH7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83]=&quot;-&quot;; &quot;N&quot;; IF([.H183]=&quot;I&quot;;&quot;I&quot;; IF([.H183]=&quot;O&quot;;&quot;O&quot;; IF([.H183]=&quot;I/O&quot;;&quot;B&quot;;IF([.H183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83]  &amp; &quot; &quot; &amp; [.A183] &amp; &quot;.&quot; &amp; [.C183] &amp; &quot; 0 &quot; &amp; [.E183]*-100 &amp; &quot; 150 R 40 50 &quot; &amp; [.D183] &amp; &quot; 1 &quot; &amp; [.I183]" office:value-type="string" office:string-value="X PH7 7.44 0 -600 150 R 40 50 14 1 B" calcext:value-type="string">
            <text:p>X PH7 7.44 0 -600 150 R 40 50 14 1 B</text:p>
          </table:table-cell>
          <table:table-cell table:style-name="ce5" office:value-type="string" calcext:value-type="string">
            <text:p>I2C3_SCL,SPI5_MISO,</text:p>
            <text:p>ETH1_GMII_RXD3/</text:p>
            <text:p>ETH1_MII_RXD3/</text:p>
            <text:p>ETH1_RGMII_RXD3,</text:p>
            <text:p>MDIOS_MDC,DCMI_D9,</text:p>
            <text:p>EVENTOUT</text:p>
          </table:table-cell>
          <table:table-cell table:style-name="ce5" table:formula="of:=SUBSTITUTE(SUBSTITUTE(SUBSTITUTE([.K183]; CHAR(10); &quot;&quot;); &quot;,&quot;; CHAR(10)); CHAR(10)&amp;CHAR(10); CHAR(10))" office:value-type="string" office:string-value="I2C3_SCL&#10;SPI5_MISO&#10;ETH1_GMII_RXD3/ETH1_MII_RXD3/ETH1_RGMII_RXD3&#10;MDIOS_MDC&#10;DCMI_D9&#10;EVENTOUT" calcext:value-type="string">
            <text:p>I2C3_SCL</text:p>
            <text:p>SPI5_MISO</text:p>
            <text:p>ETH1_GMII_RXD3/ETH1_MII_RXD3/ETH1_RGMII_RXD3</text:p>
            <text:p>MDIOS_MDC</text:p>
            <text:p>DCMI_D9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83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D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H8</text:p>
          </table:table-cell>
          <table:table-cell table:style-name="ce5" table:formula="of:=SUBSTITUTE([.F184]; &quot;_&quot;; &quot;-&quot;)" office:value-type="string" office:string-value="PH8" calcext:value-type="string">
            <text:p>PH8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84]=&quot;-&quot;; &quot;N&quot;; IF([.H184]=&quot;I&quot;;&quot;I&quot;; IF([.H184]=&quot;O&quot;;&quot;O&quot;; IF([.H184]=&quot;I/O&quot;;&quot;B&quot;;IF([.H184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84]  &amp; &quot; &quot; &amp; [.A184] &amp; &quot;.&quot; &amp; [.C184] &amp; &quot; 0 &quot; &amp; [.E184]*-100 &amp; &quot; 150 R 40 50 &quot; &amp; [.D184] &amp; &quot; 1 &quot; &amp; [.I184]" office:value-type="string" office:string-value="X PH8 8.57 0 -700 150 R 40 50 14 1 B" calcext:value-type="string">
            <text:p>X PH8 8.57 0 -700 150 R 40 50 14 1 B</text:p>
          </table:table-cell>
          <table:table-cell table:style-name="ce5" office:value-type="string" calcext:value-type="string">
            <text:p>TIM5_ETR,I2C3_SDA,DCMI_HSYNC,</text:p>
            <text:p>LCD_R2,EVENTOUT</text:p>
          </table:table-cell>
          <table:table-cell table:style-name="ce5" table:formula="of:=SUBSTITUTE(SUBSTITUTE(SUBSTITUTE([.K184]; CHAR(10); &quot;&quot;); &quot;,&quot;; CHAR(10)); CHAR(10)&amp;CHAR(10); CHAR(10))" office:value-type="string" office:string-value="TIM5_ETR&#10;I2C3_SDA&#10;DCMI_HSYNC&#10;LCD_R2&#10;EVENTOUT" calcext:value-type="string">
            <text:p>TIM5_ETR</text:p>
            <text:p>I2C3_SDA</text:p>
            <text:p>DCMI_HSYNC</text:p>
            <text:p>LCD_R2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84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H9</text:p>
          </table:table-cell>
          <table:table-cell table:style-name="ce5" table:formula="of:=SUBSTITUTE([.F185]; &quot;_&quot;; &quot;-&quot;)" office:value-type="string" office:string-value="PH9" calcext:value-type="string">
            <text:p>PH9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85]=&quot;-&quot;; &quot;N&quot;; IF([.H185]=&quot;I&quot;;&quot;I&quot;; IF([.H185]=&quot;O&quot;;&quot;O&quot;; IF([.H185]=&quot;I/O&quot;;&quot;B&quot;;IF([.H185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85]  &amp; &quot; &quot; &amp; [.A185] &amp; &quot;.&quot; &amp; [.C185] &amp; &quot; 0 &quot; &amp; [.E185]*-100 &amp; &quot; 150 R 40 50 &quot; &amp; [.D185] &amp; &quot; 1 &quot; &amp; [.I185]" office:value-type="string" office:string-value="X PH9 8.55 0 -800 150 R 40 50 14 1 B" calcext:value-type="string">
            <text:p>X PH9 8.55 0 -800 150 R 40 50 14 1 B</text:p>
          </table:table-cell>
          <table:table-cell table:style-name="ce5" office:value-type="string" calcext:value-type="string">
            <text:p>TIM12_CH2,I2C3_SMBA,DCMI_D0,</text:p>
            <text:p>LCD_R3,EVENTOUT</text:p>
          </table:table-cell>
          <table:table-cell table:style-name="ce5" table:formula="of:=SUBSTITUTE(SUBSTITUTE(SUBSTITUTE([.K185]; CHAR(10); &quot;&quot;); &quot;,&quot;; CHAR(10)); CHAR(10)&amp;CHAR(10); CHAR(10))" office:value-type="string" office:string-value="TIM12_CH2&#10;I2C3_SMBA&#10;DCMI_D0&#10;LCD_R3&#10;EVENTOUT" calcext:value-type="string">
            <text:p>TIM12_CH2</text:p>
            <text:p>I2C3_SMBA</text:p>
            <text:p>DCMI_D0</text:p>
            <text:p>LCD_R3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85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3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H10</text:p>
          </table:table-cell>
          <table:table-cell table:style-name="ce5" table:formula="of:=SUBSTITUTE([.F186]; &quot;_&quot;; &quot;-&quot;)" office:value-type="string" office:string-value="PH10" calcext:value-type="string">
            <text:p>PH10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86]=&quot;-&quot;; &quot;N&quot;; IF([.H186]=&quot;I&quot;;&quot;I&quot;; IF([.H186]=&quot;O&quot;;&quot;O&quot;; IF([.H186]=&quot;I/O&quot;;&quot;B&quot;;IF([.H186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86]  &amp; &quot; &quot; &amp; [.A186] &amp; &quot;.&quot; &amp; [.C186] &amp; &quot; 0 &quot; &amp; [.E186]*-100 &amp; &quot; 150 R 40 50 &quot; &amp; [.D186] &amp; &quot; 1 &quot; &amp; [.I186]" office:value-type="string" office:string-value="X PH10 8.48 0 -900 150 R 40 50 14 1 B" calcext:value-type="string">
            <text:p>X PH10 8.48 0 -900 150 R 40 50 14 1 B</text:p>
          </table:table-cell>
          <table:table-cell table:style-name="ce5" office:value-type="string" calcext:value-type="string">
            <text:p>TIM5_CH1,I2C4_SMBA,I2C1_SMBA,</text:p>
            <text:p>DCMI_D1,LCD_R4,EVENTOUT</text:p>
          </table:table-cell>
          <table:table-cell table:style-name="ce5" table:formula="of:=SUBSTITUTE(SUBSTITUTE(SUBSTITUTE([.K186]; CHAR(10); &quot;&quot;); &quot;,&quot;; CHAR(10)); CHAR(10)&amp;CHAR(10); CHAR(10))" office:value-type="string" office:string-value="TIM5_CH1&#10;I2C4_SMBA&#10;I2C1_SMBA&#10;DCMI_D1&#10;LCD_R4&#10;EVENTOUT" calcext:value-type="string">
            <text:p>TIM5_CH1</text:p>
            <text:p>I2C4_SMBA</text:p>
            <text:p>I2C1_SMBA</text:p>
            <text:p>DCMI_D1</text:p>
            <text:p>LCD_R4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86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3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H11</text:p>
          </table:table-cell>
          <table:table-cell table:style-name="ce5" table:formula="of:=SUBSTITUTE([.F187]; &quot;_&quot;; &quot;-&quot;)" office:value-type="string" office:string-value="PH11" calcext:value-type="string">
            <text:p>PH11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87]=&quot;-&quot;; &quot;N&quot;; IF([.H187]=&quot;I&quot;;&quot;I&quot;; IF([.H187]=&quot;O&quot;;&quot;O&quot;; IF([.H187]=&quot;I/O&quot;;&quot;B&quot;;IF([.H187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87]  &amp; &quot; &quot; &amp; [.A187] &amp; &quot;.&quot; &amp; [.C187] &amp; &quot; 0 &quot; &amp; [.E187]*-100 &amp; &quot; 150 R 40 50 &quot; &amp; [.D187] &amp; &quot; 1 &quot; &amp; [.I187]" office:value-type="string" office:string-value="X PH11 8.50 0 -1000 150 R 40 50 14 1 B" calcext:value-type="string">
            <text:p>X PH11 8.50 0 -1000 150 R 40 50 14 1 B</text:p>
          </table:table-cell>
          <table:table-cell table:style-name="ce5" office:value-type="string" calcext:value-type="string">
            <text:p>TIM5_CH2,I2C4_SCL,I2C1_SCL,</text:p>
            <text:p>DCMI_D2,LCD_R5,EVENTOUT</text:p>
          </table:table-cell>
          <table:table-cell table:style-name="ce5" table:formula="of:=SUBSTITUTE(SUBSTITUTE(SUBSTITUTE([.K187]; CHAR(10); &quot;&quot;); &quot;,&quot;; CHAR(10)); CHAR(10)&amp;CHAR(10); CHAR(10))" office:value-type="string" office:string-value="TIM5_CH2&#10;I2C4_SCL&#10;I2C1_SCL&#10;DCMI_D2&#10;LCD_R5&#10;EVENTOUT" calcext:value-type="string">
            <text:p>TIM5_CH2</text:p>
            <text:p>I2C4_SCL</text:p>
            <text:p>I2C1_SCL</text:p>
            <text:p>DCMI_D2</text:p>
            <text:p>LCD_R5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87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B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PH12</text:p>
          </table:table-cell>
          <table:table-cell table:style-name="ce5" table:formula="of:=SUBSTITUTE([.F188]; &quot;_&quot;; &quot;-&quot;)" office:value-type="string" office:string-value="PH12" calcext:value-type="string">
            <text:p>PH12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88]=&quot;-&quot;; &quot;N&quot;; IF([.H188]=&quot;I&quot;;&quot;I&quot;; IF([.H188]=&quot;O&quot;;&quot;O&quot;; IF([.H188]=&quot;I/O&quot;;&quot;B&quot;;IF([.H188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88]  &amp; &quot; &quot; &amp; [.A188] &amp; &quot;.&quot; &amp; [.C188] &amp; &quot; 0 &quot; &amp; [.E188]*-100 &amp; &quot; 150 R 40 50 &quot; &amp; [.D188] &amp; &quot; 1 &quot; &amp; [.I188]" office:value-type="string" office:string-value="X PH12 8.49 0 -1100 150 R 40 50 14 1 B" calcext:value-type="string">
            <text:p>X PH12 8.49 0 -1100 150 R 40 50 14 1 B</text:p>
          </table:table-cell>
          <table:table-cell table:style-name="ce5" office:value-type="string" calcext:value-type="string">
            <text:p>HDP2,TIM5_CH3,I2C4_SDA,</text:p>
            <text:p>I2C1_SDA,DCMI_D3,LCD_R6,</text:p>
            <text:p>EVENTOUT</text:p>
          </table:table-cell>
          <table:table-cell table:style-name="ce5" table:formula="of:=SUBSTITUTE(SUBSTITUTE(SUBSTITUTE([.K188]; CHAR(10); &quot;&quot;); &quot;,&quot;; CHAR(10)); CHAR(10)&amp;CHAR(10); CHAR(10))" office:value-type="string" office:string-value="HDP2&#10;TIM5_CH3&#10;I2C4_SDA&#10;I2C1_SDA&#10;DCMI_D3&#10;LCD_R6&#10;EVENTOUT" calcext:value-type="string">
            <text:p>HDP2</text:p>
            <text:p>TIM5_CH3</text:p>
            <text:p>I2C4_SDA</text:p>
            <text:p>I2C1_SDA</text:p>
            <text:p>DCMI_D3</text:p>
            <text:p>LCD_R6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88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D1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PH13</text:p>
          </table:table-cell>
          <table:table-cell table:style-name="ce5" table:formula="of:=SUBSTITUTE([.F189]; &quot;_&quot;; &quot;-&quot;)" office:value-type="string" office:string-value="PH13" calcext:value-type="string">
            <text:p>PH13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89]=&quot;-&quot;; &quot;N&quot;; IF([.H189]=&quot;I&quot;;&quot;I&quot;; IF([.H189]=&quot;O&quot;;&quot;O&quot;; IF([.H189]=&quot;I/O&quot;;&quot;B&quot;;IF([.H189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89]  &amp; &quot; &quot; &amp; [.A189] &amp; &quot;.&quot; &amp; [.C189] &amp; &quot; 0 &quot; &amp; [.E189]*-100 &amp; &quot; 150 R 40 50 &quot; &amp; [.D189] &amp; &quot; 1 &quot; &amp; [.I189]" office:value-type="string" office:string-value="X PH13 8.41 0 -1200 150 R 40 50 14 1 B" calcext:value-type="string">
            <text:p>X PH13 8.41 0 -1200 150 R 40 50 14 1 B</text:p>
          </table:table-cell>
          <table:table-cell table:style-name="ce5" office:value-type="string" calcext:value-type="string">
            <text:p>TIM8_CH1N,UART4_TX,</text:p>
            <text:p>FDCAN1_TX,LCD_G2,</text:p>
            <text:p>EVENTOUT</text:p>
          </table:table-cell>
          <table:table-cell table:style-name="ce5" table:formula="of:=SUBSTITUTE(SUBSTITUTE(SUBSTITUTE([.K189]; CHAR(10); &quot;&quot;); &quot;,&quot;; CHAR(10)); CHAR(10)&amp;CHAR(10); CHAR(10))" office:value-type="string" office:string-value="TIM8_CH1N&#10;UART4_TX&#10;FDCAN1_TX&#10;LCD_G2&#10;EVENTOUT" calcext:value-type="string">
            <text:p>TIM8_CH1N</text:p>
            <text:p>UART4_TX</text:p>
            <text:p>FDCAN1_TX</text:p>
            <text:p>LCD_G2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89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3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3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PH14</text:p>
          </table:table-cell>
          <table:table-cell table:style-name="ce5" table:formula="of:=SUBSTITUTE([.F190]; &quot;_&quot;; &quot;-&quot;)" office:value-type="string" office:string-value="PH14" calcext:value-type="string">
            <text:p>PH14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90]=&quot;-&quot;; &quot;N&quot;; IF([.H190]=&quot;I&quot;;&quot;I&quot;; IF([.H190]=&quot;O&quot;;&quot;O&quot;; IF([.H190]=&quot;I/O&quot;;&quot;B&quot;;IF([.H190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90]  &amp; &quot; &quot; &amp; [.A190] &amp; &quot;.&quot; &amp; [.C190] &amp; &quot; 0 &quot; &amp; [.E190]*-100 &amp; &quot; 150 R 40 50 &quot; &amp; [.D190] &amp; &quot; 1 &quot; &amp; [.I190]" office:value-type="string" office:string-value="X PH14 8.39 0 -1300 150 R 40 50 14 1 B" calcext:value-type="string">
            <text:p>X PH14 8.39 0 -1300 150 R 40 50 14 1 B</text:p>
          </table:table-cell>
          <table:table-cell table:style-name="ce5" office:value-type="string" calcext:value-type="string">
            <text:p>TIM8_CH2N,UART4_RX,</text:p>
            <text:p>FDCAN1_RX,DCMI_D4,LCD_G3,</text:p>
            <text:p>EVENTOUT</text:p>
          </table:table-cell>
          <table:table-cell table:style-name="ce5" table:formula="of:=SUBSTITUTE(SUBSTITUTE(SUBSTITUTE([.K190]; CHAR(10); &quot;&quot;); &quot;,&quot;; CHAR(10)); CHAR(10)&amp;CHAR(10); CHAR(10))" office:value-type="string" office:string-value="TIM8_CH2N&#10;UART4_RX&#10;FDCAN1_RX&#10;DCMI_D4&#10;LCD_G3&#10;EVENTOUT" calcext:value-type="string">
            <text:p>TIM8_CH2N</text:p>
            <text:p>UART4_RX</text:p>
            <text:p>FDCAN1_RX</text:p>
            <text:p>DCMI_D4</text:p>
            <text:p>LCD_G3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90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B1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H15</text:p>
          </table:table-cell>
          <table:table-cell table:style-name="ce5" table:formula="of:=SUBSTITUTE([.F191]; &quot;_&quot;; &quot;-&quot;)" office:value-type="string" office:string-value="PH15" calcext:value-type="string">
            <text:p>PH15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91]=&quot;-&quot;; &quot;N&quot;; IF([.H191]=&quot;I&quot;;&quot;I&quot;; IF([.H191]=&quot;O&quot;;&quot;O&quot;; IF([.H191]=&quot;I/O&quot;;&quot;B&quot;;IF([.H191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91]  &amp; &quot; &quot; &amp; [.A191] &amp; &quot;.&quot; &amp; [.C191] &amp; &quot; 0 &quot; &amp; [.E191]*-100 &amp; &quot; 150 R 40 50 &quot; &amp; [.D191] &amp; &quot; 1 &quot; &amp; [.I191]" office:value-type="string" office:string-value="X PH15 8.37 0 -1400 150 R 40 50 14 1 B" calcext:value-type="string">
            <text:p>X PH15 8.37 0 -1400 150 R 40 50 14 1 B</text:p>
          </table:table-cell>
          <table:table-cell table:style-name="ce5" office:value-type="string" calcext:value-type="string">
            <text:p>TIM8_CH3N,DCMI_D11,LCD_G4,</text:p>
            <text:p>EVENTOUT</text:p>
          </table:table-cell>
          <table:table-cell table:style-name="ce5" table:formula="of:=SUBSTITUTE(SUBSTITUTE(SUBSTITUTE([.K191]; CHAR(10); &quot;&quot;); &quot;,&quot;; CHAR(10)); CHAR(10)&amp;CHAR(10); CHAR(10))" office:value-type="string" office:string-value="TIM8_CH3N&#10;DCMI_D11&#10;LCD_G4&#10;EVENTOUT" calcext:value-type="string">
            <text:p>TIM8_CH3N</text:p>
            <text:p>DCMI_D11</text:p>
            <text:p>LCD_G4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91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1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I0</text:p>
          </table:table-cell>
          <table:table-cell table:style-name="ce5" table:formula="of:=SUBSTITUTE([.F192]; &quot;_&quot;; &quot;-&quot;)" office:value-type="string" office:string-value="PI0" calcext:value-type="string">
            <text:p>PI0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92]=&quot;-&quot;; &quot;N&quot;; IF([.H192]=&quot;I&quot;;&quot;I&quot;; IF([.H192]=&quot;O&quot;;&quot;O&quot;; IF([.H192]=&quot;I/O&quot;;&quot;B&quot;;IF([.H192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92]  &amp; &quot; &quot; &amp; [.A192] &amp; &quot;.&quot; &amp; [.C192] &amp; &quot; 0 &quot; &amp; [.E192]*-100 &amp; &quot; 150 R 40 50 &quot; &amp; [.D192] &amp; &quot; 1 &quot; &amp; [.I192]" office:value-type="string" office:string-value="X PI0 8.35 0 -100 150 R 40 50 15 1 B" calcext:value-type="string">
            <text:p>X PI0 8.35 0 -100 150 R 40 50 15 1 B</text:p>
          </table:table-cell>
          <table:table-cell table:style-name="ce5" office:value-type="string" calcext:value-type="string">
            <text:p>TIM5_CH4,SPI2_NSS/I2S2_WS,</text:p>
            <text:p>DCMI_D13,LCD_G5,EVENTOUT</text:p>
          </table:table-cell>
          <table:table-cell table:style-name="ce5" table:formula="of:=SUBSTITUTE(SUBSTITUTE(SUBSTITUTE([.K192]; CHAR(10); &quot;&quot;); &quot;,&quot;; CHAR(10)); CHAR(10)&amp;CHAR(10); CHAR(10))" office:value-type="string" office:string-value="TIM5_CH4&#10;SPI2_NSS/I2S2_WS&#10;DCMI_D13&#10;LCD_G5&#10;EVENTOUT" calcext:value-type="string">
            <text:p>TIM5_CH4</text:p>
            <text:p>SPI2_NSS/I2S2_WS</text:p>
            <text:p>DCMI_D13</text:p>
            <text:p>LCD_G5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92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E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I1</text:p>
          </table:table-cell>
          <table:table-cell table:style-name="ce5" table:formula="of:=SUBSTITUTE([.F193]; &quot;_&quot;; &quot;-&quot;)" office:value-type="string" office:string-value="PI1" calcext:value-type="string">
            <text:p>PI1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93]=&quot;-&quot;; &quot;N&quot;; IF([.H193]=&quot;I&quot;;&quot;I&quot;; IF([.H193]=&quot;O&quot;;&quot;O&quot;; IF([.H193]=&quot;I/O&quot;;&quot;B&quot;;IF([.H193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93]  &amp; &quot; &quot; &amp; [.A193] &amp; &quot;.&quot; &amp; [.C193] &amp; &quot; 0 &quot; &amp; [.E193]*-100 &amp; &quot; 150 R 40 50 &quot; &amp; [.D193] &amp; &quot; 1 &quot; &amp; [.I193]" office:value-type="string" office:string-value="X PI1 8.33 0 -200 150 R 40 50 15 1 B" calcext:value-type="string">
            <text:p>X PI1 8.33 0 -200 150 R 40 50 15 1 B</text:p>
          </table:table-cell>
          <table:table-cell table:style-name="ce5" office:value-type="string" calcext:value-type="string">
            <text:p>TIM8_BKIN2,SPI2_SCK/I2S2_CK,</text:p>
            <text:p>DCMI_D8,LCD_G6,EVENTOUT</text:p>
          </table:table-cell>
          <table:table-cell table:style-name="ce5" table:formula="of:=SUBSTITUTE(SUBSTITUTE(SUBSTITUTE([.K193]; CHAR(10); &quot;&quot;); &quot;,&quot;; CHAR(10)); CHAR(10)&amp;CHAR(10); CHAR(10))" office:value-type="string" office:string-value="TIM8_BKIN2&#10;SPI2_SCK/I2S2_CK&#10;DCMI_D8&#10;LCD_G6&#10;EVENTOUT" calcext:value-type="string">
            <text:p>TIM8_BKIN2</text:p>
            <text:p>SPI2_SCK/I2S2_CK</text:p>
            <text:p>DCMI_D8</text:p>
            <text:p>LCD_G6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93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E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I2</text:p>
          </table:table-cell>
          <table:table-cell table:style-name="ce5" table:formula="of:=SUBSTITUTE([.F194]; &quot;_&quot;; &quot;-&quot;)" office:value-type="string" office:string-value="PI2" calcext:value-type="string">
            <text:p>PI2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94]=&quot;-&quot;; &quot;N&quot;; IF([.H194]=&quot;I&quot;;&quot;I&quot;; IF([.H194]=&quot;O&quot;;&quot;O&quot;; IF([.H194]=&quot;I/O&quot;;&quot;B&quot;;IF([.H194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94]  &amp; &quot; &quot; &amp; [.A194] &amp; &quot;.&quot; &amp; [.C194] &amp; &quot; 0 &quot; &amp; [.E194]*-100 &amp; &quot; 150 R 40 50 &quot; &amp; [.D194] &amp; &quot; 1 &quot; &amp; [.I194]" office:value-type="string" office:string-value="X PI2 8.31 0 -300 150 R 40 50 15 1 B" calcext:value-type="string">
            <text:p>X PI2 8.31 0 -300 150 R 40 50 15 1 B</text:p>
          </table:table-cell>
          <table:table-cell table:style-name="ce5" office:value-type="string" calcext:value-type="string">
            <text:p>TIM8_CH4,SPI2_MISO/I2S2_SDI,</text:p>
            <text:p>DCMI_D9,LCD_G7,EVENTOUT</text:p>
          </table:table-cell>
          <table:table-cell table:style-name="ce5" table:formula="of:=SUBSTITUTE(SUBSTITUTE(SUBSTITUTE([.K194]; CHAR(10); &quot;&quot;); &quot;,&quot;; CHAR(10)); CHAR(10)&amp;CHAR(10); CHAR(10))" office:value-type="string" office:string-value="TIM8_CH4&#10;SPI2_MISO/I2S2_SDI&#10;DCMI_D9&#10;LCD_G7&#10;EVENTOUT" calcext:value-type="string">
            <text:p>TIM8_CH4</text:p>
            <text:p>SPI2_MISO/I2S2_SDI</text:p>
            <text:p>DCMI_D9</text:p>
            <text:p>LCD_G7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94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E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I3</text:p>
          </table:table-cell>
          <table:table-cell table:style-name="ce5" table:formula="of:=SUBSTITUTE([.F195]; &quot;_&quot;; &quot;-&quot;)" office:value-type="string" office:string-value="PI3" calcext:value-type="string">
            <text:p>PI3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95]=&quot;-&quot;; &quot;N&quot;; IF([.H195]=&quot;I&quot;;&quot;I&quot;; IF([.H195]=&quot;O&quot;;&quot;O&quot;; IF([.H195]=&quot;I/O&quot;;&quot;B&quot;;IF([.H195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95]  &amp; &quot; &quot; &amp; [.A195] &amp; &quot;.&quot; &amp; [.C195] &amp; &quot; 0 &quot; &amp; [.E195]*-100 &amp; &quot; 150 R 40 50 &quot; &amp; [.D195] &amp; &quot; 1 &quot; &amp; [.I195]" office:value-type="string" office:string-value="X PI3 7.39 0 -400 150 R 40 50 15 1 B" calcext:value-type="string">
            <text:p>X PI3 7.39 0 -400 150 R 40 50 15 1 B</text:p>
          </table:table-cell>
          <table:table-cell table:style-name="ce5" office:value-type="string" calcext:value-type="string">
            <text:p>TIM8_ETR,SPI2_MOSI/I2S2_SDO,</text:p>
            <text:p>DCMI_D10,EVENTOUT</text:p>
          </table:table-cell>
          <table:table-cell table:style-name="ce5" table:formula="of:=SUBSTITUTE(SUBSTITUTE(SUBSTITUTE([.K195]; CHAR(10); &quot;&quot;); &quot;,&quot;; CHAR(10)); CHAR(10)&amp;CHAR(10); CHAR(10))" office:value-type="string" office:string-value="TIM8_ETR&#10;SPI2_MOSI/I2S2_SDO&#10;DCMI_D10&#10;EVENTOUT" calcext:value-type="string">
            <text:p>TIM8_ETR</text:p>
            <text:p>SPI2_MOSI/I2S2_SDO</text:p>
            <text:p>DCMI_D10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95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E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I4</text:p>
          </table:table-cell>
          <table:table-cell table:style-name="ce5" table:formula="of:=SUBSTITUTE([.F196]; &quot;_&quot;; &quot;-&quot;)" office:value-type="string" office:string-value="PI4" calcext:value-type="string">
            <text:p>PI4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96]=&quot;-&quot;; &quot;N&quot;; IF([.H196]=&quot;I&quot;;&quot;I&quot;; IF([.H196]=&quot;O&quot;;&quot;O&quot;; IF([.H196]=&quot;I/O&quot;;&quot;B&quot;;IF([.H196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96]  &amp; &quot; &quot; &amp; [.A196] &amp; &quot;.&quot; &amp; [.C196] &amp; &quot; 0 &quot; &amp; [.E196]*-100 &amp; &quot; 150 R 40 50 &quot; &amp; [.D196] &amp; &quot; 1 &quot; &amp; [.I196]" office:value-type="string" office:string-value="X PI4 8.21 0 -500 150 R 40 50 15 1 B" calcext:value-type="string">
            <text:p>X PI4 8.21 0 -500 150 R 40 50 15 1 B</text:p>
          </table:table-cell>
          <table:table-cell table:style-name="ce5" office:value-type="string" calcext:value-type="string">
            <text:p>TIM8_BKIN,SAI2_MCLK_A,</text:p>
            <text:p>DCMI_D5,LCD_B4,EVENTOUT</text:p>
          </table:table-cell>
          <table:table-cell table:style-name="ce5" table:formula="of:=SUBSTITUTE(SUBSTITUTE(SUBSTITUTE([.K196]; CHAR(10); &quot;&quot;); &quot;,&quot;; CHAR(10)); CHAR(10)&amp;CHAR(10); CHAR(10))" office:value-type="string" office:string-value="TIM8_BKIN&#10;SAI2_MCLK_A&#10;DCMI_D5&#10;LCD_B4&#10;EVENTOUT" calcext:value-type="string">
            <text:p>TIM8_BKIN</text:p>
            <text:p>SAI2_MCLK_A</text:p>
            <text:p>DCMI_D5</text:p>
            <text:p>LCD_B4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96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F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I5</text:p>
          </table:table-cell>
          <table:table-cell table:style-name="ce5" table:formula="of:=SUBSTITUTE([.F197]; &quot;_&quot;; &quot;-&quot;)" office:value-type="string" office:string-value="PI5" calcext:value-type="string">
            <text:p>PI5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97]=&quot;-&quot;; &quot;N&quot;; IF([.H197]=&quot;I&quot;;&quot;I&quot;; IF([.H197]=&quot;O&quot;;&quot;O&quot;; IF([.H197]=&quot;I/O&quot;;&quot;B&quot;;IF([.H197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97]  &amp; &quot; &quot; &amp; [.A197] &amp; &quot;.&quot; &amp; [.C197] &amp; &quot; 0 &quot; &amp; [.E197]*-100 &amp; &quot; 150 R 40 50 &quot; &amp; [.D197] &amp; &quot; 1 &quot; &amp; [.I197]" office:value-type="string" office:string-value="X PI5 7.13 0 -600 150 R 40 50 15 1 B" calcext:value-type="string">
            <text:p>X PI5 7.13 0 -600 150 R 40 50 15 1 B</text:p>
          </table:table-cell>
          <table:table-cell table:style-name="ce5" office:value-type="string" calcext:value-type="string">
            <text:p>TIM8_CH1,SAI2_SCK_A,</text:p>
            <text:p>DCMI_VSYNC,LCD_B5,</text:p>
            <text:p>EVENTOUT</text:p>
          </table:table-cell>
          <table:table-cell table:style-name="ce5" table:formula="of:=SUBSTITUTE(SUBSTITUTE(SUBSTITUTE([.K197]; CHAR(10); &quot;&quot;); &quot;,&quot;; CHAR(10)); CHAR(10)&amp;CHAR(10); CHAR(10))" office:value-type="string" office:string-value="TIM8_CH1&#10;SAI2_SCK_A&#10;DCMI_VSYNC&#10;LCD_B5&#10;EVENTOUT" calcext:value-type="string">
            <text:p>TIM8_CH1</text:p>
            <text:p>SAI2_SCK_A</text:p>
            <text:p>DCMI_VSYNC</text:p>
            <text:p>LCD_B5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97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F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I6</text:p>
          </table:table-cell>
          <table:table-cell table:style-name="ce5" table:formula="of:=SUBSTITUTE([.F198]; &quot;_&quot;; &quot;-&quot;)" office:value-type="string" office:string-value="PI6" calcext:value-type="string">
            <text:p>PI6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98]=&quot;-&quot;; &quot;N&quot;; IF([.H198]=&quot;I&quot;;&quot;I&quot;; IF([.H198]=&quot;O&quot;;&quot;O&quot;; IF([.H198]=&quot;I/O&quot;;&quot;B&quot;;IF([.H198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98]  &amp; &quot; &quot; &amp; [.A198] &amp; &quot;.&quot; &amp; [.C198] &amp; &quot; 0 &quot; &amp; [.E198]*-100 &amp; &quot; 150 R 40 50 &quot; &amp; [.D198] &amp; &quot; 1 &quot; &amp; [.I198]" office:value-type="string" office:string-value="X PI6 7.17 0 -700 150 R 40 50 15 1 B" calcext:value-type="string">
            <text:p>X PI6 7.17 0 -700 150 R 40 50 15 1 B</text:p>
          </table:table-cell>
          <table:table-cell table:style-name="ce5" office:value-type="string" calcext:value-type="string">
            <text:p>TIM8_CH2,SAI2_SD_A,DCMI_D6,</text:p>
            <text:p>LCD_B6,EVENTOUT</text:p>
          </table:table-cell>
          <table:table-cell table:style-name="ce5" table:formula="of:=SUBSTITUTE(SUBSTITUTE(SUBSTITUTE([.K198]; CHAR(10); &quot;&quot;); &quot;,&quot;; CHAR(10)); CHAR(10)&amp;CHAR(10); CHAR(10))" office:value-type="string" office:string-value="TIM8_CH2&#10;SAI2_SD_A&#10;DCMI_D6&#10;LCD_B6&#10;EVENTOUT" calcext:value-type="string">
            <text:p>TIM8_CH2</text:p>
            <text:p>SAI2_SD_A</text:p>
            <text:p>DCMI_D6</text:p>
            <text:p>LCD_B6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98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F2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I7</text:p>
          </table:table-cell>
          <table:table-cell table:style-name="ce5" table:formula="of:=SUBSTITUTE([.F199]; &quot;_&quot;; &quot;-&quot;)" office:value-type="string" office:string-value="PI7" calcext:value-type="string">
            <text:p>PI7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199]=&quot;-&quot;; &quot;N&quot;; IF([.H199]=&quot;I&quot;;&quot;I&quot;; IF([.H199]=&quot;O&quot;;&quot;O&quot;; IF([.H199]=&quot;I/O&quot;;&quot;B&quot;;IF([.H199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199]  &amp; &quot; &quot; &amp; [.A199] &amp; &quot;.&quot; &amp; [.C199] &amp; &quot; 0 &quot; &amp; [.E199]*-100 &amp; &quot; 150 R 40 50 &quot; &amp; [.D199] &amp; &quot; 1 &quot; &amp; [.I199]" office:value-type="string" office:string-value="X PI7 7.15 0 -800 150 R 40 50 15 1 B" calcext:value-type="string">
            <text:p>X PI7 7.15 0 -800 150 R 40 50 15 1 B</text:p>
          </table:table-cell>
          <table:table-cell table:style-name="ce5" office:value-type="string" calcext:value-type="string">
            <text:p>TIM8_CH3,SAI2_FS_A,DCMI_D7,</text:p>
            <text:p>LCD_B7,EVENTOUT</text:p>
          </table:table-cell>
          <table:table-cell table:style-name="ce5" table:formula="of:=SUBSTITUTE(SUBSTITUTE(SUBSTITUTE([.K199]; CHAR(10); &quot;&quot;); &quot;,&quot;; CHAR(10)); CHAR(10)&amp;CHAR(10); CHAR(10))" office:value-type="string" office:string-value="TIM8_CH3&#10;SAI2_FS_A&#10;DCMI_D7&#10;LCD_B7&#10;EVENTOUT" calcext:value-type="string">
            <text:p>TIM8_CH3</text:p>
            <text:p>SAI2_FS_A</text:p>
            <text:p>DCMI_D7</text:p>
            <text:p>LCD_B7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199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L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I8</text:p>
          </table:table-cell>
          <table:table-cell table:style-name="ce5" table:formula="of:=SUBSTITUTE([.F200]; &quot;_&quot;; &quot;-&quot;)" office:value-type="string" office:string-value="PI8" calcext:value-type="string">
            <text:p>PI8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200]=&quot;-&quot;; &quot;N&quot;; IF([.H200]=&quot;I&quot;;&quot;I&quot;; IF([.H200]=&quot;O&quot;;&quot;O&quot;; IF([.H200]=&quot;I/O&quot;;&quot;B&quot;;IF([.H200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200]  &amp; &quot; &quot; &amp; [.A200] &amp; &quot;.&quot; &amp; [.C200] &amp; &quot; 0 &quot; &amp; [.E200]*-100 &amp; &quot; 150 R 40 50 &quot; &amp; [.D200] &amp; &quot; 1 &quot; &amp; [.I200]" office:value-type="string" office:string-value="X PI8 7.50 0 -900 150 R 40 50 15 1 B" calcext:value-type="string">
            <text:p>X PI8 7.50 0 -900 150 R 40 50 15 1 B</text:p>
          </table:table-cell>
          <table:table-cell table:style-name="ce5" office:value-type="string" calcext:value-type="string">
            <text:p>EVENTOUT</text:p>
          </table:table-cell>
          <table:table-cell table:style-name="ce5" table:formula="of:=SUBSTITUTE(SUBSTITUTE(SUBSTITUTE([.K200]; CHAR(10); &quot;&quot;); &quot;,&quot;; CHAR(10)); CHAR(10)&amp;CHAR(10); CHAR(10))" office:value-type="string" office:string-value="EVENTOUT" calcext:value-type="string">
            <text:p>EVENTOUT</text:p>
          </table:table-cell>
          <table:table-cell table:style-name="ce5" office:value-type="string" calcext:value-type="string">
            <text:p>RTC_OUT2/</text:p>
            <text:p>RTC_LSCO,</text:p>
            <text:p>TAMP_IN2/</text:p>
            <text:p>TAMP_OUT3,</text:p>
            <text:p>WKUP4</text:p>
          </table:table-cell>
          <table:table-cell table:style-name="ce5" table:formula="of:=SUBSTITUTE(SUBSTITUTE(SUBSTITUTE([.M200]; CHAR(10); &quot;&quot;); &quot;,&quot;; CHAR(10)); CHAR(10)&amp;CHAR(10); CHAR(10))" office:value-type="string" office:string-value="RTC_OUT2/RTC_LSCO&#10;TAMP_IN2/TAMP_OUT3&#10;WKUP4" calcext:value-type="string">
            <text:p>RTC_OUT2/RTC_LSCO</text:p>
            <text:p>TAMP_IN2/TAMP_OUT3</text:p>
            <text:p>WKUP4</text:p>
          </table:table-cell>
          <table:table-cell table:number-columns-repeated="1010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H4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I9</text:p>
          </table:table-cell>
          <table:table-cell table:style-name="ce5" table:formula="of:=SUBSTITUTE([.F201]; &quot;_&quot;; &quot;-&quot;)" office:value-type="string" office:string-value="PI9" calcext:value-type="string">
            <text:p>PI9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201]=&quot;-&quot;; &quot;N&quot;; IF([.H201]=&quot;I&quot;;&quot;I&quot;; IF([.H201]=&quot;O&quot;;&quot;O&quot;; IF([.H201]=&quot;I/O&quot;;&quot;B&quot;;IF([.H201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201]  &amp; &quot; &quot; &amp; [.A201] &amp; &quot;.&quot; &amp; [.C201] &amp; &quot; 0 &quot; &amp; [.E201]*-100 &amp; &quot; 150 R 40 50 &quot; &amp; [.D201] &amp; &quot; 1 &quot; &amp; [.I201]" office:value-type="string" office:string-value="X PI9 8.69 0 -1000 150 R 40 50 15 1 B" calcext:value-type="string">
            <text:p>X PI9 8.69 0 -1000 150 R 40 50 15 1 B</text:p>
          </table:table-cell>
          <table:table-cell table:style-name="ce5" office:value-type="string" calcext:value-type="string">
            <text:p>HDP1,UART4_RX,FDCAN1_RX,</text:p>
            <text:p>LCD_VSYNC,EVENTOUT</text:p>
          </table:table-cell>
          <table:table-cell table:style-name="ce5" table:formula="of:=SUBSTITUTE(SUBSTITUTE(SUBSTITUTE([.K201]; CHAR(10); &quot;&quot;); &quot;,&quot;; CHAR(10)); CHAR(10)&amp;CHAR(10); CHAR(10))" office:value-type="string" office:string-value="HDP1&#10;UART4_RX&#10;FDCAN1_RX&#10;LCD_VSYNC&#10;EVENTOUT" calcext:value-type="string">
            <text:p>HDP1</text:p>
            <text:p>UART4_RX</text:p>
            <text:p>FDCAN1_RX</text:p>
            <text:p>LCD_VSYNC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01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T1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PI10</text:p>
          </table:table-cell>
          <table:table-cell table:style-name="ce5" table:formula="of:=SUBSTITUTE([.F202]; &quot;_&quot;; &quot;-&quot;)" office:value-type="string" office:string-value="PI10" calcext:value-type="string">
            <text:p>PI10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202]=&quot;-&quot;; &quot;N&quot;; IF([.H202]=&quot;I&quot;;&quot;I&quot;; IF([.H202]=&quot;O&quot;;&quot;O&quot;; IF([.H202]=&quot;I/O&quot;;&quot;B&quot;;IF([.H202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202]  &amp; &quot; &quot; &amp; [.A202] &amp; &quot;.&quot; &amp; [.C202] &amp; &quot; 0 &quot; &amp; [.E202]*-100 &amp; &quot; 150 R 40 50 &quot; &amp; [.D202] &amp; &quot; 1 &quot; &amp; [.I202]" office:value-type="string" office:string-value="X PI10 8.67 0 -1100 150 R 40 50 15 1 B" calcext:value-type="string">
            <text:p>X PI10 8.67 0 -1100 150 R 40 50 15 1 B</text:p>
          </table:table-cell>
          <table:table-cell table:style-name="ce5" office:value-type="string" calcext:value-type="string">
            <text:p>HDP0,USART3_CTS/USART3_NSS,</text:p>
            <text:p>ETH1_GMII_RX_ER/</text:p>
            <text:p>ETH1_MII_RX_ER,LCD_HSYNC,</text:p>
            <text:p>EVENTOUT</text:p>
          </table:table-cell>
          <table:table-cell table:style-name="ce5" table:formula="of:=SUBSTITUTE(SUBSTITUTE(SUBSTITUTE([.K202]; CHAR(10); &quot;&quot;); &quot;,&quot;; CHAR(10)); CHAR(10)&amp;CHAR(10); CHAR(10))" office:value-type="string" office:string-value="HDP0&#10;USART3_CTS/USART3_NSS&#10;ETH1_GMII_RX_ER/ETH1_MII_RX_ER&#10;LCD_HSYNC&#10;EVENTOUT" calcext:value-type="string">
            <text:p>HDP0</text:p>
            <text:p>USART3_CTS/USART3_NSS</text:p>
            <text:p>ETH1_GMII_RX_ER/ETH1_MII_RX_ER</text:p>
            <text:p>LCD_HSYNC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02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P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PI11</text:p>
          </table:table-cell>
          <table:table-cell table:style-name="ce5" table:formula="of:=SUBSTITUTE([.F203]; &quot;_&quot;; &quot;-&quot;)" office:value-type="string" office:string-value="PI11" calcext:value-type="string">
            <text:p>PI11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203]=&quot;-&quot;; &quot;N&quot;; IF([.H203]=&quot;I&quot;;&quot;I&quot;; IF([.H203]=&quot;O&quot;;&quot;O&quot;; IF([.H203]=&quot;I/O&quot;;&quot;B&quot;;IF([.H203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203]  &amp; &quot; &quot; &amp; [.A203] &amp; &quot;.&quot; &amp; [.C203] &amp; &quot; 0 &quot; &amp; [.E203]*-100 &amp; &quot; 150 R 40 50 &quot; &amp; [.D203] &amp; &quot; 1 &quot; &amp; [.I203]" office:value-type="string" office:string-value="X PI11 7.6 0 -1200 150 R 40 50 15 1 B" calcext:value-type="string">
            <text:p>X PI11 7.6 0 -1200 150 R 40 50 15 1 B</text:p>
          </table:table-cell>
          <table:table-cell table:style-name="ce5" office:value-type="string" calcext:value-type="string">
            <text:p>MCO1,I2S_CKIN,LCD_G6,</text:p>
            <text:p>EVENTOUT</text:p>
          </table:table-cell>
          <table:table-cell table:style-name="ce5" table:formula="of:=SUBSTITUTE(SUBSTITUTE(SUBSTITUTE([.K203]; CHAR(10); &quot;&quot;); &quot;,&quot;; CHAR(10)); CHAR(10)&amp;CHAR(10); CHAR(10))" office:value-type="string" office:string-value="MCO1&#10;I2S_CKIN&#10;LCD_G6&#10;EVENTOUT" calcext:value-type="string">
            <text:p>MCO1</text:p>
            <text:p>I2S_CKIN</text:p>
            <text:p>LCD_G6</text:p>
            <text:p>EVENTOUT</text:p>
          </table:table-cell>
          <table:table-cell table:style-name="ce5" office:value-type="string" calcext:value-type="string">
            <text:p>WKUP5</text:p>
          </table:table-cell>
          <table:table-cell table:style-name="ce5" table:formula="of:=SUBSTITUTE(SUBSTITUTE(SUBSTITUTE([.M203]; CHAR(10); &quot;&quot;); &quot;,&quot;; CHAR(10)); CHAR(10)&amp;CHAR(10); CHAR(10))" office:value-type="string" office:string-value="WKUP5" calcext:value-type="string">
            <text:p>WKUP5</text:p>
          </table:table-cell>
          <table:table-cell table:number-columns-repeated="1010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G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Z0</text:p>
          </table:table-cell>
          <table:table-cell table:style-name="ce5" table:formula="of:=SUBSTITUTE([.F204]; &quot;_&quot;; &quot;-&quot;)" office:value-type="string" office:string-value="PZ0" calcext:value-type="string">
            <text:p>PZ0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204]=&quot;-&quot;; &quot;N&quot;; IF([.H204]=&quot;I&quot;;&quot;I&quot;; IF([.H204]=&quot;O&quot;;&quot;O&quot;; IF([.H204]=&quot;I/O&quot;;&quot;B&quot;;IF([.H204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204]  &amp; &quot; &quot; &amp; [.A204] &amp; &quot;.&quot; &amp; [.C204] &amp; &quot; 0 &quot; &amp; [.E204]*-100 &amp; &quot; 150 R 40 50 &quot; &amp; [.D204] &amp; &quot; 1 &quot; &amp; [.I204]" office:value-type="string" office:string-value="X PZ0 7.40 0 -100 150 R 40 50 16 1 B" calcext:value-type="string">
            <text:p>X PZ0 7.40 0 -100 150 R 40 50 16 1 B</text:p>
          </table:table-cell>
          <table:table-cell table:style-name="ce5" office:value-type="string" calcext:value-type="string">
            <text:p>HDP1,UART4_RX,FDCAN1_RX,</text:p>
            <text:p>LCD_VSYNC,EVENTOUT</text:p>
          </table:table-cell>
          <table:table-cell table:style-name="ce5" table:formula="of:=SUBSTITUTE(SUBSTITUTE(SUBSTITUTE([.K204]; CHAR(10); &quot;&quot;); &quot;,&quot;; CHAR(10)); CHAR(10)&amp;CHAR(10); CHAR(10))" office:value-type="string" office:string-value="HDP1&#10;UART4_RX&#10;FDCAN1_RX&#10;LCD_VSYNC&#10;EVENTOUT" calcext:value-type="string">
            <text:p>HDP1</text:p>
            <text:p>UART4_RX</text:p>
            <text:p>FDCAN1_RX</text:p>
            <text:p>LCD_VSYNC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04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G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Z1</text:p>
          </table:table-cell>
          <table:table-cell table:style-name="ce5" table:formula="of:=SUBSTITUTE([.F205]; &quot;_&quot;; &quot;-&quot;)" office:value-type="string" office:string-value="PZ1" calcext:value-type="string">
            <text:p>PZ1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205]=&quot;-&quot;; &quot;N&quot;; IF([.H205]=&quot;I&quot;;&quot;I&quot;; IF([.H205]=&quot;O&quot;;&quot;O&quot;; IF([.H205]=&quot;I/O&quot;;&quot;B&quot;;IF([.H205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205]  &amp; &quot; &quot; &amp; [.A205] &amp; &quot;.&quot; &amp; [.C205] &amp; &quot; 0 &quot; &amp; [.E205]*-100 &amp; &quot; 150 R 40 50 &quot; &amp; [.D205] &amp; &quot; 1 &quot; &amp; [.I205]" office:value-type="string" office:string-value="X PZ1 7.38 0 -200 150 R 40 50 16 1 B" calcext:value-type="string">
            <text:p>X PZ1 7.38 0 -200 150 R 40 50 16 1 B</text:p>
          </table:table-cell>
          <table:table-cell table:style-name="ce5" office:value-type="string" calcext:value-type="string">
            <text:p>I2C6_SDA,I2C2_SDA,I2C5_SDA,</text:p>
            <text:p>SPI1_MISO/I2S1_SDI,I2C4_SDA,</text:p>
            <text:p>USART1_RX,SPI6_MISO,</text:p>
            <text:p>EVENTOUT</text:p>
          </table:table-cell>
          <table:table-cell table:style-name="ce5" table:formula="of:=SUBSTITUTE(SUBSTITUTE(SUBSTITUTE([.K205]; CHAR(10); &quot;&quot;); &quot;,&quot;; CHAR(10)); CHAR(10)&amp;CHAR(10); CHAR(10))" office:value-type="string" office:string-value="I2C6_SDA&#10;I2C2_SDA&#10;I2C5_SDA&#10;SPI1_MISO/I2S1_SDI&#10;I2C4_SDA&#10;USART1_RX&#10;SPI6_MISO&#10;EVENTOUT" calcext:value-type="string">
            <text:p>I2C6_SDA</text:p>
            <text:p>I2C2_SDA</text:p>
            <text:p>I2C5_SDA</text:p>
            <text:p>SPI1_MISO/I2S1_SDI</text:p>
            <text:p>I2C4_SDA</text:p>
            <text:p>USART1_RX</text:p>
            <text:p>SPI6_MISO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05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J4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Z2</text:p>
          </table:table-cell>
          <table:table-cell table:style-name="ce5" table:formula="of:=SUBSTITUTE([.F206]; &quot;_&quot;; &quot;-&quot;)" office:value-type="string" office:string-value="PZ2" calcext:value-type="string">
            <text:p>PZ2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206]=&quot;-&quot;; &quot;N&quot;; IF([.H206]=&quot;I&quot;;&quot;I&quot;; IF([.H206]=&quot;O&quot;;&quot;O&quot;; IF([.H206]=&quot;I/O&quot;;&quot;B&quot;;IF([.H206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206]  &amp; &quot; &quot; &amp; [.A206] &amp; &quot;.&quot; &amp; [.C206] &amp; &quot; 0 &quot; &amp; [.E206]*-100 &amp; &quot; 150 R 40 50 &quot; &amp; [.D206] &amp; &quot; 1 &quot; &amp; [.I206]" office:value-type="string" office:string-value="X PZ2 7.36 0 -300 150 R 40 50 16 1 B" calcext:value-type="string">
            <text:p>X PZ2 7.36 0 -300 150 R 40 50 16 1 B</text:p>
          </table:table-cell>
          <table:table-cell table:style-name="ce5" office:value-type="string" calcext:value-type="string">
            <text:p>I2C6_SCL,I2C2_SCL,</text:p>
            <text:p>I2C5_SMBA,SPI1_MOSI/</text:p>
            <text:p>I2S1_SDO,I2C4_SMBA,</text:p>
            <text:p>USART1_TX,SPI6_MOSI,</text:p>
            <text:p>EVENTOUT</text:p>
          </table:table-cell>
          <table:table-cell table:style-name="ce5" table:formula="of:=SUBSTITUTE(SUBSTITUTE(SUBSTITUTE([.K206]; CHAR(10); &quot;&quot;); &quot;,&quot;; CHAR(10)); CHAR(10)&amp;CHAR(10); CHAR(10))" office:value-type="string" office:string-value="I2C6_SCL&#10;I2C2_SCL&#10;I2C5_SMBA&#10;SPI1_MOSI/I2S1_SDO&#10;I2C4_SMBA&#10;USART1_TX&#10;SPI6_MOSI&#10;EVENTOUT" calcext:value-type="string">
            <text:p>I2C6_SCL</text:p>
            <text:p>I2C2_SCL</text:p>
            <text:p>I2C5_SMBA</text:p>
            <text:p>SPI1_MOSI/I2S1_SDO</text:p>
            <text:p>I2C4_SMBA</text:p>
            <text:p>USART1_TX</text:p>
            <text:p>SPI6_MOSI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06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G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Z3</text:p>
          </table:table-cell>
          <table:table-cell table:style-name="ce5" table:formula="of:=SUBSTITUTE([.F207]; &quot;_&quot;; &quot;-&quot;)" office:value-type="string" office:string-value="PZ3" calcext:value-type="string">
            <text:p>PZ3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207]=&quot;-&quot;; &quot;N&quot;; IF([.H207]=&quot;I&quot;;&quot;I&quot;; IF([.H207]=&quot;O&quot;;&quot;O&quot;; IF([.H207]=&quot;I/O&quot;;&quot;B&quot;;IF([.H207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207]  &amp; &quot; &quot; &amp; [.A207] &amp; &quot;.&quot; &amp; [.C207] &amp; &quot; 0 &quot; &amp; [.E207]*-100 &amp; &quot; 150 R 40 50 &quot; &amp; [.D207] &amp; &quot; 1 &quot; &amp; [.I207]" office:value-type="string" office:string-value="X PZ3 7.56 0 -400 150 R 40 50 16 1 B" calcext:value-type="string">
            <text:p>X PZ3 7.56 0 -400 150 R 40 50 16 1 B</text:p>
          </table:table-cell>
          <table:table-cell table:style-name="ce5" office:value-type="string" calcext:value-type="string">
            <text:p>I2C6_SDA,I2C2_SDA,</text:p>
            <text:p>I2C5_SDA,SPI1_NSS/</text:p>
            <text:p>I2S1_WS,I2C4_SDA,</text:p>
            <text:p>USART1_CTS/USART1_NSS,</text:p>
            <text:p>SPI6_NSS,EVENTOUT</text:p>
          </table:table-cell>
          <table:table-cell table:style-name="ce5" table:formula="of:=SUBSTITUTE(SUBSTITUTE(SUBSTITUTE([.K207]; CHAR(10); &quot;&quot;); &quot;,&quot;; CHAR(10)); CHAR(10)&amp;CHAR(10); CHAR(10))" office:value-type="string" office:string-value="I2C6_SDA&#10;I2C2_SDA&#10;I2C5_SDA&#10;SPI1_NSS/I2S1_WS&#10;I2C4_SDA&#10;USART1_CTS/USART1_NSS&#10;SPI6_NSS&#10;EVENTOUT" calcext:value-type="string">
            <text:p>I2C6_SDA</text:p>
            <text:p>I2C2_SDA</text:p>
            <text:p>I2C5_SDA</text:p>
            <text:p>SPI1_NSS/I2S1_WS</text:p>
            <text:p>I2C4_SDA</text:p>
            <text:p>USART1_CTS/USART1_NSS</text:p>
            <text:p>SPI6_NSS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07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0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G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Z4</text:p>
          </table:table-cell>
          <table:table-cell table:style-name="ce5" table:formula="of:=SUBSTITUTE([.F208]; &quot;_&quot;; &quot;-&quot;)" office:value-type="string" office:string-value="PZ4" calcext:value-type="string">
            <text:p>PZ4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208]=&quot;-&quot;; &quot;N&quot;; IF([.H208]=&quot;I&quot;;&quot;I&quot;; IF([.H208]=&quot;O&quot;;&quot;O&quot;; IF([.H208]=&quot;I/O&quot;;&quot;B&quot;;IF([.H208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208]  &amp; &quot; &quot; &amp; [.A208] &amp; &quot;.&quot; &amp; [.C208] &amp; &quot; 0 &quot; &amp; [.E208]*-100 &amp; &quot; 150 R 40 50 &quot; &amp; [.D208] &amp; &quot; 1 &quot; &amp; [.I208]" office:value-type="string" office:string-value="X PZ4 6.45 0 -500 150 R 40 50 16 1 B" calcext:value-type="string">
            <text:p>X PZ4 6.45 0 -500 150 R 40 50 16 1 B</text:p>
          </table:table-cell>
          <table:table-cell table:style-name="ce5" office:value-type="string" calcext:value-type="string">
            <text:p>I2C6_SCL,I2C2_SCL,</text:p>
            <text:p>I2C5_SCL,I2C4_SCL,</text:p>
            <text:p>EVENTOUT</text:p>
          </table:table-cell>
          <table:table-cell table:style-name="ce5" table:formula="of:=SUBSTITUTE(SUBSTITUTE(SUBSTITUTE([.K208]; CHAR(10); &quot;&quot;); &quot;,&quot;; CHAR(10)); CHAR(10)&amp;CHAR(10); CHAR(10))" office:value-type="string" office:string-value="I2C6_SCL&#10;I2C2_SCL&#10;I2C5_SCL&#10;I2C4_SCL&#10;EVENTOUT" calcext:value-type="string">
            <text:p>I2C6_SCL</text:p>
            <text:p>I2C2_SCL</text:p>
            <text:p>I2C5_SCL</text:p>
            <text:p>I2C4_SCL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08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3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H2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Z5</text:p>
          </table:table-cell>
          <table:table-cell table:style-name="ce5" table:formula="of:=SUBSTITUTE([.F209]; &quot;_&quot;; &quot;-&quot;)" office:value-type="string" office:string-value="PZ5" calcext:value-type="string">
            <text:p>PZ5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209]=&quot;-&quot;; &quot;N&quot;; IF([.H209]=&quot;I&quot;;&quot;I&quot;; IF([.H209]=&quot;O&quot;;&quot;O&quot;; IF([.H209]=&quot;I/O&quot;;&quot;B&quot;;IF([.H209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209]  &amp; &quot; &quot; &amp; [.A209] &amp; &quot;.&quot; &amp; [.C209] &amp; &quot; 0 &quot; &amp; [.E209]*-100 &amp; &quot; 150 R 40 50 &quot; &amp; [.D209] &amp; &quot; 1 &quot; &amp; [.I209]" office:value-type="string" office:string-value="X PZ5 7.58 0 -600 150 R 40 50 16 1 B" calcext:value-type="string">
            <text:p>X PZ5 7.58 0 -600 150 R 40 50 16 1 B</text:p>
          </table:table-cell>
          <table:table-cell table:style-name="ce5" office:value-type="string" calcext:value-type="string">
            <text:p>I2C6_SDA,I2C2_SDA,</text:p>
            <text:p>I2C5_SDA,I2C4_SDA,</text:p>
            <text:p>USART1_RTS/USART1_DE,</text:p>
            <text:p>EVENTOUT</text:p>
          </table:table-cell>
          <table:table-cell table:style-name="ce5" table:formula="of:=SUBSTITUTE(SUBSTITUTE(SUBSTITUTE([.K209]; CHAR(10); &quot;&quot;); &quot;,&quot;; CHAR(10)); CHAR(10)&amp;CHAR(10); CHAR(10))" office:value-type="string" office:string-value="I2C6_SDA&#10;I2C2_SDA&#10;I2C5_SDA&#10;I2C4_SDA&#10;USART1_RTS/USART1_DE&#10;EVENTOUT" calcext:value-type="string">
            <text:p>I2C6_SDA</text:p>
            <text:p>I2C2_SDA</text:p>
            <text:p>I2C5_SDA</text:p>
            <text:p>I2C4_SDA</text:p>
            <text:p>USART1_RTS/USART1_DE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09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H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Z6</text:p>
          </table:table-cell>
          <table:table-cell table:style-name="ce5" table:formula="of:=SUBSTITUTE([.F210]; &quot;_&quot;; &quot;-&quot;)" office:value-type="string" office:string-value="PZ6" calcext:value-type="string">
            <text:p>PZ6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210]=&quot;-&quot;; &quot;N&quot;; IF([.H210]=&quot;I&quot;;&quot;I&quot;; IF([.H210]=&quot;O&quot;;&quot;O&quot;; IF([.H210]=&quot;I/O&quot;;&quot;B&quot;;IF([.H210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210]  &amp; &quot; &quot; &amp; [.A210] &amp; &quot;.&quot; &amp; [.C210] &amp; &quot; 0 &quot; &amp; [.E210]*-100 &amp; &quot; 150 R 40 50 &quot; &amp; [.D210] &amp; &quot; 1 &quot; &amp; [.I210]" office:value-type="string" office:string-value="X PZ6 7.54 0 -700 150 R 40 50 16 1 B" calcext:value-type="string">
            <text:p>X PZ6 7.54 0 -700 150 R 40 50 16 1 B</text:p>
          </table:table-cell>
          <table:table-cell table:style-name="ce5" office:value-type="string" calcext:value-type="string">
            <text:p>I2C6_SCL,I2C2_SCL,</text:p>
            <text:p>USART1_CK,I2S1_MCK,</text:p>
            <text:p>I2C4_SMBA,USART1_RX,</text:p>
            <text:p>EVENTOUT</text:p>
          </table:table-cell>
          <table:table-cell table:style-name="ce5" table:formula="of:=SUBSTITUTE(SUBSTITUTE(SUBSTITUTE([.K210]; CHAR(10); &quot;&quot;); &quot;,&quot;; CHAR(10)); CHAR(10)&amp;CHAR(10); CHAR(10))" office:value-type="string" office:string-value="I2C6_SCL&#10;I2C2_SCL&#10;USART1_CK&#10;I2S1_MCK&#10;I2C4_SMBA&#10;USART1_RX&#10;EVENTOUT" calcext:value-type="string">
            <text:p>I2C6_SCL</text:p>
            <text:p>I2C2_SCL</text:p>
            <text:p>USART1_CK</text:p>
            <text:p>I2S1_MCK</text:p>
            <text:p>I2C4_SMBA</text:p>
            <text:p>USART1_RX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10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J3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Z7</text:p>
          </table:table-cell>
          <table:table-cell table:style-name="ce5" table:formula="of:=SUBSTITUTE([.F211]; &quot;_&quot;; &quot;-&quot;)" office:value-type="string" office:string-value="PZ7" calcext:value-type="string">
            <text:p>PZ7</text:p>
          </table:table-cell>
          <table:table-cell table:style-name="ce5" office:value-type="string" calcext:value-type="string">
            <text:p>I/O</text:p>
          </table:table-cell>
          <table:table-cell table:style-name="ce5" table:formula="of:=IF([.H211]=&quot;-&quot;; &quot;N&quot;; IF([.H211]=&quot;I&quot;;&quot;I&quot;; IF([.H211]=&quot;O&quot;;&quot;O&quot;; IF([.H211]=&quot;I/O&quot;;&quot;B&quot;;IF([.H211]=&quot;S&quot;;&quot;W&quot;;&quot;U&quot;)))))" office:value-type="string" office:string-value="B" calcext:value-type="string">
            <text:p>B</text:p>
          </table:table-cell>
          <table:table-cell table:style-name="ce5" table:formula="of:=&quot;X &quot; &amp; [.G211]  &amp; &quot; &quot; &amp; [.A211] &amp; &quot;.&quot; &amp; [.C211] &amp; &quot; 0 &quot; &amp; [.E211]*-100 &amp; &quot; 150 R 40 50 &quot; &amp; [.D211] &amp; &quot; 1 &quot; &amp; [.I211]" office:value-type="string" office:string-value="X PZ7 7.52 0 -800 150 R 40 50 16 1 B" calcext:value-type="string">
            <text:p>X PZ7 7.52 0 -800 150 R 40 50 16 1 B</text:p>
          </table:table-cell>
          <table:table-cell table:style-name="ce5" office:value-type="string" calcext:value-type="string">
            <text:p>I2C6_SDA,I2C2_SDA,</text:p>
            <text:p>USART1_TX,EVENTOUT</text:p>
          </table:table-cell>
          <table:table-cell table:style-name="ce5" table:formula="of:=SUBSTITUTE(SUBSTITUTE(SUBSTITUTE([.K211]; CHAR(10); &quot;&quot;); &quot;,&quot;; CHAR(10)); CHAR(10)&amp;CHAR(10); CHAR(10))" office:value-type="string" office:string-value="I2C6_SDA&#10;I2C2_SDA&#10;USART1_TX&#10;EVENTOUT" calcext:value-type="string">
            <text:p>I2C6_SDA</text:p>
            <text:p>I2C2_SDA</text:p>
            <text:p>USART1_TX</text:p>
            <text:p>EVENTOUT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11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[.F212]; &quot;_&quot;; &quot;-&quot;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IF([.H212]=&quot;-&quot;; &quot;N&quot;; IF([.H212]=&quot;I&quot;;&quot;I&quot;; IF([.H212]=&quot;O&quot;;&quot;O&quot;; IF([.H212]=&quot;I/O&quot;;&quot;B&quot;;IF([.H212]=&quot;S&quot;;&quot;W&quot;;&quot;U&quot;)))))" office:value-type="string" office:string-value="N" calcext:value-type="string">
            <text:p>N</text:p>
          </table:table-cell>
          <table:table-cell table:style-name="ce5" table:formula="of:=&quot;X &quot; &amp; [.G212]  &amp; &quot; &quot; &amp; [.A212] &amp; &quot;.&quot; &amp; [.C212] &amp; &quot; 0 &quot; &amp; [.E212]*-100 &amp; &quot; 150 R 40 50 &quot; &amp; [.D212] &amp; &quot; 1 &quot; &amp; [.I212]" office:value-type="string" office:string-value="X - 6.29 0 -100 150 R 40 50 17 1 N" calcext:value-type="string">
            <text:p>X - 6.29 0 -100 150 R 40 50 17 1 N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212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12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[.F213]; &quot;_&quot;; &quot;-&quot;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IF([.H213]=&quot;-&quot;; &quot;N&quot;; IF([.H213]=&quot;I&quot;;&quot;I&quot;; IF([.H213]=&quot;O&quot;;&quot;O&quot;; IF([.H213]=&quot;I/O&quot;;&quot;B&quot;;IF([.H213]=&quot;S&quot;;&quot;W&quot;;&quot;U&quot;)))))" office:value-type="string" office:string-value="N" calcext:value-type="string">
            <text:p>N</text:p>
          </table:table-cell>
          <table:table-cell table:style-name="ce5" table:formula="of:=&quot;X &quot; &amp; [.G213]  &amp; &quot; &quot; &amp; [.A213] &amp; &quot;.&quot; &amp; [.C213] &amp; &quot; 0 &quot; &amp; [.E213]*-100 &amp; &quot; 150 R 40 50 &quot; &amp; [.D213] &amp; &quot; 1 &quot; &amp; [.I213]" office:value-type="string" office:string-value="X - 6.30 0 -200 150 R 40 50 17 1 N" calcext:value-type="string">
            <text:p>X - 6.30 0 -200 150 R 40 50 17 1 N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K213]; CHAR(10); &quot;&quot;); &quot;,&quot;; CHAR(10)); CHAR(10)&amp;CHAR(10); CHAR(10))" office:value-type="string" office:string-value="-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table:formula="of:=SUBSTITUTE(SUBSTITUTE(SUBSTITUTE([.M213]; CHAR(10); &quot;&quot;); &quot;,&quot;; CHAR(10)); CHAR(10)&amp;CHAR(10); CHAR(10))" office:value-type="string" office:string-value="-" calcext:value-type="string">
            <text:p>-</text:p>
          </table:table-cell>
          <table:table-cell table:number-columns-repeated="1010"/>
        </table:table-row>
        <table:table-row table:style-name="ro17">
          <table:table-cell/>
          <table:table-cell table:style-name="ce6"/>
          <table:table-cell table:number-columns-repeated="1022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N21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imbus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21:19:58.376998298</meta:creation-date>
    <dc:date>2021-08-28T13:48:09.496110469</dc:date>
    <meta:editing-duration>PT16H29M58S</meta:editing-duration>
    <meta:editing-cycles>5</meta:editing-cycles>
    <meta:generator>LibreOffice/7.1.5.2$Linux_X86_64 LibreOffice_project/10$Build-2</meta:generator>
    <meta:document-statistic meta:table-count="1" meta:cell-count="2953" meta:object-count="0"/>
  </office:meta>
</office:document-meta>
</file>